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D0000001AB61DF0AF24CEA3E5.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List_20_Heading">
      <style:paragraph-properties fo:margin-top="0cm" fo:margin-bottom="0.499cm" style:contextual-spacing="false"/>
    </style:style>
    <style:style style:name="P6" style:family="paragraph" style:parent-style-name="Preformatted_20_Text">
      <style:paragraph-properties fo:margin-top="0cm" fo:margin-bottom="0.499cm" style:contextual-spacing="false"/>
    </style:style>
    <style:style style:name="P7" style:family="paragraph" style:parent-style-name="Source_20_Code">
      <style:text-properties officeooo:paragraph-rsid="00202362"/>
    </style:style>
    <style:style style:name="P8" style:family="paragraph" style:parent-style-name="Source_20_Code">
      <style:text-properties officeooo:paragraph-rsid="0024f031"/>
    </style:style>
    <style:style style:name="P9" style:family="paragraph" style:parent-style-name="Source_20_Code">
      <style:text-properties officeooo:paragraph-rsid="0034294c"/>
    </style:style>
    <style:style style:name="P10" style:family="paragraph" style:parent-style-name="Text_20_body">
      <style:text-properties officeooo:paragraph-rsid="0021d8f9"/>
    </style:style>
    <style:style style:name="P11" style:family="paragraph" style:parent-style-name="Text_20_body">
      <style:text-properties officeooo:paragraph-rsid="0024f031"/>
    </style:style>
    <style:style style:name="P12" style:family="paragraph" style:parent-style-name="Text_20_body">
      <style:text-properties officeooo:paragraph-rsid="0026d5c7"/>
    </style:style>
    <style:style style:name="P13" style:family="paragraph" style:parent-style-name="Text_20_body">
      <style:text-properties officeooo:paragraph-rsid="002b2e3e"/>
    </style:style>
    <style:style style:name="P14" style:family="paragraph" style:parent-style-name="Text_20_body">
      <style:text-properties officeooo:rsid="002f593e"/>
    </style:style>
    <style:style style:name="P15" style:family="paragraph" style:parent-style-name="Text_20_body">
      <style:text-properties officeooo:rsid="002f593e" officeooo:paragraph-rsid="002f593e"/>
    </style:style>
    <style:style style:name="P16" style:family="paragraph" style:parent-style-name="Text_20_body">
      <style:text-properties officeooo:paragraph-rsid="002f593e"/>
    </style:style>
    <style:style style:name="P17" style:family="paragraph" style:parent-style-name="Text_20_body">
      <style:text-properties officeooo:paragraph-rsid="0031d867"/>
    </style:style>
    <style:style style:name="P18" style:family="paragraph" style:parent-style-name="Text_20_body">
      <style:text-properties officeooo:paragraph-rsid="0032c4a0"/>
    </style:style>
    <style:style style:name="P19" style:family="paragraph" style:parent-style-name="Text_20_body">
      <style:text-properties officeooo:rsid="003640c9" officeooo:paragraph-rsid="003640c9"/>
    </style:style>
    <style:style style:name="P20" style:family="paragraph" style:parent-style-name="Text_20_body">
      <style:text-properties officeooo:rsid="00551fcf" officeooo:paragraph-rsid="00551fcf"/>
    </style:style>
    <style:style style:name="P21" style:family="paragraph" style:parent-style-name="Text_20_body">
      <style:text-properties officeooo:rsid="0055f90c" officeooo:paragraph-rsid="0055f90c"/>
    </style:style>
    <style:style style:name="P22" style:family="paragraph" style:parent-style-name="Text_20_body">
      <style:text-properties officeooo:rsid="002b2e3e" officeooo:paragraph-rsid="002b2e3e"/>
    </style:style>
    <style:style style:name="P23" style:family="paragraph" style:parent-style-name="Footer">
      <style:text-properties officeooo:rsid="000b2ba5" officeooo:paragraph-rsid="002ec0d7"/>
    </style:style>
    <style:style style:name="P24" style:family="paragraph" style:parent-style-name="Footer">
      <style:text-properties officeooo:paragraph-rsid="0037e73e"/>
    </style:style>
    <style:style style:name="P25" style:family="paragraph" style:parent-style-name="Heading_20_2">
      <style:text-properties officeooo:paragraph-rsid="0024f031"/>
    </style:style>
    <style:style style:name="P26" style:family="paragraph" style:parent-style-name="Heading_20_3">
      <style:paragraph-properties>
        <style:tab-stops/>
      </style:paragraph-properties>
    </style:style>
    <style:style style:name="P27" style:family="paragraph" style:parent-style-name="Heading_20_3">
      <style:text-properties officeooo:paragraph-rsid="0024f031"/>
    </style:style>
    <style:style style:name="P28" style:family="paragraph" style:parent-style-name="List_20_Contents" style:list-style-name="L8"/>
    <style:style style:name="P29" style:family="paragraph" style:parent-style-name="List_20_Contents" style:list-style-name="L9"/>
    <style:style style:name="P30" style:family="paragraph" style:parent-style-name="List_20_Contents" style:list-style-name="L10"/>
    <style:style style:name="P31" style:family="paragraph" style:parent-style-name="List_20_Contents" style:list-style-name="L11"/>
    <style:style style:name="P32" style:family="paragraph" style:parent-style-name="Preformatted_20_Text" style:list-style-name="L9"/>
    <style:style style:name="P33" style:family="paragraph" style:parent-style-name="Preformatted_20_Text" style:list-style-name="L11"/>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text-properties officeooo:paragraph-rsid="006ac80e"/>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text-properties officeooo:paragraph-rsid="002cd8c3"/>
    </style:style>
    <style:style style:name="P43" style:family="paragraph" style:parent-style-name="Text_20_body" style:list-style-name="L7">
      <style:text-properties officeooo:paragraph-rsid="002e54a1"/>
    </style:style>
    <style:style style:name="P44" style:family="paragraph" style:parent-style-name="Text_20_body" style:list-style-name="L7">
      <style:text-properties officeooo:rsid="002cd8c3" officeooo:paragraph-rsid="002cd8c3"/>
    </style:style>
    <style:style style:name="T1" style:family="text">
      <style:text-properties officeooo:rsid="000cbcbc"/>
    </style:style>
    <style:style style:name="T2" style:family="text">
      <style:text-properties style:font-name="Fabrikat" fo:font-size="13pt" officeooo:rsid="002ec0d7" style:font-size-asian="10.5pt"/>
    </style:style>
    <style:style style:name="T3" style:family="text">
      <style:text-properties style:font-name="Fabrikat" fo:font-size="13pt" officeooo:rsid="002b2e3e" style:font-size-asian="10.5pt"/>
    </style:style>
    <style:style style:name="T4" style:family="text">
      <style:text-properties style:font-name="Fabrikat" fo:font-size="13pt" officeooo:rsid="002f593e" style:font-size-asian="10.5pt"/>
    </style:style>
    <style:style style:name="T5" style:family="text">
      <style:text-properties style:font-name="Fabrikat" fo:font-size="13pt" officeooo:rsid="0031d867" style:font-size-asian="10.5pt"/>
    </style:style>
    <style:style style:name="T6" style:family="text">
      <style:text-properties style:font-name="Fabrikat" fo:font-size="13pt" officeooo:rsid="003b353b" style:font-size-asian="10.5pt"/>
    </style:style>
    <style:style style:name="T7" style:family="text">
      <style:text-properties officeooo:rsid="003b54cc"/>
    </style:style>
    <style:style style:name="T8" style:family="text">
      <style:text-properties officeooo:rsid="0012abe4"/>
    </style:style>
    <style:style style:name="T9" style:family="text">
      <style:text-properties officeooo:rsid="0037e73e"/>
    </style:style>
    <style:style style:name="T10" style:family="text">
      <style:text-properties officeooo:rsid="003fd78e"/>
    </style:style>
    <style:style style:name="T11" style:family="text">
      <style:text-properties fo:language="es" fo:country="ES"/>
    </style:style>
    <style:style style:name="T12" style:family="text">
      <style:text-properties officeooo:rsid="00202362"/>
    </style:style>
    <style:style style:name="T13"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4" style:family="text">
      <style:text-properties style:font-name="Droid Sans Mono1" fo:font-size="10pt" fo:font-style="normal" fo:font-weight="normal" officeooo:rsid="00225fda" style:font-name-asian="WenQuanYi Zen Hei Mono" style:font-size-asian="10pt" style:font-weight-asian="normal" style:font-name-complex="Lohit Devanagari" style:font-size-complex="10pt"/>
    </style:style>
    <style:style style:name="T15" style:family="text">
      <style:text-properties style:font-name="Droid Sans Mono1" fo:font-size="10pt" fo:font-style="normal" fo:font-weight="normal" officeooo:rsid="0034294c" style:font-name-asian="WenQuanYi Zen Hei Mono" style:font-size-asian="10pt" style:font-weight-asian="normal" style:font-name-complex="Lohit Devanagari" style:font-size-complex="10pt"/>
    </style:style>
    <style:style style:name="T16" style:family="text">
      <style:text-properties style:font-name="Chivo Black" fo:font-size="16.1000003814697pt" fo:font-style="normal" fo:font-weight="normal" officeooo:rsid="00202362"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17" style:family="text">
      <style:text-properties style:font-name="Chivo Black" fo:font-size="16.1000003814697pt" fo:font-style="normal" fo:font-weight="normal" officeooo:rsid="0028f69a" fo:background-color="transparent" loext:char-shading-value="0" style:font-name-asian="Microsoft YaHei" style:font-size-asian="16.1000003814697pt" style:language-asian="zxx" style:country-asian="none" style:font-weight-asian="normal" style:font-name-complex="Mangal" style:font-size-complex="16.1000003814697pt" style:language-complex="zxx" style:country-complex="none" style:font-weight-complex="normal"/>
    </style:style>
    <style:style style:name="T18" style:family="text">
      <style:text-properties officeooo:rsid="0023be70"/>
    </style:style>
    <style:style style:name="T19" style:family="text">
      <style:text-properties officeooo:rsid="0024f031"/>
    </style:style>
    <style:style style:name="T20" style:family="text">
      <style:text-properties officeooo:rsid="002b2e3e"/>
    </style:style>
    <style:style style:name="T21" style:family="text">
      <style:text-properties officeooo:rsid="002cd8c3"/>
    </style:style>
    <style:style style:name="T22" style:family="text">
      <style:text-properties officeooo:rsid="002e54a1"/>
    </style:style>
    <style:style style:name="T23" style:family="text">
      <style:text-properties officeooo:rsid="002f593e"/>
    </style:style>
    <style:style style:name="T24" style:family="text">
      <style:text-properties style:language-asian="zxx" style:country-asian="none" style:language-complex="zxx" style:country-complex="none"/>
    </style:style>
    <style:style style:name="T25" style:family="text">
      <style:text-properties officeooo:rsid="0031d867"/>
    </style:style>
    <style:style style:name="T26" style:family="text">
      <style:text-properties officeooo:rsid="0032c4a0"/>
    </style:style>
    <style:style style:name="T27" style:family="text">
      <style:text-properties officeooo:rsid="0034294c"/>
    </style:style>
    <style:style style:name="T28" style:family="text">
      <style:text-properties officeooo:rsid="00360656"/>
    </style:style>
    <style:style style:name="T29" style:family="text">
      <style:text-properties officeooo:rsid="003640c9"/>
    </style:style>
    <style:style style:name="T30" style:family="text">
      <style:text-properties fo:font-weight="bold" style:font-weight-asian="bold" style:font-weight-complex="bold"/>
    </style:style>
    <style:style style:name="T31" style:family="text">
      <style:text-properties officeooo:rsid="003b353b"/>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utorial <text:span text:style-name="T29">de </text:span>Python</text:p>
      <text:p text:style-name="Subtitle"><text:span text:style-name="T29">El o</text:span>ficial <text:span text:style-name="Emphasis">con ajustes</text:span></text:p>
      <text:p text:style-name="P19">Nota del recopilador, ¡este no es el tutorial completo! Dejo afuera momentáneamente algunas cosas para mantener bajo control el tamaño del apunte. Así como que hay algunas secciones traducidas que no están presentes en el tutorial oficial. No es <text:span text:style-name="Emphasis">exactamente igual</text:span>.</text:p>
      <text:p text:style-name="P21">Las referencias cruzadas en su mayoría no funcionan, aunque el documento apunta mucho a la documentación oficial del lenguaje.</text:p>
      <text:p text:style-name="P20">Tomado <text:span text:style-name="Emphasis"><text:span text:style-name="T30">casi</text:span></text:span> todo de <text:a xlink:type="simple" xlink:href="https://docs.python.org/es/3.7/tutorial/index.html" text:style-name="Internet_20_link" text:visited-style-name="Visited_20_Internet_20_Link">https://docs.python.org/es/3.7/tutorial/index.html</text:a></text:p>
      <text:p text:style-name="Text_20_body">Python es un lenguaje de programación potente y fácil de aprender. Tiene estructuras de datos de alto nivel eficientes y un simple pero efectivo sistema de programación orientado a objetos. La elegante sintaxis de Python y su tipado dinámico, junto a su naturaleza interpretada lo convierten en un lenguaje ideal para scripting y desarrollo rápido de aplicaciones en muchas áreas, para la mayoría de plataformas.</text:p>
      <text:p text:style-name="Text_20_body">El intérprete de Python y la extensiva librería estándar se encuentran disponibles libremente en código fuente y forma binaria para la mayoría de plataformas desde la Web de Python, <text:a xlink:type="simple" xlink:href="https://www.python.org/" text:style-name="Internet_20_link" text:visited-style-name="Visited_20_Internet_20_Link">https://www.python.org/</text:a>, y se pueden distribuir libremente. El mismo sitio contiene distribuciones y direcciones a muchos módulos de Python de terceras partes, programas, herramientas y adicionalmente documentación.</text:p>
      <text:p text:style-name="Text_20_body">Este tutorial no pretende ser exhaustivo y cubrir todas las funcionalidades, o siquiera las más utilizadas. Solo pretende introducirlos a muchas de las funcionalidades más notables y dar una idea del estilo y el tipo de lenguaje. Al completarlo, podrás leer y escribir módulos y programas en Python y estarás listo para aprender sobre varias librerías y módulos descritos en <text:a xlink:type="simple" xlink:href="https://docs.python.org/es/3.7/library/index.html#library-index" text:style-name="Internet_20_link" text:visited-style-name="Visited_20_Internet_20_Link">The Python Standard Library</text:a>.</text:p>
      <text:h text:style-name="Heading_20_1" text:outline-level="1">Abriendo el apetito</text:h>
      <text:p text:style-name="Text_20_body">Si trabajas mucho con ordenadores, en algún momento encontrarás que hay alguna tarea que quieres automatizar. Por ejemplo, quizás quieres buscar y remplazar un texto en muchos ficheros o renombrar y reordenar un montón de imágenes de forma complicada. Quizás lo que quieres es escribir una pequeña base de datos personalizada, una interfaz gráfica o un juego simple.</text:p>
      <text:p text:style-name="Text_20_body">Si eres un desarrollador profesional, quizás quieres trabajar con varias librerías de C/C++/Java pero encuentras el ciclo de escribir/compilar/probar/recompilar bastante lento. Quizás estás escribiendo una serie de pruebas para éstas librerías y te parece tedioso escribir el código de pruebas. O quizás has escrito un programa que puede utilizar un lenguaje como extensión y no quieres diseñar e implementar un lenguaje entero para tu aplicación.</text:p>
      <text:p text:style-name="Text_20_body">Python es justo el lenguaje para ti.</text:p>
      <text:p text:style-name="Text_20_body">Podrías escribir un shell script de Unix o un fichero batch de Windows para alguna de estas tareas pero los shell scripts son mejores para mover ficheros y cambiar texto no para aplicaciones con interfaz gráfica o juegos. Podrías escribir un programa en C/C++/Java pero puede llevar mucho tiempo de desarrollo incluso para tener el primer borrador. Python es más simple de utilizar, disponible en los sistemas operativos Windows, Mac OS X y Unix y te ayudará a realizar el trabajo de forma más rápida.</text:p>
      <text:p text:style-name="Text_20_body">Python es fácil de utilizar siendo un lenguaje de programación real ofreciendo mucha más estructura y soporte para programas grandes que la que ofrecen shell scripts o ficheros batch. Por otro lado, Python también ofrece mayor comprobación de errores que C y siendo un <text:span text:style-name="Emphasis">lenguaje de muy alto nivel</text:span> tiene tipos de datos de alto nivel incorporados como listas flexibles y diccionarios. Debido a sus tipos de datos más generales, Python es aplicable a más dominios que Awk o Perl, aunque hay muchas cosas que son tan sencillas en Python como en esos lenguajes.</text:p>
      <text:p text:style-name="Text_20_body">Python te permite dividir tu programa en módulos que pueden reutilizarse en otros programas de Python. Tiene una gran colección de módulos estándar que puedes utilizar como la base de tus programas o como ejemplos para empezar a aprender Python. Algunos de estos módulos <text:soft-page-break/>proporcionan cosas como entrada/salida de ficheros, llamadas a sistema, sockets e incluso interfaces a herramientas de interfaz gráfica como Tk.</text:p>
      <text:p text:style-name="Text_20_body">Python es un lenguaje interpretado, lo cual puede ahorrarte mucho tiempo durante el desarrollo ya que no es necesario compilar ni enlazar. El intérprete puede usarse interactivamente, lo que facilita experimentar con características del lenguaje, escribir programas desechables o probar funciones cuando se hace desarrollo de programas de abajo hacia arriba. Es también una calculadora de escritorio práctica.</text:p>
      <text:p text:style-name="Text_20_body">Python permite escribir programas compactos y legibles. Los programas en Python son típicamente más cortos que sus programas equivalentes en C, C++ o Java por varios motivos:</text:p>
      <text:list xml:id="list1216343322" text:style-name="L1">
        <text:list-item>
          <text:p text:style-name="P34">los tipos de datos de alto nivel permiten expresar operaciones complejas en una sola instrucción;</text:p>
        </text:list-item>
        <text:list-item>
          <text:p text:style-name="P34">la agrupación de instrucciones se hace mediante indentación en vez de llaves de apertura y cierre;</text:p>
        </text:list-item>
        <text:list-item>
          <text:p text:style-name="P34">no es necesario declarar variables ni argumentos.</text:p>
        </text:list-item>
      </text:list>
      <text:p text:style-name="Text_20_body">Python es <text:span text:style-name="Emphasis">extensible</text:span>: si ya sabes programar en C es fácil añadir nuevas funciones o módulos al intérprete, ya sea para realizar operaciones críticas a velocidad máxima, o para enlazar programas de Python con bibliotecas que tal vez sólo estén disponibles de forma binaria (por ejemplo bibliotecas gráficas específicas de un fabricante). Una vez estés realmente entusiasmado, puedes enlazar el intérprete Python en una aplicación hecha en C y usarlo como lenguaje de extensión o de comando para esa aplicación.</text:p>
      <text:p text:style-name="Text_20_body">Por cierto, el lenguaje recibe su nombre del programa de televisión de la BBC «Monty Python’s Flying Circus» y no tiene nada que ver con reptiles. Hacer referencias sobre Monty Python en la documentación no sólo esta permitido, ¡sino que también está bien visto!</text:p>
      <text:p text:style-name="Text_20_body">Ahora que estás emocionado con Python, querrás verlo en más detalle. Como la mejor forma de aprender un lenguaje es usarlo, el tutorial te invita a que juegues con el intérprete de Python a medida que vas leyendo.</text:p>
      <text:p text:style-name="Text_20_body">En el próximo capítulo se explicará la mecánica de uso del intérprete. Esta es información bastante mundana, pero es esencial para poder probar los ejemplos que aparecerán más adelante.</text:p>
      <text:p text:style-name="Text_20_body"><text:soft-page-break/>El resto del tutorial introduce varias características del lenguaje y el sistema Python a través de ejemplos, empezando con expresiones, instrucciones y tipos de datos simples, pasando por funciones y módulos, y finalmente tocando conceptos avanzados como excepciones y clases definidas por el usuario.</text:p>
      <text:h text:style-name="Heading_20_1" text:outline-level="1">Una introducción informal a Python</text:h>
      <text:p text:style-name="Text_20_body">En los siguientes ejemplos, la entrada y la salida se distinguen por la presencia o ausencia de prompts (<text:a xlink:type="simple" xlink:href="https://docs.python.org/es/3.7/glossary.html#term-0" text:style-name="Internet_20_link" text:visited-style-name="Visited_20_Internet_20_Link">&gt;&gt;&gt;</text:a> y <text:a xlink:type="simple" xlink:href="https://docs.python.org/es/3.7/glossary.html#term-1" text:style-name="Internet_20_link" text:visited-style-name="Visited_20_Internet_20_Link">…</text:a>): para repetir el ejemplo, escribe todo después del prompt, cuando aparece; las líneas que no comienzan con un prompt son emitidas desde el intérprete. Ten en cuenta que un prompt secundario solo en una linea de ejemplo significa que debes escribir una línea en blanco. Esto se utiliza para finalizar un comando multilínea.</text:p>
      <text:p text:style-name="Text_20_body"><text:bookmark text:name="index-0"/>Muchos de los ejemplos de este manual, incluso aquellos ingresados en el prompt interactivo, incluyen comentarios. Los comentarios en Python comienzan con el carácter numeral, <text:span text:style-name="Source_20_Text">#</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interpretados por Python, pueden omitirse cuando se escriben los ejemplos.</text:p>
      <text:p text:style-name="Text_20_body">Algunos ejemplos:</text:p>
      <text:p text:style-name="Source_20_Code"># <text:span text:style-name="T12">Este es el primer comentario</text:span></text:p>
      <text:p text:style-name="Source_20_Code">spam = 1 <text:s/># <text:span text:style-name="T13">y este el segundo</text:span></text:p>
      <text:p text:style-name="Source_20_Code"><text:s text:c="10"/># ... <text:span text:style-name="T13">ahora un tercero</text:span></text:p>
      <text:p text:style-name="Source_20_Code">text = "# <text:span text:style-name="T13">Esto no es un comentario al estar entre comillas!</text:span>."</text:p>
      <text:h text:style-name="Heading_20_2" text:outline-level="2">Usando Python como una calculadora</text:h>
      <text:p text:style-name="Text_20_body">Probemos algunos comandos simples de Python. Inicia el intérprete y espere el prompt primario, <text:span text:style-name="Source_20_Text">&gt;&gt;&gt;</text:span>. (No debería tardar mucho.)</text:p>
      <text:h text:style-name="Heading_20_3" text:outline-level="3">Números</text:h>
      <text:p text:style-name="Text_20_body">El intérprete puede utilizarse como una simple calculadora; puedes introducir una expresión y este escribirá los valores. La sintaxis es sencilla: los operadores <text:span text:style-name="Source_20_Text">+</text:span>, <text:span text:style-name="Source_20_Text">-</text:span>, <text:span text:style-name="Source_20_Text">*</text:span> y <text:span text:style-name="Source_20_Text">/``funcionan como en la mayoría de los lenguajes (por ejemplo, Pascal o C); los paréntesis (``()</text:span>) pueden ser usados para agrupar. Por ejemplo:</text:p>
      <text:p text:style-name="Source_20_Code">&gt;&gt;&gt; 2 + 2</text:p>
      <text:p text:style-name="Source_20_Code"><text:soft-page-break/>4</text:p>
      <text:p text:style-name="Source_20_Code">&gt;&gt;&gt; 50 - 5*6</text:p>
      <text:p text:style-name="Source_20_Code">20</text:p>
      <text:p text:style-name="Source_20_Code">&gt;&gt;&gt; (50 - 5*6) / 4</text:p>
      <text:p text:style-name="Source_20_Code">5.0</text:p>
      <text:p text:style-name="Source_20_Code">&gt;&gt;&gt; 8 / 5 <text:s/># division always returns a floating point number</text:p>
      <text:p text:style-name="Source_20_Code">1.6</text:p>
      <text:p text:style-name="Text_20_body">Los números enteros (ej. <text:span text:style-name="Source_20_Text">2</text:span>, <text:span text:style-name="Source_20_Text">4</text:span>, <text:span text:style-name="Source_20_Text">20</text:span>) tienen tipo <text:a xlink:type="simple" xlink:href="https://docs.python.org/es/3.7/library/functions.html#int" text:style-name="Internet_20_link" text:visited-style-name="Visited_20_Internet_20_Link"><text:span text:style-name="Source_20_Text">int</text:span></text:a>, los que tienen una parte fraccionaria (por ejemplo <text:span text:style-name="Source_20_Text">5.0</text:span>, <text:span text:style-name="Source_20_Text">1.6</text:span>) tiene el tipo <text:a xlink:type="simple" xlink:href="https://docs.python.org/es/3.7/library/functions.html#float" text:style-name="Internet_20_link" text:visited-style-name="Visited_20_Internet_20_Link"><text:span text:style-name="Source_20_Text">float</text:span></text:a>. Vamos a ver más acerca de los tipos numéricos más adelante en el tutorial.</text:p>
      <text:p text:style-name="Text_20_body">La división (<text:span text:style-name="Source_20_Text">/</text:span>) siempre devuelve un punto flotante. Para hacer <text:a xlink:type="simple" xlink:href="https://docs.python.org/es/3.7/glossary.html#term-floor-division" text:style-name="Internet_20_link" text:visited-style-name="Visited_20_Internet_20_Link">floor division</text:a> y obtener un resultado entero (descartando cualquier resultado fraccionario) puede usarse el operador <text:span text:style-name="Source_20_Text">//</text:span>; para calcular el resto puedes usar <text:span text:style-name="Source_20_Text">%</text:span>:</text:p>
      <text:p text:style-name="Source_20_Code">&gt;&gt;&gt; 17 / 3 <text:s/># classic division returns a float</text:p>
      <text:p text:style-name="Source_20_Code">5.666666666666667</text:p>
      <text:p text:style-name="Source_20_Code">&gt;&gt;&gt;</text:p>
      <text:p text:style-name="Source_20_Code">&gt;&gt;&gt; 17 // 3 <text:s/># floor division discards the fractional part</text:p>
      <text:p text:style-name="Source_20_Code">5</text:p>
      <text:p text:style-name="Source_20_Code">&gt;&gt;&gt; 17 % 3 <text:s/># the % operator returns the remainder of the division</text:p>
      <text:p text:style-name="Source_20_Code">2</text:p>
      <text:p text:style-name="Source_20_Code">&gt;&gt;&gt; 5 * 3 + 2 <text:s/># result * divisor + remainder</text:p>
      <text:p text:style-name="Source_20_Code">17</text:p>
      <text:p text:style-name="Text_20_body">Con Python, es posible usar el operador <text:span text:style-name="Source_20_Text">**</text:span> para calcular potencias</text:p>
      <text:p text:style-name="Source_20_Code">&gt;&gt;&gt; 5 ** 2 <text:s/># 5 squared</text:p>
      <text:p text:style-name="Source_20_Code">25</text:p>
      <text:p text:style-name="Source_20_Code">&gt;&gt;&gt; 2 ** 7 <text:s/># 2 to the power of 7</text:p>
      <text:p text:style-name="Source_20_Code">128</text:p>
      <text:p text:style-name="Nota">Debido a que <text:span text:style-name="Source_20_Text">**</text:span> tiene una prioridad mayor que <text:span text:style-name="Source_20_Text">`-</text:span>, <text:span text:style-name="Source_20_Text">-3**2</text:span> se interpretará como <text:span text:style-name="Source_20_Text">-(3**2)</text:span>, por lo tanto dará como resultado <text:span text:style-name="Source_20_Text">-9</text:span>. Para evitar esto y obtener <text:span text:style-name="Source_20_Text">9</text:span>, puedes usar <text:span text:style-name="Source_20_Text">(-3)**2</text:span>.</text:p>
      <text:p text:style-name="Text_20_body">El signo igual (<text:span text:style-name="Source_20_Text">=</text:span>) se usa para asignar un valor a una variable. Ningún resultado se mostrará antes del siguiente prompt interactivo:</text:p>
      <text:p text:style-name="Source_20_Code">&gt;&gt;&gt; width = 20</text:p>
      <text:p text:style-name="Source_20_Code"><text:soft-page-break/>&gt;&gt;&gt; height = 5 * 9</text:p>
      <text:p text:style-name="Source_20_Code">&gt;&gt;&gt; width * height</text:p>
      <text:p text:style-name="Source_20_Code">900</text:p>
      <text:p text:style-name="Text_20_body">Si una variable no está «definida» (no se le ha asignado un valor), al intentar usarla dará un error:</text:p>
      <text:p text:style-name="Source_20_Code">&gt;&gt;&gt; n <text:s/># try to access an undefined variable</text:p>
      <text:p text:style-name="Source_20_Code">Traceback (most recent call last):</text:p>
      <text:p text:style-name="Source_20_Code"><text:s text:c="2"/>File "&lt;stdin&gt;", line 1, in &lt;module&gt;</text:p>
      <text:p text:style-name="Source_20_Code">NameError: name 'n' is not defined</text:p>
      <text:p text:style-name="Text_20_body">Hay soporte completo de punto flotante; operadores con operando mezclados convertirán los enteros a punto flotante:</text:p>
      <text:p text:style-name="Source_20_Code">&gt;&gt;&gt; 4 * 3.75 - 1</text:p>
      <text:p text:style-name="Source_20_Code">14.0</text:p>
      <text:p text:style-name="Text_20_body">En el modo interactivo, la última expresión impresa se asigna a la variable <text:span text:style-name="Source_20_Text">_</text:span>. Esto significa que cuando se está utilizando Python como calculadora, es más fácil seguir calculando, por ejemplo:</text:p>
      <text:p text:style-name="Source_20_Code">&gt;&gt;&gt; tax = 12.5 / 100</text:p>
      <text:p text:style-name="Source_20_Code">&gt;&gt;&gt; price = 100.50</text:p>
      <text:p text:style-name="Source_20_Code">&gt;&gt;&gt; price * tax</text:p>
      <text:p text:style-name="Source_20_Code">12.5625</text:p>
      <text:p text:style-name="Source_20_Code">&gt;&gt;&gt; price + _</text:p>
      <text:p text:style-name="Source_20_Code">113.0625</text:p>
      <text:p text:style-name="Source_20_Code">&gt;&gt;&gt; round(_, 2)</text:p>
      <text:p text:style-name="Source_20_Code">113.06</text:p>
      <text:p text:style-name="Text_20_body">Esta variable debe ser tratada como de sólo lectura por el usuario. No le asignes explícitamente un valor; crearás una variable local independiente con el mismo nombre enmascarando la variable con el comportamiento mágico.</text:p>
      <text:p text:style-name="Text_20_body">Además de <text:a xlink:type="simple" xlink:href="https://docs.python.org/es/3.7/library/functions.html#int" text:style-name="Internet_20_link" text:visited-style-name="Visited_20_Internet_20_Link"><text:span text:style-name="Source_20_Text">int</text:span></text:a> y <text:a xlink:type="simple" xlink:href="https://docs.python.org/es/3.7/library/functions.html#float" text:style-name="Internet_20_link" text:visited-style-name="Visited_20_Internet_20_Link"><text:span text:style-name="Source_20_Text">float</text:span></text:a>, Python admite otros tipos de números, como <text:a xlink:type="simple" xlink:href="https://docs.python.org/es/3.7/library/decimal.html#decimal.Decimal" text:style-name="Internet_20_link" text:visited-style-name="Visited_20_Internet_20_Link"><text:span text:style-name="Source_20_Text">Decimal</text:span></text:a> y <text:a xlink:type="simple" xlink:href="https://docs.python.org/es/3.7/library/fractions.html#fractions.Fraction" text:style-name="Internet_20_link" text:visited-style-name="Visited_20_Internet_20_Link"><text:span text:style-name="Source_20_Text">Fraction</text:span></text:a>. Python también tiene soporte incorporado para <text:a xlink:type="simple" xlink:href="https://docs.python.org/es/3.7/library/stdtypes.html#typesnumeric" text:style-name="Internet_20_link" text:visited-style-name="Visited_20_Internet_20_Link">complex numbers</text:a>, y usa el sufijo <text:span text:style-name="Source_20_Text">j</text:span> o <text:span text:style-name="Source_20_Text">J</text:span> para indicar la parte imaginaria (por ejemplo, <text:span text:style-name="Source_20_Text">3+5j</text:span>).</text:p>
      <text:h text:style-name="Heading_20_3" text:outline-level="3"><text:soft-page-break/>Cadenas de caracteres</text:h>
      <text:p text:style-name="Text_20_body">Además de números, Python puede manipular cadenas de texto, las cuales pueden ser expresadas de distintas formas. Pueden estar encerradas en comillas simples (<text:span text:style-name="Source_20_Text">'...'</text:span>) o dobles (<text:span text:style-name="Source_20_Text">"..."</text:span>) con el mismo resultado. <text:span text:style-name="Source_20_Text">\</text:span> puede ser usado para escapar comillas:</text:p>
      <text:p text:style-name="Source_20_Code">&gt;&gt;&gt; 'spam eggs' <text:s/># single quotes</text:p>
      <text:p text:style-name="Source_20_Code">'spam eggs'</text:p>
      <text:p text:style-name="Source_20_Code">&gt;&gt;&gt; 'doesn\'t' <text:s/># use \' to escape the single quote...</text:p>
      <text:p text:style-name="Source_20_Code">"doesn't"</text:p>
      <text:p text:style-name="Source_20_Code">&gt;&gt;&gt; "doesn't" <text:s/># ...or use double quotes instead</text:p>
      <text:p text:style-name="Source_20_Code">"doesn't"</text:p>
      <text:p text:style-name="Source_20_Code">&gt;&gt;&gt; '"Yes," they said.'</text:p>
      <text:p text:style-name="Source_20_Code">'"Yes," they said.'</text:p>
      <text:p text:style-name="Source_20_Code">&gt;&gt;&gt; "\"Yes,\" they said."</text:p>
      <text:p text:style-name="Source_20_Code">'"Yes," they said.'</text:p>
      <text:p text:style-name="Source_20_Code">&gt;&gt;&gt; '"Isn\'t," they said.'</text:p>
      <text:p text:style-name="Source_20_Code">'"Isn\'t," they said.'</text:p>
      <text:p text:style-name="Nota">A diferencia de otros lenguajes, caracteres especiales como <text:span text:style-name="Example">\n</text:span> tienen el mismo significado con simple(<text:span text:style-name="Example">'...'</text:span>) y dobles (<text:span text:style-name="Example">"..."</text:span>) comillas. La única diferencia entre las dos es que dentro de las comillas simples no existe la necesidad de escapar <text:span text:style-name="Source_20_Text">"</text:span> (pero tienes que escapar <text:span text:style-name="Example">\</text:span><text:span text:style-name="Source_20_Text">'</text:span>) y viceversa.</text:p>
      <text:p text:style-name="Text_20_body">En el intérprete interactivo, la salida de caracteres está encerrada en comillas y los caracteres especiales se escapan con barras invertidas. Aunque esto a veces se vea diferente de la entrada (las comillas que encierran pueden cambiar), las dos cadenas son equivalentes. La cadena se encierra en comillas dobles si la cadena contiene una comilla simple y ninguna doble, de lo contrario es encerrada en comillas simples. La función <text:a xlink:type="simple" xlink:href="https://docs.python.org/es/3.7/library/functions.html#print" text:style-name="Internet_20_link" text:visited-style-name="Visited_20_Internet_20_Link"><text:span text:style-name="Source_20_Text">print()</text:span></text:a> produce una salida más legible, omitiendo las comillas que la encierran e imprimiendo caracteres especiales y escapados:</text:p>
      <text:p text:style-name="Source_20_Code">&gt;&gt;&gt; '"Isn\'t," they said.'</text:p>
      <text:p text:style-name="Source_20_Code">'"Isn\'t," they said.'</text:p>
      <text:p text:style-name="Source_20_Code">&gt;&gt;&gt; print('"Isn\'t," they said.')</text:p>
      <text:p text:style-name="Source_20_Code">"Isn't," they said.</text:p>
      <text:p text:style-name="Source_20_Code">&gt;&gt;&gt; s = 'First line.\nSecond line.' <text:s/># \n means newline</text:p>
      <text:p text:style-name="Source_20_Code">&gt;&gt;&gt; s <text:s/># without print(), \n is included in the output</text:p>
      <text:p text:style-name="Source_20_Code">'First line.\nSecond line.'</text:p>
      <text:p text:style-name="Source_20_Code">&gt;&gt;&gt; print(s) <text:s/># with print(), \n produces a new line</text:p>
      <text:p text:style-name="Source_20_Code">First line.</text:p>
      <text:p text:style-name="Source_20_Code">Second line.</text:p>
      <text:p text:style-name="Text_20_body"><text:soft-page-break/>Si no quieres que los caracteres precedidos por <text:span text:style-name="Source_20_Text">\</text:span> se interpreten como caracteres especiales, puedes usar <text:span text:style-name="Emphasis">cadenas sin formato</text:span> agregando una <text:span text:style-name="Source_20_Text">r</text:span> antes de la primera comilla:</text:p>
      <text:p text:style-name="Source_20_Code">&gt;&gt;&gt; print('C:\some\name') <text:s/># <text:span text:style-name="T12">Acá </text:span>\n <text:span text:style-name="T13">significa linea nueva (</text:span>!</text:p>
      <text:p text:style-name="Source_20_Code">C:\some</text:p>
      <text:p text:style-name="Source_20_Code">ame</text:p>
      <text:p text:style-name="Source_20_Code">&gt;&gt;&gt; print(r'C:\some\name') <text:s/># <text:span text:style-name="T12">Observá la </text:span>r <text:span text:style-name="T12">antes de la comilla</text:span></text:p>
      <text:p text:style-name="Source_20_Code">C:\some\name</text:p>
      <text:p text:style-name="Text_20_body">Las cadenas de texto literales pueden contener múltiples líneas. Una forma es usar triples comillas: <text:span text:style-name="Source_20_Text">"""..."""</text:span> o <text:span text:style-name="Source_20_Text">'''...'''</text:span>. Los fin de línea son incluidos automáticamente, pero es posible prevenir esto agregando una <text:span text:style-name="Source_20_Text">\</text:span> al final de la línea. Por ejemplo:</text:p>
      <text:p text:style-name="Source_20_Code">print("""\</text:p>
      <text:p text:style-name="Source_20_Code"><text:span text:style-name="T13">Uso</text:span>: <text:span text:style-name="T13">programita</text:span> [OPTIONS]</text:p>
      <text:p text:style-name="Source_20_Code"><text:s text:c="5"/>-h <text:s text:c="23"/><text:span text:style-name="T13">Muestra este mensaje de ayuda</text:span></text:p>
      <text:p text:style-name="Source_20_Code"><text:s text:c="5"/>-H hostname <text:s text:c="14"/>Hostname <text:span text:style-name="T13">al cual conectarse</text:span></text:p>
      <text:p text:style-name="Source_20_Code">""")</text:p>
      <text:p text:style-name="Text_20_body">produce la siguiente salida (tened en cuenta que la línea inicial no está incluida):</text:p>
      <text:p text:style-name="P7"><text:span text:style-name="T13">Uso</text:span>: <text:span text:style-name="T13">programita</text:span> [OPTIONS]</text:p>
      <text:p text:style-name="P7"><text:s text:c="5"/>-h <text:s text:c="23"/><text:span text:style-name="T13">Muestra este mensaje de ayuda</text:span></text:p>
      <text:p text:style-name="P7"><text:s text:c="5"/>-H hostname <text:s text:c="14"/>Hostname <text:span text:style-name="T13">al cual conectarse</text:span></text:p>
      <text:p text:style-name="Text_20_body">Las cadenas se pueden concatenar (pegar juntas) con el operador <text:span text:style-name="Source_20_Text">+</text:span> y se pueden repetir con <text:span text:style-name="Source_20_Text">*</text:span>:</text:p>
      <text:p text:style-name="Source_20_Code">&gt;&gt;&gt; # 3 times 'un', <text:span text:style-name="T13">seguido de</text:span>'ium'</text:p>
      <text:p text:style-name="Source_20_Code">&gt;&gt;&gt; 3 * 'un' + 'ium'</text:p>
      <text:p text:style-name="Source_20_Code">'unununium'</text:p>
      <text:p text:style-name="Text_20_body">Dos o más <text:span text:style-name="Emphasis">cadenas literales</text:span> (es decir, las encerradas entre comillas) una al lado de la otra se concatenan automáticamente.</text:p>
      <text:p text:style-name="Source_20_Code">&gt;&gt;&gt; 'Py' 'thon'</text:p>
      <text:p text:style-name="Source_20_Code">'Python'</text:p>
      <text:p text:style-name="Text_20_body">Esta característica es particularmente útil cuando quieres dividir cadenas largas:</text:p>
      <text:p text:style-name="Source_20_Code">&gt;&gt;&gt; text = ('<text:span text:style-name="T12">Usar varios strings entre paréntesis</text:span> '</text:p>
      <text:p text:style-name="Source_20_Code">... <text:s text:c="8"/>'<text:span text:style-name="T13">para dejarlos unidos al final</text:span>.')</text:p>
      <text:p text:style-name="Source_20_Code">&gt;&gt;&gt; text</text:p>
      <text:p text:style-name="P7"><text:soft-page-break/>'<text:span text:style-name="T12">Usar varios string entre paréntesis </text:span><text:span text:style-name="T13">para dejarlos unidos al final</text:span>.'</text:p>
      <text:p text:style-name="Text_20_body">Esto solo funciona con dos literales, no con variables ni expresiones:</text:p>
      <text:p text:style-name="Source_20_Code">&gt;&gt;&gt; prefix = 'Py'</text:p>
      <text:p text:style-name="P7">&gt;&gt;&gt; prefix 'thon' <text:s/></text:p>
      <text:p text:style-name="P7"># <text:span text:style-name="T12">No es posible concatenar una variable y un literal de string </text:span></text:p>
      <text:p text:style-name="Source_20_Code"><text:s text:c="2"/>File "&lt;stdin&gt;", line 1</text:p>
      <text:p text:style-name="Source_20_Code"><text:s text:c="4"/>prefix 'thon'</text:p>
      <text:p text:style-name="Source_20_Code"><text:s text:c="16"/>^</text:p>
      <text:p text:style-name="Source_20_Code">SyntaxError: invalid syntax</text:p>
      <text:p text:style-name="Source_20_Code">&gt;&gt;&gt; ('un' * 3) 'ium'</text:p>
      <text:p text:style-name="Source_20_Code"><text:s text:c="2"/>File "&lt;stdin&gt;", line 1</text:p>
      <text:p text:style-name="Source_20_Code"><text:s text:c="4"/>('un' * 3) 'ium'</text:p>
      <text:p text:style-name="Source_20_Code"><text:s text:c="19"/>^</text:p>
      <text:p text:style-name="Source_20_Code">SyntaxError: invalid syntax</text:p>
      <text:p text:style-name="Text_20_body">Si quieres concatenar variables o una variable y un literal, usa <text:span text:style-name="Source_20_Text">+</text:span>:</text:p>
      <text:p text:style-name="Source_20_Code">&gt;&gt;&gt; prefix + 'thon'</text:p>
      <text:p text:style-name="Source_20_Code">'Python'</text:p>
      <text:p text:style-name="Text_20_body">Las cadenas de texto se pueden <text:span text:style-name="Emphasis">indexar</text:span> (subíndices), el primer carácter de la cadena tiene el índice 0. No hay un tipo de dato diferente para los caracteres; un carácter es simplemente una cadena de longitud uno:</text:p>
      <text:p text:style-name="Source_20_Code">&gt;&gt;&gt; word = 'Python'</text:p>
      <text:p text:style-name="Source_20_Code">&gt;&gt;&gt; word[0] <text:s/># character in position 0</text:p>
      <text:p text:style-name="Source_20_Code">'P'</text:p>
      <text:p text:style-name="Source_20_Code">&gt;&gt;&gt; word[5] <text:s/># character in position 5</text:p>
      <text:p text:style-name="Source_20_Code">'n'</text:p>
      <text:p text:style-name="Text_20_body">Los índices quizás sean números negativos, para empezar a contar desde la derecha:</text:p>
      <text:p text:style-name="Source_20_Code">&gt;&gt;&gt; word[-1] <text:s/># last character</text:p>
      <text:p text:style-name="Source_20_Code">'n'</text:p>
      <text:p text:style-name="Source_20_Code">&gt;&gt;&gt; word[-2] <text:s/># second-last character</text:p>
      <text:p text:style-name="Source_20_Code">'o'</text:p>
      <text:p text:style-name="Source_20_Code">&gt;&gt;&gt; word[-6]</text:p>
      <text:p text:style-name="Source_20_Code">'P'</text:p>
      <text:p text:style-name="Text_20_body">Nota que -0 es lo mismo que 0, los índice negativos comienzan desde -1.</text:p>
      <text:p text:style-name="Text_20_body"><text:soft-page-break/>Además de los índices, las <text:span text:style-name="Emphasis">rebanadas</text:span> también están soportadas. Mientras que los índices se utilizar para obtener caracteres individuales, las <text:span text:style-name="Emphasis">rebanadas</text:span> te permiten obtener partes de las cadenas de texto:</text:p>
      <text:p text:style-name="Source_20_Code">&gt;&gt;&gt; word[0:2] <text:s/># characters from position 0 (included) to 2 (excluded)</text:p>
      <text:p text:style-name="Source_20_Code">'Py'</text:p>
      <text:p text:style-name="Source_20_Code">&gt;&gt;&gt; word[2:5] <text:s/># characters from position 2 (included) to 5 (excluded)</text:p>
      <text:p text:style-name="Source_20_Code">'tho'</text:p>
      <text:p text:style-name="Text_20_body">Nota cómo el inicio siempre se incluye y el final siempre se excluye. Esto asegura que <text:span text:style-name="Source_20_Text">s[:i] + s[i:]</text:span> siempre sea igual a <text:span text:style-name="Source_20_Text">s</text:span>:</text:p>
      <text:p text:style-name="Source_20_Code">&gt;&gt;&gt; word[:2] + word[2:]</text:p>
      <text:p text:style-name="Source_20_Code">'Python'</text:p>
      <text:p text:style-name="Source_20_Code">&gt;&gt;&gt; word[:4] + word[4:]</text:p>
      <text:p text:style-name="Source_20_Code">'Python'</text:p>
      <text:p text:style-name="Text_20_body">Los índices de las rebanadas tienen valores por defecto útiles; el valor por defecto para el primer índice es cero, el valor por defecto para el segundo índice es la longitud de la cadena a rebanar.</text:p>
      <text:p text:style-name="Source_20_Code">&gt;&gt;&gt; word[:2] <text:s text:c="2"/># character from the beginning to position 2 (excluded)</text:p>
      <text:p text:style-name="Source_20_Code">'Py'</text:p>
      <text:p text:style-name="Source_20_Code">&gt;&gt;&gt; word[4:] <text:s text:c="2"/># characters from position 4 (included) to the end</text:p>
      <text:p text:style-name="Source_20_Code">'on'</text:p>
      <text:p text:style-name="Source_20_Code">&gt;&gt;&gt; word[-2:] <text:s/># characters from the second-last (included) to the end</text:p>
      <text:p text:style-name="Source_20_Code">'on'</text:p>
      <text:p text:style-name="Text_20_body">Una forma de recordar cómo funcionan las rebanadas es pensar que los índices apuntan <text:span text:style-name="Emphasis">entre</text:span> caracteres, con el borde izquierdo del primer carácter numerado 0. Luego, el punto derecho del último carácter de una cadena de <text:span text:style-name="Emphasis">n</text:span> caracteres tiene un índice <text:span text:style-name="Emphasis">n</text:span>, por ejemplo</text:p>
      <text:p text:style-name="Source_20_Code"><text:s/>+---+---+---+---+---+---+</text:p>
      <text:p text:style-name="Source_20_Code"><text:s/>| P | y | t | h | o | n |</text:p>
      <text:p text:style-name="Source_20_Code"><text:s/>+---+---+---+---+---+---+</text:p>
      <text:p text:style-name="Source_20_Code"><text:s/>0 <text:s text:c="2"/>1 <text:s text:c="2"/>2 <text:s text:c="2"/>3 <text:s text:c="2"/>4 <text:s text:c="2"/>5 <text:s text:c="2"/>6</text:p>
      <text:p text:style-name="Source_20_Code">-6 <text:s/>-5 <text:s/>-4 <text:s/>-3 <text:s/>-2 <text:s/>-1</text:p>
      <text:p text:style-name="Text_20_body">La primera fila de números da la posición de los índices 0…6 en la cadena; La segunda fila da los correspondientes indices negativos. La rebanada desde <text:span text:style-name="Emphasis">i</text:span> hasta <text:span text:style-name="Emphasis">j</text:span> consta de todos los caracteres entre los bordes etiquetados <text:span text:style-name="Emphasis">i</text:span> y <text:span text:style-name="Emphasis">j</text:span>, respectivamente.</text:p>
      <text:p text:style-name="Text_20_body"><text:soft-page-break/>Para índices no negativos, la longitud de la rebanada es la diferencia de los índices, si ambos están dentro de los límites. Por ejemplo, la longitud de <text:span text:style-name="Source_20_Text">word[1:3]</text:span> es 2.</text:p>
      <text:p text:style-name="Text_20_body">Intentar usar un índice que es muy grande resultará en un error:</text:p>
      <text:p text:style-name="Source_20_Code">&gt;&gt;&gt; word[42] <text:s/># the word only has 6 characters</text:p>
      <text:p text:style-name="Source_20_Code">Traceback (most recent call last):</text:p>
      <text:p text:style-name="Source_20_Code"><text:s text:c="2"/>File "&lt;stdin&gt;", line 1, in &lt;module&gt;</text:p>
      <text:p text:style-name="Source_20_Code">IndexError: string index out of range</text:p>
      <text:p text:style-name="Text_20_body">Sin embargo, los índices de rebanadas fuera de rango se manejan satisfactoriamente cuando se usan para rebanar:</text:p>
      <text:p text:style-name="Source_20_Code">&gt;&gt;&gt; word[4:42]</text:p>
      <text:p text:style-name="Source_20_Code">'on'</text:p>
      <text:p text:style-name="Source_20_Code">&gt;&gt;&gt; word[42:]</text:p>
      <text:p text:style-name="Source_20_Code">''</text:p>
      <text:p text:style-name="Text_20_body">Las cadenas de Python no se pueden modificar, son <text:a xlink:type="simple" xlink:href="https://docs.python.org/es/3.7/glossary.html#term-immutable" text:style-name="Internet_20_link" text:visited-style-name="Visited_20_Internet_20_Link">immutable</text:a>. Por eso, asignar a una posición indexada de la cadena resulta en un error:</text:p>
      <text:p text:style-name="Source_20_Code">&gt;&gt;&gt; word[0] = 'J'</text:p>
      <text:p text:style-name="Source_20_Code">Traceback (most recent call last):</text:p>
      <text:p text:style-name="Source_20_Code"><text:s text:c="2"/>File "&lt;stdin&gt;", line 1, in &lt;module&gt;</text:p>
      <text:p text:style-name="Source_20_Code">TypeError: 'str' object does not support item assignment</text:p>
      <text:p text:style-name="Source_20_Code">&gt;&gt;&gt; word[2:] = 'py'</text:p>
      <text:p text:style-name="Source_20_Code">Traceback (most recent call last):</text:p>
      <text:p text:style-name="Source_20_Code"><text:s text:c="2"/>File "&lt;stdin&gt;", line 1, in &lt;module&gt;</text:p>
      <text:p text:style-name="Source_20_Code">TypeError: 'str' object does not support item assignment</text:p>
      <text:p text:style-name="Text_20_body">Si necesitas una cadena diferente, deberías crear una nueva:</text:p>
      <text:p text:style-name="Source_20_Code">&gt;&gt;&gt; 'J' + word[1:]</text:p>
      <text:p text:style-name="Source_20_Code">'Jython'</text:p>
      <text:p text:style-name="Source_20_Code">&gt;&gt;&gt; word[:2] + 'py'</text:p>
      <text:p text:style-name="Source_20_Code">'Pypy'</text:p>
      <text:p text:style-name="Text_20_body">La función incorporada <text:a xlink:type="simple" xlink:href="https://docs.python.org/es/3.7/library/functions.html#len" text:style-name="Internet_20_link" text:visited-style-name="Visited_20_Internet_20_Link"><text:span text:style-name="Source_20_Text">len()</text:span></text:a> devuelve la longitud de una cadena:</text:p>
      <text:p text:style-name="Source_20_Code">&gt;&gt;&gt; s = 'supercalifragilisticexpialidocious'</text:p>
      <text:p text:style-name="Source_20_Code">&gt;&gt;&gt; len(s)</text:p>
      <text:p text:style-name="Source_20_Code">34</text:p>
      <text:p text:style-name="Text_20_body">Ver también</text:p>
      <text:p text:style-name="P5"><text:soft-page-break/><text:a xlink:type="simple" xlink:href="https://docs.python.org/es/3.7/library/stdtypes.html#textseq" text:style-name="Internet_20_link" text:visited-style-name="Visited_20_Internet_20_Link">Text Sequence Type — str</text:a></text:p>
      <text:p text:style-name="List_20_Contents">Las cadenas de texto son ejemplos de <text:span text:style-name="Emphasis">tipos secuencias</text:span> y soportan las operaciones comunes para esos tipos.</text:p>
      <text:p text:style-name="P5"><text:a xlink:type="simple" xlink:href="https://docs.python.org/es/3.7/library/stdtypes.html#string-methods" text:style-name="Internet_20_link" text:visited-style-name="Visited_20_Internet_20_Link">String Methods</text:a></text:p>
      <text:p text:style-name="List_20_Contents">Las cadenas de texto soportan una gran cantidad de métodos para transformaciones básicas y búsqueda.</text:p>
      <text:p text:style-name="P5"><text:a xlink:type="simple" xlink:href="https://docs.python.org/es/3.7/reference/lexical_analysis.html#f-strings" text:style-name="Internet_20_link" text:visited-style-name="Visited_20_Internet_20_Link">Formatted string literals</text:a></text:p>
      <text:p text:style-name="List_20_Contents">Literales de cadena que tienen expresiones embebidas.</text:p>
      <text:p text:style-name="P5"><text:a xlink:type="simple" xlink:href="https://docs.python.org/es/3.7/library/string.html#formatstrings" text:style-name="Internet_20_link" text:visited-style-name="Visited_20_Internet_20_Link">Format String Syntax</text:a></text:p>
      <text:p text:style-name="List_20_Contents">Aquí se da información sobre formateo de cadenas de texto con <text:a xlink:type="simple" xlink:href="https://docs.python.org/es/3.7/library/stdtypes.html#str.format" text:style-name="Internet_20_link" text:visited-style-name="Visited_20_Internet_20_Link"><text:span text:style-name="Source_20_Text">str.format()</text:span></text:a>.</text:p>
      <text:p text:style-name="P5"><text:a xlink:type="simple" xlink:href="https://docs.python.org/es/3.7/library/stdtypes.html#old-string-formatting" text:style-name="Internet_20_link" text:visited-style-name="Visited_20_Internet_20_Link">printf-style String Formatting</text:a></text:p>
      <text:p text:style-name="List_20_Contents">Aquí se describen con más detalle las antiguas operaciones para formateo utilizadas cuando una cadena de texto está a la izquierda del operador <text:span text:style-name="Source_20_Text">%</text:span>.</text:p>
      <text:h text:style-name="P26" text:outline-level="3">Listas</text:h>
      <text:p text:style-name="Text_20_body">Python tiene varios tipos de datos <text:span text:style-name="Emphasis">compuestos</text:span>, utilizados para agrupar otros valores. El más versátil es la <text:span text:style-name="Emphasis">lista</text:span>, la cual puede ser escrita como una lista de valores separados por coma (ítems) entre corchetes. Las listas pueden contener ítems de diferentes tipos, pero usualmente los ítems son del mismo tipo.</text:p>
      <text:p text:style-name="Source_20_Code">&gt;&gt;&gt; squares = [1, 4, 9, 16, 25]</text:p>
      <text:p text:style-name="Source_20_Code">&gt;&gt;&gt; squares</text:p>
      <text:p text:style-name="Source_20_Code">[1, 4, 9, 16, 25]</text:p>
      <text:p text:style-name="Text_20_body">Al igual que las cadenas (y todas las demás tipos integrados <text:a xlink:type="simple" xlink:href="https://docs.python.org/es/3.7/glossary.html#term-sequence" text:style-name="Internet_20_link" text:visited-style-name="Visited_20_Internet_20_Link">sequence</text:a>), las listas se pueden indexar y segmentar:</text:p>
      <text:p text:style-name="Source_20_Code">&gt;&gt;&gt; squares[0] <text:s/># indexing returns the item</text:p>
      <text:p text:style-name="Source_20_Code">1</text:p>
      <text:p text:style-name="Source_20_Code">&gt;&gt;&gt; squares[-1]</text:p>
      <text:p text:style-name="Source_20_Code">25</text:p>
      <text:p text:style-name="Source_20_Code">&gt;&gt;&gt; squares[-3:] <text:s/># slicing returns a new list</text:p>
      <text:p text:style-name="Source_20_Code">[9, 16, 25]</text:p>
      <text:p text:style-name="Text_20_body"><text:soft-page-break/>Todas las operaciones de rebanado devuelven una nueva lista que contiene los elementos pedidos. Esto significa que la siguiente rebanada devuelve una copia nueva (superficial) de la lista:</text:p>
      <text:p text:style-name="Source_20_Code">&gt;&gt;&gt; squares[:]</text:p>
      <text:p text:style-name="Source_20_Code">[1, 4, 9, 16, 25]</text:p>
      <text:p text:style-name="Text_20_body">Las listas también admiten operaciones como concatenación:</text:p>
      <text:p text:style-name="Source_20_Code">&gt;&gt;&gt; squares + [36, 49, 64, 81, 100]</text:p>
      <text:p text:style-name="Source_20_Code">[1, 4, 9, 16, 25, 36, 49, 64, 81, 100]</text:p>
      <text:p text:style-name="Text_20_body">A diferencia de las cadenas, que son <text:a xlink:type="simple" xlink:href="https://docs.python.org/es/3.7/glossary.html#term-immutable" text:style-name="Internet_20_link" text:visited-style-name="Visited_20_Internet_20_Link">immutable</text:a>, las listas son de tipo <text:a xlink:type="simple" xlink:href="https://docs.python.org/es/3.7/glossary.html#term-mutable" text:style-name="Internet_20_link" text:visited-style-name="Visited_20_Internet_20_Link">mutable</text:a>, es decir, es posible cambiar su contenido:</text:p>
      <text:p text:style-name="Source_20_Code">&gt;&gt;&gt; cubes = [1, 8, 27, 65, 125] <text:s/># something's wrong here</text:p>
      <text:p text:style-name="Source_20_Code">&gt;&gt;&gt; 4 ** 3 <text:s/># the cube of 4 is 64, not 65!</text:p>
      <text:p text:style-name="Source_20_Code">64</text:p>
      <text:p text:style-name="Source_20_Code">&gt;&gt;&gt; cubes[3] = 64 <text:s/># replace the wrong value</text:p>
      <text:p text:style-name="Source_20_Code">&gt;&gt;&gt; cubes</text:p>
      <text:p text:style-name="Source_20_Code">[1, 8, 27, 64, 125]</text:p>
      <text:p text:style-name="Text_20_body">También puede agregar nuevos elementos al final de la lista, utilizando el <text:span text:style-name="Emphasis">método</text:span> <text:span text:style-name="Source_20_Text">append()</text:span> (vamos a ver más sobre los métodos luego):</text:p>
      <text:p text:style-name="Source_20_Code">&gt;&gt;&gt; cubes.append(216) <text:s/># add the cube of 6</text:p>
      <text:p text:style-name="Source_20_Code">&gt;&gt;&gt; cubes.append(7 ** 3) <text:s/># and the cube of 7</text:p>
      <text:p text:style-name="Source_20_Code">&gt;&gt;&gt; cubes</text:p>
      <text:p text:style-name="Source_20_Code">[1, 8, 27, 64, 125, 216, 343]</text:p>
      <text:p text:style-name="Text_20_body">También es posible asignar a una rebanada, y esto incluso puede cambiar la longitud de la lista o vaciarla totalmente:</text:p>
      <text:p text:style-name="Source_20_Code">&gt;&gt;&gt; letters = ['a', 'b', 'c', 'd', 'e', 'f', 'g']</text:p>
      <text:p text:style-name="Source_20_Code">&gt;&gt;&gt; letters</text:p>
      <text:p text:style-name="Source_20_Code">['a', 'b', 'c', 'd', 'e', 'f', 'g']</text:p>
      <text:p text:style-name="Source_20_Code">&gt;&gt;&gt; # replace some values</text:p>
      <text:p text:style-name="Source_20_Code">&gt;&gt;&gt; letters[2:5] = ['C', 'D', 'E']</text:p>
      <text:p text:style-name="Source_20_Code">&gt;&gt;&gt; letters</text:p>
      <text:p text:style-name="Source_20_Code">['a', 'b', 'C', 'D', 'E', 'f', 'g']</text:p>
      <text:p text:style-name="Source_20_Code">&gt;&gt;&gt; # now remove them</text:p>
      <text:p text:style-name="Source_20_Code">&gt;&gt;&gt; letters[2:5] = []</text:p>
      <text:p text:style-name="Source_20_Code">&gt;&gt;&gt; letters</text:p>
      <text:p text:style-name="Source_20_Code">['a', 'b', 'f', 'g']</text:p>
      <text:p text:style-name="Source_20_Code"><text:soft-page-break/>&gt;&gt;&gt; # clear the list by replacing all the elements with an empty list</text:p>
      <text:p text:style-name="Source_20_Code">&gt;&gt;&gt; letters[:] = []</text:p>
      <text:p text:style-name="Source_20_Code">&gt;&gt;&gt; letters</text:p>
      <text:p text:style-name="Source_20_Code">[]</text:p>
      <text:p text:style-name="Text_20_body">La función predefinida <text:a xlink:type="simple" xlink:href="https://docs.python.org/es/3.7/library/functions.html#len" text:style-name="Internet_20_link" text:visited-style-name="Visited_20_Internet_20_Link"><text:span text:style-name="Source_20_Text">len()</text:span></text:a> también sirve para las listas</text:p>
      <text:p text:style-name="Source_20_Code">&gt;&gt;&gt; letters = ['a', 'b', 'c', 'd']</text:p>
      <text:p text:style-name="Source_20_Code">&gt;&gt;&gt; len(letters)</text:p>
      <text:p text:style-name="Source_20_Code">4</text:p>
      <text:p text:style-name="Text_20_body">Es posible anidar listas (crear listas que contengan otras listas), por ejemplo:</text:p>
      <text:p text:style-name="Source_20_Code">&gt;&gt;&gt; a = ['a', 'b', 'c']</text:p>
      <text:p text:style-name="Source_20_Code">&gt;&gt;&gt; n = [1, 2, 3]</text:p>
      <text:p text:style-name="Source_20_Code">&gt;&gt;&gt; x = [a, n]</text:p>
      <text:p text:style-name="Source_20_Code">&gt;&gt;&gt; x</text:p>
      <text:p text:style-name="Source_20_Code">[['a', 'b', 'c'], [1, 2, 3]]</text:p>
      <text:p text:style-name="Source_20_Code">&gt;&gt;&gt; x[0]</text:p>
      <text:p text:style-name="Source_20_Code">['a', 'b', 'c']</text:p>
      <text:p text:style-name="Source_20_Code">&gt;&gt;&gt; x[0][1]</text:p>
      <text:p text:style-name="Source_20_Code">'b'</text:p>
      <text:h text:style-name="Heading_20_2" text:outline-level="2"><text:span text:style-name="T16">Los p</text:span>rimeros pasos hacia la programación</text:h>
      <text:p text:style-name="Text_20_body">Por supuesto, podemos usar Python para tareas más complicadas que sumar dos y dos. Por ejemplo, podemos escribir una parte inicial de la serie de Fibonacci &lt;<text:a xlink:type="simple" xlink:href="https://en.wikipedia.org/wiki/Fibonacci_number" text:style-name="Internet_20_link" text:visited-style-name="Visited_20_Internet_20_Link">https://en.wikipedia.org/wiki/Fibonacci_number</text:a>&gt;`_ así:</text:p>
      <text:p text:style-name="Source_20_Code">&gt;&gt;&gt; # Fibonacci series:</text:p>
      <text:p text:style-name="Source_20_Code">... # the sum of two elements defines the next</text:p>
      <text:p text:style-name="Source_20_Code">... a, b = 0, 1</text:p>
      <text:p text:style-name="Source_20_Code">&gt;&gt;&gt; while a &lt; 10:</text:p>
      <text:p text:style-name="Source_20_Code">... <text:s text:c="4"/>print(a)</text:p>
      <text:p text:style-name="Source_20_Code">... <text:s text:c="4"/>a, b = b, a+b</text:p>
      <text:p text:style-name="Source_20_Code">...</text:p>
      <text:p text:style-name="Source_20_Code">0</text:p>
      <text:p text:style-name="Source_20_Code">1</text:p>
      <text:p text:style-name="Source_20_Code">1</text:p>
      <text:p text:style-name="Source_20_Code">2</text:p>
      <text:p text:style-name="Source_20_Code">3</text:p>
      <text:p text:style-name="Source_20_Code">5</text:p>
      <text:p text:style-name="Source_20_Code">8</text:p>
      <text:p text:style-name="Text_20_body">Este ejemplo introduce varias características nuevas.</text:p>
      <text:list xml:id="list3145763023" text:style-name="L2">
        <text:list-item>
          <text:p text:style-name="P35"><text:soft-page-break/>La primera línea contiene una <text:span text:style-name="Emphasis">asignación múltiple</text:span>: las variables <text:span text:style-name="Source_20_Text">a</text:span> y <text:span text:style-name="Source_20_Text">b</text:span> obtienen simultáneamente los nuevos valores 0 y 1. En la última línea esto se usa nuevamente, demostrando que las expresiones de la derecha son evaluadas primero antes de que se realice cualquiera de las asignaciones. Las expresiones del lado derecho se evalúan de izquierda a derecha.</text:p>
        </text:list-item>
        <text:list-item>
          <text:p text:style-name="P35">El bucle <text:a xlink:type="simple" xlink:href="https://docs.python.org/es/3.7/reference/compound_stmts.html#while" text:style-name="Internet_20_link" text:visited-style-name="Visited_20_Internet_20_Link"><text:span text:style-name="Source_20_Text">while</text:span></text:a> se ejecuta mientras la condición (aquí: <text:span text:style-name="Source_20_Text">a &lt; 10</text:span>) sea verdadera. En Python, como en C, cualquier valor entero que no sea cero es verdadero; cero es falso. La condición también puede ser una cadena de texto o una lista, de hecho, cualquier secuencia; cualquier cosa con una longitud distinta de cero es verdadera, las secuencias vacías son falsas. La prueba utilizada en el ejemplo es una comparación simple. Los operadores de comparación estándar se escriben igual que en C: <text:span text:style-name="Source_20_Text">&lt;</text:span> (menor que), <text:span text:style-name="Source_20_Text">&gt;</text:span> (mayor que), <text:span text:style-name="Source_20_Text">==</text:span> (igual a), <text:span text:style-name="Source_20_Text">&lt;=</text:span> (menor que o igual a), <text:span text:style-name="Source_20_Text">&gt;=</text:span> (mayor que o igual a) y <text:span text:style-name="Source_20_Text">!=</text:span> (distinto a).</text:p>
        </text:list-item>
        <text:list-item>
          <text:p text:style-name="P35">El cuerpo del bucle está <text:span text:style-name="Emphasis">indentado</text:span>: la indentación es la forma que usa Python para agrupar declaraciones. En el intérprete interactivo debes teclear un tabulador o espacio(s) para cada línea indentada. En la práctica vas a preparar entradas más complicadas para Python con un editor de texto; todos los editores de texto modernos tienen la facilidad de agregar la indentación automáticamente. Cuando se ingresa una instrucción compuesta de forma interactiva, se debe finalizar con una línea en blanco para indicar que está completa (ya que el analizador no puede adivinar cuando tecleaste la última línea). Nota que cada línea de un bloque básico debe estar sangrada de la misma forma.</text:p>
        </text:list-item>
        <text:list-item>
          <text:p text:style-name="P35">La función <text:a xlink:type="simple" xlink:href="https://docs.python.org/es/3.7/library/functions.html#print" text:style-name="Internet_20_link" text:visited-style-name="Visited_20_Internet_20_Link"><text:span text:style-name="Source_20_Text">print()</text:span></text:a> escribe el valor de los argumentos que se le dan. Difiere de simplemente escribir la expresión que se quiere mostrar (como hicimos antes en los ejemplos de la calculadora) en la forma en que maneja múltiples argumentos, cantidades de punto flotante y cadenas. Las cadenas de texto son impresas sin comillas y un espacio en blanco se inserta entre los elementos, así puedes formatear cosas de una forma agradable:</text:p>
        </text:list-item>
      </text:list>
      <text:p text:style-name="Source_20_Code">&gt;&gt;&gt; i = 256*256</text:p>
      <text:p text:style-name="Source_20_Code">&gt;&gt;&gt; print('<text:span text:style-name="T28">El valor de i es</text:span>', i)</text:p>
      <text:p text:style-name="Source_20_Code"><text:span text:style-name="T28">El valor de i es</text:span> is 65536</text:p>
      <text:list xml:id="list85219973484121" text:continue-numbering="true" text:style-name="L2">
        <text:list-header>
          <text:p text:style-name="P35"><text:soft-page-break/>El parámetro nombrado <text:span text:style-name="Emphasis">end</text:span> puede usarse para evitar el salto de linea al final de la salida, o terminar la salida con una cadena diferente:</text:p>
        </text:list-header>
      </text:list>
      <text:p text:style-name="Source_20_Code">&gt;&gt;&gt; a, b = 0, 1</text:p>
      <text:p text:style-name="Source_20_Code">&gt;&gt;&gt; while a &lt; 1000:</text:p>
      <text:p text:style-name="Source_20_Code">... <text:s text:c="4"/>print(a, end=',')</text:p>
      <text:p text:style-name="Source_20_Code">... <text:s text:c="4"/>a, b = b, a+b</text:p>
      <text:p text:style-name="Source_20_Code">...</text:p>
      <text:p text:style-name="Source_20_Code">0,1,1,2,3,5,8,13,21,34,55,89,144,233,377,610,987,</text:p>
      <text:h text:style-name="Heading_20_1" text:outline-level="1">Más herramientas para control de flujo</text:h>
      <text:p text:style-name="Text_20_body"><text:span text:style-name="T27">Ademas de la instrucción </text:span><text:a xlink:type="simple" xlink:href="https://docs.python.org/es/3.7/reference/compound_stmts.html#while" text:style-name="Internet_20_link" text:visited-style-name="Visited_20_Internet_20_Link"><text:span text:style-name="Source_20_Text">while</text:span></text:a> <text:span text:style-name="T27">que introdujimos recientemente, </text:span>Python <text:span text:style-name="T27">usa las sentencias de control conocidas de otros lenguajes de programación pero con algunos giros.</text:span></text:p>
      <text:h text:style-name="Heading_20_2" text:outline-level="2">La sentencia <text:span text:style-name="Source_20_Text">if</text:span></text:h>
      <text:p text:style-name="Text_20_body">Tal vez el tipo más conocido de sentencia sea el <text:a xlink:type="simple" xlink:href="https://docs.python.org/es/3.7/reference/compound_stmts.html#if" text:style-name="Internet_20_link" text:visited-style-name="Visited_20_Internet_20_Link"><text:span text:style-name="Source_20_Text">if</text:span></text:a>. Por ejemplo:</text:p>
      <text:p text:style-name="Source_20_Code">&gt;&gt;&gt; x = int(input("<text:span text:style-name="T15">Ingresa un numero entero</text:span>: "))</text:p>
      <text:p text:style-name="P9"><text:span text:style-name="T15">Ingresa un numero entero</text:span>: 42</text:p>
      <text:p text:style-name="Source_20_Code">&gt;&gt;&gt; if x &lt; 0:</text:p>
      <text:p text:style-name="Source_20_Code">... <text:s text:c="4"/>x = 0</text:p>
      <text:p text:style-name="Source_20_Code">... <text:s text:c="4"/>print('<text:span text:style-name="T15">Negativo modificado a ce</text:span>ro')</text:p>
      <text:p text:style-name="Source_20_Code">... elif x == 0:</text:p>
      <text:p text:style-name="Source_20_Code">... <text:s text:c="4"/>print('Zero')</text:p>
      <text:p text:style-name="Source_20_Code">... elif x == 1:</text:p>
      <text:p text:style-name="Source_20_Code">... <text:s text:c="4"/>print('Single')</text:p>
      <text:p text:style-name="Source_20_Code">... else:</text:p>
      <text:p text:style-name="Source_20_Code">... <text:s text:c="4"/>print('More')</text:p>
      <text:p text:style-name="Source_20_Code">...</text:p>
      <text:p text:style-name="Source_20_Code">More</text:p>
      <text:p text:style-name="Text_20_body">Puede haber cero o más bloques <text:a xlink:type="simple" xlink:href="https://docs.python.org/es/3.7/reference/compound_stmts.html#elif" text:style-name="Internet_20_link" text:visited-style-name="Visited_20_Internet_20_Link"><text:span text:style-name="Source_20_Text">elif</text:span></text:a>, y el bloque <text:a xlink:type="simple" xlink:href="https://docs.python.org/es/3.7/reference/compound_stmts.html#else" text:style-name="Internet_20_link" text:visited-style-name="Visited_20_Internet_20_Link"><text:span text:style-name="Source_20_Text">else</text:span></text:a> es opcional. La palabra reservada “<text:span text:style-name="Source_20_Text">elif</text:span>’es una abreviación de “else if”, y es útil para evitar un sangrado excesivo. Una secuencia <text:span text:style-name="Source_20_Text">if</text:span> … <text:span text:style-name="Source_20_Text">elif</text:span> … <text:span text:style-name="Source_20_Text">elif</text:span> … sustituye las sentencias <text:span text:style-name="Source_20_Text">switch</text:span> o <text:span text:style-name="Source_20_Text">case</text:span> encontradas en otros lenguajes.</text:p>
      <text:h text:style-name="Heading_20_2" text:outline-level="2">La sentencia <text:span text:style-name="Example">for</text:span></text:h>
      <text:p text:style-name="Text_20_body"><text:bookmark text:name="index-01"/>La sentencia <text:a xlink:type="simple" xlink:href="https://docs.python.org/es/3.7/reference/compound_stmts.html#for" text:style-name="Internet_20_link" text:visited-style-name="Visited_20_Internet_20_Link"><text:span text:style-name="Source_20_Text">for</text:span></text:a> en Python difiere un poco de lo que uno puede estar acostumbrado en lenguajes como C o Pascal. En lugar de siempre iterar sobre una progresión aritmética de números (como en Pascal) o darle al usuario la posibilidad de definir tanto el paso de la iteración como la condición de fin (como en C), la sentencia <text:span text:style-name="Source_20_Text">for</text:span> de Python itera sobre los ítems de cualquier secuencia (una lista o una cadena de texto), en el orden que aparecen en la secuencia. Por ejemplo:</text:p>
      <text:p text:style-name="Source_20_Code">&gt;&gt;&gt; # <text:span text:style-name="T14">A medir algunas </text:span>strings:</text:p>
      <text:p text:style-name="Source_20_Code"><text:soft-page-break/>... words = ['cat', 'window', 'defenestrate']</text:p>
      <text:p text:style-name="Source_20_Code">&gt;&gt;&gt; for w in words:</text:p>
      <text:p text:style-name="Source_20_Code">... <text:s text:c="4"/>print(w, len(w))</text:p>
      <text:p text:style-name="Source_20_Code">...</text:p>
      <text:p text:style-name="Source_20_Code">cat 3</text:p>
      <text:p text:style-name="Source_20_Code">window 6</text:p>
      <text:p text:style-name="Source_20_Code">defenestrate 12</text:p>
      <text:p text:style-name="Text_20_body">Si necesitas modificar la secuencia sobre la que estás iterando mientras estás adentro del ciclo (por ejemplo para borrar algunos ítems), se recomienda que hagas primero una copia. Iterar sobre una secuencia no hace implícitamente una copia. La notación de rebanada es especialmente conveniente para esto:</text:p>
      <text:p text:style-name="Source_20_Code">&gt;&gt;&gt; for w in words[:]: <text:s/># Loop over a slice copy of the entire list.</text:p>
      <text:p text:style-name="Source_20_Code">... <text:s text:c="4"/>if len(w) &gt; 6:</text:p>
      <text:p text:style-name="Source_20_Code">... <text:s text:c="8"/>words.insert(0, w)</text:p>
      <text:p text:style-name="Source_20_Code">...</text:p>
      <text:p text:style-name="Source_20_Code">&gt;&gt;&gt; words</text:p>
      <text:p text:style-name="Source_20_Code">['defenestrate', 'cat', 'window', 'defenestrate']</text:p>
      <text:p text:style-name="Text_20_body">Con <text:span text:style-name="Source_20_Text">for w in words:</text:span>, el ejemplo intentaría crear una lista infinita, insertando <text:span text:style-name="Source_20_Text">defenestrate</text:span> una y otra vez.</text:p>
      <text:h text:style-name="Heading_20_2" text:outline-level="2">La función <text:a xlink:type="simple" xlink:href="https://docs.python.org/es/3.7/library/stdtypes.html#range" text:style-name="Internet_20_link" text:visited-style-name="Visited_20_Internet_20_Link"><text:span text:style-name="Source_20_Text">range()</text:span></text:a></text:h>
      <text:p text:style-name="Text_20_body">Si se necesita iterar sobre una secuencia de números, es apropiado utilizar la función integrada <text:a xlink:type="simple" xlink:href="https://docs.python.org/es/3.7/library/stdtypes.html#range" text:style-name="Internet_20_link" text:visited-style-name="Visited_20_Internet_20_Link"><text:span text:style-name="Source_20_Text">range()</text:span></text:a>, la cual genera progresiones aritméticas:</text:p>
      <text:p text:style-name="Source_20_Code">&gt;&gt;&gt; for i in range(5):</text:p>
      <text:p text:style-name="Source_20_Code">... <text:s text:c="4"/>print(i)</text:p>
      <text:p text:style-name="Source_20_Code">...</text:p>
      <text:p text:style-name="Source_20_Code">0</text:p>
      <text:p text:style-name="Source_20_Code">1</text:p>
      <text:p text:style-name="Source_20_Code">2</text:p>
      <text:p text:style-name="Source_20_Code">3</text:p>
      <text:p text:style-name="Source_20_Code">4</text:p>
      <text:p text:style-name="Text_20_body">El valor final dado nunca es parte de la secuencia; <text:span text:style-name="Source_20_Text">range(10)</text:span> genera 10 valores, los índices correspondientes para los ítems de una secuencia de longitud 10. Es posible hacer que el rango empiece con otro número, o especificar un incremento diferente (incluso negativo; algunas veces se lo llama “paso”):</text:p>
      <text:p text:style-name="Source_20_Code"><text:soft-page-break/>range(5, 10)</text:p>
      <text:p text:style-name="Source_20_Code"><text:s text:c="3"/>5, 6, 7, 8, 9</text:p>
      <text:p text:style-name="Source_20_Code"/>
      <text:p text:style-name="Source_20_Code">range(0, 10, 3)</text:p>
      <text:p text:style-name="Source_20_Code"><text:s text:c="3"/>0, 3, 6, 9</text:p>
      <text:p text:style-name="Source_20_Code"/>
      <text:p text:style-name="Source_20_Code">range(-10, -100, -30)</text:p>
      <text:p text:style-name="Source_20_Code"><text:s text:c="2"/>-10, -40, -70</text:p>
      <text:p text:style-name="Text_20_body">Para iterar sobre los índices de una secuencia, puedes combinar <text:a xlink:type="simple" xlink:href="https://docs.python.org/es/3.7/library/stdtypes.html#range" text:style-name="Internet_20_link" text:visited-style-name="Visited_20_Internet_20_Link"><text:span text:style-name="Source_20_Text">range()</text:span></text:a> y <text:a xlink:type="simple" xlink:href="https://docs.python.org/es/3.7/library/functions.html#len" text:style-name="Internet_20_link" text:visited-style-name="Visited_20_Internet_20_Link"><text:span text:style-name="Source_20_Text">len()</text:span></text:a> así:</text:p>
      <text:p text:style-name="Source_20_Code">&gt;&gt;&gt; a = ['Mary', 'had', 'a', 'little', 'lamb']</text:p>
      <text:p text:style-name="Source_20_Code">&gt;&gt;&gt; for i in range(len(a)):</text:p>
      <text:p text:style-name="Source_20_Code">... <text:s text:c="4"/>print(i, a[i])</text:p>
      <text:p text:style-name="Source_20_Code">...</text:p>
      <text:p text:style-name="Source_20_Code">0 Mary</text:p>
      <text:p text:style-name="Source_20_Code">1 had</text:p>
      <text:p text:style-name="Source_20_Code">2 a</text:p>
      <text:p text:style-name="Source_20_Code">3 little</text:p>
      <text:p text:style-name="Source_20_Code">4 lamb</text:p>
      <text:p text:style-name="Text_20_body">En la mayoría de los casos, sin embargo, conviene usar la función <text:a xlink:type="simple" xlink:href="https://docs.python.org/es/3.7/library/functions.html#enumerate" text:style-name="Internet_20_link" text:visited-style-name="Visited_20_Internet_20_Link"><text:span text:style-name="Source_20_Text">enumerate()</text:span></text:a>, mira <text:a xlink:type="simple" xlink:href="https://docs.python.org/es/3.7/tutorial/datastructures.html#tut-loopidioms" text:style-name="Internet_20_link" text:visited-style-name="Visited_20_Internet_20_Link">Técnicas de iteración</text:a>.</text:p>
      <text:p text:style-name="Text_20_body">Algo extraño sucede si muestras un ` <text:span text:style-name="Citation">range`</text:span>:</text:p>
      <text:p text:style-name="Source_20_Code">&gt;&gt;&gt; print(range(10))</text:p>
      <text:p text:style-name="Source_20_Code">range(0, 10)</text:p>
      <text:p text:style-name="Text_20_body">De muchas maneras el objeto devuelto por <text:a xlink:type="simple" xlink:href="https://docs.python.org/es/3.7/library/stdtypes.html#range" text:style-name="Internet_20_link" text:visited-style-name="Visited_20_Internet_20_Link"><text:span text:style-name="Source_20_Text">range()</text:span></text:a> se comporta como si fuera una lista, pero no lo es. Es un objeto que devuelve los ítems sucesivos de la secuencia deseada cuando iteras sobre él, pero realmente no construye la lista, ahorrando entonces espacio.</text:p>
      <text:p text:style-name="Text_20_body">Decimos que tal objeto es <text:span text:style-name="Emphasis">iterable</text:span>; esto es, que se lo puede usar en funciones y construcciones que esperan algo de lo cual obtener ítems sucesivos hasta que se termine. Hemos visto que la declaración <text:a xlink:type="simple" xlink:href="https://docs.python.org/es/3.7/reference/compound_stmts.html#for" text:style-name="Internet_20_link" text:visited-style-name="Visited_20_Internet_20_Link"><text:span text:style-name="Source_20_Text">for</text:span></text:a> es un iterador en ese sentido. La función <text:a xlink:type="simple" xlink:href="https://docs.python.org/es/3.7/library/stdtypes.html#list" text:style-name="Internet_20_link" text:visited-style-name="Visited_20_Internet_20_Link"><text:span text:style-name="Source_20_Text">list()</text:span></text:a> es otra; crea listas a partir de iterables:</text:p>
      <text:p text:style-name="Source_20_Code">&gt;&gt;&gt; list(range(5))</text:p>
      <text:p text:style-name="Source_20_Code">[0, 1, 2, 3, 4]</text:p>
      <text:p text:style-name="Text_20_body">Más tarde veremos más funciones que devuelven iterables y que toman iterables como entrada.</text:p>
      <text:h text:style-name="Heading_20_2" text:outline-level="2"><text:soft-page-break/>Las sentencias <text:a xlink:type="simple" xlink:href="https://docs.python.org/es/3.7/reference/simple_stmts.html#break" text:style-name="Internet_20_link" text:visited-style-name="Visited_20_Internet_20_Link"><text:span text:style-name="Source_20_Text">break</text:span></text:a>, <text:a xlink:type="simple" xlink:href="https://docs.python.org/es/3.7/reference/simple_stmts.html#continue" text:style-name="Internet_20_link" text:visited-style-name="Visited_20_Internet_20_Link"><text:span text:style-name="Source_20_Text">continue</text:span></text:a>, y <text:a xlink:type="simple" xlink:href="https://docs.python.org/es/3.7/reference/compound_stmts.html#else" text:style-name="Internet_20_link" text:visited-style-name="Visited_20_Internet_20_Link"><text:span text:style-name="Source_20_Text">else</text:span></text:a> en bucles</text:h>
      <text:p text:style-name="Text_20_body">La sentencia <text:a xlink:type="simple" xlink:href="https://docs.python.org/es/3.7/reference/simple_stmts.html#break" text:style-name="Internet_20_link" text:visited-style-name="Visited_20_Internet_20_Link"><text:span text:style-name="Source_20_Text">break</text:span></text:a>, como en C, termina el bucle <text:a xlink:type="simple" xlink:href="https://docs.python.org/es/3.7/reference/compound_stmts.html#for" text:style-name="Internet_20_link" text:visited-style-name="Visited_20_Internet_20_Link"><text:span text:style-name="Source_20_Text">for</text:span></text:a> o <text:a xlink:type="simple" xlink:href="https://docs.python.org/es/3.7/reference/compound_stmts.html#while" text:style-name="Internet_20_link" text:visited-style-name="Visited_20_Internet_20_Link"><text:span text:style-name="Source_20_Text">while</text:span></text:a> más anidado.</text:p>
      <text:p text:style-name="Text_20_body">Las sentencias de bucle pueden tener una cláusula`!else` que es ejecutada cuando el lazo termina, luego de agotar la lista (con <text:a xlink:type="simple" xlink:href="https://docs.python.org/es/3.7/reference/compound_stmts.html#for" text:style-name="Internet_20_link" text:visited-style-name="Visited_20_Internet_20_Link"><text:span text:style-name="Source_20_Text">for</text:span></text:a>) o cuando la condición se hace falsa (con <text:a xlink:type="simple" xlink:href="https://docs.python.org/es/3.7/reference/compound_stmts.html#while" text:style-name="Internet_20_link" text:visited-style-name="Visited_20_Internet_20_Link"><text:span text:style-name="Source_20_Text">while</text:span></text:a>), pero no cuando el bucle se termina con la sentencia <text:a xlink:type="simple" xlink:href="https://docs.python.org/es/3.7/reference/simple_stmts.html#break" text:style-name="Internet_20_link" text:visited-style-name="Visited_20_Internet_20_Link"><text:span text:style-name="Source_20_Text">break</text:span></text:a>. Se puede ver el ejemplo en el siguiente bucle, que busca números primos:</text:p>
      <text:p text:style-name="Source_20_Code">&gt;&gt;&gt; for n in range(2, 10):</text:p>
      <text:p text:style-name="Source_20_Code">... <text:s text:c="4"/>for x in range(2, n):</text:p>
      <text:p text:style-name="Source_20_Code">... <text:s text:c="8"/>if n % x == 0:</text:p>
      <text:p text:style-name="Source_20_Code">... <text:s text:c="12"/>print(n, 'equals', x, '*', n//x)</text:p>
      <text:p text:style-name="Source_20_Code">... <text:s text:c="12"/>break</text:p>
      <text:p text:style-name="Source_20_Code">... <text:s text:c="4"/>else:</text:p>
      <text:p text:style-name="Source_20_Code">... <text:s text:c="8"/># loop fell through without finding a factor</text:p>
      <text:p text:style-name="Source_20_Code">... <text:s text:c="8"/>print(n, 'is a prime number')</text:p>
      <text:p text:style-name="Source_20_Code">...</text:p>
      <text:p text:style-name="Source_20_Code">2 is a prime number</text:p>
      <text:p text:style-name="Source_20_Code">3 is a prime number</text:p>
      <text:p text:style-name="Source_20_Code">4 equals 2 * 2</text:p>
      <text:p text:style-name="Source_20_Code">5 is a prime number</text:p>
      <text:p text:style-name="Source_20_Code">6 equals 2 * 3</text:p>
      <text:p text:style-name="Source_20_Code">7 is a prime number</text:p>
      <text:p text:style-name="Source_20_Code">8 equals 2 * 4</text:p>
      <text:p text:style-name="Source_20_Code">9 equals 3 * 3</text:p>
      <text:p text:style-name="Text_20_body">(Sí, este es el código correcto. Fíjate bien: el <text:span text:style-name="Source_20_Text">else</text:span> pertenece al ciclo <text:a xlink:type="simple" xlink:href="https://docs.python.org/es/3.7/reference/compound_stmts.html#for" text:style-name="Internet_20_link" text:visited-style-name="Visited_20_Internet_20_Link"><text:span text:style-name="Source_20_Text">for</text:span></text:a>, no al <text:a xlink:type="simple" xlink:href="https://docs.python.org/es/3.7/reference/compound_stmts.html#if" text:style-name="Internet_20_link" text:visited-style-name="Visited_20_Internet_20_Link"><text:span text:style-name="Source_20_Text">if</text:span></text:a>.)</text:p>
      <text:p text:style-name="Text_20_body">Cuando se usa con un ciclo, el <text:span text:style-name="Source_20_Text">else</text:span> tiene más en común con el <text:span text:style-name="Source_20_Text">else</text:span> de una declaración <text:a xlink:type="simple" xlink:href="https://docs.python.org/es/3.7/reference/compound_stmts.html#try" text:style-name="Internet_20_link" text:visited-style-name="Visited_20_Internet_20_Link"><text:span text:style-name="Source_20_Text">try</text:span></text:a> que con el de un <text:a xlink:type="simple" xlink:href="https://docs.python.org/es/3.7/reference/compound_stmts.html#if" text:style-name="Internet_20_link" text:visited-style-name="Visited_20_Internet_20_Link"><text:span text:style-name="Source_20_Text">if</text:span></text:a>: el <text:span text:style-name="Source_20_Text">else</text:span> de un <text:span text:style-name="Source_20_Text">try</text:span> se ejecuta cuando no se genera ninguna excepción, y el <text:span text:style-name="Source_20_Text">else</text:span> de un ciclo se ejecuta cuando no hay ningún <text:span text:style-name="Source_20_Text">break</text:span>. Para más sobre la declaración <text:span text:style-name="Source_20_Text">try</text:span> y excepciones, mira <text:a xlink:type="simple" xlink:href="https://docs.python.org/es/3.7/tutorial/errors.html#tut-handling" text:style-name="Internet_20_link" text:visited-style-name="Visited_20_Internet_20_Link">Gestionando Excepciones</text:a>.</text:p>
      <text:p text:style-name="Text_20_body">La declaración <text:a xlink:type="simple" xlink:href="https://docs.python.org/es/3.7/reference/simple_stmts.html#continue" text:style-name="Internet_20_link" text:visited-style-name="Visited_20_Internet_20_Link"><text:span text:style-name="Source_20_Text">continue</text:span></text:a>, también tomada de C, continua con la siguiente iteración del ciclo:</text:p>
      <text:p text:style-name="Source_20_Code">&gt;&gt;&gt; for num in range(2, 10):</text:p>
      <text:p text:style-name="Source_20_Code">... <text:s text:c="4"/>if num % 2 == 0:</text:p>
      <text:p text:style-name="Source_20_Code">... <text:s text:c="8"/>print("Found an even number", num)</text:p>
      <text:p text:style-name="Source_20_Code">... <text:s text:c="8"/>continue</text:p>
      <text:p text:style-name="Source_20_Code">... <text:s text:c="4"/>print("Found a number", num)</text:p>
      <text:p text:style-name="Source_20_Code">Found an even number 2</text:p>
      <text:p text:style-name="Source_20_Code">Found a number 3</text:p>
      <text:p text:style-name="Source_20_Code">Found an even number 4</text:p>
      <text:p text:style-name="Source_20_Code">Found a number 5</text:p>
      <text:p text:style-name="Source_20_Code"><text:soft-page-break/>Found an even number 6</text:p>
      <text:p text:style-name="Source_20_Code">Found a number 7</text:p>
      <text:p text:style-name="Source_20_Code">Found an even number 8</text:p>
      <text:p text:style-name="Source_20_Code">Found a number 9</text:p>
      <text:h text:style-name="Heading_20_2" text:outline-level="2">La sentencia <text:a xlink:type="simple" xlink:href="https://docs.python.org/es/3.7/reference/simple_stmts.html#pass" text:style-name="Internet_20_link" text:visited-style-name="Visited_20_Internet_20_Link"><text:span text:style-name="Source_20_Text">pass</text:span></text:a></text:h>
      <text:p text:style-name="Text_20_body">La sentencia <text:a xlink:type="simple" xlink:href="https://docs.python.org/es/3.7/reference/simple_stmts.html#pass" text:style-name="Internet_20_link" text:visited-style-name="Visited_20_Internet_20_Link"><text:span text:style-name="Source_20_Text">pass</text:span></text:a> no hace nada. Se puede usar cuando una sentencia es requerida por la sintaxis pero el programa no requiere ninguna acción. Por ejemplo:</text:p>
      <text:p text:style-name="Source_20_Code">&gt;&gt;&gt; while True:</text:p>
      <text:p text:style-name="Source_20_Code">... <text:s text:c="4"/>pass <text:s/># Busy-wait for keyboard interrupt (Ctrl+C)</text:p>
      <text:p text:style-name="Source_20_Code">...</text:p>
      <text:p text:style-name="Text_20_body">Se usa normalmente para crear clases en su mínima expresión:</text:p>
      <text:p text:style-name="Source_20_Code">&gt;&gt;&gt; class MyEmptyClass:</text:p>
      <text:p text:style-name="Source_20_Code">... <text:s text:c="4"/>pass</text:p>
      <text:p text:style-name="Source_20_Code">...</text:p>
      <text:p text:style-name="Text_20_body">Otro lugar donde se puede usar <text:a xlink:type="simple" xlink:href="https://docs.python.org/es/3.7/reference/simple_stmts.html#pass" text:style-name="Internet_20_link" text:visited-style-name="Visited_20_Internet_20_Link"><text:span text:style-name="Source_20_Text">pass</text:span></text:a> es como una marca de lugar para una función o un cuerpo condicional cuando estás trabajando en código nuevo, lo cual te permite pensar a un nivel de abstracción mayor. El <text:span text:style-name="Source_20_Text">pass</text:span> se ignora silenciosamente:</text:p>
      <text:p text:style-name="Source_20_Code">&gt;&gt;&gt; def initlog(*args):</text:p>
      <text:p text:style-name="Source_20_Code">... <text:s text:c="4"/>pass <text:s text:c="2"/># Remember to implement this!</text:p>
      <text:p text:style-name="Source_20_Code">...</text:p>
      <text:h text:style-name="Heading_20_2" text:outline-level="2">Definiendo funciones</text:h>
      <text:p text:style-name="Text_20_body">Podemos crear una función que escriba la serie de Fibonacci hasta un límite determinado:</text:p>
      <text:p text:style-name="Source_20_Code">&gt;&gt;&gt; def fib(n): <text:s text:c="3"/># write Fibonacci series up to n</text:p>
      <text:p text:style-name="Source_20_Code">... <text:s text:c="4"/>"""Print a Fibonacci series up to n."""</text:p>
      <text:p text:style-name="Source_20_Code">... <text:s text:c="4"/>a, b = 0, 1</text:p>
      <text:p text:style-name="Source_20_Code">... <text:s text:c="4"/>while a &lt; n:</text:p>
      <text:p text:style-name="Source_20_Code">... <text:s text:c="8"/>print(a, end=' ')</text:p>
      <text:p text:style-name="Source_20_Code">... <text:s text:c="8"/>a, b = b, a+b</text:p>
      <text:p text:style-name="Source_20_Code">... <text:s text:c="4"/>print()</text:p>
      <text:p text:style-name="Source_20_Code">...</text:p>
      <text:p text:style-name="Source_20_Code">&gt;&gt;&gt; # Now call the function we just defined:</text:p>
      <text:p text:style-name="Source_20_Code">... fib(2000)</text:p>
      <text:p text:style-name="Source_20_Code">0 1 1 2 3 5 8 13 21 34 55 89 144 233 377 610 987 1597</text:p>
      <text:p text:style-name="Text_20_body"><text:bookmark text:name="index-1"/><text:soft-page-break/>La palabra reservada <text:a xlink:type="simple" xlink:href="https://docs.python.org/es/3.7/reference/compound_stmts.html#def" text:style-name="Internet_20_link" text:visited-style-name="Visited_20_Internet_20_Link"><text:span text:style-name="Source_20_Text">def</text:span></text:a> se usa para definir funciones. Debe seguirle el nombre de la función y la lista de parámetros formales entre paréntesis. Las sentencias que forman el cuerpo de la función empiezan en la línea siguiente, y deben estar con sangría.</text:p>
      <text:p text:style-name="Text_20_body">La primera sentencia del cuerpo de la función puede ser opcionalmente una cadena de texto literal; esta es la cadena de texto de documentación de la función, o <text:span text:style-name="Emphasis">docstring</text:span>. (Puedes encontrar más acerca de docstrings en la sección <text:a xlink:type="simple" xlink:href="https://docs.python.org/es/3.7/tutorial/controlflow.html#tut-docstrings" text:style-name="Internet_20_link" text:visited-style-name="Visited_20_Internet_20_Link">Cadenas de texto de documentación</text:a>.). Existen herramientas que usan las <text:span text:style-name="Source_20_Text">docstrings</text:span> para producir documentación imprimible o disponible en línea, o para dejar que los usuarios busquen interactivamente a través del código; es una buena práctica incluir <text:span text:style-name="Source_20_Text">docstrings</text:span> en el código que escribes, y hacerlo un buen hábito.</text:p>
      <text:p text:style-name="P18"><text:span text:style-name="T26">La ejecución de una función introduce una nueva tabla de símbolos utilizada para las variables locales de la función. Más precisamente, todas las asignaciones de variables en una función almacenan el valor en la tabla de símbolos local; mientras que las referencias de variables primero buscan en la tabla de símbolos local, luego en las tablas de símbolos locales de las funciones adjuntas, luego en la tabla de símbolos global y finalmente en la tabla de nombres incorporados. Por lo tanto, a las variables globales y a las variables de funciones adjuntas no se les puede asignar directamente un valor dentro de una función (a menos que, para variables globales, se mencionen en una declaración </text:span><text:a xlink:type="simple" xlink:href="https://docs.python.org/es/3.7/reference/simple_stmts.html#global" text:style-name="Internet_20_link" text:visited-style-name="Visited_20_Internet_20_Link"><text:span text:style-name="Source_20_Text"><text:span text:style-name="T26">global</text:span></text:span></text:a><text:span text:style-name="T26"> o, para variables de funciones adjuntas, que se mencionen en una declaración </text:span><text:a xlink:type="simple" xlink:href="https://docs.python.org/es/3.7/reference/simple_stmts.html#nonlocal" text:style-name="Internet_20_link" text:visited-style-name="Visited_20_Internet_20_Link"><text:span text:style-name="Source_20_Text"><text:span text:style-name="T26">nonlocal</text:span></text:span></text:a><text:span text:style-name="T26"> ), aunque pueden ser referenciado.</text:span></text:p>
      <text:p text:style-name="P10">Los parámetros reales (argumentos) de una función se introducen en la tabla de símbolos local de la función llamada cuando esta es ejecutada; así, los argumentos son pasados por valor (dónde el valor es siempre una referencia a un objeto, no el valor del objeto).</text:p>
      <text:p text:style-name="Nota">En realidad, <text:span text:style-name="Emphasis">llamadas por referencia de objeto</text:span> sería una mejor descripción, ya que si se pasa un objeto mutable, quien realiza la llamada verá cualquier cambio que se realice sobre el mismo (por ejemplo ítems insertados en una lista).</text:p>
      <text:p text:style-name="P10">Cuando una función llama a otra función, una nueva tabla de símbolos local es creada para esa llamada.</text:p>
      <text:p text:style-name="Text_20_body">La definición de una función introduce el nombre de la función en la tabla de símbolos actual. El valor del nombre de la función tiene un tipo que es reconocido por el interprete como una <text:soft-page-break/>función definida por el usuario. Este valor puede ser asignado a otro nombre que luego puede ser usado como una función. Esto sirve como un mecanismo general para renombrar:</text:p>
      <text:p text:style-name="Source_20_Code">&gt;&gt;&gt; fib</text:p>
      <text:p text:style-name="Source_20_Code">&lt;function fib at 10042ed0&gt;</text:p>
      <text:p text:style-name="Source_20_Code">&gt;&gt;&gt; f = fib</text:p>
      <text:p text:style-name="Source_20_Code">&gt;&gt;&gt; f(100)</text:p>
      <text:p text:style-name="Source_20_Code">0 1 1 2 3 5 8 13 21 34 55 89</text:p>
      <text:p text:style-name="Text_20_body">Viniendo de otros lenguajes, puedes objetar que <text:span text:style-name="Source_20_Text">fib</text:span> no es una función, sino un procedimiento, porque no devuelve un valor. De hecho, técnicamente hablando, los procedimientos sin <text:a xlink:type="simple" xlink:href="https://docs.python.org/es/3.7/reference/simple_stmts.html#return" text:style-name="Internet_20_link" text:visited-style-name="Visited_20_Internet_20_Link"><text:span text:style-name="Source_20_Text">return</text:span></text:a> sí retornan un valor, aunque uno aburrido. Este valor se llama <text:span text:style-name="Source_20_Text">None</text:span> (es un nombre predefinido). El intérprete por lo general no escribe el valor <text:span text:style-name="Source_20_Text">None</text:span> si va a ser el único valor escrito. Si realmente se quiere, se puede verlo usando la función <text:a xlink:type="simple" xlink:href="https://docs.python.org/es/3.7/library/functions.html#print" text:style-name="Internet_20_link" text:visited-style-name="Visited_20_Internet_20_Link"><text:span text:style-name="Source_20_Text">print()</text:span></text:a></text:p>
      <text:p text:style-name="Source_20_Code">&gt;&gt;&gt; fib(0)</text:p>
      <text:p text:style-name="Source_20_Code">&gt;&gt;&gt; print(fib(0))</text:p>
      <text:p text:style-name="Source_20_Code">None</text:p>
      <text:p text:style-name="Text_20_body">Es simple escribir una función que retorne una lista con los números de la serie de Fibonacci en lugar de imprimirlos:</text:p>
      <text:p text:style-name="Source_20_Code">&gt;&gt;&gt; def fib2(n): <text:s/># return Fibonacci series up to n</text:p>
      <text:p text:style-name="Source_20_Code">... <text:s text:c="4"/>"""Return a list containing the Fibonacci series up to n."""</text:p>
      <text:p text:style-name="Source_20_Code">... <text:s text:c="4"/>result = []</text:p>
      <text:p text:style-name="Source_20_Code">... <text:s text:c="4"/>a, b = 0, 1</text:p>
      <text:p text:style-name="Source_20_Code">... <text:s text:c="4"/>while a &lt; n:</text:p>
      <text:p text:style-name="Source_20_Code">... <text:s text:c="8"/>result.append(a) <text:s text:c="3"/># see below</text:p>
      <text:p text:style-name="Source_20_Code">... <text:s text:c="8"/>a, b = b, a+b</text:p>
      <text:p text:style-name="Source_20_Code">... <text:s text:c="4"/>return result</text:p>
      <text:p text:style-name="Source_20_Code">...</text:p>
      <text:p text:style-name="Source_20_Code">&gt;&gt;&gt; f100 = fib2(100) <text:s text:c="3"/># call it</text:p>
      <text:p text:style-name="Source_20_Code">&gt;&gt;&gt; f100 <text:s text:c="15"/># write the result</text:p>
      <text:p text:style-name="Source_20_Code">[0, 1, 1, 2, 3, 5, 8, 13, 21, 34, 55, 89]</text:p>
      <text:p text:style-name="Text_20_body">Este ejemplo, como es usual, demuestra algunas características más de Python:</text:p>
      <text:list xml:id="list3296390601" text:style-name="L3">
        <text:list-item>
          <text:p text:style-name="P36">La sentencia <text:a xlink:type="simple" xlink:href="https://docs.python.org/es/3.7/reference/simple_stmts.html#return" text:style-name="Internet_20_link" text:visited-style-name="Visited_20_Internet_20_Link"><text:span text:style-name="Source_20_Text">return</text:span></text:a> devuelve un valor en una función. <text:span text:style-name="Source_20_Text">return</text:span> sin una expresión como argumento retorna <text:span text:style-name="Source_20_Text">None</text:span>. Si se alcanza el final de una función, también se retorna <text:span text:style-name="Source_20_Text">None</text:span>.</text:p>
        </text:list-item>
        <text:list-item>
          <text:p text:style-name="P36">La sentencia <text:span text:style-name="Source_20_Text">result.append(a)</text:span> llama a un método del objeto lista <text:span text:style-name="Source_20_Text">result</text:span>. Un método es una función que “pertenece” a un objeto y se nombra <text:span text:style-name="Source_20_Text">obj.methodname</text:span>, <text:soft-page-break/>dónde <text:span text:style-name="Source_20_Text">obj</text:span> es algún objeto (puede ser una expresión), y <text:span text:style-name="Source_20_Text">methodname</text:span> es el nombre del método que está definido por el tipo del objeto. Distintos tipos definen distintos métodos. Métodos de diferentes tipos pueden tener el mismo nombre sin causar ambigüedad. (Es posible definir tipos de objetos propios, y métodos, usando clases, mira <text:a xlink:type="simple" xlink:href="https://docs.python.org/es/3.7/tutorial/classes.html#tut-classes" text:style-name="Internet_20_link" text:visited-style-name="Visited_20_Internet_20_Link">Clases</text:a>). El método <text:span text:style-name="Source_20_Text">append()</text:span> mostrado en el ejemplo está definido para objetos lista; añade un nuevo elemento al final de la lista. En este ejemplo es equivalente a <text:span text:style-name="Source_20_Text">result = result + [a]</text:span>, pero más eficiente.</text:p>
        </text:list-item>
      </text:list>
      <text:h text:style-name="Heading_20_2" text:outline-level="2"><text:span text:style-name="T18">M</text:span>ás sobre definición de funciones</text:h>
      <text:p text:style-name="Text_20_body">También es posible definir funciones con un número variable de argumentos. Hay tres formas que pueden ser combinadas.</text:p>
      <text:h text:style-name="Heading_20_3" text:outline-level="3">Argumentos con valores por omisión</text:h>
      <text:p text:style-name="Text_20_body">La forma más útil es especificar un valor por omisión para uno o más argumentos. Esto crea una función que puede ser llamada con menos argumentos que los que permite. Por ejemplo:</text:p>
      <text:p text:style-name="Source_20_Code">def ask_ok(prompt, retries=4, reminder='Please try again!'):</text:p>
      <text:p text:style-name="Source_20_Code"><text:s text:c="4"/>while True:</text:p>
      <text:p text:style-name="Source_20_Code"><text:s text:c="8"/>ok = input(prompt)</text:p>
      <text:p text:style-name="Source_20_Code"><text:s text:c="8"/>if ok in ('y', 'ye', 'yes'):</text:p>
      <text:p text:style-name="Source_20_Code"><text:s text:c="12"/>return True</text:p>
      <text:p text:style-name="Source_20_Code"><text:s text:c="8"/>if ok in ('n', 'no', 'nop', 'nope'):</text:p>
      <text:p text:style-name="Source_20_Code"><text:s text:c="12"/>return False</text:p>
      <text:p text:style-name="Source_20_Code"><text:s text:c="8"/>retries = retries - 1</text:p>
      <text:p text:style-name="Source_20_Code"><text:s text:c="8"/>if retries &lt; 0:</text:p>
      <text:p text:style-name="Source_20_Code"><text:s text:c="12"/>raise ValueError('invalid user response')</text:p>
      <text:p text:style-name="Source_20_Code"><text:s text:c="8"/>print(reminder)</text:p>
      <text:p text:style-name="Text_20_body">Esta función puede ser llamada de distintas maneras:</text:p>
      <text:list xml:id="list2005602405" text:style-name="L4">
        <text:list-item>
          <text:p text:style-name="P37">pasando sólo el argumento obligatorio: <text:span text:style-name="Source_20_Text">ask_ok('Do you really want to quit?')</text:span></text:p>
        </text:list-item>
        <text:list-item>
          <text:p text:style-name="P37">pasando uno de los argumentos opcionales: <text:span text:style-name="Source_20_Text">ask_ok('OK to overwrite the file?', 2)</text:span></text:p>
        </text:list-item>
        <text:list-item>
          <text:p text:style-name="P37">o pasando todos los argumentos: <text:span text:style-name="Source_20_Text">ask_ok('OK to overwrite the file?', 2, 'Come on, only yes or no!')</text:span></text:p>
        </text:list-item>
      </text:list>
      <text:p text:style-name="Text_20_body"><text:soft-page-break/>Este ejemplo también introduce la palabra reservada <text:a xlink:type="simple" xlink:href="https://docs.python.org/es/3.7/reference/expressions.html#in" text:style-name="Internet_20_link" text:visited-style-name="Visited_20_Internet_20_Link"><text:span text:style-name="Source_20_Text">in</text:span></text:a>, la cual prueba si una secuencia contiene o no un determinado valor.</text:p>
      <text:p text:style-name="Text_20_body">Los valores por omisión son evaluados en el momento de la definición de la función, en el ámbito de la definición, entonces:</text:p>
      <text:p text:style-name="Source_20_Code">i = 5</text:p>
      <text:p text:style-name="Source_20_Code"/>
      <text:p text:style-name="Source_20_Code">def f(arg=i):</text:p>
      <text:p text:style-name="Source_20_Code"><text:s text:c="4"/>print(arg)</text:p>
      <text:p text:style-name="Source_20_Code"/>
      <text:p text:style-name="Source_20_Code">i = 6</text:p>
      <text:p text:style-name="Source_20_Code">f()</text:p>
      <text:p text:style-name="Text_20_body">…imprimirá <text:span text:style-name="Source_20_Text">`5</text:span>.</text:p>
      <text:p text:style-name="Text_20_body"><text:span text:style-name="Strong_20_Emphasis">Advertencia importante:</text:span> El valor por omisión es evaluado solo una vez. Existe una diferencia cuando el valor por omisión es un objeto mutable como una lista, diccionario, o instancia de la mayoría de las clases. Por ejemplo, la siguiente función acumula los argumentos que se le pasan en subsiguientes llamadas:</text:p>
      <text:p text:style-name="Source_20_Code">def f(a, L=[]):</text:p>
      <text:p text:style-name="Source_20_Code"><text:s text:c="4"/>L.append(a)</text:p>
      <text:p text:style-name="Source_20_Code"><text:s text:c="4"/>return L</text:p>
      <text:p text:style-name="Source_20_Code"/>
      <text:p text:style-name="Source_20_Code">print(f(1))</text:p>
      <text:p text:style-name="Source_20_Code">print(f(2))</text:p>
      <text:p text:style-name="Source_20_Code">print(f(3))</text:p>
      <text:p text:style-name="Text_20_body">Imprimirá</text:p>
      <text:p text:style-name="Source_20_Code_20_Header">[1]</text:p>
      <text:p text:style-name="Source_20_Code_20_Header">[1, 2]</text:p>
      <text:p text:style-name="Source_20_Code_20_Header">[1, 2, 3]</text:p>
      <text:p text:style-name="Text_20_body">Si no se quiere que el valor por omisión sea compartido entre subsiguientes llamadas, se pueden escribir la función así:</text:p>
      <text:p text:style-name="Source_20_Code">def f(a, L=None):</text:p>
      <text:p text:style-name="Source_20_Code"><text:s text:c="4"/>if L is None:</text:p>
      <text:p text:style-name="Source_20_Code"><text:s text:c="8"/>L = []</text:p>
      <text:p text:style-name="Source_20_Code"><text:s text:c="4"/>L.append(a)</text:p>
      <text:p text:style-name="Source_20_Code"><text:s text:c="4"/>return L</text:p>
      <text:h text:style-name="Heading_20_3" text:outline-level="3"><text:soft-page-break/>Palabras claves como argumentos</text:h>
      <text:p text:style-name="Text_20_body">Las funciones también puede ser llamadas usando <text:a xlink:type="simple" xlink:href="https://docs.python.org/es/3.7/glossary.html#term-keyword-argument" text:style-name="Internet_20_link" text:visited-style-name="Visited_20_Internet_20_Link">argumentos de palabras clave</text:a> (o argumentos nombrados) de la forma <text:span text:style-name="Source_20_Text">kwarg=value</text:span>. Por ejemplo, la siguiente función:</text:p>
      <text:p text:style-name="Source_20_Code">def parrot(voltage, state='a stiff', action='voom', type='Norwegian Blue'):</text:p>
      <text:p text:style-name="Source_20_Code"><text:s text:c="4"/>print("-- This parrot wouldn't", action, end=' ')</text:p>
      <text:p text:style-name="Source_20_Code"><text:s text:c="4"/>print("if you put", voltage, "volts through it.")</text:p>
      <text:p text:style-name="Source_20_Code"><text:s text:c="4"/>print("-- Lovely plumage, the", type)</text:p>
      <text:p text:style-name="Source_20_Code"><text:s text:c="4"/>print("-- It's", state, "!")</text:p>
      <text:p text:style-name="Text_20_body">…acepta un argumento obligatorio (<text:span text:style-name="Source_20_Text">voltage</text:span>)) y tres argumentos opcionales (<text:span text:style-name="Source_20_Text">state</text:span>, <text:span text:style-name="Source_20_Text">action</text:span>, y <text:span text:style-name="Source_20_Text">type</text:span>). Esta función puede llamarse de cualquiera de las siguientes maneras:</text:p>
      <text:p text:style-name="Source_20_Code">parrot(1000) <text:s text:c="41"/># 1 positional argument</text:p>
      <text:p text:style-name="Source_20_Code">parrot(voltage=1000) <text:s text:c="33"/># 1 keyword argument</text:p>
      <text:p text:style-name="Source_20_Code">parrot(voltage=1000000, action='VOOOOOM') <text:s text:c="12"/># 2 keyword arguments</text:p>
      <text:p text:style-name="Source_20_Code">parrot(action='VOOOOOM', voltage=1000000) <text:s text:c="12"/># 2 keyword arguments</text:p>
      <text:p text:style-name="Source_20_Code">parrot('a million', 'bereft of life', 'jump') <text:s text:c="8"/># 3 positional arguments</text:p>
      <text:p text:style-name="Source_20_Code">parrot('a thousand', state='pushing up the daisies') <text:s/># 1 positional, 1 keyword</text:p>
      <text:p text:style-name="Text_20_body">…pero estas otras llamadas serían todas inválidas:</text:p>
      <text:p text:style-name="Source_20_Code">parrot() <text:s text:c="20"/># required argument missing</text:p>
      <text:p text:style-name="Source_20_Code">parrot(voltage=5.0, 'dead') <text:s/># non-keyword argument after a keyword argument</text:p>
      <text:p text:style-name="Source_20_Code">parrot(110, voltage=220) <text:s text:c="4"/># duplicate value for the same argument</text:p>
      <text:p text:style-name="Source_20_Code">parrot(actor='John Cleese') <text:s/># unknown keyword argument</text:p>
      <text:p text:style-name="Text_20_body">En una llamada a una función, los argumentos nombrados deben seguir a los argumentos posicionales. Cada uno de los argumentos nombrados pasados deben coincidir con un argumento aceptado por la función (por ejemplo, <text:span text:style-name="Source_20_Text">actor</text:span> no es un argumento válido para la función <text:span text:style-name="Source_20_Text">parrot</text:span>), y el orden de los mismos no es importante. Esto también se aplica a los argumentos obligatorios (por ejemplo, <text:span text:style-name="Source_20_Text">parrot(voltage=1000)</text:span> también es válido). Ningún argumento puede recibir más de un valor al mismo tiempo. Aquí hay un ejemplo que falla debido a esta restricción:</text:p>
      <text:p text:style-name="Source_20_Code">&gt;&gt;&gt; def function(a):</text:p>
      <text:p text:style-name="Source_20_Code">... <text:s text:c="4"/>pass</text:p>
      <text:p text:style-name="Source_20_Code">...</text:p>
      <text:p text:style-name="Source_20_Code">&gt;&gt;&gt; function(0, a=0)</text:p>
      <text:p text:style-name="Source_20_Code"><text:soft-page-break/>Traceback (most recent call last):</text:p>
      <text:p text:style-name="Source_20_Code"><text:s text:c="2"/>File "&lt;stdin&gt;", line 1, in &lt;module&gt;</text:p>
      <text:p text:style-name="Source_20_Code">TypeError: function() got multiple values for keyword argument 'a'</text:p>
      <text:p text:style-name="P17"><text:span text:style-name="T25">Cuando un parámetro formal final en la forma </text:span><text:span text:style-name="Source_20_Text"><text:span text:style-name="T25">**name</text:span></text:span><text:span text:style-name="T25"> está presente, recibe un diccionario (</text:span><text:span text:style-name="T5">ver</text:span><text:span text:style-name="T25"> </text:span><text:a xlink:type="simple" xlink:href="https://docs.python.org/es/3.7/library/stdtypes.html#typesmapping" text:style-name="Internet_20_link" text:visited-style-name="Visited_20_Internet_20_Link"><text:span text:style-name="T25">Mapping Types — dict</text:span></text:a><text:span text:style-name="T25">) conteniendo todos los argumento de palabra clave excepto aquellos que correspondan al argumento formal. Esto puede ser combinado con el parámetro formal del tipo </text:span><text:span text:style-name="Source_20_Text"><text:span text:style-name="T25">*name</text:span></text:span><text:span text:style-name="T25"> (descrito en la siguiente sección) el cual recibe una </text:span><text:a xlink:type="simple" xlink:href="https://docs.python.org/es/3.7/tutorial/datastructures.html#tut-tuples" text:style-name="Internet_20_link" text:visited-style-name="Visited_20_Internet_20_Link"><text:span text:style-name="T25">tuple</text:span></text:a><text:span text:style-name="T25"> conteniendo los argumentos posicionales mas alla de la lista de parámetros formal (</text:span><text:span text:style-name="Source_20_Text"><text:span text:style-name="T25">*name</text:span></text:span><text:span text:style-name="T25"> </text:span><text:span text:style-name="T5">debe estar antes que </text:span><text:span text:style-name="Source_20_Text"><text:span text:style-name="T25">**name</text:span></text:span><text:span text:style-name="T25">.). Por ejemplo, si definimos una función de la siguiente manera:</text:span></text:p>
      <text:p text:style-name="Source_20_Code">def cheeseshop(kind, *arguments, **keywords):</text:p>
      <text:p text:style-name="Source_20_Code"><text:s text:c="4"/>print("-- Do you have any", kind, "?")</text:p>
      <text:p text:style-name="Source_20_Code"><text:s text:c="4"/>print("-- I'm sorry, we're all out of", kind)</text:p>
      <text:p text:style-name="Source_20_Code"><text:s text:c="4"/>for arg in arguments:</text:p>
      <text:p text:style-name="Source_20_Code"><text:s text:c="8"/>print(arg)</text:p>
      <text:p text:style-name="Source_20_Code"><text:s text:c="4"/>print("-" * 40)</text:p>
      <text:p text:style-name="Source_20_Code"><text:s text:c="4"/>for kw in keywords:</text:p>
      <text:p text:style-name="Source_20_Code"><text:s text:c="8"/>print(kw, ":", keywords[kw])</text:p>
      <text:p text:style-name="Text_20_body">Puede ser llamada así:</text:p>
      <text:p text:style-name="Source_20_Code">cheeseshop("Limburger", "It's very runny, sir.",</text:p>
      <text:p text:style-name="Source_20_Code"><text:s text:c="11"/>"It's really very, VERY runny, sir.",</text:p>
      <text:p text:style-name="Source_20_Code"><text:s text:c="11"/>shopkeeper="Michael Palin",</text:p>
      <text:p text:style-name="Source_20_Code"><text:s text:c="11"/>client="John Cleese",</text:p>
      <text:p text:style-name="Source_20_Code"><text:s text:c="11"/>sketch="Cheese Shop Sketch")</text:p>
      <text:p text:style-name="Text_20_body">…<text:span text:style-name="T25">Que luego imprimirá</text:span>:</text:p>
      <text:p text:style-name="Source_20_Code">-- Do you have any Limburger ?</text:p>
      <text:p text:style-name="Source_20_Code">-- I'm sorry, we're all out of Limburger</text:p>
      <text:p text:style-name="Source_20_Code">It's very runny, sir.</text:p>
      <text:p text:style-name="Source_20_Code">It's really very, VERY runny, sir.</text:p>
      <text:p text:style-name="Source_20_Code">----------------------------------------</text:p>
      <text:p text:style-name="Source_20_Code">shopkeeper : Michael Palin</text:p>
      <text:p text:style-name="Source_20_Code">client : John Cleese</text:p>
      <text:p text:style-name="Source_20_Code">sketch : Cheese Shop Sketch</text:p>
      <text:p text:style-name="Text_20_body">Se debe notar que el orden en el cual los argumentos nombrados son impresos está garantizado para coincidir con el orden en el cual fueron provistos en la llamada a la función.</text:p>
      <text:h text:style-name="Heading_20_3" text:outline-level="3"><text:soft-page-break/>Listas de argumentos arbitrarios</text:h>
      <text:p text:style-name="Text_20_body"><text:bookmark text:name="index-2"/>Finalmente, la opción menos frecuentemente usada es especificar que una función puede ser llamada con un número arbitrario de argumentos. Estos argumentos serán organizados en una tupla (mira <text:a xlink:type="simple" xlink:href="https://docs.python.org/es/3.7/tutorial/datastructures.html#tut-tuples" text:style-name="Internet_20_link" text:visited-style-name="Visited_20_Internet_20_Link">Tuplas y secuencias</text:a>). Antes del número variable de argumentos, cero o más argumentos normales pueden estar presentes.:</text:p>
      <text:p text:style-name="Source_20_Code">def write_multiple_items(file, separator, *args):</text:p>
      <text:p text:style-name="Source_20_Code"><text:s text:c="4"/>file.write(separator.join(args))</text:p>
      <text:p text:style-name="Text_20_body">Normalmente estos argumentos de cantidad variables son los últimos en la lista de parámetros formales, porque toman todo el remanente de argumentos que se pasan a la función. Cualquier parámetro que suceda luego del <text:span text:style-name="Source_20_Text">*args</text:span> será “sólo nombrado”, o sea que sólo se pueden usar como argumentos nombrados y no como posicionales.:</text:p>
      <text:p text:style-name="Source_20_Code">&gt;&gt;&gt; def concat(*args, sep="/"):</text:p>
      <text:p text:style-name="Source_20_Code">... <text:s text:c="4"/>return sep.join(args)</text:p>
      <text:p text:style-name="Source_20_Code">...</text:p>
      <text:p text:style-name="Source_20_Code">&gt;&gt;&gt; concat("earth", "mars", "venus")</text:p>
      <text:p text:style-name="Source_20_Code">'earth/mars/venus'</text:p>
      <text:p text:style-name="Source_20_Code">&gt;&gt;&gt; concat("earth", "mars", "venus", sep=".")</text:p>
      <text:p text:style-name="Source_20_Code">'earth.mars.venus'</text:p>
      <text:h text:style-name="Heading_20_3" text:outline-level="3">Desempaquetando una lista de argumentos</text:h>
      <text:p text:style-name="Text_20_body">La situación inversa ocurre cuando los argumentos ya están en una lista o tupla pero necesitan ser desempaquetados para llamar a una función que requiere argumentos posicionales separados. Por ejemplo, la función predefinida <text:a xlink:type="simple" xlink:href="https://docs.python.org/es/3.7/library/stdtypes.html#range" text:style-name="Internet_20_link" text:visited-style-name="Visited_20_Internet_20_Link"><text:span text:style-name="Source_20_Text">range()</text:span></text:a> espera los argumentos inicio y fin. Si no están disponibles en forma separada, se puede escribir la llamada a la función con el operador <text:span text:style-name="Source_20_Text">*</text:span> para desempaquetar argumentos desde una lista o una tupla</text:p>
      <text:p text:style-name="Source_20_Code">&gt;&gt;&gt; list(range(3, 6)) <text:s text:c="11"/># normal call with separate arguments</text:p>
      <text:p text:style-name="Source_20_Code">[3, 4, 5]</text:p>
      <text:p text:style-name="Source_20_Code">&gt;&gt;&gt; args = [3, 6]</text:p>
      <text:p text:style-name="Source_20_Code">&gt;&gt;&gt; list(range(*args)) <text:s text:c="11"/># call with arguments unpacked from a list</text:p>
      <text:p text:style-name="Source_20_Code">[3, 4, 5]</text:p>
      <text:p text:style-name="Text_20_body"><text:bookmark text:name="index-3"/>Del mismo modo, los diccionarios pueden entregar argumentos nombrados con el operador <text:span text:style-name="Source_20_Text">**</text:span>:</text:p>
      <text:p text:style-name="Source_20_Code">&gt;&gt;&gt; def parrot(voltage, state='a stiff', action='voom'):</text:p>
      <text:p text:style-name="Source_20_Code">... <text:s text:c="4"/>print("-- This parrot wouldn't", action, end=' ')</text:p>
      <text:p text:style-name="Source_20_Code"><text:soft-page-break/>... <text:s text:c="4"/>print("if you put", voltage, "volts through it.", end=' ')</text:p>
      <text:p text:style-name="Source_20_Code">... <text:s text:c="4"/>print("E's", state, "!")</text:p>
      <text:p text:style-name="Source_20_Code">...</text:p>
      <text:p text:style-name="Source_20_Code">&gt;&gt;&gt; d = {"voltage": "four million", "state": "bleedin' demised", "action": "VOOM"}</text:p>
      <text:p text:style-name="Source_20_Code">&gt;&gt;&gt; parrot(**d)</text:p>
      <text:p text:style-name="Source_20_Code">-- This parrot wouldn't VOOM if you put four million volts through it. E's bleedin' demised !</text:p>
      <text:h text:style-name="Heading_20_3" text:outline-level="3">Expresiones lambda</text:h>
      <text:p text:style-name="Text_20_body">Pequeñas funciones anónimas pueden ser creadas con la palabra reservada <text:a xlink:type="simple" xlink:href="https://docs.python.org/es/3.7/reference/expressions.html#lambda" text:style-name="Internet_20_link" text:visited-style-name="Visited_20_Internet_20_Link"><text:span text:style-name="Source_20_Text">lambda</text:span></text:a>. Esta función retorna la suma de sus dos argumentos: <text:span text:style-name="Source_20_Text">lambda a, b: a+b</text:span> Las funciones Lambda pueden ser usadas en cualquier lugar donde sea requerido un objeto de tipo función. Están sintácticamente restringidas a una sola expresión. Semánticamente, son solo azúcar sintáctica para definiciones normales de funciones. Al igual que las funciones anidadas, las funciones lambda pueden hacer referencia a variables desde el ámbito que la contiene:</text:p>
      <text:p text:style-name="Source_20_Code">&gt;&gt;&gt; def make_incrementor(n):</text:p>
      <text:p text:style-name="Source_20_Code">... <text:s text:c="4"/>return lambda x: x + n</text:p>
      <text:p text:style-name="Source_20_Code">...</text:p>
      <text:p text:style-name="Source_20_Code">&gt;&gt;&gt; f = make_incrementor(42)</text:p>
      <text:p text:style-name="Source_20_Code">&gt;&gt;&gt; f(0)</text:p>
      <text:p text:style-name="Source_20_Code">42</text:p>
      <text:p text:style-name="Source_20_Code">&gt;&gt;&gt; f(1)</text:p>
      <text:p text:style-name="Source_20_Code">43</text:p>
      <text:p text:style-name="Text_20_body">El ejemplo anterior muestra el uso de una expresión lambda para retornar una función. Otro uso es para pasar pequeñas funciones como argumentos</text:p>
      <text:p text:style-name="Source_20_Code">&gt;&gt;&gt; pairs = [(1, 'one'), (2, 'two'), (3, 'three'), (4, 'four')]</text:p>
      <text:p text:style-name="Source_20_Code">&gt;&gt;&gt; pairs.sort(key=lambda pair: pair[1])</text:p>
      <text:p text:style-name="Source_20_Code">&gt;&gt;&gt; pairs</text:p>
      <text:p text:style-name="Source_20_Code">[(4, 'four'), (1, 'one'), (3, 'three'), (2, 'two')]</text:p>
      <text:h text:style-name="Heading_20_3" text:outline-level="3">Cadenas de texto de documentación <text:span text:style-name="T19">(docstrings)</text:span></text:h>
      <text:p text:style-name="Text_20_body"><text:bookmark text:name="index-4"/>Acá hay algunas convenciones sobre el contenido y formato de las cadenas de texto de documentación.</text:p>
      <text:p text:style-name="Text_20_body">La primera línea debe ser siempre un resumen corto y conciso del propósito del objeto. Para ser breve, no se debe mencionar explícitamente el nombre o tipo del objeto, ya que estos están <text:soft-page-break/>disponibles de otros modos (excepto si el nombre es un verbo que describe el funcionamiento de la función). Esta línea debe empezar con una letra mayúscula y terminar con un punto.</text:p>
      <text:p text:style-name="Text_20_body">Si hay más líneas en la cadena de texto de documentación, la segunda línea debe estar en blanco, separando visualmente el resumen del resto de la descripción. Las líneas siguientes deben ser uno o más párrafos describiendo las convenciones para llamar al objeto, efectos secundarios, etc.</text:p>
      <text:p text:style-name="Text_20_body">El analizador de Python no quita el sangrado de las cadenas de texto literales multi-líneas, entonces las herramientas que procesan documentación tienen que quitarlo si así lo desean. Esto se hace mediante la siguiente convención. La primera línea que no está en blanco <text:span text:style-name="Emphasis">siguiente</text:span> a la primer línea de la cadena determina la cantidad de sangría para toda la cadena de documentación. (No podemos usar la primer línea ya que generalmente es adyacente a las comillas de apertura de la cadena y el sangrado no se nota en la cadena de texto). Los espacios en blanco «equivalentes» a este sangrado son luego quitados del comienzo de cada línea en la cadena. No deberían haber líneas con una sangría menor, pero si las hay todos los espacios en blanco del comienzo deben ser quitados. La equivalencia de espacios en blanco debe ser verificada luego de la expansión de tabuladores (a 8 espacios, normalmente).</text:p>
      <text:p text:style-name="Text_20_body">Este es un ejemplo de un <text:span text:style-name="Source_20_Text">docstring</text:span> multi-línea:</text:p>
      <text:p text:style-name="Source_20_Code">&gt;&gt;&gt; def my_function():</text:p>
      <text:p text:style-name="Source_20_Code">... <text:s text:c="4"/>"""Do nothing, but document it.</text:p>
      <text:p text:style-name="Source_20_Code">...</text:p>
      <text:p text:style-name="Source_20_Code">... <text:s text:c="4"/>No, really, it doesn't do anything.</text:p>
      <text:p text:style-name="Source_20_Code">... <text:s text:c="4"/>"""</text:p>
      <text:p text:style-name="Source_20_Code">... <text:s text:c="4"/>pass</text:p>
      <text:p text:style-name="Source_20_Code">...</text:p>
      <text:p text:style-name="Source_20_Code">&gt;&gt;&gt; print(my_function.__doc__)</text:p>
      <text:p text:style-name="Source_20_Code">Do nothing, but document it.</text:p>
      <text:p text:style-name="Source_20_Code"/>
      <text:p text:style-name="Source_20_Code"><text:s text:c="4"/>No, really, it doesn't do anything.</text:p>
      <text:h text:style-name="Heading_20_3" text:outline-level="3">Anotación de funciones</text:h>
      <text:p text:style-name="Text_20_body"><text:bookmark text:name="index-5"/>Las <text:a xlink:type="simple" xlink:href="https://docs.python.org/es/3.7/reference/compound_stmts.html#function" text:style-name="Internet_20_link" text:visited-style-name="Visited_20_Internet_20_Link">anotaciones de funciones</text:a> son información completamente opcional sobre los tipos usadas en funciones definidas por el usuario (ver PEP 484 para más información).</text:p>
      <text:p text:style-name="Text_20_body">Las <text:a xlink:type="simple" xlink:href="https://docs.python.org/es/3.7/glossary.html#term-function-annotation" text:style-name="Internet_20_link" text:visited-style-name="Visited_20_Internet_20_Link">anotaciones</text:a> se almacenan en el atributo <text:span text:style-name="Source_20_Text">__annotations__</text:span> de la función como un diccionario y no tienen efecto en ninguna otra parte de la función. Las anotaciones de los parámetros se definen luego de dos puntos después del nombre del parámetro, seguido de una <text:soft-page-break/>expresión que evalúa al valor de la anotación. Las anotaciones de retorno son definidas por el literal -&gt;, seguidas de una expresión, entre la lista de parámetros y los dos puntos que marcan el final de la declaración <text:a xlink:type="simple" xlink:href="https://docs.python.org/es/3.7/reference/compound_stmts.html#def" text:style-name="Internet_20_link" text:visited-style-name="Visited_20_Internet_20_Link"><text:span text:style-name="Source_20_Text">def</text:span></text:a>. El siguiente ejemplo tiene un argumento posicional, uno nombrado, y el valor de retorno anotado:</text:p>
      <text:p text:style-name="Source_20_Code">&gt;&gt;&gt; def f(ham: str, eggs: str = 'eggs') -&gt; str:</text:p>
      <text:p text:style-name="Source_20_Code">... <text:s text:c="4"/>print("Annotations:", f.__annotations__)</text:p>
      <text:p text:style-name="Source_20_Code">... <text:s text:c="4"/>print("Arguments:", ham, eggs)</text:p>
      <text:p text:style-name="Source_20_Code">... <text:s text:c="4"/>return ham + ' and ' + eggs</text:p>
      <text:p text:style-name="Source_20_Code">...</text:p>
      <text:p text:style-name="Source_20_Code">&gt;&gt;&gt; f('spam')</text:p>
      <text:p text:style-name="Source_20_Code">Annotations: {'ham': &lt;class 'str'&gt;, 'return': &lt;class 'str'&gt;, 'eggs': &lt;class 'str'&gt;}</text:p>
      <text:p text:style-name="Source_20_Code">Arguments: spam eggs</text:p>
      <text:p text:style-name="Source_20_Code">'spam and eggs'</text:p>
      <text:h text:style-name="Heading_20_2" text:outline-level="2">Intermezzo: Estilo de codificación</text:h>
      <text:p text:style-name="Text_20_body"><text:bookmark text:name="index-8"/>Ahora que estás a punto de escribir piezas de Python más largas y complejas, es un buen momento para hablar sobre <text:span text:style-name="Emphasis">estilo de codificación</text:span>. La mayoría de los lenguajes pueden ser escritos (o mejor dicho, <text:span text:style-name="Emphasis">formateados</text:span>) con diferentes estilos; algunos son mas fáciles de leer que otros. Hacer que tu código sea más fácil de leer por otros es siempre una buena idea, y adoptar un buen estilo de codificación ayuda tremendamente a lograrlo.</text:p>
      <text:p text:style-name="Text_20_body">Para Python, <text:bookmark text:name="index-111"/><text:a xlink:type="simple" xlink:href="https://www.python.org/dev/peps/pep-0008" text:style-name="Internet_20_link" text:visited-style-name="Visited_20_Internet_20_Link"><text:span text:style-name="Strong_20_Emphasis">PEP 8</text:span></text:a> se erigió como la guía de estilo a la que más proyectos adhirieron; promueve un estilo de codificación fácil de leer y visualmente agradable. Todos los desarrolladores Python deben leerlo en algún momento; aquí están extraídos los puntos más importantes:</text:p>
      <text:list xml:id="list4080935481" text:style-name="L5">
        <text:list-item>
          <text:p text:style-name="P38">Usar sangrías de 4 espacios, no tabuladores.</text:p>
          <text:p text:style-name="P38">4 espacios son un buen compromiso entre una sangría pequeña (permite mayor nivel de sangrado)y una sangría grande (más fácil de leer). Los tabuladores introducen confusión y es mejor dejarlos de lado.</text:p>
        </text:list-item>
        <text:list-item>
          <text:p text:style-name="P38">Recortar las líneas para que no superen los 79 caracteres.</text:p>
          <text:p text:style-name="P38">Esto ayuda a los usuarios con pantallas pequeñas y hace posible tener varios archivos de código abiertos, uno al lado del otro, en pantallas grandes.</text:p>
        </text:list-item>
        <text:list-item>
          <text:p text:style-name="P38">Usar líneas en blanco para separar funciones y clases, y bloques grandes de código dentro de funciones.</text:p>
        </text:list-item>
        <text:list-item>
          <text:p text:style-name="P38"><text:soft-page-break/>Cuando sea posible, poner comentarios en una sola línea.</text:p>
        </text:list-item>
        <text:list-item>
          <text:p text:style-name="P38">Usar <text:span text:style-name="Source_20_Text">docstrings</text:span>.</text:p>
        </text:list-item>
        <text:list-item>
          <text:p text:style-name="P38">Usar espacios alrededor de operadores y luego de las comas, pero no directamente dentro de paréntesis: <text:span text:style-name="Source_20_Text">a = f(1, 2) + g(3, 4)</text:span>.</text:p>
        </text:list-item>
        <text:list-item>
          <text:p text:style-name="P39">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 (<text:span text:style-name="T6">ver</text:span> <text:a xlink:type="simple" xlink:href="https://docs.python.org/es/3.7/tutorial/classes.html#tut-firstclasses" text:style-name="Internet_20_link" text:visited-style-name="Visited_20_Internet_20_Link">Un primer vistazo a las clases</text:a> <text:span text:style-name="T31">para mas en clases y metodos</text:span>).</text:p>
        </text:list-item>
        <text:list-item>
          <text:p text:style-name="P38">No uses codificaciones estrafalarias si esperas usar el código en entornos internacionales. El default de Python, UTF-8, o incluso ASCII plano funcionan bien en la mayoría de los casos.</text:p>
        </text:list-item>
        <text:list-item>
          <text:p text:style-name="P38">De la misma manera, no uses caracteres no-ASCII en los identificadores si hay incluso una pequeñísima chance de que gente que hable otro idioma tenga que leer o mantener el código.</text:p>
        </text:list-item>
      </text:list>
      <text:h text:style-name="Heading_20_1" text:outline-level="1">Estructuras de datos</text:h>
      <text:p text:style-name="Text_20_body">Este capítulo describe algunas cosas que ya has aprendido en más detalle y agrega algunas cosas nuevas también.</text:p>
      <text:h text:style-name="Heading_20_2" text:outline-level="2">Más sobre listas</text:h>
      <text:p text:style-name="Text_20_body">El tipo de dato lista tiene algunos métodos más. Aquí están todos los métodos de los objetos lista:</text:p>
      <text:p text:style-name="Source_20_Code"><text:span text:style-name="Source_20_Text">list.append</text:span>(<text:span text:style-name="Emphasis">x</text:span>) </text:p>
      <text:p text:style-name="List_20_Contents">Agrega un ítem al final de la lista. Equivale a <text:span text:style-name="Source_20_Text">a[len(a):] = [x]</text:span>.</text:p>
      <text:p text:style-name="Source_20_Code"><text:span text:style-name="Source_20_Text">list.extend</text:span>(<text:span text:style-name="Emphasis">iterable</text:span>) </text:p>
      <text:p text:style-name="List_20_Contents">Extiende la lista agregándole todos los ítems del iterable. Equivale a <text:span text:style-name="Source_20_Text">a[len(a):] = iterable</text:span>.</text:p>
      <text:p text:style-name="Source_20_Code"><text:span text:style-name="Source_20_Text">list.insert</text:span>(<text:span text:style-name="Emphasis">i</text:span>, <text:span text:style-name="Emphasis">x</text:span>) </text:p>
      <text:p text:style-name="List_20_Contents">Inserta un ítem en una posición dada. El primer argumento es el índice del ítem delante del cual se insertará, por lo tanto <text:span text:style-name="Source_20_Text">a.insert(0, x)</text:span> inserta al principio de la lista y <text:span text:style-name="Source_20_Text">a.insert(len(a), x)</text:span> equivale a <text:span text:style-name="Source_20_Text">a.append(x)</text:span>.</text:p>
      <text:p text:style-name="Source_20_Code"><text:span text:style-name="Source_20_Text">list.remove</text:span>(<text:span text:style-name="Emphasis">x</text:span>) </text:p>
      <text:p text:style-name="List_20_Contents">Quita el primer ítem de la lista cuyo valor sea <text:span text:style-name="Emphasis">x</text:span>. Lanza un <text:a xlink:type="simple" xlink:href="https://docs.python.org/es/3.7/library/exceptions.html#ValueError" text:style-name="Internet_20_link" text:visited-style-name="Visited_20_Internet_20_Link"><text:span text:style-name="Source_20_Text">ValueError</text:span></text:a> si no existe tal ítem.</text:p>
      <text:p text:style-name="Source_20_Code"><text:span text:style-name="Source_20_Text">list.pop</text:span>([<text:span text:style-name="Emphasis">i</text:span>]) </text:p>
      <text:p text:style-name="List_20_Contents">Quita el ítem en la posición dada de la lista y lo devuelve. Si no se especifica un índice, <text:span text:style-name="Source_20_Text">a.pop()</text:span> quita y devuelve el último elemento de la lista. (Los corchetes que encierran a <text:span text:style-name="Emphasis">i</text:span> en la firma del método denotan que el parámetro es opcional, no que deberías escribir corchetes en esa posición. Verás esta notación con frecuencia en la Referencia de la Biblioteca de Python.)</text:p>
      <text:p text:style-name="Source_20_Code"><text:soft-page-break/><text:span text:style-name="Source_20_Text">list.clear</text:span>() </text:p>
      <text:p text:style-name="List_20_Contents">Elimina todos los elementos de la lista. Equivalente a <text:span text:style-name="Source_20_Text">del a[:]</text:span>.</text:p>
      <text:p text:style-name="Source_20_Code"><text:span text:style-name="Source_20_Text">list.index</text:span>(<text:span text:style-name="Emphasis">x</text:span>[, <text:span text:style-name="Emphasis">start</text:span>[, <text:span text:style-name="Emphasis">end</text:span>]]) </text:p>
      <text:p text:style-name="List_20_Contents">Devuelve el índice basado en cero del primer elemento cuyo valor sea igual a <text:span text:style-name="Emphasis">x</text:span>. Lanza una excepción <text:a xlink:type="simple" xlink:href="https://docs.python.org/es/3.7/library/exceptions.html#ValueError" text:style-name="Internet_20_link" text:visited-style-name="Visited_20_Internet_20_Link"><text:span text:style-name="Source_20_Text">ValueError</text:span></text:a> si no existe tal elemento.</text:p>
      <text:p text:style-name="List_20_Contents">Los argumentos opcionales <text:span text:style-name="Emphasis">start</text:span> y <text:span text:style-name="Emphasis">end</text:span> son interpretados como la notación de rebanadas y se usan para limitar la búsqueda a un segmento particular de la lista. El índice devuelto se calcula de manera relativa al inicio de la secuencia completa en lugar de con respecto al argumento <text:span text:style-name="Emphasis">start</text:span>.</text:p>
      <text:p text:style-name="Source_20_Code"><text:span text:style-name="Source_20_Text">list.count</text:span>(<text:span text:style-name="Emphasis">x</text:span>) </text:p>
      <text:p text:style-name="List_20_Contents">Devuelve el número de veces que <text:span text:style-name="Emphasis">x</text:span> aparece en la lista.</text:p>
      <text:p text:style-name="Source_20_Code"><text:span text:style-name="Source_20_Text">list.sort</text:span>(<text:span text:style-name="Emphasis">key=None</text:span>, <text:span text:style-name="Emphasis">reverse=False</text:span>) </text:p>
      <text:p text:style-name="List_20_Contents">Ordena los elementos de la lista in situ (los argumentos pueden ser usados para personalizar el orden de la lista, ver <text:a xlink:type="simple" xlink:href="https://docs.python.org/es/3.7/library/functions.html#sorted" text:style-name="Internet_20_link" text:visited-style-name="Visited_20_Internet_20_Link"><text:span text:style-name="Source_20_Text">sorted()</text:span></text:a> para su explicación).</text:p>
      <text:p text:style-name="Source_20_Code"><text:span text:style-name="Source_20_Text">list.reverse</text:span>() </text:p>
      <text:p text:style-name="List_20_Contents">Invierte los elementos de la lista in situ.</text:p>
      <text:p text:style-name="Source_20_Code"><text:span text:style-name="Source_20_Text">list.copy</text:span>() </text:p>
      <text:p text:style-name="List_20_Contents">Devuelve una copia superficial de la lista. Equivalente a <text:span text:style-name="Source_20_Text">a[:]</text:span>.</text:p>
      <text:p text:style-name="Text_20_body">Un ejemplo que usa la mayoría de los métodos de la lista:</text:p>
      <text:p text:style-name="Source_20_Code">&gt;&gt;&gt; fruits = ['orange', 'apple', 'pear', 'banana', 'kiwi', 'apple', 'banana']</text:p>
      <text:p text:style-name="Source_20_Code">&gt;&gt;&gt; fruits.count('apple')</text:p>
      <text:p text:style-name="Source_20_Code">2</text:p>
      <text:p text:style-name="Source_20_Code">&gt;&gt;&gt; fruits.count('tangerine')</text:p>
      <text:p text:style-name="Source_20_Code">0</text:p>
      <text:p text:style-name="Source_20_Code">&gt;&gt;&gt; fruits.index('banana')</text:p>
      <text:p text:style-name="Source_20_Code">3</text:p>
      <text:p text:style-name="Source_20_Code">&gt;&gt;&gt; fruits.index('banana', 4) <text:s/># Find next banana starting a position 4</text:p>
      <text:p text:style-name="Source_20_Code">6</text:p>
      <text:p text:style-name="Source_20_Code">&gt;&gt;&gt; fruits.reverse()</text:p>
      <text:p text:style-name="Source_20_Code"><text:soft-page-break/>&gt;&gt;&gt; fruits</text:p>
      <text:p text:style-name="Source_20_Code">['banana', 'apple', 'kiwi', 'banana', 'pear', 'apple', 'orange']</text:p>
      <text:p text:style-name="Source_20_Code">&gt;&gt;&gt; fruits.append('grape')</text:p>
      <text:p text:style-name="Source_20_Code">&gt;&gt;&gt; fruits</text:p>
      <text:p text:style-name="Source_20_Code">['banana', 'apple', 'kiwi', 'banana', 'pear', 'apple', 'orange', 'grape']</text:p>
      <text:p text:style-name="Source_20_Code">&gt;&gt;&gt; fruits.sort()</text:p>
      <text:p text:style-name="Source_20_Code">&gt;&gt;&gt; fruits</text:p>
      <text:p text:style-name="Source_20_Code">['apple', 'apple', 'banana', 'banana', 'grape', 'kiwi', 'orange', 'pear']</text:p>
      <text:p text:style-name="Source_20_Code">&gt;&gt;&gt; fruits.pop()</text:p>
      <text:p text:style-name="Source_20_Code">'pear'</text:p>
      <text:p text:style-name="Text_20_body">Quizás hayas notado que métodos como <text:span text:style-name="Citation">insert`</text:span>, <text:span text:style-name="Source_20_Text">remove</text:span> o <text:span text:style-name="Source_20_Text">sort</text:span> que únicamente modifican la lista no tienen impreso un valor de retorno – devuelven el valor por defecto <text:span text:style-name="Source_20_Text">None</text:span>. </text:p>
      <text:p text:style-name="Nota">Otros lenguajes podrían devolver un objeto mutado, que permite encadenamiento de métodos como <text:span text:style-name="Source_20_Text">d-&gt;insert("a")-&gt;remove("b")-&gt;sort();</text:span>.</text:p>
      <text:p text:style-name="P12">Esto es un principio de diseño para todas las estructuras de datos mutables en Python.</text:p>
      <text:h text:style-name="Heading_20_3" text:outline-level="3">Usando listas como pilas</text:h>
      <text:p text:style-name="Text_20_body">Los métodos de lista hacen que resulte muy fácil usar una lista como una pila, donde el último elemento añadido es el primer elemento retirado («último en entrar, primero en salir»). Para agregar un elemento a la cima de la pila, utiliza <text:span text:style-name="Source_20_Text">append()</text:span>. Para retirar un elemento de la cima de la pila, utiliza <text:span text:style-name="Source_20_Text">pop()</text:span> sin un índice explícito. Por ejemplo:</text:p>
      <text:p text:style-name="Source_20_Code">&gt;&gt;&gt; stack = [3, 4, 5]</text:p>
      <text:p text:style-name="Source_20_Code">&gt;&gt;&gt; stack.append(6)</text:p>
      <text:p text:style-name="Source_20_Code">&gt;&gt;&gt; stack.append(7)</text:p>
      <text:p text:style-name="Source_20_Code">&gt;&gt;&gt; stack</text:p>
      <text:p text:style-name="Source_20_Code">[3, 4, 5, 6, 7]</text:p>
      <text:p text:style-name="Source_20_Code">&gt;&gt;&gt; stack.pop()</text:p>
      <text:p text:style-name="Source_20_Code">7</text:p>
      <text:p text:style-name="Source_20_Code">&gt;&gt;&gt; stack</text:p>
      <text:p text:style-name="Source_20_Code">[3, 4, 5, 6]</text:p>
      <text:p text:style-name="Source_20_Code">&gt;&gt;&gt; stack.pop()</text:p>
      <text:p text:style-name="Source_20_Code">6</text:p>
      <text:p text:style-name="Source_20_Code">&gt;&gt;&gt; stack.pop()</text:p>
      <text:p text:style-name="Source_20_Code">5</text:p>
      <text:p text:style-name="Source_20_Code">&gt;&gt;&gt; stack</text:p>
      <text:p text:style-name="Source_20_Code">[3, 4]</text:p>
      <text:h text:style-name="Heading_20_3" text:outline-level="3"><text:soft-page-break/>Usando listas como colas</text:h>
      <text:p text:style-name="Text_20_body">También es posible usar una lista como una cola, donde el primer elemento añadido es el primer elemento retirado («primero en entrar, primero en salir»); sin embargo, las listas no son eficientes para este propósito. Agregar y sacar del final de la lista es rápido, pero insertar o sacar del comienzo de una lista es lento (porque todos los otros elementos tienen que ser desplazados por uno).</text:p>
      <text:p text:style-name="Text_20_body">Para implementar una cola, utiliza <text:a xlink:type="simple" xlink:href="https://docs.python.org/es/3.7/library/collections.html#collections.deque" text:style-name="Internet_20_link" text:visited-style-name="Visited_20_Internet_20_Link"><text:span text:style-name="Source_20_Text">collections.deque</text:span></text:a> el cual fue diseñado para añadir y quitar de ambas puntas de forma rápida. Por ejemplo:</text:p>
      <text:p text:style-name="Source_20_Code">&gt;&gt;&gt; from collections import deque</text:p>
      <text:p text:style-name="Source_20_Code">&gt;&gt;&gt; queue = deque(["Eric", "John", "Michael"])</text:p>
      <text:p text:style-name="Source_20_Code">&gt;&gt;&gt; queue.append("Terry") <text:s text:c="10"/># Terry arrives</text:p>
      <text:p text:style-name="Source_20_Code">&gt;&gt;&gt; queue.append("Graham") <text:s text:c="9"/># Graham arrives</text:p>
      <text:p text:style-name="Source_20_Code">&gt;&gt;&gt; queue.popleft() <text:s text:c="16"/># The first to arrive now leaves</text:p>
      <text:p text:style-name="Source_20_Code">'Eric'</text:p>
      <text:p text:style-name="Source_20_Code">&gt;&gt;&gt; queue.popleft() <text:s text:c="16"/># The second to arrive now leaves</text:p>
      <text:p text:style-name="Source_20_Code">'John'</text:p>
      <text:p text:style-name="Source_20_Code">&gt;&gt;&gt; queue <text:s text:c="26"/># Remaining queue in order of arrival</text:p>
      <text:p text:style-name="P8">deque(['Michael', 'Terry', 'Graham'])</text:p>
      <text:h text:style-name="P27" text:outline-level="3">Comprensión de listas</text:h>
      <text:p text:style-name="Text_20_body">Las comprensiones de listas ofrecen una manera concisa de crear listas. Sus usos comunes son para hacer nuevas listas donde cada elemento es el resultado de algunas operaciones aplicadas a cada miembro de otra secuencia o iterable, o para crear un segmento de la secuencia de esos elementos para satisfacer una condición determinada.</text:p>
      <text:p text:style-name="Text_20_body">Por ejemplo, asumamos que queremos crear una lista de cuadrados, como:</text:p>
      <text:p text:style-name="Source_20_Code">&gt;&gt;&gt; squares = []</text:p>
      <text:p text:style-name="Source_20_Code">&gt;&gt;&gt; for x in range(10):</text:p>
      <text:p text:style-name="Source_20_Code">... <text:s text:c="4"/>squares.append(x**2)</text:p>
      <text:p text:style-name="Source_20_Code">...</text:p>
      <text:p text:style-name="Source_20_Code">&gt;&gt;&gt; squares</text:p>
      <text:p text:style-name="Source_20_Code">[0, 1, 4, 9, 16, 25, 36, 49, 64, 81]</text:p>
      <text:p text:style-name="Text_20_body">Nota que esto crea (o sobreescribe) una variable llamada <text:span text:style-name="Source_20_Text">x</text:span> que sigue existiendo luego de que el bucle haya terminado. Podemos calcular la lista de cuadrados sin ningun efecto secundario haciendo:</text:p>
      <text:p text:style-name="Source_20_Code"><text:soft-page-break/>squares = list(map(lambda x: x**2, range(10)))</text:p>
      <text:p text:style-name="Text_20_body">o, un equivalente:</text:p>
      <text:p text:style-name="Source_20_Code">squares = [x**2 for x in range(10)]</text:p>
      <text:p text:style-name="Text_20_body">que es más conciso y legible.</text:p>
      <text:p text:style-name="Text_20_body">Una lista de comprensión consiste de corchetes rodeando una expresión seguida de la declaración <text:a xlink:type="simple" xlink:href="https://docs.python.org/es/3.7/reference/compound_stmts.html#for" text:style-name="Internet_20_link" text:visited-style-name="Visited_20_Internet_20_Link"><text:span text:style-name="Source_20_Text">for</text:span></text:a> y luego cero o más declaraciones <text:a xlink:type="simple" xlink:href="https://docs.python.org/es/3.7/reference/compound_stmts.html#for" text:style-name="Internet_20_link" text:visited-style-name="Visited_20_Internet_20_Link"><text:span text:style-name="Source_20_Text">for</text:span></text:a> o <text:a xlink:type="simple" xlink:href="https://docs.python.org/es/3.7/reference/compound_stmts.html#if" text:style-name="Internet_20_link" text:visited-style-name="Visited_20_Internet_20_Link"><text:span text:style-name="Source_20_Text">if</text:span></text:a>. El resultado será una nueva lista que sale de evaluar la expresión en el contexto de los <text:a xlink:type="simple" xlink:href="https://docs.python.org/es/3.7/reference/compound_stmts.html#for" text:style-name="Internet_20_link" text:visited-style-name="Visited_20_Internet_20_Link"><text:span text:style-name="Source_20_Text">for</text:span></text:a> o <text:a xlink:type="simple" xlink:href="https://docs.python.org/es/3.7/reference/compound_stmts.html#if" text:style-name="Internet_20_link" text:visited-style-name="Visited_20_Internet_20_Link"><text:span text:style-name="Source_20_Text">if</text:span></text:a> que le siguen. Por ejemplo, esta lista de comprensión combina los elementos de dos listas si no son iguales:</text:p>
      <text:p text:style-name="Source_20_Code">&gt;&gt;&gt; [(x, y) for x in [1,2,3] for y in [3,1,4] if x != y]</text:p>
      <text:p text:style-name="Source_20_Code">[(1, 3), (1, 4), (2, 3), (2, 1), (2, 4), (3, 1), (3, 4)]</text:p>
      <text:p text:style-name="Text_20_body">y es equivalente a:</text:p>
      <text:p text:style-name="Source_20_Code">&gt;&gt;&gt; combs = []</text:p>
      <text:p text:style-name="Source_20_Code">&gt;&gt;&gt; for x in [1,2,3]:</text:p>
      <text:p text:style-name="Source_20_Code">... <text:s text:c="4"/>for y in [3,1,4]:</text:p>
      <text:p text:style-name="Source_20_Code">... <text:s text:c="8"/>if x != y:</text:p>
      <text:p text:style-name="Source_20_Code">... <text:s text:c="12"/>combs.append((x, y))</text:p>
      <text:p text:style-name="Source_20_Code">...</text:p>
      <text:p text:style-name="Source_20_Code">&gt;&gt;&gt; combs</text:p>
      <text:p text:style-name="Source_20_Code">[(1, 3), (1, 4), (2, 3), (2, 1), (2, 4), (3, 1), (3, 4)]</text:p>
      <text:p text:style-name="Text_20_body">Notá como el orden de los <text:a xlink:type="simple" xlink:href="https://docs.python.org/es/3.7/reference/compound_stmts.html#for" text:style-name="Internet_20_link" text:visited-style-name="Visited_20_Internet_20_Link"><text:span text:style-name="Source_20_Text">for</text:span></text:a> y <text:a xlink:type="simple" xlink:href="https://docs.python.org/es/3.7/reference/compound_stmts.html#if" text:style-name="Internet_20_link" text:visited-style-name="Visited_20_Internet_20_Link"><text:span text:style-name="Source_20_Text">if</text:span></text:a> es el mismo en ambos pedacitos de código.</text:p>
      <text:p text:style-name="Text_20_body">Si la expresión es una tupla (como el <text:span text:style-name="Source_20_Text">(x, y)</text:span> en el ejemplo anterior), debe estar entre paréntesis.</text:p>
      <text:p text:style-name="Source_20_Code">&gt;&gt;&gt; vec = [-4, -2, 0, 2, 4]</text:p>
      <text:p text:style-name="Source_20_Code">&gt;&gt;&gt; # create a new list with the values doubled</text:p>
      <text:p text:style-name="Source_20_Code">&gt;&gt;&gt; [x*2 for x in vec]</text:p>
      <text:p text:style-name="Source_20_Code">[-8, -4, 0, 4, 8]</text:p>
      <text:p text:style-name="Source_20_Code">&gt;&gt;&gt; # filter the list to exclude negative numbers</text:p>
      <text:p text:style-name="Source_20_Code">&gt;&gt;&gt; [x for x in vec if x &gt;= 0]</text:p>
      <text:p text:style-name="Source_20_Code">[0, 2, 4]</text:p>
      <text:p text:style-name="Source_20_Code">&gt;&gt;&gt; # apply a function to all the elements</text:p>
      <text:p text:style-name="Source_20_Code">&gt;&gt;&gt; [abs(x) for x in vec]</text:p>
      <text:p text:style-name="Source_20_Code">[4, 2, 0, 2, 4]</text:p>
      <text:p text:style-name="Source_20_Code">&gt;&gt;&gt; # call a method on each element</text:p>
      <text:p text:style-name="Source_20_Code">&gt;&gt;&gt; freshfruit = [' <text:s/>banana', ' <text:s/>loganberry ', 'passion fruit <text:s/>']</text:p>
      <text:p text:style-name="Source_20_Code"><text:soft-page-break/>&gt;&gt;&gt; [weapon.strip() for weapon in freshfruit]</text:p>
      <text:p text:style-name="Source_20_Code">['banana', 'loganberry', 'passion fruit']</text:p>
      <text:p text:style-name="Source_20_Code">&gt;&gt;&gt; # create a list of 2-tuples like (number, square)</text:p>
      <text:p text:style-name="Source_20_Code">&gt;&gt;&gt; [(x, x**2) for x in range(6)]</text:p>
      <text:p text:style-name="Source_20_Code">[(0, 0), (1, 1), (2, 4), (3, 9), (4, 16), (5, 25)]</text:p>
      <text:p text:style-name="Source_20_Code">&gt;&gt;&gt; # the tuple must be parenthesized, otherwise an error is raised</text:p>
      <text:p text:style-name="Source_20_Code">&gt;&gt;&gt; [x, x**2 for x in range(6)]</text:p>
      <text:p text:style-name="Source_20_Code"><text:s text:c="2"/>File "&lt;stdin&gt;", line 1, in &lt;module&gt;</text:p>
      <text:p text:style-name="Source_20_Code"><text:s text:c="4"/>[x, x**2 for x in range(6)]</text:p>
      <text:p text:style-name="Source_20_Code"><text:s text:c="15"/>^</text:p>
      <text:p text:style-name="Source_20_Code">SyntaxError: invalid syntax</text:p>
      <text:p text:style-name="Source_20_Code">&gt;&gt;&gt; # flatten a list using a listcomp with two 'for'</text:p>
      <text:p text:style-name="Source_20_Code">&gt;&gt;&gt; vec = [[1,2,3], [4,5,6], [7,8,9]]</text:p>
      <text:p text:style-name="Source_20_Code">&gt;&gt;&gt; [num for elem in vec for num in elem]</text:p>
      <text:p text:style-name="Source_20_Code">[1, 2, 3, 4, 5, 6, 7, 8, 9]</text:p>
      <text:p text:style-name="Text_20_body">Las comprensiones de listas pueden contener expresiones complejas y funciones anidadas:</text:p>
      <text:p text:style-name="Source_20_Code">&gt;&gt;&gt; from math import pi</text:p>
      <text:p text:style-name="Source_20_Code">&gt;&gt;&gt; [str(round(pi, i)) for i in range(1, 6)]</text:p>
      <text:p text:style-name="Source_20_Code">['3.1', '3.14', '3.142', '3.1416', '3.14159']</text:p>
      <text:h text:style-name="Heading_20_3" text:outline-level="3">Listas por comprensión anidadas</text:h>
      <text:p text:style-name="Text_20_body">La expresión inicial de una comprensión de listas puede ser cualquier expresión arbitraria, incluyendo otra comprensión de listas.</text:p>
      <text:p text:style-name="Text_20_body">Considerá el siguiente ejemplo de una matriz de 3x4 implementada como una lista de tres listas de largo 4:</text:p>
      <text:p text:style-name="P8">&gt;&gt;&gt; matrix = [</text:p>
      <text:p text:style-name="Source_20_Code">... <text:s text:c="4"/>[1, 2, 3, 4],</text:p>
      <text:p text:style-name="Source_20_Code">... <text:s text:c="4"/>[5, 6, 7, 8],</text:p>
      <text:p text:style-name="Source_20_Code">... <text:s text:c="4"/>[9, 10, 11, 12],</text:p>
      <text:p text:style-name="Source_20_Code">... ]</text:p>
      <text:p text:style-name="Text_20_body">La siguiente comprensión de lista transpondrá las filas y columnas:</text:p>
      <text:p text:style-name="Source_20_Code">&gt;&gt;&gt; [[row[i] for row in matrix] for i in range(4)]</text:p>
      <text:p text:style-name="Source_20_Code">[[1, 5, 9], [2, 6, 10], [3, 7, 11], [4, 8, 12]]</text:p>
      <text:p text:style-name="Text_20_body">Como vimos en la sección anterior, la lista de comprensión anidada se evalua en el contexto del <text:a xlink:type="simple" xlink:href="https://docs.python.org/es/3.7/reference/compound_stmts.html#for" text:style-name="Internet_20_link" text:visited-style-name="Visited_20_Internet_20_Link"><text:span text:style-name="Source_20_Text">for</text:span></text:a> que lo sigue, por lo que este ejemplo equivale a:</text:p>
      <text:p text:style-name="Source_20_Code"><text:soft-page-break/>&gt;&gt;&gt; transposed = []</text:p>
      <text:p text:style-name="Source_20_Code">&gt;&gt;&gt; for i in range(4):</text:p>
      <text:p text:style-name="Source_20_Code">... <text:s text:c="4"/>transposed.append([row[i] for row in matrix])</text:p>
      <text:p text:style-name="Source_20_Code">...</text:p>
      <text:p text:style-name="Source_20_Code">&gt;&gt;&gt; transposed</text:p>
      <text:p text:style-name="Source_20_Code">[[1, 5, 9], [2, 6, 10], [3, 7, 11], [4, 8, 12]]</text:p>
      <text:p text:style-name="Text_20_body">el cual, a la vez, es lo mismo que:</text:p>
      <text:p text:style-name="Source_20_Code">&gt;&gt;&gt; transposed = []</text:p>
      <text:p text:style-name="Source_20_Code">&gt;&gt;&gt; for i in range(4):</text:p>
      <text:p text:style-name="Source_20_Code">... <text:s text:c="4"/># the following 3 lines implement the nested listcomp</text:p>
      <text:p text:style-name="Source_20_Code">... <text:s text:c="4"/>transposed_row = []</text:p>
      <text:p text:style-name="Source_20_Code">... <text:s text:c="4"/>for row in matrix:</text:p>
      <text:p text:style-name="Source_20_Code">... <text:s text:c="8"/>transposed_row.append(row[i])</text:p>
      <text:p text:style-name="Source_20_Code">... <text:s text:c="4"/>transposed.append(transposed_row)</text:p>
      <text:p text:style-name="Source_20_Code">...</text:p>
      <text:p text:style-name="Source_20_Code">&gt;&gt;&gt; transposed</text:p>
      <text:p text:style-name="Source_20_Code">[[1, 5, 9], [2, 6, 10], [3, 7, 11], [4, 8, 12]]</text:p>
      <text:p text:style-name="Text_20_body">En el mundo real, deberías preferir funciones predefinidas a declaraciones con flujo complejo. La función <text:a xlink:type="simple" xlink:href="https://docs.python.org/es/3.7/library/functions.html#zip" text:style-name="Internet_20_link" text:visited-style-name="Visited_20_Internet_20_Link"><text:span text:style-name="Source_20_Text">zip()</text:span></text:a> haría un buen trabajo para este caso de uso:</text:p>
      <text:p text:style-name="Source_20_Code">&gt;&gt;&gt; list(zip(*matrix))</text:p>
      <text:p text:style-name="Source_20_Code">[(1, 5, 9), (2, 6, 10), (3, 7, 11), (4, 8, 12)]</text:p>
      <text:p text:style-name="Text_20_body">Ver <text:a xlink:type="simple" xlink:href="https://docs.python.org/es/3.7/tutorial/controlflow.html#tut-unpacking-arguments" text:style-name="Internet_20_link" text:visited-style-name="Visited_20_Internet_20_Link">Desempaquetando una lista de argumentos</text:a> para detalles en el asterisco de esta línea.</text:p>
      <text:h text:style-name="P25" text:outline-level="2">La instrucción <text:a xlink:type="simple" xlink:href="https://docs.python.org/es/3.7/reference/simple_stmts.html#del" text:style-name="Internet_20_link" text:visited-style-name="Visited_20_Internet_20_Link"><text:span text:style-name="Source_20_Text">del</text:span></text:a></text:h>
      <text:p text:style-name="P11">Hay una manera de quitar un ítem de una lista dado su índice en lugar de su valor: la instrucción <text:a xlink:type="simple" xlink:href="https://docs.python.org/es/3.7/reference/simple_stmts.html#del" text:style-name="Internet_20_link" text:visited-style-name="Visited_20_Internet_20_Link"><text:span text:style-name="Source_20_Text">del</text:span></text:a>. Esta es diferente del método <text:span text:style-name="Source_20_Text">pop()</text:span>, el cual devuelve un valor. La instrucción <text:a xlink:type="simple" xlink:href="https://docs.python.org/es/3.7/reference/simple_stmts.html#del" text:style-name="Internet_20_link" text:visited-style-name="Visited_20_Internet_20_Link"><text:span text:style-name="Source_20_Text">del</text:span></text:a> también puede usarse para quitar secciones de una lista o vaciar la lista completa (lo que hacíamos antes asignando una lista vacía a la sección). Por ejemplo:</text:p>
      <text:p text:style-name="Source_20_Code">&gt;&gt;&gt; a = [-1, 1, 66.25, 333, 333, 1234.5]</text:p>
      <text:p text:style-name="Source_20_Code">&gt;&gt;&gt; del a[0]</text:p>
      <text:p text:style-name="Source_20_Code">&gt;&gt;&gt; a</text:p>
      <text:p text:style-name="Source_20_Code">[1, 66.25, 333, 333, 1234.5]</text:p>
      <text:p text:style-name="Source_20_Code">&gt;&gt;&gt; del a[2:4]</text:p>
      <text:p text:style-name="Source_20_Code">&gt;&gt;&gt; a</text:p>
      <text:p text:style-name="Source_20_Code">[1, 66.25, 1234.5]</text:p>
      <text:p text:style-name="Source_20_Code">&gt;&gt;&gt; del a[:]</text:p>
      <text:p text:style-name="Source_20_Code">&gt;&gt;&gt; a</text:p>
      <text:p text:style-name="Source_20_Code">[]</text:p>
      <text:p text:style-name="Text_20_body"><text:soft-page-break/><text:a xlink:type="simple" xlink:href="https://docs.python.org/es/3.7/reference/simple_stmts.html#del" text:style-name="Internet_20_link" text:visited-style-name="Visited_20_Internet_20_Link"><text:span text:style-name="Source_20_Text">del</text:span></text:a> puede usarse también para eliminar variables:</text:p>
      <text:p text:style-name="Source_20_Code">&gt;&gt;&gt; del a</text:p>
      <text:p text:style-name="Text_20_body">Hacer referencia al nombre <text:span text:style-name="Source_20_Text">a</text:span> de aquí en más es un error (al menos hasta que se le asigne otro valor). Veremos otros usos para <text:a xlink:type="simple" xlink:href="https://docs.python.org/es/3.7/reference/simple_stmts.html#del" text:style-name="Internet_20_link" text:visited-style-name="Visited_20_Internet_20_Link"><text:span text:style-name="Source_20_Text">del</text:span></text:a> más adelante.</text:p>
      <text:h text:style-name="Heading_20_2" text:outline-level="2">Tuplas y secuencias</text:h>
      <text:p text:style-name="Text_20_body">Vimos que las listas y cadenas tienen propiedades en común, como el indizado y las operaciones de seccionado. Estas son dos ejemplos de datos de tipo <text:span text:style-name="Emphasis">secuencia</text:span> (ver <text:a xlink:type="simple" xlink:href="https://docs.python.org/es/3.7/library/stdtypes.html#typesseq" text:style-name="Internet_20_link" text:visited-style-name="Visited_20_Internet_20_Link">Sequence Types — list, tuple, range</text:a>). Como Python es un lenguaje en evolución, otros datos de tipo secuencia pueden agregarse. Existe otro dato de tipo secuencia estándar: la <text:span text:style-name="Emphasis">tupla</text:span>.</text:p>
      <text:p text:style-name="Text_20_body">Una tupla consiste de un número de valores separados por comas, por ejemplo:</text:p>
      <text:p text:style-name="Source_20_Code">&gt;&gt;&gt; t = 12345, 54321, 'hello!'</text:p>
      <text:p text:style-name="Source_20_Code">&gt;&gt;&gt; t[0]</text:p>
      <text:p text:style-name="Source_20_Code">12345</text:p>
      <text:p text:style-name="Source_20_Code">&gt;&gt;&gt; t</text:p>
      <text:p text:style-name="Source_20_Code">(12345, 54321, 'hello!')</text:p>
      <text:p text:style-name="Source_20_Code">&gt;&gt;&gt; # Tuples may be nested:</text:p>
      <text:p text:style-name="Source_20_Code">... u = t, (1, 2, 3, 4, 5)</text:p>
      <text:p text:style-name="Source_20_Code">&gt;&gt;&gt; u</text:p>
      <text:p text:style-name="Source_20_Code">((12345, 54321, 'hello!'), (1, 2, 3, 4, 5))</text:p>
      <text:p text:style-name="Source_20_Code">&gt;&gt;&gt; # Tuples are immutable:</text:p>
      <text:p text:style-name="Source_20_Code">... t[0] = 88888</text:p>
      <text:p text:style-name="Source_20_Code">Traceback (most recent call last):</text:p>
      <text:p text:style-name="Source_20_Code"><text:s text:c="2"/>File "&lt;stdin&gt;", line 1, in &lt;module&gt;</text:p>
      <text:p text:style-name="Source_20_Code">TypeError: 'tuple' object does not support item assignment</text:p>
      <text:p text:style-name="Source_20_Code">&gt;&gt;&gt; # but they can contain mutable objects:</text:p>
      <text:p text:style-name="Source_20_Code">... v = ([1, 2, 3], [3, 2, 1])</text:p>
      <text:p text:style-name="Source_20_Code">&gt;&gt;&gt; v</text:p>
      <text:p text:style-name="Source_20_Code">([1, 2, 3], [3, 2, 1])</text:p>
      <text:p text:style-name="Text_20_body">Como puedes ver, en la salida las tuplas siempre se encierran entre paréntesis, para que las tuplas anidadas puedan interpretarse correctamente; pueden ingresarse con o sin paréntesis, aunque a menudo los paréntesis son necesarios de todas formas (si la tupla es parte de una expresión más grande). No es posible asignar a los ítems individuales de una tupla, pero sin embargo sí se puede crear tuplas que contengan objetos mutables, como las listas.</text:p>
      <text:p text:style-name="Text_20_body">A pesar de que las tuplas puedan parecerse a las listas, frecuentemente se utilizan en distintas situaciones y para distintos propósitos. Las tuplas son <text:span text:style-name="Citation">inmutables</text:span> y normalmente contienen una <text:soft-page-break/>secuencia heterogénea de elementos que son accedidos al desempaquetar (ver más adelante en esta sección) o indizar (o incluso acceder por atributo en el caso de las <text:a xlink:type="simple" xlink:href="https://docs.python.org/es/3.7/library/collections.html#collections.namedtuple" text:style-name="Internet_20_link" text:visited-style-name="Visited_20_Internet_20_Link"><text:span text:style-name="Source_20_Text">namedtuples</text:span></text:a>). Las listas son <text:span text:style-name="Citation">mutables</text:span>, y sus elementos son normalmente homogéneos y se acceden iterando a la lista.</text:p>
      <text:p text:style-name="Text_20_body">Un problema particular es la construcción de tuplas que contengan 0 o 1 ítem: la sintaxis presenta algunas peculiaridades para estos casos. Las tuplas vacías se construyen mediante un par de paréntesis vacío; una tupla con un ítem se construye poniendo una coma a continuación del valor (no alcanza con encerrar un único valor entre paréntesis). Feo, pero efectivo. Por ejemplo:</text:p>
      <text:p text:style-name="Source_20_Code">&gt;&gt;&gt; empty = ()</text:p>
      <text:p text:style-name="Source_20_Code">&gt;&gt;&gt; singleton = 'hello', <text:s text:c="3"/># &lt;-- note trailing comma</text:p>
      <text:p text:style-name="Source_20_Code">&gt;&gt;&gt; len(empty)</text:p>
      <text:p text:style-name="Source_20_Code">0</text:p>
      <text:p text:style-name="Source_20_Code">&gt;&gt;&gt; len(singleton)</text:p>
      <text:p text:style-name="Source_20_Code">1</text:p>
      <text:p text:style-name="Source_20_Code">&gt;&gt;&gt; singleton</text:p>
      <text:p text:style-name="Source_20_Code">('hello',)</text:p>
      <text:p text:style-name="Text_20_body">La declaración <text:span text:style-name="Source_20_Text">t = 12345, 54321, 'hola!'</text:span> es un ejemplo de <text:span text:style-name="Emphasis">empaquetado de tuplas</text:span>: los valores <text:span text:style-name="Source_20_Text">12345</text:span>, <text:span text:style-name="Source_20_Text">54321</text:span> y <text:span text:style-name="Source_20_Text">'hola!'</text:span> se empaquetan juntos en una tupla. La operación inversa también es posible:</text:p>
      <text:p text:style-name="P6">&gt;&gt;&gt; x, y, z = t</text:p>
      <text:p text:style-name="P11">Esto se llama, apropiadamente, <text:span text:style-name="Emphasis">desempaquetado de secuencias</text:span>, y funciona para cualquier secuencia en el lado derecho del igual. El desempaquetado de secuencias requiere que la cantidad de variables a la izquierda del signo igual sea el tamaño de la secuencia. Notá que la asignación múltiple es en realidad sólo una combinación de empaquetado de tuplas y desempaquetado de secuencias.</text:p>
      <text:h text:style-name="P25" text:outline-level="2">Conjuntos</text:h>
      <text:p text:style-name="Text_20_body">Python también incluye un tipo de dato para <text:span text:style-name="Emphasis">conjuntos</text:span>. Un conjunto es una colección no ordenada y sin elementos repetidos. Los usos básicos de éstos incluyen verificación de pertenencia y eliminación de entradas duplicadas. Los conjuntos también soportan operaciones matemáticas como la unión, intersección, diferencia, y diferencia simétrica.</text:p>
      <text:p text:style-name="Text_20_body"><text:soft-page-break/>Las llaves o la función <text:a xlink:type="simple" xlink:href="https://docs.python.org/es/3.7/library/stdtypes.html#set" text:style-name="Internet_20_link" text:visited-style-name="Visited_20_Internet_20_Link"><text:span text:style-name="Source_20_Text">set()</text:span></text:a> pueden usarse para crear conjuntos. Notá que para crear un conjunto vacío tenés que usar <text:span text:style-name="Source_20_Text">set()</text:span>, no <text:span text:style-name="Source_20_Text">{}</text:span>; esto último crea un diccionario vacío, una estructura de datos que discutiremos en la sección siguiente.</text:p>
      <text:p text:style-name="Text_20_body">Una pequeña demostración:</text:p>
      <text:p text:style-name="Source_20_Code">&gt;&gt;&gt; basket = {'apple', 'orange', 'apple', 'pear', 'orange', 'banana'}</text:p>
      <text:p text:style-name="Source_20_Code">&gt;&gt;&gt; print(basket) <text:s text:c="21"/># show that duplicates have been removed</text:p>
      <text:p text:style-name="Source_20_Code">{'orange', 'banana', 'pear', 'apple'}</text:p>
      <text:p text:style-name="Source_20_Code">&gt;&gt;&gt; 'orange' in basket <text:s text:c="16"/># fast membership testing</text:p>
      <text:p text:style-name="Source_20_Code">True</text:p>
      <text:p text:style-name="Source_20_Code">&gt;&gt;&gt; 'crabgrass' in basket</text:p>
      <text:p text:style-name="Source_20_Code">False</text:p>
      <text:p text:style-name="Source_20_Code"/>
      <text:p text:style-name="Source_20_Code">&gt;&gt;&gt; # Demonstrate set operations on unique letters from two words</text:p>
      <text:p text:style-name="Source_20_Code">...</text:p>
      <text:p text:style-name="Source_20_Code">&gt;&gt;&gt; a = set('abracadabra')</text:p>
      <text:p text:style-name="Source_20_Code">&gt;&gt;&gt; b = set('alacazam')</text:p>
      <text:p text:style-name="Source_20_Code">&gt;&gt;&gt; a <text:s text:c="33"/># unique letters in a</text:p>
      <text:p text:style-name="Source_20_Code">{'a', 'r', 'b', 'c', 'd'}</text:p>
      <text:p text:style-name="Source_20_Code">&gt;&gt;&gt; a - b <text:s text:c="29"/># letters in a but not in b</text:p>
      <text:p text:style-name="Source_20_Code">{'r', 'd', 'b'}</text:p>
      <text:p text:style-name="Source_20_Code">&gt;&gt;&gt; a | b <text:s text:c="29"/># letters in a or b or both</text:p>
      <text:p text:style-name="Source_20_Code">{'a', 'c', 'r', 'd', 'b', 'm', 'z', 'l'}</text:p>
      <text:p text:style-name="Source_20_Code">&gt;&gt;&gt; a &amp; b <text:s text:c="29"/># letters in both a and b</text:p>
      <text:p text:style-name="Source_20_Code">{'a', 'c'}</text:p>
      <text:p text:style-name="Source_20_Code">&gt;&gt;&gt; a ^ b <text:s text:c="29"/># letters in a or b but not both</text:p>
      <text:p text:style-name="Source_20_Code">{'r', 'd', 'b', 'm', 'z', 'l'}</text:p>
      <text:p text:style-name="Text_20_body">De forma similar a las comprensiones de listas, está también soportada la comprensión de conjuntos:</text:p>
      <text:p text:style-name="Source_20_Code">&gt;&gt;&gt; a = {x for x in 'abracadabra' if x not in 'abc'}</text:p>
      <text:p text:style-name="Source_20_Code">&gt;&gt;&gt; a</text:p>
      <text:p text:style-name="Source_20_Code">{'r', 'd'}</text:p>
      <text:h text:style-name="Heading_20_2" text:outline-level="2">Diccionarios</text:h>
      <text:p text:style-name="Text_20_body">Otro tipo de dato útil incluído en Python es el <text:span text:style-name="Emphasis">diccionario</text:span> (ver <text:a xlink:type="simple" xlink:href="https://docs.python.org/es/3.7/library/stdtypes.html#typesmapping" text:style-name="Internet_20_link" text:visited-style-name="Visited_20_Internet_20_Link">Mapping Types — dict</text:a>). Los diccionarios se encuentran a veces en otros lenguajes como «memorias asociativas» o «arreglos asociativos». A diferencia de las secuencias, que se indexan mediante un rango numérico, los diccionarios se indexan con <text:span text:style-name="Emphasis">claves</text:span>, que pueden ser cualquier tipo inmutable; las cadenas y números siempre pueden ser claves. Las tuplas pueden usarse como claves si solamente contienen cadenas, números o tuplas; si una tupla contiene cualquier objeto mutable <text:soft-page-break/>directa o indirectamente, no puede usarse como clave. No podés usar listas como claves, ya que las listas pueden modificarse usando asignación por índice, asignación por sección, o métodos como <text:span text:style-name="Source_20_Text">append()</text:span> y <text:span text:style-name="Source_20_Text">extend()</text:span>.</text:p>
      <text:p text:style-name="Text_20_body">Es mejor pensar en un diccionario como un conjunto de pares <text:span text:style-name="Emphasis">clave:valor</text:span> con el requerimiento de que las claves sean únicas (dentro de un diccionario). Un par de llaves crean un diccionario vacío: <text:span text:style-name="Source_20_Text">{}</text:span>. Colocar una lista de pares clave:valor separada por comas dentro de las llaves agrega, de inicio, pares clave:valor al diccionario; esta es, también, la forma en que los diccionarios se muestran en la salida.</text:p>
      <text:p text:style-name="Text_20_body">Las operaciones principales sobre un diccionario son guardar un valor con una clave y extraer ese valor dada la clave. También es posible borrar un par clave:valor con <text:span text:style-name="Source_20_Text">del</text:span>. Si usás una clave que ya está en uso para guardar un valor, el valor que estaba asociado con esa clave se pierde. Es un error extraer un valor usando una clave no existente.</text:p>
      <text:p text:style-name="Text_20_body">Ejecutando <text:span text:style-name="Source_20_Text">list(d)</text:span> en un diccionario devolverá una lista con todas las claves usadas en el diccionario, en el oden de inserción (si deseas que esté ordenada simplemente usa <text:span text:style-name="Source_20_Text">sorted(d)</text:span> en su lugar). Para comprobar si una clave está en el diccionario usa la palabra clave <text:a xlink:type="simple" xlink:href="https://docs.python.org/es/3.7/reference/expressions.html#in" text:style-name="Internet_20_link" text:visited-style-name="Visited_20_Internet_20_Link"><text:span text:style-name="Source_20_Text">in</text:span></text:a>.</text:p>
      <text:p text:style-name="Text_20_body">Un pequeño ejemplo de uso de un diccionario:</text:p>
      <text:p text:style-name="Source_20_Code">&gt;&gt;&gt; tel = {'jack': 4098, 'sape': 4139}</text:p>
      <text:p text:style-name="Source_20_Code">&gt;&gt;&gt; tel['guido'] = 4127</text:p>
      <text:p text:style-name="Source_20_Code">&gt;&gt;&gt; tel</text:p>
      <text:p text:style-name="Source_20_Code">{'jack': 4098, 'sape': 4139, 'guido': 4127}</text:p>
      <text:p text:style-name="Source_20_Code">&gt;&gt;&gt; tel['jack']</text:p>
      <text:p text:style-name="Source_20_Code">4098</text:p>
      <text:p text:style-name="Source_20_Code">&gt;&gt;&gt; del tel['sape']</text:p>
      <text:p text:style-name="Source_20_Code">&gt;&gt;&gt; tel['irv'] = 4127</text:p>
      <text:p text:style-name="Source_20_Code">&gt;&gt;&gt; tel</text:p>
      <text:p text:style-name="Source_20_Code">{'jack': 4098, 'guido': 4127, 'irv': 4127}</text:p>
      <text:p text:style-name="Source_20_Code">&gt;&gt;&gt; list(tel)</text:p>
      <text:p text:style-name="Source_20_Code">['jack', 'guido', 'irv']</text:p>
      <text:p text:style-name="Source_20_Code">&gt;&gt;&gt; sorted(tel)</text:p>
      <text:p text:style-name="Source_20_Code">['guido', 'irv', 'jack']</text:p>
      <text:p text:style-name="Source_20_Code">&gt;&gt;&gt; 'guido' in tel</text:p>
      <text:p text:style-name="Source_20_Code">True</text:p>
      <text:p text:style-name="Source_20_Code">&gt;&gt;&gt; 'jack' not in tel</text:p>
      <text:p text:style-name="Source_20_Code">False</text:p>
      <text:p text:style-name="Text_20_body">El constructor <text:a xlink:type="simple" xlink:href="https://docs.python.org/es/3.7/library/stdtypes.html#dict" text:style-name="Internet_20_link" text:visited-style-name="Visited_20_Internet_20_Link"><text:span text:style-name="Source_20_Text">dict()</text:span></text:a> crea un diccionario directamente desde secuencias de pares clave-valor:</text:p>
      <text:p text:style-name="Source_20_Code"><text:soft-page-break/>&gt;&gt;&gt; dict([('sape', 4139), ('guido', 4127), ('jack', 4098)])</text:p>
      <text:p text:style-name="Source_20_Code">{'sape': 4139, 'guido': 4127, 'jack': 4098}</text:p>
      <text:p text:style-name="Text_20_body">Además, las comprensiones de diccionarios se pueden usar para crear diccionarios desde expresiones arbitrarias de clave y valor:</text:p>
      <text:p text:style-name="Source_20_Code">&gt;&gt;&gt; {x: x**2 for x in (2, 4, 6)}</text:p>
      <text:p text:style-name="Source_20_Code">{2: 4, 4: 16, 6: 36}</text:p>
      <text:p text:style-name="Text_20_body">Cuando las claves son cadenas simples, a veces resulta más fácil especificar los pares usando argumentos por palabra clave:</text:p>
      <text:p text:style-name="Source_20_Code">&gt;&gt;&gt; dict(sape=4139, guido=4127, jack=4098)</text:p>
      <text:p text:style-name="Source_20_Code">{'sape': 4139, 'guido': 4127, 'jack': 4098}</text:p>
      <text:h text:style-name="Heading_20_2" text:outline-level="2">Técnicas de iteración</text:h>
      <text:p text:style-name="Text_20_body">Cuando iteramos sobre diccionarios, se pueden obtener al mismo tiempo la clave y su valor correspondiente usando el método <text:span text:style-name="Source_20_Text">items()</text:span>.</text:p>
      <text:p text:style-name="Source_20_Code">&gt;&gt;&gt; knights = {'gallahad': 'the pure', 'robin': 'the brave'}</text:p>
      <text:p text:style-name="Source_20_Code">&gt;&gt;&gt; for k, v in knights.items():</text:p>
      <text:p text:style-name="Source_20_Code">... <text:s text:c="4"/>print(k, v)</text:p>
      <text:p text:style-name="Source_20_Code">...</text:p>
      <text:p text:style-name="Source_20_Code">gallahad the pure</text:p>
      <text:p text:style-name="Source_20_Code">robin the brave</text:p>
      <text:p text:style-name="Text_20_body">Cuando se itera sobre una secuencia, se puede obtener el índice de posición junto a su valor correspondiente usando la función <text:a xlink:type="simple" xlink:href="https://docs.python.org/es/3.7/library/functions.html#enumerate" text:style-name="Internet_20_link" text:visited-style-name="Visited_20_Internet_20_Link"><text:span text:style-name="Source_20_Text">enumerate()</text:span></text:a>.</text:p>
      <text:p text:style-name="Source_20_Code">&gt;&gt;&gt; for i, v in enumerate(['tic', 'tac', 'toe']):</text:p>
      <text:p text:style-name="Source_20_Code">... <text:s text:c="4"/>print(i, v)</text:p>
      <text:p text:style-name="Source_20_Code">...</text:p>
      <text:p text:style-name="Source_20_Code">0 tic</text:p>
      <text:p text:style-name="Source_20_Code">1 tac</text:p>
      <text:p text:style-name="Source_20_Code">2 toe</text:p>
      <text:p text:style-name="Text_20_body">Para iterar sobre dos o más secuencias al mismo tiempo, los valores pueden emparejarse con la función <text:a xlink:type="simple" xlink:href="https://docs.python.org/es/3.7/library/functions.html#zip" text:style-name="Internet_20_link" text:visited-style-name="Visited_20_Internet_20_Link"><text:span text:style-name="Source_20_Text">zip()</text:span></text:a>.</text:p>
      <text:p text:style-name="Source_20_Code">&gt;&gt;&gt; questions = ['name', 'quest', 'favorite color']</text:p>
      <text:p text:style-name="Source_20_Code"><text:soft-page-break/>&gt;&gt;&gt; answers = ['lancelot', 'the holy grail', 'blue']</text:p>
      <text:p text:style-name="Source_20_Code">&gt;&gt;&gt; for q, a in zip(questions, answers):</text:p>
      <text:p text:style-name="Source_20_Code">... <text:s text:c="4"/>print('What is your {0}? <text:s/>It is {1}.'.format(q, a))</text:p>
      <text:p text:style-name="Source_20_Code">...</text:p>
      <text:p text:style-name="Source_20_Code">What is your name? <text:s/>It is lancelot.</text:p>
      <text:p text:style-name="Source_20_Code">What is your quest? <text:s/>It is the holy grail.</text:p>
      <text:p text:style-name="Source_20_Code">What is your favorite color? <text:s/>It is blue.</text:p>
      <text:p text:style-name="Text_20_body">Para iterar sobre una secuencia en orden inverso, se especifica primero la secuencia al derecho y luego se llama a la función <text:a xlink:type="simple" xlink:href="https://docs.python.org/es/3.7/library/functions.html#reversed" text:style-name="Internet_20_link" text:visited-style-name="Visited_20_Internet_20_Link"><text:span text:style-name="Source_20_Text">reversed()</text:span></text:a>.</text:p>
      <text:p text:style-name="Source_20_Code">&gt;&gt;&gt; for i in reversed(range(1, 10, 2)):</text:p>
      <text:p text:style-name="Source_20_Code">... <text:s text:c="4"/>print(i)</text:p>
      <text:p text:style-name="Source_20_Code">...</text:p>
      <text:p text:style-name="Source_20_Code">9</text:p>
      <text:p text:style-name="Source_20_Code">7</text:p>
      <text:p text:style-name="Source_20_Code">5</text:p>
      <text:p text:style-name="Source_20_Code">3</text:p>
      <text:p text:style-name="Source_20_Code">1</text:p>
      <text:p text:style-name="Text_20_body">Para iterar sobre una secuencia ordenada, se utiliza la función <text:a xlink:type="simple" xlink:href="https://docs.python.org/es/3.7/library/functions.html#sorted" text:style-name="Internet_20_link" text:visited-style-name="Visited_20_Internet_20_Link"><text:span text:style-name="Source_20_Text">sorted()</text:span></text:a> la cual devuelve una nueva lista ordenada dejando a la original intacta.</text:p>
      <text:p text:style-name="Source_20_Code">&gt;&gt;&gt; basket = ['apple', 'orange', 'apple', 'pear', 'orange', 'banana']</text:p>
      <text:p text:style-name="Source_20_Code">&gt;&gt;&gt; for f in sorted(set(basket)):</text:p>
      <text:p text:style-name="Source_20_Code">... <text:s text:c="4"/>print(f)</text:p>
      <text:p text:style-name="Source_20_Code">...</text:p>
      <text:p text:style-name="Source_20_Code">apple</text:p>
      <text:p text:style-name="Source_20_Code">banana</text:p>
      <text:p text:style-name="Source_20_Code">orange</text:p>
      <text:p text:style-name="Source_20_Code">pear</text:p>
      <text:p text:style-name="Text_20_body">A veces uno intenta cambiar una lista mientras la está iterando; sin embargo, a menudo es más simple y seguro crear una nueva lista:</text:p>
      <text:p text:style-name="Source_20_Code">&gt;&gt;&gt; import math</text:p>
      <text:p text:style-name="Source_20_Code">&gt;&gt;&gt; raw_data = [56.2, float('NaN'), 51.7, 55.3, 52.5, float('NaN'), 47.8]</text:p>
      <text:p text:style-name="Source_20_Code">&gt;&gt;&gt; filtered_data = []</text:p>
      <text:p text:style-name="Source_20_Code">&gt;&gt;&gt; for value in raw_data:</text:p>
      <text:p text:style-name="Source_20_Code">... <text:s text:c="4"/>if not math.isnan(value):</text:p>
      <text:p text:style-name="Source_20_Code">... <text:s text:c="8"/>filtered_data.append(value)</text:p>
      <text:p text:style-name="Source_20_Code">...</text:p>
      <text:p text:style-name="Source_20_Code">&gt;&gt;&gt; filtered_data</text:p>
      <text:p text:style-name="Source_20_Code">[56.2, 51.7, 55.3, 52.5, 47.8]</text:p>
      <text:h text:style-name="Heading_20_2" text:outline-level="2"><text:soft-page-break/>Más acerca de condiciones</text:h>
      <text:p text:style-name="Text_20_body">Las condiciones usadas en las instrucciones <text:span text:style-name="Source_20_Text">while</text:span> e <text:span text:style-name="Source_20_Text">if</text:span> pueden contener cualquier operador, no sólo comparaciones.</text:p>
      <text:p text:style-name="Text_20_body">Los operadores de comparación <text:span text:style-name="Source_20_Text">in</text:span> y <text:span text:style-name="Source_20_Text">not in</text:span> verifican si un valor está (o no está) en una secuencia. Los operadores <text:span text:style-name="Source_20_Text">is</text:span> e <text:span text:style-name="Source_20_Text">is not</text:span> comparan si dos objetos son realmente el mismo objeto; esto es significativo sólo para objetos mutables como las listas. Todos los operadores de comparación tienen la misma prioridad, la cual es menor que la de todos los operadores numéricos.</text:p>
      <text:p text:style-name="Text_20_body">Las comparaciones pueden encadenarse. Por ejemplo, <text:span text:style-name="Source_20_Text">a &lt; b == c</text:span> verifica si <text:span text:style-name="Source_20_Text">a</text:span> es menor que <text:span text:style-name="Source_20_Text">b</text:span> y además si <text:span text:style-name="Source_20_Text">b</text:span> es igual a <text:span text:style-name="Source_20_Text">c</text:span>.</text:p>
      <text:p text:style-name="Text_20_body">Las comparaciones pueden combinarse mediante los operadores booleanos <text:span text:style-name="Source_20_Text">and</text:span> y <text:span text:style-name="Source_20_Text">or</text:span>, y el resultado de una comparación (o de cualquier otra expresión booleana) puede negarse con <text:span text:style-name="Source_20_Text">not</text:span>. Estos tienen prioridades menores que los operadores de comparación; entre ellos <text:span text:style-name="Source_20_Text">not</text:span> tiene la mayor prioridad y <text:span text:style-name="Source_20_Text">or</text:span> la menor, o sea que <text:span text:style-name="Source_20_Text">A and not B or C</text:span> equivale a <text:span text:style-name="Source_20_Text">(A and (not B)) or C</text:span>. Como siempre, los paréntesis pueden usarse para expresar la composición deseada.</text:p>
      <text:p text:style-name="Text_20_body">Los operadores booleanos <text:span text:style-name="Source_20_Text">and</text:span> y <text:span text:style-name="Source_20_Text">or</text:span> son los llamados operadores <text:span text:style-name="Emphasis">cortocircuito</text:span>: sus argumentos se evalúan de izquierda a derecha, y la evaluación se detiene en el momento en que se determina su resultado. Por ejemplo, si <text:span text:style-name="Source_20_Text">A</text:span> y <text:span text:style-name="Source_20_Text">C</text:span> son verdaderas pero <text:span text:style-name="Source_20_Text">B</text:span> es falsa, en <text:span text:style-name="Source_20_Text">A and B and C</text:span> no se evalúa la expresión <text:span text:style-name="Source_20_Text">C</text:span>. Cuando se usa como un valor general y no como un booleano, el valor devuelto de un operador cortocircuito es el último argumento evaluado.</text:p>
      <text:p text:style-name="Text_20_body">Es posible asignar el resultado de una comparación u otra expresión booleana a una variable. Por ejemplo,</text:p>
      <text:p text:style-name="Source_20_Code">&gt;&gt;&gt; string1, string2, string3 = '', 'Trondheim', 'Hammer Dance'</text:p>
      <text:p text:style-name="Source_20_Code">&gt;&gt;&gt; non_null = string1 or string2 or string3</text:p>
      <text:p text:style-name="Source_20_Code">&gt;&gt;&gt; non_null</text:p>
      <text:p text:style-name="Source_20_Code">'Trondheim'</text:p>
      <text:p text:style-name="Text_20_body">Notá que en Python, a diferencia de C, la asignación no puede ocurrir dentro de expresiones. Los programadores de C pueden renegar por esto, pero es algo que evita un tipo de problema <text:soft-page-break/>común encontrado en programas en C: escribir <text:span text:style-name="Source_20_Text">=</text:span> en una expresión cuando lo que se quiere escribir es <text:span text:style-name="Source_20_Text">==</text:span>.</text:p>
      <text:h text:style-name="Heading_20_2" text:outline-level="2">Comparando secuencias y otros tipos</text:h>
      <text:p text:style-name="Text_20_body">Las secuencias pueden compararse con otros objetos del mismo tipo de secuencia. La comparación usa orden <text:span text:style-name="Emphasis">lexicográfico</text:span>: primero se comparan los dos primeros ítems, si son diferentes esto ya determina el resultado de la comparación; si son iguales, se comparan los siguientes dos ítems, y así sucesivamente hasta llegar al final de alguna de las secuencias. Si dos ítems a comparar son ambos secuencias del mismo tipo, la comparación lexicográfica es recursiva. Si todos los ítems de dos secuencias resultan iguales, se considera que las secuencias son iguales.</text:p>
      <text:p text:style-name="Source_20_Code">(1, 2, 3) <text:s text:c="13"/>&lt; (1, 2, 4)</text:p>
      <text:p text:style-name="Source_20_Code">[1, 2, 3] <text:s text:c="13"/>&lt; [1, 2, 4]</text:p>
      <text:p text:style-name="Source_20_Code">'ABC' &lt; 'C' &lt; 'Pascal' &lt; 'Python'</text:p>
      <text:p text:style-name="Source_20_Code">(1, 2, 3, 4) <text:s text:c="10"/>&lt; (1, 2, 4)</text:p>
      <text:p text:style-name="Source_20_Code">(1, 2) <text:s text:c="16"/>&lt; (1, 2, -1)</text:p>
      <text:p text:style-name="Source_20_Code">(1, 2, 3) <text:s text:c="12"/>== (1.0, 2.0, 3.0)</text:p>
      <text:p text:style-name="Source_20_Code">(1, 2, ('aa', 'ab')) <text:s text:c="2"/>&lt; (1, 2, ('abc', 'a'), 4)</text:p>
      <text:p text:style-name="Text_20_body">Observá que comparar objetos de diferentes tipos con <text:span text:style-name="Source_20_Text">&lt;</text:span> o <text:span text:style-name="Source_20_Text">&gt;</text:span> es legal siempre y cuando los objetas tenga los métodos de comparación apropiados. Por ejemplo, los tipos de números mezclados son comparados de acuerdo a su valor numérico, o sea 0 es igual a 0.0, etc. Si no es el caso, en lugar de proveer un ordenamiento arbitrario, el intérprete generará una excepción <text:a xlink:type="simple" xlink:href="https://docs.python.org/es/3.7/library/exceptions.html#TypeError" text:style-name="Internet_20_link" text:visited-style-name="Visited_20_Internet_20_Link"><text:span text:style-name="Source_20_Text">TypeError</text:span></text:a>.</text:p>
      <text:h text:style-name="Heading_20_1" text:outline-level="1">Errores y excepciones</text:h>
      <text:p text:style-name="Text_20_body">Hasta ahora los mensajes de error apenas habían sido mencionados, pero si has probado los ejemplos anteriores probablemente hayas visto algunos. Hay (al menos) dos tipos diferentes de errores: <text:span text:style-name="Emphasis">errores de sintaxis</text:span> y <text:span text:style-name="Emphasis">excepciones</text:span>.</text:p>
      <text:h text:style-name="Heading_20_2" text:outline-level="2">Errores de sintaxis</text:h>
      <text:p text:style-name="Text_20_body">Los errores de sintaxis, también conocidos como errores de interpretación, son quizás el tipo de queja más común que tenés cuando todavía estás aprendiendo Python:</text:p>
      <text:p text:style-name="Source_20_Code">&gt;&gt;&gt; while True print('Hello world')</text:p>
      <text:p text:style-name="Source_20_Code"><text:s text:c="2"/>File "&lt;stdin&gt;", line 1</text:p>
      <text:p text:style-name="Source_20_Code"><text:s text:c="4"/>while True print('Hello world')</text:p>
      <text:p text:style-name="Source_20_Code"><text:s text:c="19"/>^</text:p>
      <text:p text:style-name="Source_20_Code">SyntaxError: invalid syntax</text:p>
      <text:p text:style-name="Text_20_body">El intérprete reproduce la línea responsable del error y muestra una pequeña “flecha” que apunta al primer lugar donde se detectó el error. El error ha sido provocado (o al menos detectado) en el elemento que <text:span text:style-name="Emphasis">precede</text:span> a la flecha: en el ejemplo, el error se detecta en la función <text:a xlink:type="simple" xlink:href="https://docs.python.org/es/3.7/library/functions.html#print" text:style-name="Internet_20_link" text:visited-style-name="Visited_20_Internet_20_Link"><text:span text:style-name="Source_20_Text">print()</text:span></text:a>, ya que faltan dos puntos (<text:span text:style-name="Source_20_Text">':'</text:span>) antes del mismo. Se muestran el nombre del archivo y el número de línea para que sepas dónde mirar en caso de que la entrada venga de un programa.</text:p>
      <text:h text:style-name="Heading_20_2" text:outline-level="2">Excepciones</text:h>
      <text:p text:style-name="Text_20_body">Incluso si una declaración o expresión es sintácticamente correcta, puede generar un error cuando se intenta ejecutar. Los errores detectados durante la ejecución se llaman <text:span text:style-name="Emphasis">excepciones</text:span>, y no son incondicionalmente fatales: pronto aprenderás a gestionarlos en programas Python. Sin embargo, la mayoría de las excepciones no son gestionadas por el código, y resultan en mensajes de error como los mostrados aquí:</text:p>
      <text:p text:style-name="Source_20_Code">&gt;&gt;&gt; 10 * (1/0)</text:p>
      <text:p text:style-name="Source_20_Code">Traceback (most recent call last):</text:p>
      <text:p text:style-name="Source_20_Code"><text:s text:c="2"/>File "&lt;stdin&gt;", line 1, in &lt;module&gt;</text:p>
      <text:p text:style-name="Source_20_Code">ZeroDivisionError: division by zero</text:p>
      <text:p text:style-name="Source_20_Code">&gt;&gt;&gt; 4 + spam*3</text:p>
      <text:p text:style-name="Source_20_Code"><text:soft-page-break/>Traceback (most recent call last):</text:p>
      <text:p text:style-name="Source_20_Code"><text:s text:c="2"/>File "&lt;stdin&gt;", line 1, in &lt;module&gt;</text:p>
      <text:p text:style-name="Source_20_Code">NameError: name 'spam' is not defined</text:p>
      <text:p text:style-name="Source_20_Code">&gt;&gt;&gt; '2' + 2</text:p>
      <text:p text:style-name="Source_20_Code">Traceback (most recent call last):</text:p>
      <text:p text:style-name="Source_20_Code"><text:s text:c="2"/>File "&lt;stdin&gt;", line 1, in &lt;module&gt;</text:p>
      <text:p text:style-name="Source_20_Code">TypeError: Can't convert 'int' object to str implicitly</text:p>
      <text:p text:style-name="Text_20_body">La última línea de los mensajes de error indica qué ha sucedido. Hay excepciones de diferentes tipos, y el tipo se imprime como parte del mensaje: los tipos en el ejemplo son: <text:a xlink:type="simple" xlink:href="https://docs.python.org/es/3.7/library/exceptions.html#ZeroDivisionError" text:style-name="Internet_20_link" text:visited-style-name="Visited_20_Internet_20_Link"><text:span text:style-name="Source_20_Text">ZeroDivisionError</text:span></text:a>, <text:a xlink:type="simple" xlink:href="https://docs.python.org/es/3.7/library/exceptions.html#NameError" text:style-name="Internet_20_link" text:visited-style-name="Visited_20_Internet_20_Link"><text:span text:style-name="Source_20_Text">NameError</text:span></text:a> y <text:a xlink:type="simple" xlink:href="https://docs.python.org/es/3.7/library/exceptions.html#TypeError" text:style-name="Internet_20_link" text:visited-style-name="Visited_20_Internet_20_Link"><text:span text:style-name="Source_20_Text">TypeError</text:span></text:a>. La cadena mostrada como tipo de la excepción es el nombre de la excepción predefinida que ha ocurrido. Esto es válido para todas las excepciones predefinidas del intérprete, pero no tiene por que ser así para excepciones definidas por el usuario (aunque es una convención útil). Los nombres de las excepciones estándar son identificadores incorporados al intérprete (no son palabras clave reservadas).</text:p>
      <text:p text:style-name="Text_20_body">El resto de la línea provee información basado en el tipo de la excepción y qué la causó.</text:p>
      <text:p text:style-name="Text_20_body">La parte anterior del mensaje de error muestra el contexto donde ha sucedido la excepción, en formato de <text:span text:style-name="Emphasis">traza de error</text:span>. En general, contiene una traza de error que lista líneas de código fuente; sin embargo, no mostrará líneas leídas desde la entrada estándar.</text:p>
      <text:p text:style-name="Text_20_body"><text:a xlink:type="simple" xlink:href="https://docs.python.org/es/3.7/library/exceptions.html#bltin-exceptions" text:style-name="Internet_20_link" text:visited-style-name="Visited_20_Internet_20_Link">Built-in Exceptions</text:a> lista las excepciones predefinidas y sus significados.</text:p>
      <text:h text:style-name="Heading_20_2" text:outline-level="2">Gestionando Excepciones</text:h>
      <text:p text:style-name="Text_20_body">Es posible escribir programas que gestionen determinadas excepciones. Mirá el siguiente ejemplo, que le pide al usuario una entrada hasta que ingrese un entero válido, pero permite al usuario interrumpir el programa (usando <text:span text:style-name="User_20_Entry">Control-C</text:span> o lo que sea que el sistema operativo soporte); notá que una interrupción generada por el usuario se señaliza generando la excepción <text:a xlink:type="simple" xlink:href="https://docs.python.org/es/3.7/library/exceptions.html#KeyboardInterrupt" text:style-name="Internet_20_link" text:visited-style-name="Visited_20_Internet_20_Link"><text:span text:style-name="Source_20_Text">KeyboardInterrupt</text:span></text:a>.</text:p>
      <text:p text:style-name="Source_20_Code">&gt;&gt;&gt; while True:</text:p>
      <text:p text:style-name="Source_20_Code">... <text:s text:c="4"/>try:</text:p>
      <text:p text:style-name="Source_20_Code">... <text:s text:c="8"/>x = int(input("Please enter a number: "))</text:p>
      <text:p text:style-name="Source_20_Code">... <text:s text:c="8"/>break</text:p>
      <text:p text:style-name="Source_20_Code">... <text:s text:c="4"/>except ValueError:</text:p>
      <text:p text:style-name="Source_20_Code">... <text:s text:c="8"/>print("Oops! <text:s/>That was no valid number. <text:s/>Try again...")</text:p>
      <text:p text:style-name="Source_20_Code">...</text:p>
      <text:p text:style-name="Text_20_body">La declaración <text:a xlink:type="simple" xlink:href="https://docs.python.org/es/3.7/reference/compound_stmts.html#try" text:style-name="Internet_20_link" text:visited-style-name="Visited_20_Internet_20_Link"><text:span text:style-name="Source_20_Text">try</text:span></text:a> funciona de la siguiente manera:</text:p>
      <text:list xml:id="list2679162427" text:style-name="L6">
        <text:list-item>
          <text:p text:style-name="P40"><text:soft-page-break/>Primero, se ejecuta la cláusula <text:span text:style-name="Emphasis">try</text:span> (la(s) linea(s) entre las palabras reservadas <text:a xlink:type="simple" xlink:href="https://docs.python.org/es/3.7/reference/compound_stmts.html#try" text:style-name="Internet_20_link" text:visited-style-name="Visited_20_Internet_20_Link"><text:span text:style-name="Source_20_Text">try</text:span></text:a> y la <text:a xlink:type="simple" xlink:href="https://docs.python.org/es/3.7/reference/compound_stmts.html#except" text:style-name="Internet_20_link" text:visited-style-name="Visited_20_Internet_20_Link"><text:span text:style-name="Source_20_Text">except</text:span></text:a>).</text:p>
        </text:list-item>
        <text:list-item>
          <text:p text:style-name="P40">Si no ocurre ninguna excepción, la cláusula <text:span text:style-name="Emphasis">except</text:span> se omite y la ejecución de la cláusula <text:a xlink:type="simple" xlink:href="https://docs.python.org/es/3.7/reference/compound_stmts.html#try" text:style-name="Internet_20_link" text:visited-style-name="Visited_20_Internet_20_Link"><text:span text:style-name="Source_20_Text">try</text:span></text:a> finaliza.</text:p>
        </text:list-item>
        <text:list-item>
          <text:p text:style-name="P40">Si ocurre una excepción durante la ejecución de la cláusula <text:span text:style-name="Emphasis">try</text:span> el resto de la cláusula se omite. Entonces, si el tipo de excepción coincide con la excepción indicada después de la <text:a xlink:type="simple" xlink:href="https://docs.python.org/es/3.7/reference/compound_stmts.html#except" text:style-name="Internet_20_link" text:visited-style-name="Visited_20_Internet_20_Link"><text:span text:style-name="Source_20_Text">except</text:span></text:a>, la cláusula <text:span text:style-name="Citation">except</text:span> se ejecuta, y la ejecución continua después de la <text:a xlink:type="simple" xlink:href="https://docs.python.org/es/3.7/reference/compound_stmts.html#try" text:style-name="Internet_20_link" text:visited-style-name="Visited_20_Internet_20_Link"><text:span text:style-name="Source_20_Text">try</text:span></text:a>.</text:p>
        </text:list-item>
        <text:list-item>
          <text:p text:style-name="P40">Si ocurre una excepción que no coincide con la indicada en la cláusula <text:span text:style-name="Emphasis">except</text:span> se pasa a los <text:a xlink:type="simple" xlink:href="https://docs.python.org/es/3.7/reference/compound_stmts.html#try" text:style-name="Internet_20_link" text:visited-style-name="Visited_20_Internet_20_Link"><text:span text:style-name="Source_20_Text">try</text:span></text:a> más externos; si no se encuentra un gestor, se genera una <text:span text:style-name="Emphasis">unhandled exception</text:span> (excepción no gestionada) y la ejecución se interrumpen con un mensaje como el que se muestra arriba.</text:p>
        </text:list-item>
      </text:list>
      <text:p text:style-name="Text_20_body">Una declaración <text:a xlink:type="simple" xlink:href="https://docs.python.org/es/3.7/reference/compound_stmts.html#try" text:style-name="Internet_20_link" text:visited-style-name="Visited_20_Internet_20_Link"><text:span text:style-name="Source_20_Text">try</text:span></text:a> puede tener más de un <text:a xlink:type="simple" xlink:href="https://docs.python.org/es/3.7/reference/compound_stmts.html#except" text:style-name="Internet_20_link" text:visited-style-name="Visited_20_Internet_20_Link"><text:span text:style-name="Source_20_Text">except</text:span></text:a>, para especificar gestores para distintas excepciones. A lo sumo un bloque será ejecutado. Sólo se gestionarán excepciones que ocurren en el correspondiente <text:a xlink:type="simple" xlink:href="https://docs.python.org/es/3.7/reference/compound_stmts.html#try" text:style-name="Internet_20_link" text:visited-style-name="Visited_20_Internet_20_Link"><text:span text:style-name="Source_20_Text">try</text:span></text:a>, no en otros bloques del mismo <text:a xlink:type="simple" xlink:href="https://docs.python.org/es/3.7/reference/compound_stmts.html#try" text:style-name="Internet_20_link" text:visited-style-name="Visited_20_Internet_20_Link"><text:span text:style-name="Source_20_Text">try</text:span></text:a>. Un <text:a xlink:type="simple" xlink:href="https://docs.python.org/es/3.7/reference/compound_stmts.html#except" text:style-name="Internet_20_link" text:visited-style-name="Visited_20_Internet_20_Link"><text:span text:style-name="Source_20_Text">except</text:span></text:a> puede nombrar múltiples excepciones usando paréntesis, por ejemplo:</text:p>
      <text:p text:style-name="Source_20_Code">... except (RuntimeError, TypeError, NameError):</text:p>
      <text:p text:style-name="Source_20_Code">... <text:s text:c="4"/>pass</text:p>
      <text:p text:style-name="Text_20_body">Una clase en una cláusula <text:a xlink:type="simple" xlink:href="https://docs.python.org/es/3.7/reference/compound_stmts.html#except" text:style-name="Internet_20_link" text:visited-style-name="Visited_20_Internet_20_Link"><text:span text:style-name="Source_20_Text">except</text:span></text:a> es compatible con una excepción si la misma está en la misma clase o una clase base de la misma (pero no de la otra manera — una clausula <text:span text:style-name="Emphasis">except</text:span> listando una clase derivada no es compatible con una clase base). Por ejemplo, el siguiente código imprimirá B, C y D, en ese orden:</text:p>
      <text:p text:style-name="Source_20_Code">class B(Exception):</text:p>
      <text:p text:style-name="Source_20_Code"><text:s text:c="4"/>pass</text:p>
      <text:p text:style-name="Source_20_Code"/>
      <text:p text:style-name="Source_20_Code">class C(B):</text:p>
      <text:p text:style-name="Source_20_Code"><text:s text:c="4"/>pass</text:p>
      <text:p text:style-name="Source_20_Code"/>
      <text:p text:style-name="Source_20_Code">class D(C):</text:p>
      <text:p text:style-name="Source_20_Code"><text:s text:c="4"/>pass</text:p>
      <text:p text:style-name="Source_20_Code"/>
      <text:p text:style-name="Source_20_Code">for cls in [B, C, D]:</text:p>
      <text:p text:style-name="Source_20_Code"><text:s text:c="4"/>try:</text:p>
      <text:p text:style-name="Source_20_Code"><text:s text:c="8"/>raise cls()</text:p>
      <text:p text:style-name="Source_20_Code"><text:s text:c="4"/>except D:</text:p>
      <text:p text:style-name="Source_20_Code"><text:soft-page-break/><text:s text:c="8"/>print("D")</text:p>
      <text:p text:style-name="Source_20_Code"><text:s text:c="4"/>except C:</text:p>
      <text:p text:style-name="Source_20_Code"><text:s text:c="8"/>print("C")</text:p>
      <text:p text:style-name="Source_20_Code"><text:s text:c="4"/>except B:</text:p>
      <text:p text:style-name="Source_20_Code"><text:s text:c="8"/>print("B")</text:p>
      <text:p text:style-name="Text_20_body">Nótese que si las cláusulas <text:span text:style-name="Emphasis">except</text:span> estuvieran invertidas (con <text:span text:style-name="Source_20_Text">except B</text:span> primero), habría impreso B, B, B — se usa la primera cláusula <text:span text:style-name="Emphasis">except</text:span> coincidente.</text:p>
      <text:p text:style-name="Text_20_body">El último <text:a xlink:type="simple" xlink:href="https://docs.python.org/es/3.7/reference/compound_stmts.html#except" text:style-name="Internet_20_link" text:visited-style-name="Visited_20_Internet_20_Link"><text:span text:style-name="Source_20_Text">except</text:span></text:a> puede omitir el nombre de la excepción capturada y servir como comodín. Usá esto con extremo cuidado, ya que de esta manera es fácil ocultar un error real de programación. También puede usarse para mostrar un mensaje de error y luego re-generar la excepción (permitiéndole al que llama, gestionar también la excepción):</text:p>
      <text:p text:style-name="Source_20_Code">import sys</text:p>
      <text:p text:style-name="Source_20_Code"/>
      <text:p text:style-name="Source_20_Code">try:</text:p>
      <text:p text:style-name="Source_20_Code"><text:s text:c="4"/>f = open('myfile.txt')</text:p>
      <text:p text:style-name="Source_20_Code"><text:s text:c="4"/>s = f.readline()</text:p>
      <text:p text:style-name="Source_20_Code"><text:s text:c="4"/>i = int(s.strip())</text:p>
      <text:p text:style-name="Source_20_Code">except OSError as err:</text:p>
      <text:p text:style-name="Source_20_Code"><text:s text:c="4"/>print("OS error: {0}".format(err))</text:p>
      <text:p text:style-name="Source_20_Code">except ValueError:</text:p>
      <text:p text:style-name="Source_20_Code"><text:s text:c="4"/>print("Could not convert data to an integer.")</text:p>
      <text:p text:style-name="Source_20_Code">except:</text:p>
      <text:p text:style-name="Source_20_Code"><text:s text:c="4"/>print("Unexpected error:", sys.exc_info()[0])</text:p>
      <text:p text:style-name="Source_20_Code"><text:s text:c="4"/>raise</text:p>
      <text:p text:style-name="Text_20_body">Las declaraciones <text:a xlink:type="simple" xlink:href="https://docs.python.org/es/3.7/reference/compound_stmts.html#try" text:style-name="Internet_20_link" text:visited-style-name="Visited_20_Internet_20_Link"><text:span text:style-name="Source_20_Text">try</text:span></text:a> … <text:a xlink:type="simple" xlink:href="https://docs.python.org/es/3.7/reference/compound_stmts.html#except" text:style-name="Internet_20_link" text:visited-style-name="Visited_20_Internet_20_Link"><text:span text:style-name="Source_20_Text">except</text:span></text:a> tienen un <text:span text:style-name="Emphasis">bloque else</text:span> opcional, el cual, cuando está presente, debe seguir a los <text:span text:style-name="Emphasis">except</text:span>. Es útil para aquel código que debe ejecutarse si el <text:span text:style-name="Emphasis">bloque try</text:span> no genera una excepción. Por ejemplo:</text:p>
      <text:p text:style-name="Source_20_Code">for arg in sys.argv[1:]:</text:p>
      <text:p text:style-name="Source_20_Code"><text:s text:c="4"/>try:</text:p>
      <text:p text:style-name="Source_20_Code"><text:s text:c="8"/>f = open(arg, 'r')</text:p>
      <text:p text:style-name="Source_20_Code"><text:s text:c="4"/>except OSError:</text:p>
      <text:p text:style-name="Source_20_Code"><text:s text:c="8"/>print('cannot open', arg)</text:p>
      <text:p text:style-name="Source_20_Code"><text:s text:c="4"/>else:</text:p>
      <text:p text:style-name="Source_20_Code"><text:s text:c="8"/>print(arg, 'has', len(f.readlines()), 'lines')</text:p>
      <text:p text:style-name="Source_20_Code"><text:s text:c="8"/>f.close()</text:p>
      <text:p text:style-name="Text_20_body">El uso de la cláusula <text:a xlink:type="simple" xlink:href="https://docs.python.org/es/3.7/reference/compound_stmts.html#else" text:style-name="Internet_20_link" text:visited-style-name="Visited_20_Internet_20_Link"><text:span text:style-name="Source_20_Text">else</text:span></text:a> es mejor que agregar código adicional en la cláusula <text:a xlink:type="simple" xlink:href="https://docs.python.org/es/3.7/reference/compound_stmts.html#try" text:style-name="Internet_20_link" text:visited-style-name="Visited_20_Internet_20_Link"><text:span text:style-name="Source_20_Text">try</text:span></text:a> porque evita capturar accidentalmente una excepción que no fue generada por el código que está protegido por la declaración <text:a xlink:type="simple" xlink:href="https://docs.python.org/es/3.7/reference/compound_stmts.html#try" text:style-name="Internet_20_link" text:visited-style-name="Visited_20_Internet_20_Link"><text:span text:style-name="Source_20_Text">try</text:span></text:a> … <text:a xlink:type="simple" xlink:href="https://docs.python.org/es/3.7/reference/compound_stmts.html#except" text:style-name="Internet_20_link" text:visited-style-name="Visited_20_Internet_20_Link"><text:span text:style-name="Source_20_Text">except</text:span></text:a>.</text:p>
      <text:p text:style-name="Text_20_body"><text:soft-page-break/>Cuando ocurre una excepción, puede tener un valor asociado, también conocido como el <text:span text:style-name="Emphasis">argumento</text:span> de la excepción. La presencia y el tipo de argumento depende del tipo de excepción.</text:p>
      <text:p text:style-name="Text_20_body">El <text:a xlink:type="simple" xlink:href="https://docs.python.org/es/3.7/reference/compound_stmts.html#except" text:style-name="Internet_20_link" text:visited-style-name="Visited_20_Internet_20_Link"><text:span text:style-name="Source_20_Text">except</text:span></text:a> puede especificar una variable luego del nombre de excepción. La variable se vincula a una instancia de excepción con los argumentos almacenados en <text:span text:style-name="Source_20_Text">instance.args</text:span>. Por conveniencia, la instancia de excepción define <text:a xlink:type="simple" xlink:href="https://docs.python.org/es/3.7/reference/datamodel.html#object.__str__" text:style-name="Internet_20_link" text:visited-style-name="Visited_20_Internet_20_Link"><text:span text:style-name="Source_20_Text">__str__()</text:span></text:a> para que se pueda mostrar los argumentos directamente, sin necesidad de hacer referencia a <text:span text:style-name="Source_20_Text">.args</text:span>. También se puede instanciar la excepción primero, antes de generarla, y agregarle los atributos que se desee:</text:p>
      <text:p text:style-name="Source_20_Code">&gt;&gt;&gt; try:</text:p>
      <text:p text:style-name="Source_20_Code">... <text:s text:c="4"/>raise Exception('spam', 'eggs')</text:p>
      <text:p text:style-name="Source_20_Code">... except Exception as inst:</text:p>
      <text:p text:style-name="Source_20_Code">... <text:s text:c="4"/>print(type(inst)) <text:s text:c="3"/># the exception instance</text:p>
      <text:p text:style-name="Source_20_Code">... <text:s text:c="4"/>print(inst.args) <text:s text:c="4"/># arguments stored in .args</text:p>
      <text:p text:style-name="Source_20_Code">... <text:s text:c="4"/>print(inst) <text:s text:c="9"/># __str__ allows args to be printed directly,</text:p>
      <text:p text:style-name="Source_20_Code">... <text:s text:c="25"/># but may be overridden in exception subclasses</text:p>
      <text:p text:style-name="Source_20_Code">... <text:s text:c="4"/>x, y = inst.args <text:s text:c="4"/># unpack args</text:p>
      <text:p text:style-name="Source_20_Code">... <text:s text:c="4"/>print('x =', x)</text:p>
      <text:p text:style-name="Source_20_Code">... <text:s text:c="4"/>print('y =', y)</text:p>
      <text:p text:style-name="Source_20_Code">...</text:p>
      <text:p text:style-name="Source_20_Code">&lt;class 'Exception'&gt;</text:p>
      <text:p text:style-name="Source_20_Code">('spam', 'eggs')</text:p>
      <text:p text:style-name="Source_20_Code">('spam', 'eggs')</text:p>
      <text:p text:style-name="Source_20_Code">x = spam</text:p>
      <text:p text:style-name="Source_20_Code">y = eggs</text:p>
      <text:p text:style-name="Text_20_body">Si una excepción tiene argumentos, estos se imprimen como en la parte final (el “detalle”) del mensaje para las excepciones no gestionadas (“<text:span text:style-name="Emphasis">Unhandled exception</text:span>”).</text:p>
      <text:p text:style-name="Text_20_body">Los gestores de excepciones no gestionan solamente las excepciones que ocurren en el <text:span text:style-name="Emphasis">bloque try</text:span>, también gestionan las excepciones que ocurren dentro de las funciones que se llaman (inclusive indirectamente) dentro del <text:span text:style-name="Emphasis">bloque try</text:span>. Por ejemplo:</text:p>
      <text:p text:style-name="Source_20_Code">&gt;&gt;&gt; def this_fails():</text:p>
      <text:p text:style-name="Source_20_Code">... <text:s text:c="4"/>x = 1/0</text:p>
      <text:p text:style-name="Source_20_Code">...</text:p>
      <text:p text:style-name="Source_20_Code">&gt;&gt;&gt; try:</text:p>
      <text:p text:style-name="Source_20_Code">... <text:s text:c="4"/>this_fails()</text:p>
      <text:p text:style-name="Source_20_Code">... except ZeroDivisionError as err:</text:p>
      <text:p text:style-name="Source_20_Code">... <text:s text:c="4"/>print('Handling run-time error:', err)</text:p>
      <text:p text:style-name="Source_20_Code">...</text:p>
      <text:p text:style-name="Source_20_Code">Handling run-time error: division by zero</text:p>
      <text:h text:style-name="Heading_20_2" text:outline-level="2"><text:soft-page-break/><text:span text:style-name="T17">Lanzando</text:span> excepciones</text:h>
      <text:p text:style-name="Text_20_body">La declaración <text:a xlink:type="simple" xlink:href="https://docs.python.org/es/3.7/reference/simple_stmts.html#raise" text:style-name="Internet_20_link" text:visited-style-name="Visited_20_Internet_20_Link"><text:span text:style-name="Source_20_Text">raise</text:span></text:a> permite al programador forzar a que ocurra una excepción específica. Por ejemplo:</text:p>
      <text:p text:style-name="Source_20_Code">&gt;&gt;&gt; raise NameError('HiThere')</text:p>
      <text:p text:style-name="Source_20_Code">Traceback (most recent call last):</text:p>
      <text:p text:style-name="Source_20_Code"><text:s text:c="2"/>File "&lt;stdin&gt;", line 1, in &lt;module&gt;</text:p>
      <text:p text:style-name="Source_20_Code">NameError: HiThere</text:p>
      <text:p text:style-name="Text_20_body">El único argumento de <text:a xlink:type="simple" xlink:href="https://docs.python.org/es/3.7/reference/simple_stmts.html#raise" text:style-name="Internet_20_link" text:visited-style-name="Visited_20_Internet_20_Link"><text:span text:style-name="Source_20_Text">raise</text:span></text:a> indica la excepción a generarse. Tiene que ser o una instancia de excepción, o una clase de excepción (una clase que hereda de <text:a xlink:type="simple" xlink:href="https://docs.python.org/es/3.7/library/exceptions.html#Exception" text:style-name="Internet_20_link" text:visited-style-name="Visited_20_Internet_20_Link"><text:span text:style-name="Source_20_Text">Exception</text:span></text:a>). Si se pasa una clase de excepción, la misma será instanciada implícitamente llamando a su constructor sin argumentos:</text:p>
      <text:p text:style-name="P6">raise ValueError <text:s/># shorthand for 'raise ValueError()'</text:p>
      <text:p text:style-name="Text_20_body">Si necesitás determinar si una excepción fue lanzada pero no querés gestionarla, una versión simplificada de la instrucción <text:a xlink:type="simple" xlink:href="https://docs.python.org/es/3.7/reference/simple_stmts.html#raise" text:style-name="Internet_20_link" text:visited-style-name="Visited_20_Internet_20_Link"><text:span text:style-name="Source_20_Text">raise</text:span></text:a> te permite relanzarla:</text:p>
      <text:p text:style-name="Source_20_Code">&gt;&gt;&gt; try:</text:p>
      <text:p text:style-name="Source_20_Code">... <text:s text:c="4"/>raise NameError('HiThere')</text:p>
      <text:p text:style-name="Source_20_Code">... except NameError:</text:p>
      <text:p text:style-name="Source_20_Code">... <text:s text:c="4"/>print('An exception flew by!')</text:p>
      <text:p text:style-name="Source_20_Code">... <text:s text:c="4"/>raise</text:p>
      <text:p text:style-name="Source_20_Code">...</text:p>
      <text:p text:style-name="Source_20_Code">An exception flew by!</text:p>
      <text:p text:style-name="Source_20_Code">Traceback (most recent call last):</text:p>
      <text:p text:style-name="Source_20_Code"><text:s text:c="2"/>File "&lt;stdin&gt;", line 2, in &lt;module&gt;</text:p>
      <text:p text:style-name="Source_20_Code">NameError: HiThere</text:p>
      <text:h text:style-name="Heading_20_2" text:outline-level="2">Encadenando <text:span text:style-name="T24">Excepciones</text:span></text:h>
      <text:p text:style-name="P16"><text:span text:style-name="T23">La sentencia </text:span><text:a xlink:type="simple" xlink:href="https://docs.python.org/es/3.9/reference/simple_stmts.html#raise" text:style-name="Internet_20_link" text:visited-style-name="Visited_20_Internet_20_Link"><text:span text:style-name="Source_20_Text">raise</text:span></text:a> <text:span text:style-name="T23">permite un </text:span>op<text:span text:style-name="T23">c</text:span>ional <text:a xlink:type="simple" xlink:href="https://docs.python.org/es/3.9/reference/simple_stmts.html#raise" text:style-name="Internet_20_link" text:visited-style-name="Visited_20_Internet_20_Link"><text:span text:style-name="Source_20_Text">from</text:span></text:a> <text:span text:style-name="T23">que permite encadenar excepciones: </text:span><text:span text:style-name="T4">Por ejemplo</text:span>:</text:p>
      <text:p text:style-name="Source_20_Code"># exc <text:span text:style-name="T23">debe ser una instancia de E</text:span>xception o None.</text:p>
      <text:p text:style-name="Source_20_Code">raise RuntimeError from exc</text:p>
      <text:p text:style-name="P14">Esto es útil cuando estamos transformando excepciones, por ejemplo:</text:p>
      <text:p text:style-name="Source_20_Code">&gt;&gt;&gt; def func():</text:p>
      <text:p text:style-name="Source_20_Code"><text:soft-page-break/>... <text:s text:c="4"/>raise IOError</text:p>
      <text:p text:style-name="Source_20_Code">...</text:p>
      <text:p text:style-name="Source_20_Code">&gt;&gt;&gt; try:</text:p>
      <text:p text:style-name="Source_20_Code">... <text:s text:c="4"/>func()</text:p>
      <text:p text:style-name="Source_20_Code">... except IOError as exc:</text:p>
      <text:p text:style-name="Source_20_Code">... <text:s text:c="4"/>raise RuntimeError('Failed to open database') from exc</text:p>
      <text:p text:style-name="Source_20_Code">...</text:p>
      <text:p text:style-name="Source_20_Code">Traceback (most recent call last):</text:p>
      <text:p text:style-name="Source_20_Code"><text:s text:c="2"/>File "&lt;stdin&gt;", line 2, in &lt;module&gt;</text:p>
      <text:p text:style-name="Source_20_Code"><text:s text:c="2"/>File "&lt;stdin&gt;", line 2, in func</text:p>
      <text:p text:style-name="Source_20_Code">OSError</text:p>
      <text:p text:style-name="Source_20_Code"/>
      <text:p text:style-name="Source_20_Code">The above exception was the direct cause of the following exception:</text:p>
      <text:p text:style-name="Source_20_Code"/>
      <text:p text:style-name="Source_20_Code">Traceback (most recent call last):</text:p>
      <text:p text:style-name="Source_20_Code"><text:s text:c="2"/>File "&lt;stdin&gt;", line 4, in &lt;module&gt;</text:p>
      <text:p text:style-name="Source_20_Code">RuntimeError: Failed to open database</text:p>
      <text:p text:style-name="P15">El encadenamiento de excepciones ocurre automaticamente cuando una excepcion es lanzada dentro de un bloque <text:a xlink:type="simple" xlink:href="https://docs.python.org/es/3.9/reference/compound_stmts.html#except" text:style-name="Internet_20_link" text:visited-style-name="Visited_20_Internet_20_Link"><text:span text:style-name="Source_20_Text">except</text:span></text:a> o <text:a xlink:type="simple" xlink:href="https://docs.python.org/es/3.9/reference/compound_stmts.html#finally" text:style-name="Internet_20_link" text:visited-style-name="Visited_20_Internet_20_Link"><text:span text:style-name="Source_20_Text">finally</text:span></text:a>. Este comportamiento se puede desactivar utilizando la convención <text:span text:style-name="Source_20_Text">from None</text:span>:</text:p>
      <text:p text:style-name="Source_20_Code">try:</text:p>
      <text:p text:style-name="Source_20_Code"><text:s text:c="4"/>open('database.sqlite')</text:p>
      <text:p text:style-name="Source_20_Code">except IOError:</text:p>
      <text:p text:style-name="Source_20_Code"><text:s text:c="4"/>raise RuntimeError from None</text:p>
      <text:p text:style-name="Source_20_Code">Traceback (most recent call last):</text:p>
      <text:p text:style-name="Source_20_Code"><text:s text:c="2"/>File "&lt;stdin&gt;", line 4, in &lt;module&gt;</text:p>
      <text:p text:style-name="Source_20_Code">RuntimeError</text:p>
      <text:p text:style-name="Text_20_body">Para más información acerca de las mecánicas de encadenamiento de excepciones, ver <text:a xlink:type="simple" xlink:href="https://docs.python.org/es/3.9/library/exceptions.html#bltin-exceptions" text:style-name="Internet_20_link" text:visited-style-name="Visited_20_Internet_20_Link">Excepciones incorporadas</text:a>.</text:p>
      <text:h text:style-name="Heading_20_2" text:outline-level="2">Excepciones definidas por el usuario</text:h>
      <text:p text:style-name="Text_20_body">Los programas pueden nombrar sus propias excepciones creando una nueva clase excepción (mirá <text:a xlink:type="simple" xlink:href="https://docs.python.org/es/3.7/tutorial/classes.html#tut-classes" text:style-name="Internet_20_link" text:visited-style-name="Visited_20_Internet_20_Link">Clases</text:a> para más información sobre las clases de Python). Las excepciones, típicamente, deberán derivar de la clase <text:a xlink:type="simple" xlink:href="https://docs.python.org/es/3.7/library/exceptions.html#Exception" text:style-name="Internet_20_link" text:visited-style-name="Visited_20_Internet_20_Link"><text:span text:style-name="Source_20_Text">Exception</text:span></text:a>, directa o indirectamente.</text:p>
      <text:p text:style-name="Text_20_body">Las clases de Excepción pueden ser definidas de la misma forma que cualquier otra clase, pero es habitual mantenerlas lo más simples posible, a menudo ofreciendo solo un número de atributos con información sobre el error que leerán los gestores de la excepción. Al crear un módulo que puede lanzar varios errores distintos, una práctica común es crear una clase base <text:soft-page-break/>para excepciones definidas en ese módulo y extenderla para crear clases excepciones específicas para distintas condiciones de error:</text:p>
      <text:p text:style-name="Source_20_Code">class Error(Exception):</text:p>
      <text:p text:style-name="Source_20_Code"><text:s text:c="4"/>"""Base class for exceptions in this module."""</text:p>
      <text:p text:style-name="Source_20_Code"><text:s text:c="4"/>pass</text:p>
      <text:p text:style-name="Source_20_Code"/>
      <text:p text:style-name="Source_20_Code">class InputError(Error):</text:p>
      <text:p text:style-name="Source_20_Code"><text:s text:c="4"/>"""Exception raised for errors in the input.</text:p>
      <text:p text:style-name="Source_20_Code"/>
      <text:p text:style-name="Source_20_Code"><text:s text:c="4"/>Attributes:</text:p>
      <text:p text:style-name="Source_20_Code"><text:s text:c="8"/>expression -- input expression in which the error occurred</text:p>
      <text:p text:style-name="Source_20_Code"><text:s text:c="8"/>message -- explanation of the error</text:p>
      <text:p text:style-name="Source_20_Code"><text:s text:c="4"/>"""</text:p>
      <text:p text:style-name="Source_20_Code"/>
      <text:p text:style-name="Source_20_Code"><text:s text:c="4"/>def __init__(self, expression, message):</text:p>
      <text:p text:style-name="Source_20_Code"><text:s text:c="8"/>self.expression = expression</text:p>
      <text:p text:style-name="Source_20_Code"><text:s text:c="8"/>self.message = message</text:p>
      <text:p text:style-name="Source_20_Code"/>
      <text:p text:style-name="Source_20_Code">class TransitionError(Error):</text:p>
      <text:p text:style-name="Source_20_Code"><text:s text:c="4"/>"""Raised when an operation attempts a state transition that's not</text:p>
      <text:p text:style-name="Source_20_Code"><text:s text:c="4"/>allowed.</text:p>
      <text:p text:style-name="Source_20_Code"/>
      <text:p text:style-name="Source_20_Code"><text:s text:c="4"/>Attributes:</text:p>
      <text:p text:style-name="Source_20_Code"><text:s text:c="8"/>previous -- state at beginning of transition</text:p>
      <text:p text:style-name="Source_20_Code"><text:s text:c="8"/>next -- attempted new state</text:p>
      <text:p text:style-name="Source_20_Code"><text:s text:c="8"/>message -- explanation of why the specific transition is not allowed</text:p>
      <text:p text:style-name="Source_20_Code"><text:s text:c="4"/>"""</text:p>
      <text:p text:style-name="Source_20_Code"/>
      <text:p text:style-name="Source_20_Code"><text:s text:c="4"/>def __init__(self, previous, next, message):</text:p>
      <text:p text:style-name="Source_20_Code"><text:s text:c="8"/>self.previous = previous</text:p>
      <text:p text:style-name="Source_20_Code"><text:s text:c="8"/>self.next = next</text:p>
      <text:p text:style-name="Source_20_Code"><text:s text:c="8"/>self.message = message</text:p>
      <text:p text:style-name="Text_20_body">La mayoría de las excepciones se definen con nombres acabados en «Error», de manera similar a la nomenclatura de las excepciones estándar.</text:p>
      <text:p text:style-name="Text_20_body">Muchos módulos estándar definen sus propias excepciones para reportar errores que pueden ocurrir en funciones propias. Se puede encontrar más información sobre clases en el capítulo <text:a xlink:type="simple" xlink:href="https://docs.python.org/es/3.7/tutorial/classes.html#tut-classes" text:style-name="Internet_20_link" text:visited-style-name="Visited_20_Internet_20_Link">Clases</text:a>.</text:p>
      <text:h text:style-name="Heading_20_2" text:outline-level="2">Definiendo Acciones de Limpieza</text:h>
      <text:p text:style-name="Text_20_body">La declaración <text:a xlink:type="simple" xlink:href="https://docs.python.org/es/3.7/reference/compound_stmts.html#try" text:style-name="Internet_20_link" text:visited-style-name="Visited_20_Internet_20_Link"><text:span text:style-name="Source_20_Text">try</text:span></text:a> tiene otra cláusula opcional cuyo propósito es definir acciones de limpieza que serán ejecutadas bajo ciertas circunstancias. Por ejemplo:</text:p>
      <text:p text:style-name="Source_20_Code"><text:soft-page-break/>&gt;&gt;&gt; try:</text:p>
      <text:p text:style-name="Source_20_Code">... <text:s text:c="4"/>raise KeyboardInterrupt</text:p>
      <text:p text:style-name="Source_20_Code">... finally:</text:p>
      <text:p text:style-name="Source_20_Code">... <text:s text:c="4"/>print('Goodbye, world!')</text:p>
      <text:p text:style-name="Source_20_Code">...</text:p>
      <text:p text:style-name="Source_20_Code">Goodbye, world!</text:p>
      <text:p text:style-name="Source_20_Code">KeyboardInterrupt</text:p>
      <text:p text:style-name="Source_20_Code">Traceback (most recent call last):</text:p>
      <text:p text:style-name="Source_20_Code"><text:s text:c="2"/>File "&lt;stdin&gt;", line 2, in &lt;module&gt;</text:p>
      <text:p text:style-name="P13"><text:span text:style-name="T20">Si la clausula </text:span><text:a xlink:type="simple" xlink:href="https://docs.python.org/es/3.7/reference/compound_stmts.html#finally" text:style-name="Internet_20_link" text:visited-style-name="Visited_20_Internet_20_Link"><text:span text:style-name="Source_20_Text">finally</text:span></text:a> <text:span text:style-name="T20">esta presente</text:span>, <text:span text:style-name="T20">esta se ejecutará inmediatamente antes del bloque </text:span><text:a xlink:type="simple" xlink:href="https://docs.python.org/es/3.7/reference/compound_stmts.html#try" text:style-name="Internet_20_link" text:visited-style-name="Visited_20_Internet_20_Link"><text:span text:style-name="Source_20_Text">try</text:span></text:a>. <text:span text:style-name="T20">La clausula </text:span><text:span text:style-name="Source_20_Text">finally</text:span> <text:span text:style-name="T20">se ejecuta antes de </text:span><text:span text:style-name="Source_20_Text"><text:span text:style-name="T20">try</text:span></text:span><text:span text:style-name="T20"> por esta necesita generar una excepcion o relanzarla</text:span>. </text:p>
      <text:p text:style-name="P22">Aquí algunos casos mas complejos de cuando se puede generar una excpcion:</text:p>
      <text:list xml:id="list1009155675" text:style-name="L7">
        <text:list-item>
          <text:p text:style-name="P42"><text:span text:style-name="T21">Si se lanza una excepción dentro del bloque </text:span><text:span text:style-name="Source_20_Text"><text:span text:style-name="T21">try</text:span></text:span><text:span text:style-name="T21">, la excepcion puede ser gestionada por un bloque <text:s/></text:span><text:a xlink:type="simple" xlink:href="https://docs.python.org/es/3.7/reference/compound_stmts.html#except" text:style-name="Internet_20_link" text:visited-style-name="Visited_20_Internet_20_Link"><text:span text:style-name="Source_20_Text"><text:span text:style-name="T21">except</text:span></text:span></text:a><text:span text:style-name="T21">. Pero si la misma no es tratada por un bloque </text:span><text:span text:style-name="Source_20_Text"><text:span text:style-name="T21">except</text:span></text:span><text:span text:style-name="T21">, la excepción es vuelta a lanzar luego de que el bloque <text:s/></text:span><text:span text:style-name="Source_20_Text"><text:span text:style-name="T21">finally</text:span></text:span> <text:span text:style-name="T21">ha sido ejecutado.</text:span></text:p>
        </text:list-item>
        <text:list-item>
          <text:p text:style-name="P44">Es posible que se produzca una excepcion dentro de los bloques <text:span text:style-name="Source_20_Text">except</text:span> o <text:s/><text:span text:style-name="Source_20_Text">else</text:span>. Nuevamente, la excepción es vuelta a lanzar luego de que el bloque <text:s/><text:span text:style-name="Source_20_Text">finally</text:span> ha sido ejecutado.</text:p>
        </text:list-item>
        <text:list-item>
          <text:p text:style-name="P43"><text:span text:style-name="T22">Si el bloque try alcanza una instrucción </text:span><text:a xlink:type="simple" xlink:href="https://docs.python.org/es/3.7/reference/simple_stmts.html#break" text:style-name="Internet_20_link" text:visited-style-name="Visited_20_Internet_20_Link"><text:span text:style-name="Source_20_Text"><text:span text:style-name="T22">break</text:span></text:span></text:a><text:span text:style-name="T22">, </text:span><text:a xlink:type="simple" xlink:href="https://docs.python.org/es/3.7/reference/simple_stmts.html#continue" text:style-name="Internet_20_link" text:visited-style-name="Visited_20_Internet_20_Link"><text:span text:style-name="Source_20_Text"><text:span text:style-name="T22">continue</text:span></text:span></text:a><text:span text:style-name="T22"> o </text:span><text:a xlink:type="simple" xlink:href="https://docs.python.org/es/3.7/reference/simple_stmts.html#return" text:style-name="Internet_20_link" text:visited-style-name="Visited_20_Internet_20_Link"><text:span text:style-name="Source_20_Text"><text:span text:style-name="T22">return</text:span></text:span></text:a><text:span text:style-name="T22">, el bloque </text:span><text:span text:style-name="Source_20_Text"><text:span text:style-name="T22">finally</text:span></text:span> <text:span text:style-name="T22">se ejecutará inmediatamente antes que dichas instrucciones.</text:span></text:p>
        </text:list-item>
        <text:list-item>
          <text:p text:style-name="P41">Si una clasula <text:span text:style-name="Source_20_Text">finally</text:span> incluye un return, el valor retornado será el que se encuentre generado por el <text:span text:style-name="Source_20_Text">return</text:span> del bloque <text:span text:style-name="Source_20_Text">finally</text:span> y no el valor del <text:span text:style-name="Source_20_Text">return</text:span> del bloque <text:s/><text:span text:style-name="Source_20_Text">try</text:span>.</text:p>
        </text:list-item>
      </text:list>
      <text:p text:style-name="Text_20_body"><text:span text:style-name="T3">Por ejemplo</text:span>:</text:p>
      <text:p text:style-name="Source_20_Code">&gt;&gt;&gt; def bool_return():</text:p>
      <text:p text:style-name="Source_20_Code">... <text:s text:c="4"/>try:</text:p>
      <text:p text:style-name="Source_20_Code">... <text:s text:c="8"/>return True</text:p>
      <text:p text:style-name="Source_20_Code">... <text:s text:c="4"/>finally:</text:p>
      <text:p text:style-name="Source_20_Code">... <text:s text:c="8"/>return False</text:p>
      <text:p text:style-name="Source_20_Code">...</text:p>
      <text:p text:style-name="Source_20_Code">&gt;&gt;&gt; bool_return()</text:p>
      <text:p text:style-name="Source_20_Code">False</text:p>
      <text:p text:style-name="Text_20_body"><text:span text:style-name="T3">Y un ejemplo más complejo</text:span>:</text:p>
      <text:p text:style-name="Source_20_Code"><text:soft-page-break/>&gt;&gt;&gt; def divide(x, y):</text:p>
      <text:p text:style-name="Source_20_Code">... <text:s text:c="4"/>try:</text:p>
      <text:p text:style-name="Source_20_Code">... <text:s text:c="8"/>result = x / y</text:p>
      <text:p text:style-name="Source_20_Code">... <text:s text:c="4"/>except ZeroDivisionError:</text:p>
      <text:p text:style-name="Source_20_Code">... <text:s text:c="8"/>print("division by zero!")</text:p>
      <text:p text:style-name="Source_20_Code">... <text:s text:c="4"/>else:</text:p>
      <text:p text:style-name="Source_20_Code">... <text:s text:c="8"/>print("result is", result)</text:p>
      <text:p text:style-name="Source_20_Code">... <text:s text:c="4"/>finally:</text:p>
      <text:p text:style-name="Source_20_Code">... <text:s text:c="8"/>print("executing finally clause")</text:p>
      <text:p text:style-name="Source_20_Code">...</text:p>
      <text:p text:style-name="Source_20_Code">&gt;&gt;&gt; divide(2, 1)</text:p>
      <text:p text:style-name="Source_20_Code">result is 2.0</text:p>
      <text:p text:style-name="Source_20_Code">executing finally clause</text:p>
      <text:p text:style-name="Source_20_Code">&gt;&gt;&gt; divide(2, 0)</text:p>
      <text:p text:style-name="Source_20_Code">division by zero!</text:p>
      <text:p text:style-name="Source_20_Code">executing finally clause</text:p>
      <text:p text:style-name="Source_20_Code">&gt;&gt;&gt; divide("2", "1")</text:p>
      <text:p text:style-name="Source_20_Code">executing finally clause</text:p>
      <text:p text:style-name="Source_20_Code">Traceback (most recent call last):</text:p>
      <text:p text:style-name="Source_20_Code"><text:s text:c="2"/>File "&lt;stdin&gt;", line 1, in &lt;module&gt;</text:p>
      <text:p text:style-name="Source_20_Code"><text:s text:c="2"/>File "&lt;stdin&gt;", line 3, in divide</text:p>
      <text:p text:style-name="Source_20_Code">TypeError: unsupported operand type(s) for /: 'str' and 'str'</text:p>
      <text:p text:style-name="Text_20_body">Como se puede ver, la cláusula <text:a xlink:type="simple" xlink:href="https://docs.python.org/es/3.7/reference/compound_stmts.html#finally" text:style-name="Internet_20_link" text:visited-style-name="Visited_20_Internet_20_Link"><text:span text:style-name="Source_20_Text">finally</text:span></text:a> siempre se ejecuta. La excepción <text:a xlink:type="simple" xlink:href="https://docs.python.org/es/3.7/library/exceptions.html#TypeError" text:style-name="Internet_20_link" text:visited-style-name="Visited_20_Internet_20_Link"><text:span text:style-name="Source_20_Text">TypeError</text:span></text:a> lanzada al dividir dos cadenas de texto no es gestionado por la cláusula <text:a xlink:type="simple" xlink:href="https://docs.python.org/es/3.7/reference/compound_stmts.html#except" text:style-name="Internet_20_link" text:visited-style-name="Visited_20_Internet_20_Link"><text:span text:style-name="Source_20_Text">except</text:span></text:a> y por lo tanto es relanzada luego de que se ejecuta la cláusula <text:a xlink:type="simple" xlink:href="https://docs.python.org/es/3.7/reference/compound_stmts.html#finally" text:style-name="Internet_20_link" text:visited-style-name="Visited_20_Internet_20_Link"><text:span text:style-name="Source_20_Text">finally</text:span></text:a>.</text:p>
      <text:p text:style-name="Text_20_body">En aplicaciones reales, la cláusula <text:a xlink:type="simple" xlink:href="https://docs.python.org/es/3.7/reference/compound_stmts.html#finally" text:style-name="Internet_20_link" text:visited-style-name="Visited_20_Internet_20_Link"><text:span text:style-name="Source_20_Text">finally</text:span></text:a> es útil para liberar recursos externos (como archivos o conexiones de red), sin importar si el uso del recurso fue exitoso.</text:p>
      <text:h text:style-name="Heading_20_2" text:outline-level="2">Acciones predefinidas de limpieza</text:h>
      <text:p text:style-name="Text_20_body">Algunos objetos definen acciones de limpieza estándar para llevar a cabo cuando el objeto ya no necesario, independientemente de que las operaciones sobre el objeto hayan sido exitosas o no. Véase el siguiente ejemplo, que intenta abrir un archivo e imprimir su contenido en la pantalla.</text:p>
      <text:p text:style-name="Source_20_Code">for line in open("myfile.txt"):</text:p>
      <text:p text:style-name="Source_20_Code"><text:s text:c="4"/>print(line, end="")</text:p>
      <text:p text:style-name="Text_20_body">El problema con este código es que deja el archivo abierto por un periodo de tiempo indeterminado luego de que esta parte termine de ejecutarse. Esto no es un problema en <text:span text:style-name="Emphasis">scripts</text:span> simples, pero puede ser un problema en aplicaciones más grandes. La declaración <text:a xlink:type="simple" xlink:href="https://docs.python.org/es/3.7/reference/compound_stmts.html#with" text:style-name="Internet_20_link" text:visited-style-name="Visited_20_Internet_20_Link"><text:span text:style-name="Source_20_Text">with</text:span></text:a> permite que los objetos como archivos sean usados de una forma que asegure que siempre se los libera rápido y en forma correcta.:</text:p>
      <text:p text:style-name="Source_20_Code"><text:soft-page-break/>with open("myfile.txt") as f:</text:p>
      <text:p text:style-name="Source_20_Code"><text:s text:c="4"/>for line in f:</text:p>
      <text:p text:style-name="Source_20_Code"><text:s text:c="8"/>print(line, end="")</text:p>
      <text:p text:style-name="Text_20_body">Una vez que la declaración se ejecuta, el fichero <text:span text:style-name="Emphasis">f</text:span> siempre se cierra, incluso si aparece algún error durante el procesado de las líneas. Los objetos que, como los ficheros, posean acciones predefinidas de limpieza lo indicarán en su documentación.</text:p>
      <text:p text:style-name="Text_20_body"/>
      <text:h text:style-name="Heading_20_1" text:outline-level="1">Glosario</text:h>
      <text:p text:style-name="List_20_Heading"><text:bookmark text:name="term-0"/><text:span text:style-name="Source_20_Text">&gt;&gt;&gt;</text:span></text:p>
      <text:p text:style-name="List_20_Contents">El prompt en el shell interactivo de Python por omisión. Frecuentemente vistos en ejemplos de código que pueden ser ejecutados interactivamente en el intérprete.</text:p>
      <text:p text:style-name="List_20_Heading"><text:bookmark text:name="term-1"/><text:span text:style-name="Source_20_Text">...</text:span></text:p>
      <text:p text:style-name="List_20_Contents">El prompth por defecto en un shell interactivo de Python cuando se está ingresando código en un bloque <text:span text:style-name="T11">con sangría (con indentación), cuando está dentro de un par de delimitadores izquierdo y derecho coincidentes (paréntesis, corchetes, llaves o comillas triples), o después de especificar un decorador.</text:span></text:p>
      <text:p text:style-name="List_20_Heading"><text:bookmark text:name="term-2to3"/>2to3</text:p>
      <text:p text:style-name="List_20_Contents">Una herramienta que intenta convertir código de Python 2.x a Python 3.x arreglando la mayoría de las incompatibilidades que pueden ser detectadas analizando el código y recorriendo el árbol de análisis sintáctico.</text:p>
      <text:p text:style-name="List_20_Contents">2to3 está disponible en la biblioteca estándar como <text:a xlink:type="simple" xlink:href="https://docs.python.org/es/3.7/library/2to3.html#module-lib2to3" text:style-name="Internet_20_link" text:visited-style-name="Visited_20_Internet_20_Link"><text:span text:style-name="Source_20_Text">lib2to3</text:span></text:a>; un punto de entrada independiente es provisto como <text:span text:style-name="Source_20_Text">Tools/scripts/2to3</text:span>. Vea <text:a xlink:type="simple" xlink:href="https://docs.python.org/es/3.7/library/2to3.html#to3-reference" text:style-name="Internet_20_link" text:visited-style-name="Visited_20_Internet_20_Link">2to3 - Automated Python 2 to 3 code translation</text:a>.</text:p>
      <text:p text:style-name="List_20_Heading"><text:bookmark text:name="term-abstract-base-class"/>clase base abstracta</text:p>
      <text:p text:style-name="List_20_Contents">Las clases base abstractas (ABC, por sus siglas en inglés <text:span text:style-name="Citation">Abstract Base Class</text:span>) complementan al <text:a xlink:type="simple" xlink:href="https://docs.python.org/es/3.7/glossary.html#term-duck-typing" text:style-name="Internet_20_link" text:visited-style-name="Visited_20_Internet_20_Link">duck-typing</text:a> brindando un forma de definir interfaces con técnicas como <text:a xlink:type="simple" xlink:href="https://docs.python.org/es/3.7/library/functions.html#hasattr" text:style-name="Internet_20_link" text:visited-style-name="Visited_20_Internet_20_Link"><text:span text:style-name="Source_20_Text">hasattr()</text:span></text:a> que serían confusas o sutilmente erróneas (por ejemplo con <text:a xlink:type="simple" xlink:href="https://docs.python.org/es/3.7/reference/datamodel.html#special-lookup" text:style-name="Internet_20_link" text:visited-style-name="Visited_20_Internet_20_Link">magic methods</text:a>). Las ABC introduce subclases virtuales, las cuales son clases que no heredan desde una clase pero aún así son reconocidas por <text:a xlink:type="simple" xlink:href="https://docs.python.org/es/3.7/library/functions.html#isinstance" text:style-name="Internet_20_link" text:visited-style-name="Visited_20_Internet_20_Link"><text:span text:style-name="Source_20_Text">isinstance()</text:span></text:a> y <text:a xlink:type="simple" xlink:href="https://docs.python.org/es/3.7/library/functions.html#issubclass" text:style-name="Internet_20_link" text:visited-style-name="Visited_20_Internet_20_Link"><text:span text:style-name="Source_20_Text">issubclass()</text:span></text:a>; vea la documentación del módulo <text:a xlink:type="simple" xlink:href="https://docs.python.org/es/3.7/library/abc.html#module-abc" text:style-name="Internet_20_link" text:visited-style-name="Visited_20_Internet_20_Link"><text:span text:style-name="Source_20_Text">abc</text:span></text:a>. Python viene con muchas ABC incorporadas para las estructuras de datos( en el módulo <text:a xlink:type="simple" xlink:href="https://docs.python.org/es/3.7/library/collections.abc.html#module-collections.abc" text:style-name="Internet_20_link" text:visited-style-name="Visited_20_Internet_20_Link"><text:span text:style-name="Source_20_Text">collections.abc</text:span></text:a>), números (en el módulo <text:a xlink:type="simple" xlink:href="https://docs.python.org/es/3.7/library/numbers.html#module-numbers" text:style-name="Internet_20_link" text:visited-style-name="Visited_20_Internet_20_Link"><text:span text:style-name="Source_20_Text">numbers</text:span></text:a> ) , flujos de datos (en el módulo <text:a xlink:type="simple" xlink:href="https://docs.python.org/es/3.7/library/io.html#module-io" text:style-name="Internet_20_link" text:visited-style-name="Visited_20_Internet_20_Link"><text:span text:style-name="Source_20_Text">io</text:span></text:a> ) , buscadores y cargadores de importaciones (en el módulo <text:a xlink:type="simple" xlink:href="https://docs.python.org/es/3.7/library/importlib.html#module-importlib.abc" text:style-name="Internet_20_link" text:visited-style-name="Visited_20_Internet_20_Link"><text:span text:style-name="Source_20_Text">importlib.abc</text:span></text:a> ) . Puede crear sus propios ABCs con el módulo <text:a xlink:type="simple" xlink:href="https://docs.python.org/es/3.7/library/abc.html#module-abc" text:style-name="Internet_20_link" text:visited-style-name="Visited_20_Internet_20_Link"><text:span text:style-name="Source_20_Text">abc</text:span></text:a>.</text:p>
      <text:p text:style-name="List_20_Heading"><text:bookmark text:name="term-annotation"/>anotación</text:p>
      <text:p text:style-name="List_20_Contents">Una etiqueta asociada a una variable, atributo de clase, parámetro de función o valor de retorno, usado por convención como un <text:a xlink:type="simple" xlink:href="https://docs.python.org/es/3.7/glossary.html#term-type-hint" text:style-name="Internet_20_link" text:visited-style-name="Visited_20_Internet_20_Link">type hint</text:a>.</text:p>
      <text:p text:style-name="List_20_Contents">Las anotaciones de variables no pueden ser accedidas en tiempo de ejecución, pero las anotaciones de variables globales, atributos de clase, y funciones son almacenadas en el atributo especial <text:span text:style-name="Source_20_Text">__annotations__</text:span> de módulos, clases y funciones, respectivamente.</text:p>
      <text:p text:style-name="List_20_Contents"><text:soft-page-break/>Vea <text:a xlink:type="simple" xlink:href="https://docs.python.org/es/3.7/glossary.html#term-variable-annotation" text:style-name="Internet_20_link" text:visited-style-name="Visited_20_Internet_20_Link">variable annotation</text:a>, <text:a xlink:type="simple" xlink:href="https://docs.python.org/es/3.7/glossary.html#term-function-annotation" text:style-name="Internet_20_link" text:visited-style-name="Visited_20_Internet_20_Link">function annotation</text:a>, <text:bookmark text:name="index-68"/><text:a xlink:type="simple" xlink:href="https://www.python.org/dev/peps/pep-0484" text:style-name="Internet_20_link" text:visited-style-name="Visited_20_Internet_20_Link"><text:span text:style-name="Strong_20_Emphasis">PEP 484</text:span></text:a> y <text:bookmark text:name="index-69"/><text:a xlink:type="simple" xlink:href="https://www.python.org/dev/peps/pep-0526" text:style-name="Internet_20_link" text:visited-style-name="Visited_20_Internet_20_Link"><text:span text:style-name="Strong_20_Emphasis">PEP 526</text:span></text:a>, los cuales describen esta funcionalidad.</text:p>
      <text:p text:style-name="List_20_Heading"><text:bookmark text:name="term-argument"/>argumento</text:p>
      <text:p text:style-name="List_20_Contents">Un valor pasado a una <text:a xlink:type="simple" xlink:href="https://docs.python.org/es/3.7/glossary.html#term-function" text:style-name="Internet_20_link" text:visited-style-name="Visited_20_Internet_20_Link">function</text:a> (o <text:a xlink:type="simple" xlink:href="https://docs.python.org/es/3.7/glossary.html#term-method" text:style-name="Internet_20_link" text:visited-style-name="Visited_20_Internet_20_Link">method</text:a>) cuando se llama a la función. Hay dos clases de argumentos:</text:p>
      <text:list xml:id="list438022796" text:style-name="L8">
        <text:list-item>
          <text:p text:style-name="P28"><text:span text:style-name="Emphasis">argumento nombrado</text:span>: es un argumento precedido por un identificador (por ejemplo, <text:span text:style-name="Source_20_Text">nombre=</text:span>) en una llamada a una función o pasado como valor en un diccionario precedido por <text:span text:style-name="Source_20_Text">**</text:span>. Por ejemplo <text:span text:style-name="Source_20_Text">3</text:span> y <text:span text:style-name="Source_20_Text">5</text:span> son argumentos nombrados en las llamadas a <text:a xlink:type="simple" xlink:href="https://docs.python.org/es/3.7/library/functions.html#complex" text:style-name="Internet_20_link" text:visited-style-name="Visited_20_Internet_20_Link"><text:span text:style-name="Source_20_Text">complex()</text:span></text:a>:</text:p>
        </text:list-item>
      </text:list>
      <text:p text:style-name="Source_20_Code">complex(real=3, imag=5)</text:p>
      <text:p text:style-name="Source_20_Code">complex(**{'real': 3, 'imag': 5})</text:p>
      <text:list xml:id="list85221917639603" text:continue-numbering="true" text:style-name="L8">
        <text:list-item>
          <text:p text:style-name="P28"><text:span text:style-name="Emphasis">argumento posicional</text:span> son aquellos que no son nombrados. Los argumentos posicionales deben aparecer al principio de una lista de argumentos o ser pasados como elementos de un <text:a xlink:type="simple" xlink:href="https://docs.python.org/es/3.7/glossary.html#term-iterable" text:style-name="Internet_20_link" text:visited-style-name="Visited_20_Internet_20_Link">iterable</text:a> precedido por <text:span text:style-name="Source_20_Text">*</text:span>. Por ejemplo, <text:span text:style-name="Source_20_Text">3</text:span> y <text:span text:style-name="Source_20_Text">5</text:span> son argumentos posicionales en las siguientes llamadas:</text:p>
        </text:list-item>
      </text:list>
      <text:p text:style-name="Source_20_Code">complex(3, 5)</text:p>
      <text:p text:style-name="Source_20_Code">complex(*(3, 5))</text:p>
      <text:p text:style-name="List_20_Contents">Los argumentos son asignados a las variables locales en el cuerpo de la función. Vea en la sección <text:a xlink:type="simple" xlink:href="https://docs.python.org/es/3.7/reference/expressions.html#calls" text:style-name="Internet_20_link" text:visited-style-name="Visited_20_Internet_20_Link">Calls</text:a> las reglas que rigen estas asignaciones. Sintácticamente, cualquier expresión puede ser usada para representar un argumento; el valor evaluado es asignado a la variable local.</text:p>
      <text:p text:style-name="List_20_Contents">Vea también el <text:a xlink:type="simple" xlink:href="https://docs.python.org/es/3.7/glossary.html#term-parameter" text:style-name="Internet_20_link" text:visited-style-name="Visited_20_Internet_20_Link">parameter</text:a> en el glosario, la pregunta frecuente <text:a xlink:type="simple" xlink:href="https://docs.python.org/es/3.7/faq/programming.html#faq-argument-vs-parameter" text:style-name="Internet_20_link" text:visited-style-name="Visited_20_Internet_20_Link">la diferencia entre argumentos y parámetros</text:a>, y <text:bookmark text:name="index-70"/><text:a xlink:type="simple" xlink:href="https://www.python.org/dev/peps/pep-0362" text:style-name="Internet_20_link" text:visited-style-name="Visited_20_Internet_20_Link"><text:span text:style-name="Strong_20_Emphasis">PEP 362</text:span></text:a>.</text:p>
      <text:p text:style-name="List_20_Heading"><text:bookmark text:name="term-asynchronous-context-manager"/>administrador asincrónico de contexto</text:p>
      <text:p text:style-name="List_20_Contents">Un objeto que controla el entorno visible en un sentencia <text:a xlink:type="simple" xlink:href="https://docs.python.org/es/3.7/reference/compound_stmts.html#async-with" text:style-name="Internet_20_link" text:visited-style-name="Visited_20_Internet_20_Link"><text:span text:style-name="Source_20_Text">async with</text:span></text:a> al definir los métodos <text:a xlink:type="simple" xlink:href="https://docs.python.org/es/3.7/reference/datamodel.html#object.__aenter__" text:style-name="Internet_20_link" text:visited-style-name="Visited_20_Internet_20_Link"><text:span text:style-name="Source_20_Text">__aenter__()</text:span></text:a> <text:a xlink:type="simple" xlink:href="https://docs.python.org/es/3.7/reference/datamodel.html#object.__aexit__" text:style-name="Internet_20_link" text:visited-style-name="Visited_20_Internet_20_Link"><text:span text:style-name="Source_20_Text">__aexit__()</text:span></text:a>. Introducido por <text:bookmark text:name="index-71"/><text:a xlink:type="simple" xlink:href="https://www.python.org/dev/peps/pep-0492" text:style-name="Internet_20_link" text:visited-style-name="Visited_20_Internet_20_Link"><text:span text:style-name="Strong_20_Emphasis">PEP 492</text:span></text:a>.</text:p>
      <text:p text:style-name="List_20_Heading"><text:bookmark text:name="term-asynchronous-generator"/>generador asincrónico</text:p>
      <text:p text:style-name="List_20_Contents">Una función que retorna un <text:a xlink:type="simple" xlink:href="https://docs.python.org/es/3.7/glossary.html#term-asynchronous-generator-iterator" text:style-name="Internet_20_link" text:visited-style-name="Visited_20_Internet_20_Link">asynchronous generator iterator</text:a>. Es similar a una función corrutina definida con <text:a xlink:type="simple" xlink:href="https://docs.python.org/es/3.7/reference/compound_stmts.html#async-def" text:style-name="Internet_20_link" text:visited-style-name="Visited_20_Internet_20_Link"><text:span text:style-name="Source_20_Text">async def</text:span></text:a> excepto que contiene expresiones <text:a xlink:type="simple" xlink:href="https://docs.python.org/es/3.7/reference/simple_stmts.html#yield" text:style-name="Internet_20_link" text:visited-style-name="Visited_20_Internet_20_Link"><text:span text:style-name="Source_20_Text">yield</text:span></text:a> para producir series de variables usadas en un ciclo <text:a xlink:type="simple" xlink:href="https://docs.python.org/es/3.7/reference/compound_stmts.html#async-for" text:style-name="Internet_20_link" text:visited-style-name="Visited_20_Internet_20_Link"><text:span text:style-name="Source_20_Text">async for</text:span></text:a>.</text:p>
      <text:p text:style-name="List_20_Contents">Usualmente se refiere a una función generadora asincrónica, pero puede referirse a un <text:span text:style-name="Emphasis">iterador generador asincrónico</text:span> en ciertos contextos. En aquellos casos en los que el significado no está claro, usar los términos completos evita la ambigüedad.</text:p>
      <text:p text:style-name="List_20_Contents"><text:soft-page-break/>Una función generadora asincrónica puede contener expresiones <text:a xlink:type="simple" xlink:href="https://docs.python.org/es/3.7/reference/expressions.html#await" text:style-name="Internet_20_link" text:visited-style-name="Visited_20_Internet_20_Link"><text:span text:style-name="Source_20_Text">await</text:span></text:a> así como sentencias <text:a xlink:type="simple" xlink:href="https://docs.python.org/es/3.7/reference/compound_stmts.html#async-for" text:style-name="Internet_20_link" text:visited-style-name="Visited_20_Internet_20_Link"><text:span text:style-name="Source_20_Text">async for</text:span></text:a>, y <text:a xlink:type="simple" xlink:href="https://docs.python.org/es/3.7/reference/compound_stmts.html#async-with" text:style-name="Internet_20_link" text:visited-style-name="Visited_20_Internet_20_Link"><text:span text:style-name="Source_20_Text">async with</text:span></text:a>.</text:p>
      <text:p text:style-name="List_20_Heading"><text:bookmark text:name="term-asynchronous-generator-iterator"/>iterador generador asincrónico</text:p>
      <text:p text:style-name="List_20_Contents">Un objeto creado por una función <text:a xlink:type="simple" xlink:href="https://docs.python.org/es/3.7/glossary.html#term-asynchronous-generator" text:style-name="Internet_20_link" text:visited-style-name="Visited_20_Internet_20_Link">asynchronous generator</text:a>.</text:p>
      <text:p text:style-name="List_20_Contents">Este es un <text:a xlink:type="simple" xlink:href="https://docs.python.org/es/3.7/glossary.html#term-asynchronous-iterator" text:style-name="Internet_20_link" text:visited-style-name="Visited_20_Internet_20_Link">asynchronous iterator</text:a> el cual cuando es llamado usa el método <text:a xlink:type="simple" xlink:href="https://docs.python.org/es/3.7/reference/datamodel.html#object.__anext__" text:style-name="Internet_20_link" text:visited-style-name="Visited_20_Internet_20_Link"><text:span text:style-name="Source_20_Text">__anext__()</text:span></text:a> retornando un objeto aguardable el cual ejecutará el cuerpo de la función generadora asincrónica hasta la siguiente expresión <text:a xlink:type="simple" xlink:href="https://docs.python.org/es/3.7/reference/simple_stmts.html#yield" text:style-name="Internet_20_link" text:visited-style-name="Visited_20_Internet_20_Link"><text:span text:style-name="Source_20_Text">yield</text:span></text:a>.</text:p>
      <text:p text:style-name="List_20_Contents">Cada <text:a xlink:type="simple" xlink:href="https://docs.python.org/es/3.7/reference/simple_stmts.html#yield" text:style-name="Internet_20_link" text:visited-style-name="Visited_20_Internet_20_Link"><text:span text:style-name="Source_20_Text">yield</text:span></text:a> suspende temporalmente el procesamiento, recordando el estado local de ejecución (incluyendo a las variables locales y las sentencias <text:span text:style-name="Citation">try</text:span> pendientes). Cuando el <text:span text:style-name="Emphasis">iterador del generador asincrónico</text:span> vuelve efectivamente con otro aguardable retornado por el método <text:a xlink:type="simple" xlink:href="https://docs.python.org/es/3.7/reference/datamodel.html#object.__anext__" text:style-name="Internet_20_link" text:visited-style-name="Visited_20_Internet_20_Link"><text:span text:style-name="Source_20_Text">__anext__()</text:span></text:a>, retoma donde lo dejó. Vea <text:bookmark text:name="index-72"/><text:a xlink:type="simple" xlink:href="https://www.python.org/dev/peps/pep-0492" text:style-name="Internet_20_link" text:visited-style-name="Visited_20_Internet_20_Link"><text:span text:style-name="Strong_20_Emphasis">PEP 492</text:span></text:a> y <text:bookmark text:name="index-73"/><text:a xlink:type="simple" xlink:href="https://www.python.org/dev/peps/pep-0525" text:style-name="Internet_20_link" text:visited-style-name="Visited_20_Internet_20_Link"><text:span text:style-name="Strong_20_Emphasis">PEP 525</text:span></text:a>.</text:p>
      <text:p text:style-name="List_20_Heading"><text:bookmark text:name="term-asynchronous-iterable"/>iterable asincrónico</text:p>
      <text:p text:style-name="List_20_Contents">Un objeto, que puede ser usado en una sentencia <text:a xlink:type="simple" xlink:href="https://docs.python.org/es/3.7/reference/compound_stmts.html#async-for" text:style-name="Internet_20_link" text:visited-style-name="Visited_20_Internet_20_Link"><text:span text:style-name="Source_20_Text">async for</text:span></text:a>. Debe retornar un <text:a xlink:type="simple" xlink:href="https://docs.python.org/es/3.7/glossary.html#term-asynchronous-iterator" text:style-name="Internet_20_link" text:visited-style-name="Visited_20_Internet_20_Link">asynchronous iterator</text:a> de su método <text:a xlink:type="simple" xlink:href="https://docs.python.org/es/3.7/reference/datamodel.html#object.__aiter__" text:style-name="Internet_20_link" text:visited-style-name="Visited_20_Internet_20_Link"><text:span text:style-name="Source_20_Text">__aiter__()</text:span></text:a>. Introducido por <text:bookmark text:name="index-74"/><text:a xlink:type="simple" xlink:href="https://www.python.org/dev/peps/pep-0492" text:style-name="Internet_20_link" text:visited-style-name="Visited_20_Internet_20_Link"><text:span text:style-name="Strong_20_Emphasis">PEP 492</text:span></text:a>.</text:p>
      <text:p text:style-name="List_20_Heading"><text:bookmark text:name="term-asynchronous-iterator"/>iterador asincrónico</text:p>
      <text:p text:style-name="List_20_Contents">Un objeto que implementa los métodos meth:<text:span text:style-name="Citation">__aiter__</text:span> y <text:a xlink:type="simple" xlink:href="https://docs.python.org/es/3.7/reference/datamodel.html#object.__anext__" text:style-name="Internet_20_link" text:visited-style-name="Visited_20_Internet_20_Link"><text:span text:style-name="Source_20_Text">__anext__()</text:span></text:a>. <text:span text:style-name="Source_20_Text">__anext__</text:span> debe retornar un objeto <text:a xlink:type="simple" xlink:href="https://docs.python.org/es/3.7/glossary.html#term-awaitable" text:style-name="Internet_20_link" text:visited-style-name="Visited_20_Internet_20_Link">awaitable</text:a>. <text:a xlink:type="simple" xlink:href="https://docs.python.org/es/3.7/reference/compound_stmts.html#async-for" text:style-name="Internet_20_link" text:visited-style-name="Visited_20_Internet_20_Link"><text:span text:style-name="Source_20_Text">async for</text:span></text:a> resuelve los esperables retornados por un método de iterador asincrónico <text:a xlink:type="simple" xlink:href="https://docs.python.org/es/3.7/reference/datamodel.html#object.__anext__" text:style-name="Internet_20_link" text:visited-style-name="Visited_20_Internet_20_Link"><text:span text:style-name="Source_20_Text">__anext__()</text:span></text:a> hasta que lanza una excepción <text:a xlink:type="simple" xlink:href="https://docs.python.org/es/3.7/library/exceptions.html#StopAsyncIteration" text:style-name="Internet_20_link" text:visited-style-name="Visited_20_Internet_20_Link"><text:span text:style-name="Source_20_Text">StopAsyncIteration</text:span></text:a>. Introducido por <text:bookmark text:name="index-75"/><text:a xlink:type="simple" xlink:href="https://www.python.org/dev/peps/pep-0492" text:style-name="Internet_20_link" text:visited-style-name="Visited_20_Internet_20_Link"><text:span text:style-name="Strong_20_Emphasis">PEP 492</text:span></text:a>.</text:p>
      <text:p text:style-name="List_20_Heading"><text:bookmark text:name="term-attribute"/>atributo</text:p>
      <text:p text:style-name="List_20_Contents">Un valor asociado a un objeto que es referencias por el nombre usado expresiones de punto. Por ejemplo, si un objeto <text:span text:style-name="Emphasis">o</text:span> tiene un atributo <text:span text:style-name="Emphasis">a</text:span> sería referenciado como <text:span text:style-name="Emphasis">o.a</text:span>.</text:p>
      <text:p text:style-name="List_20_Heading"><text:bookmark text:name="term-awaitable"/>aguardable</text:p>
      <text:p text:style-name="List_20_Contents">Es un objeto que puede ser usado en una expresión <text:a xlink:type="simple" xlink:href="https://docs.python.org/es/3.7/reference/expressions.html#await" text:style-name="Internet_20_link" text:visited-style-name="Visited_20_Internet_20_Link"><text:span text:style-name="Source_20_Text">await</text:span></text:a>. Puede ser una <text:a xlink:type="simple" xlink:href="https://docs.python.org/es/3.7/glossary.html#term-coroutine" text:style-name="Internet_20_link" text:visited-style-name="Visited_20_Internet_20_Link">coroutine</text:a> o un objeto con un método <text:a xlink:type="simple" xlink:href="https://docs.python.org/es/3.7/reference/datamodel.html#object.__await__" text:style-name="Internet_20_link" text:visited-style-name="Visited_20_Internet_20_Link"><text:span text:style-name="Source_20_Text">__await__()</text:span></text:a>. Vea también pep:<text:span text:style-name="Citation">492</text:span>.</text:p>
      <text:p text:style-name="List_20_Heading"><text:bookmark text:name="term-bdfl"/>BDFL</text:p>
      <text:p text:style-name="List_20_Contents">Sigla de Benevolent Dictator For Life, Benevolente dictador vitalicio, es decir <text:a xlink:type="simple" xlink:href="https://gvanrossum.github.io/" text:style-name="Internet_20_link" text:visited-style-name="Visited_20_Internet_20_Link">Guido van Rossum</text:a>, el creador de Python.</text:p>
      <text:p text:style-name="List_20_Heading"><text:bookmark text:name="term-binary-file"/>archivo binario</text:p>
      <text:p text:style-name="List_20_Contents">Un <text:a xlink:type="simple" xlink:href="https://docs.python.org/es/3.7/glossary.html#term-file-object" text:style-name="Internet_20_link" text:visited-style-name="Visited_20_Internet_20_Link">file object</text:a> capaz de leer y escribir <text:a xlink:type="simple" xlink:href="https://docs.python.org/es/3.7/glossary.html#term-bytes-like-object" text:style-name="Internet_20_link" text:visited-style-name="Visited_20_Internet_20_Link">objetos tipo binarios</text:a>. Ejemplos de archivos binarios son los abiertos en modo binario (<text:span text:style-name="Source_20_Text">'rb'</text:span>, <text:span text:style-name="Source_20_Text">'wb'</text:span> o <text:span text:style-name="Source_20_Text">'rb+'</text:span>), <text:span text:style-name="Source_20_Text">sys.stdin.buffer</text:span>, <text:span text:style-name="Source_20_Text">sys.stdout.buffer</text:span>, e instancias de <text:a xlink:type="simple" xlink:href="https://docs.python.org/es/3.7/library/io.html#io.BytesIO" text:style-name="Internet_20_link" text:visited-style-name="Visited_20_Internet_20_Link"><text:span text:style-name="Source_20_Text">io.BytesIO</text:span></text:a> y de <text:a xlink:type="simple" xlink:href="https://docs.python.org/es/3.7/library/gzip.html#gzip.GzipFile" text:style-name="Internet_20_link" text:visited-style-name="Visited_20_Internet_20_Link"><text:span text:style-name="Source_20_Text">gzip.GzipFile</text:span></text:a>.</text:p>
      <text:p text:style-name="List_20_Contents">Vea también <text:a xlink:type="simple" xlink:href="https://docs.python.org/es/3.7/glossary.html#term-text-file" text:style-name="Internet_20_link" text:visited-style-name="Visited_20_Internet_20_Link">text file</text:a> para un objeto archivo capaz de leer y escribir objetos <text:a xlink:type="simple" xlink:href="https://docs.python.org/es/3.7/library/stdtypes.html#str" text:style-name="Internet_20_link" text:visited-style-name="Visited_20_Internet_20_Link"><text:span text:style-name="Source_20_Text">str</text:span></text:a>.</text:p>
      <text:p text:style-name="List_20_Heading"><text:bookmark text:name="term-bytes-like-object"/>objetos tipo binarios</text:p>
      <text:p text:style-name="List_20_Contents"><text:soft-page-break/>Un objeto que soporta <text:a xlink:type="simple" xlink:href="https://docs.python.org/es/3.7/c-api/buffer.html#bufferobjects" text:style-name="Internet_20_link" text:visited-style-name="Visited_20_Internet_20_Link">Buffer Protocol</text:a> y puede exportar un buffer C-<text:a xlink:type="simple" xlink:href="https://docs.python.org/es/3.7/glossary.html#term-contiguous" text:style-name="Internet_20_link" text:visited-style-name="Visited_20_Internet_20_Link">contiguous</text:a>. Esto incluye todas los objetos <text:a xlink:type="simple" xlink:href="https://docs.python.org/es/3.7/library/stdtypes.html#bytes" text:style-name="Internet_20_link" text:visited-style-name="Visited_20_Internet_20_Link"><text:span text:style-name="Source_20_Text">bytes</text:span></text:a>, <text:a xlink:type="simple" xlink:href="https://docs.python.org/es/3.7/library/stdtypes.html#bytearray" text:style-name="Internet_20_link" text:visited-style-name="Visited_20_Internet_20_Link"><text:span text:style-name="Source_20_Text">bytearray</text:span></text:a>, y <text:a xlink:type="simple" xlink:href="https://docs.python.org/es/3.7/library/array.html#array.array" text:style-name="Internet_20_link" text:visited-style-name="Visited_20_Internet_20_Link"><text:span text:style-name="Source_20_Text">array.array</text:span></text:a>, así como muchos objetos comunes <text:a xlink:type="simple" xlink:href="https://docs.python.org/es/3.7/library/stdtypes.html#memoryview" text:style-name="Internet_20_link" text:visited-style-name="Visited_20_Internet_20_Link"><text:span text:style-name="Source_20_Text">memoryview</text:span></text:a>. Los objetos tipo binarios pueden ser usados para varias operaciones que usan datos binarios; éstas incluyen compresión, salvar a archivos binarios, y enviarlos a través de un socket.</text:p>
      <text:p text:style-name="List_20_Contents">Algunas operaciones necesitan que los datos binarios sean mutables. La documentación frecuentemente se refiere a éstos como «objetos tipo binario de lectura y escritura». Ejemplos de objetos de buffer mutables incluyen a <text:a xlink:type="simple" xlink:href="https://docs.python.org/es/3.7/library/stdtypes.html#bytearray" text:style-name="Internet_20_link" text:visited-style-name="Visited_20_Internet_20_Link"><text:span text:style-name="Source_20_Text">bytearray</text:span></text:a> y <text:a xlink:type="simple" xlink:href="https://docs.python.org/es/3.7/library/stdtypes.html#memoryview" text:style-name="Internet_20_link" text:visited-style-name="Visited_20_Internet_20_Link"><text:span text:style-name="Source_20_Text">memoryview</text:span></text:a> de la <text:a xlink:type="simple" xlink:href="https://docs.python.org/es/3.7/library/stdtypes.html#bytearray" text:style-name="Internet_20_link" text:visited-style-name="Visited_20_Internet_20_Link"><text:span text:style-name="Source_20_Text">bytearray</text:span></text:a>. Otras operaciones que requieren datos binarios almacenados en objetos inmutables («objetos tipo binario de sólo lectura»); ejemplos de éstos incluyen <text:a xlink:type="simple" xlink:href="https://docs.python.org/es/3.7/library/stdtypes.html#bytes" text:style-name="Internet_20_link" text:visited-style-name="Visited_20_Internet_20_Link"><text:span text:style-name="Source_20_Text">bytes</text:span></text:a> y <text:a xlink:type="simple" xlink:href="https://docs.python.org/es/3.7/library/stdtypes.html#memoryview" text:style-name="Internet_20_link" text:visited-style-name="Visited_20_Internet_20_Link"><text:span text:style-name="Source_20_Text">memoryview</text:span></text:a> del objeto <text:a xlink:type="simple" xlink:href="https://docs.python.org/es/3.7/library/stdtypes.html#bytes" text:style-name="Internet_20_link" text:visited-style-name="Visited_20_Internet_20_Link"><text:span text:style-name="Source_20_Text">bytes</text:span></text:a>.</text:p>
      <text:p text:style-name="List_20_Heading"><text:bookmark text:name="term-bytecode"/>bytecode</text:p>
      <text:p text:style-name="List_20_Contents">El código fuente Python es compilado en bytecode, la representación interna de un programa python en el intérprete CPython. El bytecode también es guardado en caché en los archivos <text:span text:style-name="Citation">.pyc</text:span> de tal forma que ejecutar el mismo archivo es más fácil la segunda vez (la recompilación desde el código fuente a bytecode puede ser evitada). Este «lenguaje intermedio» deberá corren en una <text:a xlink:type="simple" xlink:href="https://docs.python.org/es/3.7/glossary.html#term-virtual-machine" text:style-name="Internet_20_link" text:visited-style-name="Visited_20_Internet_20_Link">virtual machine</text:a> que ejecute el código de máquina correspondiente a cada bytecode. Note que los bytecodes no tienen como requisito trabajar en las diversas máquina virtuales de Python, ni de ser estable entre versiones Python.</text:p>
      <text:p text:style-name="List_20_Contents">Una lista de las instrucciones en bytecode está disponible en la documentación de <text:a xlink:type="simple" xlink:href="https://docs.python.org/es/3.7/library/dis.html#bytecodes" text:style-name="Internet_20_link" text:visited-style-name="Visited_20_Internet_20_Link">el módulo dis</text:a>.</text:p>
      <text:p text:style-name="List_20_Heading"><text:bookmark text:name="term-class"/>clase</text:p>
      <text:p text:style-name="List_20_Contents">Una plantilla para crear objetos definidos por el usuario. Las definiciones de clase normalmente contienen definiciones de métodos que operan una instancia de la clase.</text:p>
      <text:p text:style-name="List_20_Heading"><text:bookmark text:name="term-class-variable"/>variable de clase</text:p>
      <text:p text:style-name="List_20_Contents">Una variable definida en una clase y prevista para ser modificada sólo a nivel de clase (es decir, no en una instancia de la clase).</text:p>
      <text:p text:style-name="List_20_Heading"><text:bookmark text:name="term-coercion"/>coerción</text:p>
      <text:p text:style-name="List_20_Contents">La conversión implícita de una instancia de un tipo en otra durante una operación que involucra dos argumentos del mismo tipo. Por ejemplo, <text:span text:style-name="Source_20_Text">int(3.15)</text:span> convierte el número de punto flotante al entero <text:span text:style-name="Source_20_Text">3</text:span>, pero en <text:span text:style-name="Source_20_Text">3 + 4.5</text:span>, cada argumento es de un tipo diferente (uno entero, otro flotante), y ambos deben ser convertidos al mismo tipo antes de que puedan ser sumados o emitiría un <text:a xlink:type="simple" xlink:href="https://docs.python.org/es/3.7/library/exceptions.html#TypeError" text:style-name="Internet_20_link" text:visited-style-name="Visited_20_Internet_20_Link"><text:span text:style-name="Source_20_Text">TypeError</text:span></text:a>. Sin coerción, todos los argumentos, incluso de tipos compatibles, deberían ser normalizados al mismo tipo por el programador, por ejemplo <text:span text:style-name="Source_20_Text">float(3)+4.5</text:span> en lugar de <text:span text:style-name="Source_20_Text">3+4.5</text:span>.</text:p>
      <text:p text:style-name="List_20_Heading"><text:bookmark text:name="term-complex-number"/>número complejo</text:p>
      <text:p text:style-name="List_20_Contents"><text:soft-page-break/>Una extensión del sistema familiar de número reales en el cual los números son expresados como la suma de una parte real y una parte imaginaria. Los números imaginarios son múltiplos de la unidad imaginaria (la raíz cuadrada de <text:span text:style-name="Source_20_Text">-1</text:span>), usualmente escrita como <text:span text:style-name="Source_20_Text">i</text:span> en matemáticas o <text:span text:style-name="Source_20_Text">j</text:span> en ingeniería. Python tiene soporte incorporado para números complejos, los cuales son escritos con la notación mencionada al final.; la parte imaginaria es escrita con un sufijo <text:span text:style-name="Source_20_Text">j</text:span>, por ejemplo, <text:span text:style-name="Source_20_Text">3+1j</text:span>. Para tener acceso a los equivalentes complejos del módulo <text:a xlink:type="simple" xlink:href="https://docs.python.org/es/3.7/library/math.html#module-math" text:style-name="Internet_20_link" text:visited-style-name="Visited_20_Internet_20_Link"><text:span text:style-name="Source_20_Text">math</text:span></text:a> module, use :mod:<text:bookmark text:name="id2"/><text:a xlink:type="simple" xlink:href="https://docs.python.org/es/3.7/glossary.html#id1" text:style-name="Internet_20_link" text:visited-style-name="Visited_20_Internet_20_Link">`</text:a>cmath. El uso de números complejos es matemática bastante avanzada. Si no le parecen necesarios, puede ignorarlos sin inconvenientes.</text:p>
      <text:p text:style-name="List_20_Heading"><text:bookmark text:name="term-context-manager"/>administrador de contextos</text:p>
      <text:p text:style-name="List_20_Contents">Un objeto que controla el entorno en la sentencia <text:a xlink:type="simple" xlink:href="https://docs.python.org/es/3.7/reference/compound_stmts.html#with" text:style-name="Internet_20_link" text:visited-style-name="Visited_20_Internet_20_Link"><text:span text:style-name="Source_20_Text">with</text:span></text:a> definiendo <text:a xlink:type="simple" xlink:href="https://docs.python.org/es/3.7/reference/datamodel.html#object.__enter__" text:style-name="Internet_20_link" text:visited-style-name="Visited_20_Internet_20_Link"><text:span text:style-name="Source_20_Text">__enter__()</text:span></text:a> y <text:a xlink:type="simple" xlink:href="https://docs.python.org/es/3.7/reference/datamodel.html#object.__exit__" text:style-name="Internet_20_link" text:visited-style-name="Visited_20_Internet_20_Link"><text:span text:style-name="Source_20_Text">__exit__()</text:span></text:a> methods. Vea <text:bookmark text:name="index-76"/><text:a xlink:type="simple" xlink:href="https://www.python.org/dev/peps/pep-0343" text:style-name="Internet_20_link" text:visited-style-name="Visited_20_Internet_20_Link"><text:span text:style-name="Strong_20_Emphasis">PEP 343</text:span></text:a>.</text:p>
      <text:p text:style-name="List_20_Heading"><text:bookmark text:name="term-context-variable"/>context variable</text:p>
      <text:p text:style-name="List_20_Contents">A variable which can have different values depending on its context. This is similar to Thread-Local Storage in which each execution thread may have a different value for a variable. However, with context variables, there may be several contexts in one execution thread and the main usage for context variables is to keep track of variables in concurrent asynchronous tasks. See <text:a xlink:type="simple" xlink:href="https://docs.python.org/es/3.7/library/contextvars.html#module-contextvars" text:style-name="Internet_20_link" text:visited-style-name="Visited_20_Internet_20_Link"><text:span text:style-name="Source_20_Text">contextvars</text:span></text:a>.</text:p>
      <text:p text:style-name="List_20_Heading"><text:bookmark text:name="term-contiguous"/>contiguo</text:p>
      <text:p text:style-name="List_20_Contents"><text:bookmark text:name="index-10"/>Un buffer es considerado contiguo con precisión si es <text:span text:style-name="Emphasis">C-contíguo</text:span> o <text:span text:style-name="Emphasis">Fortran contiguo</text:span>. Los buffers cero dimensionales con C y Fortran contiguos. En los arreglos unidimensionales, los ítems deben ser dispuestos en memoria uno siguiente al otro, ordenados por índices que comienzan en cero. En arreglos unidimensionales C-contíguos, el último índice varía más velozmente en el orden de las direcciones de memoria. Sin embargo, en arreglos Fortran contiguos, el primer índice vería más rápidamente.</text:p>
      <text:p text:style-name="List_20_Heading"><text:bookmark text:name="term-coroutine"/>corrutina</text:p>
      <text:p text:style-name="List_20_Contents">Coroutines are a more generalized form of subroutines. Subroutines are entered at one point and exited at another point. Coroutines can be entered, exited, and resumed at many different points. They can be implemented with the <text:a xlink:type="simple" xlink:href="https://docs.python.org/es/3.7/reference/compound_stmts.html#async-def" text:style-name="Internet_20_link" text:visited-style-name="Visited_20_Internet_20_Link"><text:span text:style-name="Source_20_Text">async def</text:span></text:a> statement. See also <text:bookmark text:name="index-11"/><text:a xlink:type="simple" xlink:href="https://www.python.org/dev/peps/pep-0492" text:style-name="Internet_20_link" text:visited-style-name="Visited_20_Internet_20_Link"><text:span text:style-name="Strong_20_Emphasis">PEP 492</text:span></text:a>.</text:p>
      <text:p text:style-name="List_20_Heading"><text:bookmark text:name="term-coroutine-function"/>función corrutina</text:p>
      <text:p text:style-name="List_20_Contents">Un función que retorna un objeto <text:a xlink:type="simple" xlink:href="https://docs.python.org/es/3.7/glossary.html#term-coroutine" text:style-name="Internet_20_link" text:visited-style-name="Visited_20_Internet_20_Link">coroutine</text:a> . Una función corrutina puede ser definida con la sentencia <text:a xlink:type="simple" xlink:href="https://docs.python.org/es/3.7/reference/compound_stmts.html#async-def" text:style-name="Internet_20_link" text:visited-style-name="Visited_20_Internet_20_Link"><text:span text:style-name="Source_20_Text">async def</text:span></text:a>, y puede contener las palabras claves <text:a xlink:type="simple" xlink:href="https://docs.python.org/es/3.7/reference/expressions.html#await" text:style-name="Internet_20_link" text:visited-style-name="Visited_20_Internet_20_Link"><text:span text:style-name="Source_20_Text">await</text:span></text:a>, <text:a xlink:type="simple" xlink:href="https://docs.python.org/es/3.7/reference/compound_stmts.html#async-for" text:style-name="Internet_20_link" text:visited-style-name="Visited_20_Internet_20_Link"><text:span text:style-name="Source_20_Text">async for</text:span></text:a>, y <text:a xlink:type="simple" xlink:href="https://docs.python.org/es/3.7/reference/compound_stmts.html#async-with" text:style-name="Internet_20_link" text:visited-style-name="Visited_20_Internet_20_Link"><text:span text:style-name="Source_20_Text">async with</text:span></text:a>. Las mismas son introducidas en <text:bookmark text:name="index-77"/><text:a xlink:type="simple" xlink:href="https://www.python.org/dev/peps/pep-0492" text:style-name="Internet_20_link" text:visited-style-name="Visited_20_Internet_20_Link"><text:span text:style-name="Strong_20_Emphasis">PEP 492</text:span></text:a>.</text:p>
      <text:p text:style-name="List_20_Heading"><text:bookmark text:name="term-cpython"/>CPython</text:p>
      <text:p text:style-name="List_20_Contents"><text:soft-page-break/>La implementación canónica del lenguaje de programación Python, como se distribuye en <text:a xlink:type="simple" xlink:href="https://www.python.org/" text:style-name="Internet_20_link" text:visited-style-name="Visited_20_Internet_20_Link">python.org</text:a>. El término «CPython» es usado cuando es necesario distinguir esta implementación de otras como Jython o IronPython.</text:p>
      <text:p text:style-name="List_20_Heading"><text:bookmark text:name="term-decorator"/>decorador</text:p>
      <text:p text:style-name="List_20_Contents">Una función que retorna otra función, usualmente aplicada como una función de transformación empleando la sintaxis <text:span text:style-name="Source_20_Text">@envoltorio</text:span>. Ejemplos comunes de decoradores son <text:a xlink:type="simple" xlink:href="https://docs.python.org/es/3.7/library/functions.html#classmethod" text:style-name="Internet_20_link" text:visited-style-name="Visited_20_Internet_20_Link"><text:span text:style-name="Source_20_Text">classmethod()</text:span></text:a> y func:<text:span text:style-name="Citation">staticmethod</text:span>.</text:p>
      <text:p text:style-name="List_20_Contents">La sintaxis del decorador es meramente azúcar sintáctico, las definiciones de las siguientes dos funciones son semánticamente equivalentes:</text:p>
      <text:p text:style-name="Source_20_Code">def f(...):</text:p>
      <text:p text:style-name="Source_20_Code"><text:s text:c="4"/>...</text:p>
      <text:p text:style-name="Source_20_Code">f = staticmethod(f)</text:p>
      <text:p text:style-name="Source_20_Code"/>
      <text:p text:style-name="Source_20_Code">@staticmethod</text:p>
      <text:p text:style-name="Source_20_Code">def f(...):</text:p>
      <text:p text:style-name="Source_20_Code"><text:s text:c="4"/>...</text:p>
      <text:p text:style-name="List_20_Contents">El mismo concepto existe para clases, pero son menos usadas. Vea la documentación de <text:a xlink:type="simple" xlink:href="https://docs.python.org/es/3.7/reference/compound_stmts.html#function" text:style-name="Internet_20_link" text:visited-style-name="Visited_20_Internet_20_Link">function definitions</text:a> y <text:a xlink:type="simple" xlink:href="https://docs.python.org/es/3.7/reference/compound_stmts.html#class" text:style-name="Internet_20_link" text:visited-style-name="Visited_20_Internet_20_Link">class definitions</text:a> para mayor detalle sobre decoradores.</text:p>
      <text:p text:style-name="List_20_Heading"><text:bookmark text:name="term-descriptor"/>descriptor</text:p>
      <text:p text:style-name="List_20_Contents">Cualquier objeto que define los métodos <text:a xlink:type="simple" xlink:href="https://docs.python.org/es/3.7/reference/datamodel.html#object.__get__" text:style-name="Internet_20_link" text:visited-style-name="Visited_20_Internet_20_Link"><text:span text:style-name="Source_20_Text">__get__()</text:span></text:a>, <text:a xlink:type="simple" xlink:href="https://docs.python.org/es/3.7/reference/datamodel.html#object.__set__" text:style-name="Internet_20_link" text:visited-style-name="Visited_20_Internet_20_Link"><text:span text:style-name="Source_20_Text">__set__()</text:span></text:a>, o <text:a xlink:type="simple" xlink:href="https://docs.python.org/es/3.7/reference/datamodel.html#object.__delete__" text:style-name="Internet_20_link" text:visited-style-name="Visited_20_Internet_20_Link"><text:span text:style-name="Source_20_Text">__delete__()</text:span></text:a>. Cuando un atributo de clase es un descriptor, su conducta enlazada especial es disparada durante la búsqueda del atributo. Normalmente, usando <text:span text:style-name="Emphasis">a.b</text:span> para consultar, establecer o borrar un atributo busca el objeto llamado <text:span text:style-name="Emphasis">b</text:span> en el diccionario de clase de <text:span text:style-name="Emphasis">a</text:span>, pero si <text:span text:style-name="Emphasis">b</text:span> es un descriptor, el respectivo método descriptor es llamado. Entender descriptores es clave para lograr una comprensión profunda de Python porque son la base de muchas de las capacidades incluyendo funciones, métodos, propiedades, métodos de clase, métodos estáticos, y referencia a súper clases.</text:p>
      <text:p text:style-name="List_20_Contents">Para más información sobre métodos descriptores, vea <text:a xlink:type="simple" xlink:href="https://docs.python.org/es/3.7/reference/datamodel.html#descriptors" text:style-name="Internet_20_link" text:visited-style-name="Visited_20_Internet_20_Link">Implementing Descriptors</text:a>.</text:p>
      <text:p text:style-name="List_20_Heading"><text:bookmark text:name="term-dictionary"/>diccionario</text:p>
      <text:p text:style-name="List_20_Contents">Un arreglo asociativo, con claves arbitrarias que son asociadas a valores. Las claves pueden ser cualquier objeto con los métodos <text:a xlink:type="simple" xlink:href="https://docs.python.org/es/3.7/reference/datamodel.html#object.__hash__" text:style-name="Internet_20_link" text:visited-style-name="Visited_20_Internet_20_Link"><text:span text:style-name="Source_20_Text">__hash__()</text:span></text:a> y <text:a xlink:type="simple" xlink:href="https://docs.python.org/es/3.7/reference/datamodel.html#object.__eq__" text:style-name="Internet_20_link" text:visited-style-name="Visited_20_Internet_20_Link"><text:span text:style-name="Source_20_Text">__eq__()</text:span></text:a> . Son llamadas hash en Perl.</text:p>
      <text:p text:style-name="List_20_Heading"><text:bookmark text:name="term-dictionary-view"/>vista de diccionario</text:p>
      <text:p text:style-name="List_20_Contents">Los objetos retornados por los métodos <text:a xlink:type="simple" xlink:href="https://docs.python.org/es/3.7/library/stdtypes.html#dict.keys" text:style-name="Internet_20_link" text:visited-style-name="Visited_20_Internet_20_Link"><text:span text:style-name="Source_20_Text">dict.keys()</text:span></text:a>, <text:a xlink:type="simple" xlink:href="https://docs.python.org/es/3.7/library/stdtypes.html#dict.values" text:style-name="Internet_20_link" text:visited-style-name="Visited_20_Internet_20_Link"><text:span text:style-name="Source_20_Text">dict.values()</text:span></text:a>, y <text:a xlink:type="simple" xlink:href="https://docs.python.org/es/3.7/library/stdtypes.html#dict.items" text:style-name="Internet_20_link" text:visited-style-name="Visited_20_Internet_20_Link"><text:span text:style-name="Source_20_Text">dict.items()</text:span></text:a> son llamados vistas de diccionarios. Proveen una vista dinámica de las entradas de un diccionario, lo que significa que cuando el diccionario cambia, la vista <text:soft-page-break/>refleja éstos cambios. Para forzar a la vista de diccionario a convertirse en una lista completa, use <text:span text:style-name="Source_20_Text">list(dictview)</text:span>. Vea <text:a xlink:type="simple" xlink:href="https://docs.python.org/es/3.7/library/stdtypes.html#dict-views" text:style-name="Internet_20_link" text:visited-style-name="Visited_20_Internet_20_Link">Dictionary view objects</text:a>.</text:p>
      <text:p text:style-name="List_20_Heading"><text:bookmark text:name="term-docstring"/>docstring</text:p>
      <text:p text:style-name="List_20_Contents">Una cadena de caracteres literal que aparece como la primera expresión en una clase, función o módulo. Aunque es ignorada cuando se ejecuta, es reconocida por el compilador y puesta en el atributo <text:span text:style-name="Source_20_Text">__doc__</text:span> de la clase, función o módulo comprendida. Como está disponible mediante introspección, es el lugar canónico para ubicar la documentación del objeto.</text:p>
      <text:p text:style-name="List_20_Heading"><text:bookmark text:name="term-duck-typing"/>tipado de pato</text:p>
      <text:p text:style-name="List_20_Contents">Un estilo de programación que no revisa el tipo del objeto para determinar si tiene la interfaz correcta; en vez de ello, el método o atributo es simplemente llamado o usado («Si se ve como un pato y grazna como un pato, debe ser un pato»). Enfatizando las interfaces en vez de hacerlo con los tipos específicos, un código bien diseñado pues tener mayor flexibilidad permitiendo la sustitución polimórfica. El tipado de pato <text:span text:style-name="Emphasis">duck-typing</text:span> evita usar pruebas llamando a <text:a xlink:type="simple" xlink:href="https://docs.python.org/es/3.7/library/functions.html#type" text:style-name="Internet_20_link" text:visited-style-name="Visited_20_Internet_20_Link"><text:span text:style-name="Source_20_Text">type()</text:span></text:a> o <text:a xlink:type="simple" xlink:href="https://docs.python.org/es/3.7/library/functions.html#isinstance" text:style-name="Internet_20_link" text:visited-style-name="Visited_20_Internet_20_Link"><text:span text:style-name="Source_20_Text">isinstance()</text:span></text:a>. (Nota: si embargo, el tipado de pato puede ser complementado con <text:a xlink:type="simple" xlink:href="https://docs.python.org/es/3.7/glossary.html#term-abstract-base-class" text:style-name="Internet_20_link" text:visited-style-name="Visited_20_Internet_20_Link">abstract base classes</text:a>. En su lugar, generalmente emplea <text:a xlink:type="simple" xlink:href="https://docs.python.org/es/3.7/library/functions.html#hasattr" text:style-name="Internet_20_link" text:visited-style-name="Visited_20_Internet_20_Link"><text:span text:style-name="Source_20_Text">hasattr()</text:span></text:a> tests o <text:a xlink:type="simple" xlink:href="https://docs.python.org/es/3.7/glossary.html#term-eafp" text:style-name="Internet_20_link" text:visited-style-name="Visited_20_Internet_20_Link">EAFP</text:a>.</text:p>
      <text:p text:style-name="List_20_Heading"><text:bookmark text:name="term-eafp"/>EAFP</text:p>
      <text:p text:style-name="List_20_Contents">Del inglés «Easier to ask for forgiveness than permission», es más fácil pedir perdón que pedir permiso. Este estilo de codificación común en Python asume la existencia de claves o atributos válidos y atrapa las excepciones si esta suposición resulta falsa. Este estilo rápido y limpio está caracterizado por muchas sentencias <text:a xlink:type="simple" xlink:href="https://docs.python.org/es/3.7/reference/compound_stmts.html#try" text:style-name="Internet_20_link" text:visited-style-name="Visited_20_Internet_20_Link"><text:span text:style-name="Source_20_Text">try</text:span></text:a> y <text:a xlink:type="simple" xlink:href="https://docs.python.org/es/3.7/reference/compound_stmts.html#except" text:style-name="Internet_20_link" text:visited-style-name="Visited_20_Internet_20_Link"><text:span text:style-name="Source_20_Text">except</text:span></text:a>. Esta técnica contrasta con estilo <text:a xlink:type="simple" xlink:href="https://docs.python.org/es/3.7/glossary.html#term-lbyl" text:style-name="Internet_20_link" text:visited-style-name="Visited_20_Internet_20_Link">LBYL</text:a> usual en otros lenguajes como C.</text:p>
      <text:p text:style-name="List_20_Heading"><text:bookmark text:name="term-expression"/>expresión</text:p>
      <text:p text:style-name="List_20_Contents">Una construcción sintáctica que puede ser evaluada, hasta dar un valor. En otras palabras, una expresión es una acumulación de elementos de expresión tales como literales, nombres, accesos a atributos, operadores o llamadas a funciones, todos ellos retornando valor. A diferencia de otros lenguajes, no toda la sintaxis del lenguaje son expresiones. También hay <text:a xlink:type="simple" xlink:href="https://docs.python.org/es/3.7/glossary.html#term-statement" text:style-name="Internet_20_link" text:visited-style-name="Visited_20_Internet_20_Link">statement</text:a>s que no pueden ser usadas como expresiones, como la <text:a xlink:type="simple" xlink:href="https://docs.python.org/es/3.7/reference/compound_stmts.html#while" text:style-name="Internet_20_link" text:visited-style-name="Visited_20_Internet_20_Link"><text:span text:style-name="Source_20_Text">while</text:span></text:a>. Las asignaciones también son sentencias, no expresiones.</text:p>
      <text:p text:style-name="List_20_Heading"><text:bookmark text:name="term-extension-module"/>módulo de extensión</text:p>
      <text:p text:style-name="List_20_Contents">Un módulo escrito en C o C++, usando la API para C de Python para interactuar con el núcleo y el código del usuario.</text:p>
      <text:p text:style-name="List_20_Heading"><text:bookmark text:name="term-f-string"/>f-string</text:p>
      <text:p text:style-name="List_20_Contents">Son llamadas «f-strings» las cadenas literales que usan el prefijo <text:span text:style-name="Source_20_Text">'f'</text:span> o <text:span text:style-name="Source_20_Text">'F'</text:span>, que es una abreviatura para <text:a xlink:type="simple" xlink:href="https://docs.python.org/es/3.7/reference/lexical_analysis.html#f-strings" text:style-name="Internet_20_link" text:visited-style-name="Visited_20_Internet_20_Link">cadenas literales formateadas</text:a>. Vea también <text:bookmark text:name="index-78"/><text:a xlink:type="simple" xlink:href="https://www.python.org/dev/peps/pep-0498" text:style-name="Internet_20_link" text:visited-style-name="Visited_20_Internet_20_Link"><text:span text:style-name="Strong_20_Emphasis">PEP 498</text:span></text:a>.</text:p>
      <text:p text:style-name="List_20_Heading"><text:bookmark text:name="term-file-object"/><text:soft-page-break/>objeto archivo</text:p>
      <text:p text:style-name="List_20_Contents">Un objeto que expone una API orientada a archivos (con métodos como <text:span text:style-name="Source_20_Text">read()</text:span> o <text:span text:style-name="Source_20_Text">write()</text:span>) al objeto subyacente. Dependiendo de la forma en la que fue creado, un objeto archivo, puede mediar el acceso a un archivo real en el disco u otro tipo de dispositivo de almacenamiento o de comunicación (por ejemplo, entrada/salida estándar, buffer de memoria, sockets, pipes, etc.). Los objetos archivo son también denominados <text:span text:style-name="Emphasis">objetos tipo archivo</text:span> o <text:span text:style-name="Emphasis">flujos</text:span>.</text:p>
      <text:p text:style-name="List_20_Contents">Existen tres categorías de objetos archivo: crudos <text:span text:style-name="Emphasis">raw</text:span> <text:a xlink:type="simple" xlink:href="https://docs.python.org/es/3.7/glossary.html#term-binary-file" text:style-name="Internet_20_link" text:visited-style-name="Visited_20_Internet_20_Link">archivos binarios</text:a>, con buffer <text:a xlink:type="simple" xlink:href="https://docs.python.org/es/3.7/glossary.html#term-binary-file" text:style-name="Internet_20_link" text:visited-style-name="Visited_20_Internet_20_Link">archivos binarios</text:a> y <text:a xlink:type="simple" xlink:href="https://docs.python.org/es/3.7/glossary.html#term-text-file" text:style-name="Internet_20_link" text:visited-style-name="Visited_20_Internet_20_Link">archivos de texto</text:a>. Sus interfaces son definidas en el módulo <text:a xlink:type="simple" xlink:href="https://docs.python.org/es/3.7/library/io.html#module-io" text:style-name="Internet_20_link" text:visited-style-name="Visited_20_Internet_20_Link"><text:span text:style-name="Source_20_Text">io</text:span></text:a>. La forma canónica de crear objetos archivo es usando la función <text:a xlink:type="simple" xlink:href="https://docs.python.org/es/3.7/library/functions.html#open" text:style-name="Internet_20_link" text:visited-style-name="Visited_20_Internet_20_Link"><text:span text:style-name="Source_20_Text">open()</text:span></text:a>.</text:p>
      <text:p text:style-name="List_20_Heading"><text:bookmark text:name="term-file-like-object"/>objetos tipo archivo</text:p>
      <text:p text:style-name="List_20_Contents">Un sinónimo de <text:a xlink:type="simple" xlink:href="https://docs.python.org/es/3.7/glossary.html#term-file-object" text:style-name="Internet_20_link" text:visited-style-name="Visited_20_Internet_20_Link">file object</text:a>.</text:p>
      <text:p text:style-name="List_20_Heading"><text:bookmark text:name="term-finder"/>buscador</text:p>
      <text:p text:style-name="List_20_Contents">Un objeto que trata de encontrar el <text:a xlink:type="simple" xlink:href="https://docs.python.org/es/3.7/glossary.html#term-loader" text:style-name="Internet_20_link" text:visited-style-name="Visited_20_Internet_20_Link">loader</text:a> para el módulo que está siendo importado.</text:p>
      <text:p text:style-name="List_20_Contents">Desde la versión 3.3 de Python, existen dos tipos de buscadores: <text:a xlink:type="simple" xlink:href="https://docs.python.org/es/3.7/glossary.html#term-meta-path-finder" text:style-name="Internet_20_link" text:visited-style-name="Visited_20_Internet_20_Link">meta buscadores de ruta</text:a> para usar con <text:a xlink:type="simple" xlink:href="https://docs.python.org/es/3.7/library/sys.html#sys.meta_path" text:style-name="Internet_20_link" text:visited-style-name="Visited_20_Internet_20_Link"><text:span text:style-name="Source_20_Text">sys.meta_path</text:span></text:a>, y <text:a xlink:type="simple" xlink:href="https://docs.python.org/es/3.7/glossary.html#term-path-entry-finder" text:style-name="Internet_20_link" text:visited-style-name="Visited_20_Internet_20_Link">buscadores de entradas de rutas</text:a> para usar con <text:a xlink:type="simple" xlink:href="https://docs.python.org/es/3.7/library/sys.html#sys.path_hooks" text:style-name="Internet_20_link" text:visited-style-name="Visited_20_Internet_20_Link"><text:span text:style-name="Source_20_Text">sys.path_hooks</text:span></text:a>.</text:p>
      <text:p text:style-name="List_20_Contents">Vea <text:bookmark text:name="index-79"/><text:a xlink:type="simple" xlink:href="https://www.python.org/dev/peps/pep-0302" text:style-name="Internet_20_link" text:visited-style-name="Visited_20_Internet_20_Link"><text:span text:style-name="Strong_20_Emphasis">PEP 302</text:span></text:a>, <text:bookmark text:name="index-80"/><text:a xlink:type="simple" xlink:href="https://www.python.org/dev/peps/pep-0420" text:style-name="Internet_20_link" text:visited-style-name="Visited_20_Internet_20_Link"><text:span text:style-name="Strong_20_Emphasis">PEP 420</text:span></text:a> y <text:bookmark text:name="index-81"/><text:a xlink:type="simple" xlink:href="https://www.python.org/dev/peps/pep-0451" text:style-name="Internet_20_link" text:visited-style-name="Visited_20_Internet_20_Link"><text:span text:style-name="Strong_20_Emphasis">PEP 451</text:span></text:a> para mayores detalles.</text:p>
      <text:p text:style-name="List_20_Heading"><text:bookmark text:name="term-floor-division"/>división entera</text:p>
      <text:p text:style-name="List_20_Contents">Una división matemática que se redondea hacia el entero menor más cercano. El operador de la división entera es <text:span text:style-name="Source_20_Text">//</text:span>. Por ejemplo, la expresión <text:span text:style-name="Source_20_Text">11 // 4</text:span> evalúa <text:span text:style-name="Source_20_Text">2</text:span> a diferencia del <text:span text:style-name="Source_20_Text">2.75</text:span> retornado por la verdadera división de números flotantes. Note que <text:span text:style-name="Source_20_Text">(-11) // 4</text:span> es <text:span text:style-name="Source_20_Text">-3</text:span> porque es <text:span text:style-name="Source_20_Text">-2.75</text:span> redondeado <text:span text:style-name="Emphasis">para abajo</text:span>. Ver <text:bookmark text:name="index-82"/><text:a xlink:type="simple" xlink:href="https://www.python.org/dev/peps/pep-0238" text:style-name="Internet_20_link" text:visited-style-name="Visited_20_Internet_20_Link"><text:span text:style-name="Strong_20_Emphasis">PEP 238</text:span></text:a>.</text:p>
      <text:p text:style-name="List_20_Heading"><text:bookmark text:name="term-function"/>función</text:p>
      <text:p text:style-name="List_20_Contents">Una serie de sentencias que retornan un valor al que las llama. También se le puede pasar cero o más <text:a xlink:type="simple" xlink:href="https://docs.python.org/es/3.7/glossary.html#term-argument" text:style-name="Internet_20_link" text:visited-style-name="Visited_20_Internet_20_Link">argumentos</text:a> los cuales pueden ser usados en la ejecución de la misma. Vea también <text:a xlink:type="simple" xlink:href="https://docs.python.org/es/3.7/glossary.html#term-parameter" text:style-name="Internet_20_link" text:visited-style-name="Visited_20_Internet_20_Link">parameter</text:a>, <text:a xlink:type="simple" xlink:href="https://docs.python.org/es/3.7/glossary.html#term-method" text:style-name="Internet_20_link" text:visited-style-name="Visited_20_Internet_20_Link">method</text:a>, y la sección <text:a xlink:type="simple" xlink:href="https://docs.python.org/es/3.7/reference/compound_stmts.html#function" text:style-name="Internet_20_link" text:visited-style-name="Visited_20_Internet_20_Link">Function definitions</text:a>.</text:p>
      <text:p text:style-name="List_20_Heading"><text:bookmark text:name="term-function-annotation"/>anotación de función</text:p>
      <text:p text:style-name="List_20_Contents">Una <text:a xlink:type="simple" xlink:href="https://docs.python.org/es/3.7/glossary.html#term-annotation" text:style-name="Internet_20_link" text:visited-style-name="Visited_20_Internet_20_Link">annotation</text:a> del parámetro de una función o un valor de retorno.</text:p>
      <text:p text:style-name="List_20_Contents">Las anotaciones de funciones son usadas frecuentemente para type hint`s , por ejemplo, se espera que una función tome dos argumentos de clase :class:`int y también se espera que devuelva dos valores <text:a xlink:type="simple" xlink:href="https://docs.python.org/es/3.7/library/functions.html#int" text:style-name="Internet_20_link" text:visited-style-name="Visited_20_Internet_20_Link"><text:span text:style-name="Source_20_Text">int</text:span></text:a>:</text:p>
      <text:p text:style-name="Source_20_Code">def sum_two_numbers(a: int, b: int) -&gt; int:</text:p>
      <text:p text:style-name="Source_20_Code"><text:s text:c="3"/>return a + b</text:p>
      <text:p text:style-name="List_20_Contents"><text:soft-page-break/>La sintaxis de las anotaciones de funciones son explicadas en la sección <text:a xlink:type="simple" xlink:href="https://docs.python.org/es/3.7/reference/compound_stmts.html#function" text:style-name="Internet_20_link" text:visited-style-name="Visited_20_Internet_20_Link">Function definitions</text:a>.</text:p>
      <text:p text:style-name="List_20_Contents">Vea <text:a xlink:type="simple" xlink:href="https://docs.python.org/es/3.7/glossary.html#term-variable-annotation" text:style-name="Internet_20_link" text:visited-style-name="Visited_20_Internet_20_Link">variable annotation</text:a> y <text:bookmark text:name="index-83"/><text:a xlink:type="simple" xlink:href="https://www.python.org/dev/peps/pep-0484" text:style-name="Internet_20_link" text:visited-style-name="Visited_20_Internet_20_Link"><text:span text:style-name="Strong_20_Emphasis">PEP 484</text:span></text:a>, que describen esta funcionalidad.</text:p>
      <text:p text:style-name="List_20_Heading"><text:bookmark text:name="term-future"/>__future__</text:p>
      <text:p text:style-name="List_20_Contents">Un pseudo-módulo que los programadores pueden usar para habilitar nuevas capacidades del lenguaje que no son compatibles con el intérprete actual.</text:p>
      <text:p text:style-name="List_20_Contents">Al importar el módulo <text:a xlink:type="simple" xlink:href="https://docs.python.org/es/3.7/library/__future__.html#module-__future__" text:style-name="Internet_20_link" text:visited-style-name="Visited_20_Internet_20_Link"><text:span text:style-name="Source_20_Text">__future__</text:span></text:a> y evaluar sus variables, puede verse cuándo las nuevas capacidades fueron agregadas por primera vez al lenguaje y cuando se quedaron establecidas por defecto:</text:p>
      <text:p text:style-name="Source_20_Code">&gt;&gt;&gt; import __future__</text:p>
      <text:p text:style-name="Source_20_Code">&gt;&gt;&gt; __future__.division</text:p>
      <text:p text:style-name="Source_20_Code">_Feature((2, 2, 0, 'alpha', 2), (3, 0, 0, 'alpha', 0), 8192)</text:p>
      <text:p text:style-name="List_20_Heading"><text:bookmark text:name="term-garbage-collection"/>recolección de basura</text:p>
      <text:p text:style-name="List_20_Contents">El proceso de liberar la memoria de lo que ya no está en uso. Python realiza recolección de basura (<text:span text:style-name="Emphasis">garbage collection</text:span>) llevando la cuenta de las referencias, y el recogedor de basura cíclico es capaz de detectar y romper las referencias cíclicas. El recogedor de basura puede ser controlado mediante el módulo <text:a xlink:type="simple" xlink:href="https://docs.python.org/es/3.7/library/gc.html#module-gc" text:style-name="Internet_20_link" text:visited-style-name="Visited_20_Internet_20_Link"><text:span text:style-name="Source_20_Text">gc</text:span></text:a> .</text:p>
      <text:p text:style-name="List_20_Heading"><text:bookmark text:name="index-19"/><text:bookmark text:name="term-generator"/>generador</text:p>
      <text:p text:style-name="List_20_Contents">Una función que retorna un <text:a xlink:type="simple" xlink:href="https://docs.python.org/es/3.7/glossary.html#term-generator-iterator" text:style-name="Internet_20_link" text:visited-style-name="Visited_20_Internet_20_Link">generator iterator</text:a>. Luce como una función normal excepto que contiene la expresión <text:a xlink:type="simple" xlink:href="https://docs.python.org/es/3.7/reference/simple_stmts.html#yield" text:style-name="Internet_20_link" text:visited-style-name="Visited_20_Internet_20_Link"><text:span text:style-name="Source_20_Text">yield</text:span></text:a> para producir series de valores utilizables en un bucle for o que pueden ser obtenidas una por una con la función <text:a xlink:type="simple" xlink:href="https://docs.python.org/es/3.7/library/functions.html#next" text:style-name="Internet_20_link" text:visited-style-name="Visited_20_Internet_20_Link"><text:span text:style-name="Source_20_Text">next()</text:span></text:a>.</text:p>
      <text:p text:style-name="List_20_Contents">Usualmente se refiere a una función generadora, pero puede referirse a un <text:span text:style-name="Emphasis">iterador generador</text:span> en ciertos contextos. En aquellos casos en los que el significado no está claro, usar los términos completos evita la ambigüedad.</text:p>
      <text:p text:style-name="List_20_Heading"><text:bookmark text:name="term-generator-iterator"/>iterador generador</text:p>
      <text:p text:style-name="List_20_Contents">Un objeto creado por una función <text:a xlink:type="simple" xlink:href="https://docs.python.org/es/3.7/glossary.html#term-generator" text:style-name="Internet_20_link" text:visited-style-name="Visited_20_Internet_20_Link">generator</text:a>.</text:p>
      <text:p text:style-name="List_20_Contents">Cada <text:a xlink:type="simple" xlink:href="https://docs.python.org/es/3.7/reference/simple_stmts.html#yield" text:style-name="Internet_20_link" text:visited-style-name="Visited_20_Internet_20_Link"><text:span text:style-name="Source_20_Text">yield</text:span></text:a> suspende temporalmente el procesamiento, recordando el estado de ejecución local (incluyendo las variables locales y las sentencias try pendientes). Cuando el «iterador generado» vuelve, retoma donde ha dejado, a diferencia de lo que ocurre con las funciones que comienzan nuevamente con cada invocación.</text:p>
      <text:p text:style-name="List_20_Heading"><text:bookmark text:name="index-20"/><text:bookmark text:name="term-generator-expression"/>expresión generadora</text:p>
      <text:p text:style-name="List_20_Contents">Una expresión que retorna un iterador. Luce como una expresión normal seguida por la cláusula <text:span text:style-name="Source_20_Text">for</text:span> definiendo así una variable de bucle, un rango y una cláusula opcional <text:span text:style-name="Source_20_Text">if</text:span>. La expresión combinada genera valores para la función contenedora:</text:p>
      <text:p text:style-name="Source_20_Code">&gt;&gt;&gt; sum(i*i for i in range(10)) <text:s text:c="8"/># sum of squares 0, 1, 4, ... 81</text:p>
      <text:p text:style-name="Source_20_Code"><text:soft-page-break/>285</text:p>
      <text:p text:style-name="List_20_Heading"><text:bookmark text:name="term-generic-function"/>función genérica</text:p>
      <text:p text:style-name="List_20_Contents">Una función compuesta de muchas funciones que implementan la misma operación para diferentes tipos. Qué implementación deberá ser usada durante la llamada a la misma es determinado por el algoritmo de despacho.</text:p>
      <text:p text:style-name="List_20_Contents">Vea también la entrada de glosario <text:a xlink:type="simple" xlink:href="https://docs.python.org/es/3.7/glossary.html#term-single-dispatch" text:style-name="Internet_20_link" text:visited-style-name="Visited_20_Internet_20_Link">single dispatch</text:a>, el decorador <text:a xlink:type="simple" xlink:href="https://docs.python.org/es/3.7/library/functools.html#functools.singledispatch" text:style-name="Internet_20_link" text:visited-style-name="Visited_20_Internet_20_Link"><text:span text:style-name="Source_20_Text">functools.singledispatch()</text:span></text:a>, y <text:bookmark text:name="index-84"/><text:a xlink:type="simple" xlink:href="https://www.python.org/dev/peps/pep-0443" text:style-name="Internet_20_link" text:visited-style-name="Visited_20_Internet_20_Link"><text:span text:style-name="Strong_20_Emphasis">PEP 443</text:span></text:a>.</text:p>
      <text:p text:style-name="List_20_Heading"><text:bookmark text:name="term-gil"/>GIL</text:p>
      <text:p text:style-name="List_20_Contents">Vea <text:a xlink:type="simple" xlink:href="https://docs.python.org/es/3.7/glossary.html#term-global-interpreter-lock" text:style-name="Internet_20_link" text:visited-style-name="Visited_20_Internet_20_Link">global interpreter lock</text:a>.</text:p>
      <text:p text:style-name="List_20_Heading"><text:bookmark text:name="term-global-interpreter-lock"/>bloqueo global del intérprete</text:p>
      <text:p text:style-name="List_20_Contents">Mecanismo empleado por el intérprete <text:a xlink:type="simple" xlink:href="https://docs.python.org/es/3.7/glossary.html#term-cpython" text:style-name="Internet_20_link" text:visited-style-name="Visited_20_Internet_20_Link">CPython</text:a> para asegurar que sólo un hilo ejecute el <text:a xlink:type="simple" xlink:href="https://docs.python.org/es/3.7/glossary.html#term-bytecode" text:style-name="Internet_20_link" text:visited-style-name="Visited_20_Internet_20_Link">bytecode</text:a> Python por vez. Esto simplifica la implementación de CPython haciendo que el modelo de objetos (incluyendo algunos críticos como <text:a xlink:type="simple" xlink:href="https://docs.python.org/es/3.7/library/stdtypes.html#dict" text:style-name="Internet_20_link" text:visited-style-name="Visited_20_Internet_20_Link"><text:span text:style-name="Source_20_Text">dict</text:span></text:a>) están implícitamente a salvo de acceso concurrente. Bloqueando el intérprete completo se simplifica hacerlo multi-hilos, a costa de mucho del paralelismo ofrecido por las máquinas con múltiples procesadores.</text:p>
      <text:p text:style-name="List_20_Contents">Sin embargo, algunos módulos de extensión, tanto estándar como de terceros, están diseñados para liberar el GIL cuando se realizan tareas computacionalmente intensivas como la compresión o el hashing. Además, el GIL siempre es liberado cuando se hace entrada/salida.</text:p>
      <text:p text:style-name="List_20_Contents">Esfuerzos previos hechos para crear un intérprete «sin hilos» (uno que bloquee los datos compartidos con una granularidad mucho más fina) no han sido exitosos debido a que el rendimiento sufrió para el caso más común de un solo procesador. Se cree que superar este problema de rendimiento haría la implementación mucho más compleja y por tanto, más costosa de mantener.</text:p>
      <text:p text:style-name="List_20_Heading"><text:bookmark text:name="term-hash-based-pyc"/>hash-based pyc</text:p>
      <text:p text:style-name="List_20_Contents">Un archivo cache de bytecode que usa el hash en vez de usar el tiempo de la última modificación del archivo fuente correspondiente para determinar su validez. Vea <text:a xlink:type="simple" xlink:href="https://docs.python.org/es/3.7/reference/import.html#pyc-invalidation" text:style-name="Internet_20_link" text:visited-style-name="Visited_20_Internet_20_Link">Cached bytecode invalidation</text:a>.</text:p>
      <text:p text:style-name="List_20_Heading"><text:bookmark text:name="term-hashable"/>Hashable (o hasheable)</text:p>
      <text:p text:style-name="List_20_Contents">Un objeto es <text:span text:style-name="Emphasis">hashable</text:span> si tiene un valor de hash que nunca cambiará durante su tiempo de vida (necesita un método <text:a xlink:type="simple" xlink:href="https://docs.python.org/es/3.7/reference/datamodel.html#object.__hash__" text:style-name="Internet_20_link" text:visited-style-name="Visited_20_Internet_20_Link"><text:span text:style-name="Source_20_Text">__hash__()</text:span></text:a> ), y puede ser comparado con otro objeto (necesita el método <text:a xlink:type="simple" xlink:href="https://docs.python.org/es/3.7/reference/datamodel.html#object.__eq__" text:style-name="Internet_20_link" text:visited-style-name="Visited_20_Internet_20_Link"><text:span text:style-name="Source_20_Text">__eq__()</text:span></text:a> ). Los objetos hashables que se comparan iguales deben tener el mismo número hash.</text:p>
      <text:p text:style-name="List_20_Contents">La hashabilidad hace a un objeto empleable como clave de un diccionario y miembro de un set, porque éstas estructuras de datos usan los valores de hash internamente.</text:p>
      <text:p text:style-name="List_20_Contents"><text:soft-page-break/>La mayoría de los objetos inmutables built-in son hashables, mientras que los contenedores como listas y diccionarios (que son mutables) no lo son. Los contenedores inmutables, como tuplas y frozensets son solo hashables cuando sus elementos contenidos son hashables también.</text:p>
      <text:p text:style-name="List_20_Contents">Los objetos que son instancias de clases definidas por el usuario hasheables por defecto. Todos compara desiguales, excepto a si mismos. Y su valor de hash está derivado de su <text:a xlink:type="simple" xlink:href="https://docs.python.org/es/3.7/library/functions.html#id" text:style-name="Internet_20_link" text:visited-style-name="Visited_20_Internet_20_Link"><text:span text:style-name="Source_20_Text">id()</text:span></text:a>.</text:p>
      <text:p text:style-name="List_20_Heading"><text:bookmark text:name="term-idle"/>IDLE</text:p>
      <text:p text:style-name="List_20_Contents">El entorno integrado de desarrollo de Python, o «Integrated Development Environment for Python». IDLE es un editor básico y un entorno de intérprete que se incluye con la distribución estándar de Python.</text:p>
      <text:p text:style-name="List_20_Heading"><text:bookmark text:name="term-immutable"/>inmutable</text:p>
      <text:p text:style-name="List_20_Contents">Un objeto con un valor fijo. Los objetos inmutables son números, cadenas y tuplas. Éstos objetos no pueden ser alterados. Un nuevo objeto debe ser creado si un valor diferente ha de ser guardado. Juegan un rol importante en lugares donde es necesario un valor de hash constante, por ejemplo como claves de un diccionario.</text:p>
      <text:p text:style-name="List_20_Heading"><text:bookmark text:name="term-import-path"/>ruta de importación</text:p>
      <text:p text:style-name="List_20_Contents">Una lista de las ubicaciones (o <text:a xlink:type="simple" xlink:href="https://docs.python.org/es/3.7/glossary.html#term-path-entry" text:style-name="Internet_20_link" text:visited-style-name="Visited_20_Internet_20_Link">entradas de ruta</text:a>) que son revisadas por <text:a xlink:type="simple" xlink:href="https://docs.python.org/es/3.7/glossary.html#term-path-based-finder" text:style-name="Internet_20_link" text:visited-style-name="Visited_20_Internet_20_Link">path based finder</text:a> al importar módulos. Durante la importación, ésta lista de localizaciones usualmente viene de <text:a xlink:type="simple" xlink:href="https://docs.python.org/es/3.7/library/sys.html#sys.path" text:style-name="Internet_20_link" text:visited-style-name="Visited_20_Internet_20_Link"><text:span text:style-name="Source_20_Text">sys.path</text:span></text:a>, pero para los subpaquetes también puede incluir al atributo <text:span text:style-name="Source_20_Text">__path__</text:span> del paquete padre.</text:p>
      <text:p text:style-name="List_20_Heading"><text:bookmark text:name="term-importing"/>importar</text:p>
      <text:p text:style-name="List_20_Contents">El proceso mediante el cual el código Python dentro de un módulo se hace alcanzable desde otro código Python en otro módulo.</text:p>
      <text:p text:style-name="List_20_Heading"><text:bookmark text:name="term-importer"/>importador</text:p>
      <text:p text:style-name="List_20_Contents">Un objeto que buscan y lee un módulo; un objeto que es tanto <text:a xlink:type="simple" xlink:href="https://docs.python.org/es/3.7/glossary.html#term-finder" text:style-name="Internet_20_link" text:visited-style-name="Visited_20_Internet_20_Link">finder</text:a> como <text:a xlink:type="simple" xlink:href="https://docs.python.org/es/3.7/glossary.html#term-loader" text:style-name="Internet_20_link" text:visited-style-name="Visited_20_Internet_20_Link">loader</text:a>.</text:p>
      <text:p text:style-name="List_20_Heading"><text:bookmark text:name="term-interactive"/>interactivo</text:p>
      <text:p text:style-name="List_20_Contents">Python tiene un intérprete interactivo, lo que significa que puede ingresar sentencias y expresiones en el prompt del intérprete, ejecutarlos de inmediato y ver sus resultados. Sólo ejecute <text:span text:style-name="Source_20_Text">python</text:span> sin argumentos (podría seleccionarlo desde el menú principal de su computadora). Es una forma muy potente de probar nuevas ideas o inspeccionar módulos y paquetes (recuerde <text:span text:style-name="Source_20_Text">help(x)</text:span>).</text:p>
      <text:p text:style-name="List_20_Heading"><text:bookmark text:name="term-interpreted"/>interpretado</text:p>
      <text:p text:style-name="List_20_Contents">Python es un lenguaje interpretado, a diferencia de uno compilado, a pesar de que la distinción puede ser difusa debido al compilador a bytecode. Esto significa que los archivos fuente pueden ser corridos directamente, sin crear explícitamente un ejecutable <text:soft-page-break/>que es corrido luego. Los lenguajes interpretados típicamente tienen ciclos de desarrollo y depuración más cortos que los compilados, sin embargo sus programas suelen correr más lentamente. Vea también <text:a xlink:type="simple" xlink:href="https://docs.python.org/es/3.7/glossary.html#term-interactive" text:style-name="Internet_20_link" text:visited-style-name="Visited_20_Internet_20_Link">interactive</text:a>.</text:p>
      <text:p text:style-name="List_20_Heading"><text:bookmark text:name="term-interpreter-shutdown"/>apagado del intérprete</text:p>
      <text:p text:style-name="List_20_Contents">Cuando se le solicita apagarse, el intérprete Python ingresa a un fase especial en la cual gradualmente libera todos los recursos reservados, como módulos y varias estructuras internas críticas. También hace varias llamadas al <text:a xlink:type="simple" xlink:href="https://docs.python.org/es/3.7/glossary.html#term-garbage-collection" text:style-name="Internet_20_link" text:visited-style-name="Visited_20_Internet_20_Link">recolector de basura</text:a>. Esto puede disparar la ejecución de código de destructores definidos por el usuario o «weakref callbacks». El código ejecutado durante la fase de apagado puede encontrar varias excepciones debido a que los recursos que necesita pueden no funcionar más (ejemplos comunes son los módulos de bibliotecas o los artefactos de advertencias «warnings machinery»)</text:p>
      <text:p text:style-name="List_20_Contents">La principal razón para el apagado del intérpreter es que el módulo <text:span text:style-name="Source_20_Text">__main__</text:span> o el script que estaba corriendo termine su ejecución.</text:p>
      <text:p text:style-name="List_20_Heading"><text:bookmark text:name="term-iterable"/>iterable</text:p>
      <text:p text:style-name="List_20_Contents">Un objeto capaz de retornar sus miembros uno por vez. Ejemplos de iterables son todos los tipos de secuencias (como <text:a xlink:type="simple" xlink:href="https://docs.python.org/es/3.7/library/stdtypes.html#list" text:style-name="Internet_20_link" text:visited-style-name="Visited_20_Internet_20_Link"><text:span text:style-name="Source_20_Text">list</text:span></text:a>, <text:a xlink:type="simple" xlink:href="https://docs.python.org/es/3.7/library/stdtypes.html#str" text:style-name="Internet_20_link" text:visited-style-name="Visited_20_Internet_20_Link"><text:span text:style-name="Source_20_Text">str</text:span></text:a>, y <text:a xlink:type="simple" xlink:href="https://docs.python.org/es/3.7/library/stdtypes.html#tuple" text:style-name="Internet_20_link" text:visited-style-name="Visited_20_Internet_20_Link"><text:span text:style-name="Source_20_Text">tuple</text:span></text:a>) y algunos de tipos no secuenciales, como <text:a xlink:type="simple" xlink:href="https://docs.python.org/es/3.7/library/stdtypes.html#dict" text:style-name="Internet_20_link" text:visited-style-name="Visited_20_Internet_20_Link"><text:span text:style-name="Source_20_Text">dict</text:span></text:a>, <text:a xlink:type="simple" xlink:href="https://docs.python.org/es/3.7/glossary.html#term-file-object" text:style-name="Internet_20_link" text:visited-style-name="Visited_20_Internet_20_Link">objeto archivo</text:a>, y objetos de cualquier clase que defina con los métodos <text:a xlink:type="simple" xlink:href="https://docs.python.org/es/3.7/reference/datamodel.html#object.__iter__" text:style-name="Internet_20_link" text:visited-style-name="Visited_20_Internet_20_Link"><text:span text:style-name="Source_20_Text">__iter__()</text:span></text:a> o con un método <text:a xlink:type="simple" xlink:href="https://docs.python.org/es/3.7/reference/datamodel.html#object.__getitem__" text:style-name="Internet_20_link" text:visited-style-name="Visited_20_Internet_20_Link"><text:span text:style-name="Source_20_Text">__getitem__()</text:span></text:a> que implementen la semántica de <text:a xlink:type="simple" xlink:href="https://docs.python.org/es/3.7/glossary.html#term-sequence" text:style-name="Internet_20_link" text:visited-style-name="Visited_20_Internet_20_Link">Sequence</text:a>.</text:p>
      <text:p text:style-name="List_20_Contents">Los iterables pueden ser usados en el bucle <text:a xlink:type="simple" xlink:href="https://docs.python.org/es/3.7/reference/compound_stmts.html#for" text:style-name="Internet_20_link" text:visited-style-name="Visited_20_Internet_20_Link"><text:span text:style-name="Source_20_Text">for</text:span></text:a> y en muchos otros sitios donde una secuencia es necesaria (<text:a xlink:type="simple" xlink:href="https://docs.python.org/es/3.7/library/functions.html#zip" text:style-name="Internet_20_link" text:visited-style-name="Visited_20_Internet_20_Link"><text:span text:style-name="Source_20_Text">zip()</text:span></text:a>, <text:a xlink:type="simple" xlink:href="https://docs.python.org/es/3.7/library/functions.html#map" text:style-name="Internet_20_link" text:visited-style-name="Visited_20_Internet_20_Link"><text:span text:style-name="Source_20_Text">map()</text:span></text:a>, …). Cuando un objeto iterable es pasado como argumento a la función incorporada <text:a xlink:type="simple" xlink:href="https://docs.python.org/es/3.7/library/functions.html#iter" text:style-name="Internet_20_link" text:visited-style-name="Visited_20_Internet_20_Link"><text:span text:style-name="Source_20_Text">iter()</text:span></text:a>, retorna un iterador para el objeto. Este iterador pasa así el conjunto de valores. Cuando se usan iterables, normalmente no es necesario llamar a la función <text:a xlink:type="simple" xlink:href="https://docs.python.org/es/3.7/library/functions.html#iter" text:style-name="Internet_20_link" text:visited-style-name="Visited_20_Internet_20_Link"><text:span text:style-name="Source_20_Text">iter()</text:span></text:a> o tratar con los objetos iteradores usted mismo. La sentencia <text:span text:style-name="Source_20_Text">for</text:span> lo hace automáticamente por usted, creando un variable temporal sin nombre para mantener el iterador mientras dura el bucle. Vea también <text:a xlink:type="simple" xlink:href="https://docs.python.org/es/3.7/glossary.html#term-iterator" text:style-name="Internet_20_link" text:visited-style-name="Visited_20_Internet_20_Link">iterator</text:a>, <text:a xlink:type="simple" xlink:href="https://docs.python.org/es/3.7/glossary.html#term-sequence" text:style-name="Internet_20_link" text:visited-style-name="Visited_20_Internet_20_Link">sequence</text:a>, y <text:a xlink:type="simple" xlink:href="https://docs.python.org/es/3.7/glossary.html#term-generator" text:style-name="Internet_20_link" text:visited-style-name="Visited_20_Internet_20_Link">generator</text:a>.</text:p>
      <text:p text:style-name="List_20_Heading"><text:bookmark text:name="term-iterator"/>iterador</text:p>
      <text:p text:style-name="List_20_Contents">Un objeto que representa un flujo de datos. Llamadas repetidas al método <text:a xlink:type="simple" xlink:href="https://docs.python.org/es/3.7/library/stdtypes.html#iterator.__next__" text:style-name="Internet_20_link" text:visited-style-name="Visited_20_Internet_20_Link"><text:span text:style-name="Source_20_Text">__next__()</text:span></text:a> del iterador (o al pasar la función incorporada <text:a xlink:type="simple" xlink:href="https://docs.python.org/es/3.7/library/functions.html#next" text:style-name="Internet_20_link" text:visited-style-name="Visited_20_Internet_20_Link"><text:span text:style-name="Source_20_Text">next()</text:span></text:a>) retorna ítems sucesivos del flujo. Cuando no hay más datos disponibles, una excepción <text:a xlink:type="simple" xlink:href="https://docs.python.org/es/3.7/library/exceptions.html#StopIteration" text:style-name="Internet_20_link" text:visited-style-name="Visited_20_Internet_20_Link"><text:span text:style-name="Source_20_Text">StopIteration</text:span></text:a> es disparada. En este momento, el objeto iterador está exhausto y cualquier llamada posterior al método <text:span text:style-name="Source_20_Text">__next__()</text:span> sólo dispara otra vez <text:a xlink:type="simple" xlink:href="https://docs.python.org/es/3.7/library/exceptions.html#StopIteration" text:style-name="Internet_20_link" text:visited-style-name="Visited_20_Internet_20_Link"><text:span text:style-name="Source_20_Text">StopIteration</text:span></text:a>. Los iteradores necesitan tener un método:meth:<text:span text:style-name="Citation">__iter__</text:span> que retorna el objeto iterador mismo así cada iterador es también un iterable y puede ser usado en casi todos los lugares donde los iterables son aceptados. Una excepción importante es el código que intenta múltiples pases de iteración. Un objeto contenedor (como la <text:a xlink:type="simple" xlink:href="https://docs.python.org/es/3.7/library/stdtypes.html#list" text:style-name="Internet_20_link" text:visited-style-name="Visited_20_Internet_20_Link"><text:span text:style-name="Source_20_Text">list</text:span></text:a>) produce un nuevo iterador cada vez que las pasa a una <text:soft-page-break/>función <text:a xlink:type="simple" xlink:href="https://docs.python.org/es/3.7/library/functions.html#iter" text:style-name="Internet_20_link" text:visited-style-name="Visited_20_Internet_20_Link"><text:span text:style-name="Source_20_Text">iter()</text:span></text:a> o la usa en un blucle <text:a xlink:type="simple" xlink:href="https://docs.python.org/es/3.7/reference/compound_stmts.html#for" text:style-name="Internet_20_link" text:visited-style-name="Visited_20_Internet_20_Link"><text:span text:style-name="Source_20_Text">for</text:span></text:a>. Intentar ésto con un iterador simplemente retornaría el mismo objeto iterador exhausto usado en previas iteraciones, haciéndolo aparecer como un contenedor vacío.</text:p>
      <text:p text:style-name="List_20_Contents">Puede encontrar más información en <text:a xlink:type="simple" xlink:href="https://docs.python.org/es/3.7/library/stdtypes.html#typeiter" text:style-name="Internet_20_link" text:visited-style-name="Visited_20_Internet_20_Link">Iterator Types</text:a>.</text:p>
      <text:p text:style-name="List_20_Heading"><text:bookmark text:name="term-key-function"/>función clave</text:p>
      <text:p text:style-name="List_20_Contents">Una función clave o una función de colación es un invocable que retorna un valor usado para el ordenamiento o clasificación. Por ejemplo, <text:a xlink:type="simple" xlink:href="https://docs.python.org/es/3.7/library/locale.html#locale.strxfrm" text:style-name="Internet_20_link" text:visited-style-name="Visited_20_Internet_20_Link"><text:span text:style-name="Source_20_Text">locale.strxfrm()</text:span></text:a> es usada para producir claves de ordenamiento que se adaptan a las convenciones específicas de ordenamiento de un locale.</text:p>
      <text:p text:style-name="List_20_Contents">Cierta cantidad de herramientas de Python aceptan funciones clave para controlar como los elementos son ordenados o agrupados. Incluyendo a <text:a xlink:type="simple" xlink:href="https://docs.python.org/es/3.7/library/functions.html#min" text:style-name="Internet_20_link" text:visited-style-name="Visited_20_Internet_20_Link"><text:span text:style-name="Source_20_Text">min()</text:span></text:a>, <text:a xlink:type="simple" xlink:href="https://docs.python.org/es/3.7/library/functions.html#max" text:style-name="Internet_20_link" text:visited-style-name="Visited_20_Internet_20_Link"><text:span text:style-name="Source_20_Text">max()</text:span></text:a>, <text:a xlink:type="simple" xlink:href="https://docs.python.org/es/3.7/library/functions.html#sorted" text:style-name="Internet_20_link" text:visited-style-name="Visited_20_Internet_20_Link"><text:span text:style-name="Source_20_Text">sorted()</text:span></text:a>, <text:a xlink:type="simple" xlink:href="https://docs.python.org/es/3.7/library/stdtypes.html#list.sort" text:style-name="Internet_20_link" text:visited-style-name="Visited_20_Internet_20_Link"><text:span text:style-name="Source_20_Text">list.sort()</text:span></text:a>, <text:a xlink:type="simple" xlink:href="https://docs.python.org/es/3.7/library/heapq.html#heapq.merge" text:style-name="Internet_20_link" text:visited-style-name="Visited_20_Internet_20_Link"><text:span text:style-name="Source_20_Text">heapq.merge()</text:span></text:a>, <text:a xlink:type="simple" xlink:href="https://docs.python.org/es/3.7/library/heapq.html#heapq.nsmallest" text:style-name="Internet_20_link" text:visited-style-name="Visited_20_Internet_20_Link"><text:span text:style-name="Source_20_Text">heapq.nsmallest()</text:span></text:a>, <text:a xlink:type="simple" xlink:href="https://docs.python.org/es/3.7/library/heapq.html#heapq.nlargest" text:style-name="Internet_20_link" text:visited-style-name="Visited_20_Internet_20_Link"><text:span text:style-name="Source_20_Text">heapq.nlargest()</text:span></text:a>, y <text:a xlink:type="simple" xlink:href="https://docs.python.org/es/3.7/library/itertools.html#itertools.groupby" text:style-name="Internet_20_link" text:visited-style-name="Visited_20_Internet_20_Link"><text:span text:style-name="Source_20_Text">itertools.groupby()</text:span></text:a>.</text:p>
      <text:p text:style-name="List_20_Contents">Hay varias formas de crear una función clave. Por ejemplo, el método <text:a xlink:type="simple" xlink:href="https://docs.python.org/es/3.7/library/stdtypes.html#str.lower" text:style-name="Internet_20_link" text:visited-style-name="Visited_20_Internet_20_Link"><text:span text:style-name="Source_20_Text">str.lower()</text:span></text:a> puede servir como función clave para ordenamientos que no distingan mayúsculas de minúsculas. Como alternativa, una función clave puede ser realizada con una expresión <text:a xlink:type="simple" xlink:href="https://docs.python.org/es/3.7/reference/expressions.html#lambda" text:style-name="Internet_20_link" text:visited-style-name="Visited_20_Internet_20_Link"><text:span text:style-name="Source_20_Text">lambda</text:span></text:a> como <text:span text:style-name="Source_20_Text">lambda r: (r[0], r[2])</text:span>. También, el módulo <text:a xlink:type="simple" xlink:href="https://docs.python.org/es/3.7/library/operator.html#module-operator" text:style-name="Internet_20_link" text:visited-style-name="Visited_20_Internet_20_Link"><text:span text:style-name="Source_20_Text">operator</text:span></text:a> provee tres constructores de funciones clave: <text:a xlink:type="simple" xlink:href="https://docs.python.org/es/3.7/library/operator.html#operator.attrgetter" text:style-name="Internet_20_link" text:visited-style-name="Visited_20_Internet_20_Link"><text:span text:style-name="Source_20_Text">attrgetter()</text:span></text:a>, <text:a xlink:type="simple" xlink:href="https://docs.python.org/es/3.7/library/operator.html#operator.itemgetter" text:style-name="Internet_20_link" text:visited-style-name="Visited_20_Internet_20_Link"><text:span text:style-name="Source_20_Text">itemgetter()</text:span></text:a>, y <text:a xlink:type="simple" xlink:href="https://docs.python.org/es/3.7/library/operator.html#operator.methodcaller" text:style-name="Internet_20_link" text:visited-style-name="Visited_20_Internet_20_Link"><text:span text:style-name="Source_20_Text">methodcaller()</text:span></text:a>. Vea en <text:a xlink:type="simple" xlink:href="https://docs.python.org/es/3.7/howto/sorting.html#sortinghowto" text:style-name="Internet_20_link" text:visited-style-name="Visited_20_Internet_20_Link">Sorting HOW TO</text:a> ejemplos de cómo crear y usar funciones clave.</text:p>
      <text:p text:style-name="List_20_Heading"><text:bookmark text:name="term-keyword-argument"/>argumento nombrado</text:p>
      <text:p text:style-name="List_20_Contents">Vea <text:a xlink:type="simple" xlink:href="https://docs.python.org/es/3.7/glossary.html#term-argument" text:style-name="Internet_20_link" text:visited-style-name="Visited_20_Internet_20_Link">argument</text:a>.</text:p>
      <text:p text:style-name="List_20_Heading"><text:bookmark text:name="term-lambda"/>lambda</text:p>
      <text:p text:style-name="List_20_Contents">Una función anónima de una línea consistente en un sola <text:a xlink:type="simple" xlink:href="https://docs.python.org/es/3.7/glossary.html#term-expression" text:style-name="Internet_20_link" text:visited-style-name="Visited_20_Internet_20_Link">expression</text:a> que es evaluada cuando la función es llamada. La sintaxis para crear una función lambda es <text:span text:style-name="Source_20_Text">lambda [parameters]: expression</text:span></text:p>
      <text:p text:style-name="List_20_Heading"><text:bookmark text:name="term-lbyl"/>LBYL</text:p>
      <text:p text:style-name="List_20_Contents">Del inglés «Look before you leap», «mira antes de saltar». Es un estilo de codificación que prueba explícitamente las condiciones previas antes de hacer llamadas o búsquedas. Este estilo contrasta con la manera <text:a xlink:type="simple" xlink:href="https://docs.python.org/es/3.7/glossary.html#term-eafp" text:style-name="Internet_20_link" text:visited-style-name="Visited_20_Internet_20_Link">EAFP</text:a> y está caracterizado por la presencia de muchas sentencias <text:a xlink:type="simple" xlink:href="https://docs.python.org/es/3.7/reference/compound_stmts.html#if" text:style-name="Internet_20_link" text:visited-style-name="Visited_20_Internet_20_Link"><text:span text:style-name="Source_20_Text">if</text:span></text:a>.</text:p>
      <text:p text:style-name="List_20_Contents">En entornos multi-hilos, el método LBYL tiene el riesgo de introducir condiciones de carrera entre los hilos que están «mirando» y los que están «saltando». Por ejemplo, el código, <text:span text:style-name="Citation">if key in mapping: return mapping[key]`</text:span> puede fallar si otro hilo remueve <text:span text:style-name="Emphasis">key</text:span> de <text:span text:style-name="Emphasis">mapping</text:span> después del test, pero antes de retornar el valor. Este problema puede ser resuelto usando bloqueos o empleando el método EAFP.</text:p>
      <text:p text:style-name="List_20_Heading"><text:bookmark text:name="term-list"/>lista</text:p>
      <text:p text:style-name="List_20_Contents"><text:soft-page-break/>Es una <text:a xlink:type="simple" xlink:href="https://docs.python.org/es/3.7/glossary.html#term-sequence" text:style-name="Internet_20_link" text:visited-style-name="Visited_20_Internet_20_Link">sequence</text:a> Python incorporada. A pesar de su nombre es más similar a un arreglo en otros lenguajes que a una lista enlazada porque el acceso a los elementos es O(1).</text:p>
      <text:p text:style-name="List_20_Heading"><text:bookmark text:name="term-list-comprehension"/>comprensión de listas</text:p>
      <text:p text:style-name="List_20_Contents">Una forma compacta de procesar todos o parte de los elementos en una secuencia y retornar una lista como resultado. <text:span text:style-name="Source_20_Text">result = ['{:#04x}'.format(x) for x in range(256) if x % 2 == 0]</text:span> genera una lista de cadenas conteniendo números hexadecimales (0x..) entre 0 y 255. La cláusula <text:a xlink:type="simple" xlink:href="https://docs.python.org/es/3.7/reference/compound_stmts.html#if" text:style-name="Internet_20_link" text:visited-style-name="Visited_20_Internet_20_Link"><text:span text:style-name="Source_20_Text">if</text:span></text:a> es opcional. Si es omitida, todos los elementos en <text:span text:style-name="Source_20_Text">range(256)</text:span> son procesados.</text:p>
      <text:p text:style-name="List_20_Heading"><text:bookmark text:name="term-loader"/>cargador</text:p>
      <text:p text:style-name="List_20_Contents">Un objeto que carga un módulo. Debe definir el método llamado <text:span text:style-name="Source_20_Text">load_module()</text:span>. Un cargador es normalmente retornados por un <text:a xlink:type="simple" xlink:href="https://docs.python.org/es/3.7/glossary.html#term-finder" text:style-name="Internet_20_link" text:visited-style-name="Visited_20_Internet_20_Link">finder</text:a>. Vea <text:bookmark text:name="index-85"/><text:a xlink:type="simple" xlink:href="https://www.python.org/dev/peps/pep-0302" text:style-name="Internet_20_link" text:visited-style-name="Visited_20_Internet_20_Link"><text:span text:style-name="Strong_20_Emphasis">PEP 302</text:span></text:a> para detalles y <text:a xlink:type="simple" xlink:href="https://docs.python.org/es/3.7/library/importlib.html#importlib.abc.Loader" text:style-name="Internet_20_link" text:visited-style-name="Visited_20_Internet_20_Link"><text:span text:style-name="Source_20_Text">importlib.abc.Loader</text:span></text:a> para una <text:a xlink:type="simple" xlink:href="https://docs.python.org/es/3.7/glossary.html#term-abstract-base-class" text:style-name="Internet_20_link" text:visited-style-name="Visited_20_Internet_20_Link">abstract base class</text:a>.</text:p>
      <text:p text:style-name="List_20_Heading"><text:bookmark text:name="term-magic-method"/>método mágico</text:p>
      <text:p text:style-name="List_20_Contents"><text:bookmark text:name="index-23"/>Una manera informal de llamar a un <text:a xlink:type="simple" xlink:href="https://docs.python.org/es/3.7/glossary.html#term-special-method" text:style-name="Internet_20_link" text:visited-style-name="Visited_20_Internet_20_Link">special method</text:a>.</text:p>
      <text:p text:style-name="List_20_Heading"><text:bookmark text:name="term-mapping"/>mapeado</text:p>
      <text:p text:style-name="List_20_Contents">Un objeto contenedor que permite recupero de claves arbitrarias y que implementa los métodos especificados en la <text:a xlink:type="simple" xlink:href="https://docs.python.org/es/3.7/library/collections.abc.html#collections.abc.Mapping" text:style-name="Internet_20_link" text:visited-style-name="Visited_20_Internet_20_Link"><text:span text:style-name="Source_20_Text">Mapping</text:span></text:a> o <text:a xlink:type="simple" xlink:href="https://docs.python.org/es/3.7/library/collections.abc.html#collections.abc.MutableMapping" text:style-name="Internet_20_link" text:visited-style-name="Visited_20_Internet_20_Link"><text:span text:style-name="Source_20_Text">MutableMapping</text:span></text:a> <text:a xlink:type="simple" xlink:href="https://docs.python.org/es/3.7/library/collections.abc.html#collections-abstract-base-classes" text:style-name="Internet_20_link" text:visited-style-name="Visited_20_Internet_20_Link">abstract base classes</text:a>. Por ejemplo, <text:a xlink:type="simple" xlink:href="https://docs.python.org/es/3.7/library/stdtypes.html#dict" text:style-name="Internet_20_link" text:visited-style-name="Visited_20_Internet_20_Link"><text:span text:style-name="Source_20_Text">dict</text:span></text:a>, <text:a xlink:type="simple" xlink:href="https://docs.python.org/es/3.7/library/collections.html#collections.defaultdict" text:style-name="Internet_20_link" text:visited-style-name="Visited_20_Internet_20_Link"><text:span text:style-name="Source_20_Text">collections.defaultdict</text:span></text:a>, <text:a xlink:type="simple" xlink:href="https://docs.python.org/es/3.7/library/collections.html#collections.OrderedDict" text:style-name="Internet_20_link" text:visited-style-name="Visited_20_Internet_20_Link"><text:span text:style-name="Source_20_Text">collections.OrderedDict</text:span></text:a> y <text:a xlink:type="simple" xlink:href="https://docs.python.org/es/3.7/library/collections.html#collections.Counter" text:style-name="Internet_20_link" text:visited-style-name="Visited_20_Internet_20_Link"><text:span text:style-name="Source_20_Text">collections.Counter</text:span></text:a>.</text:p>
      <text:p text:style-name="List_20_Heading"><text:bookmark text:name="term-meta-path-finder"/>meta buscadores de ruta</text:p>
      <text:p text:style-name="List_20_Contents">Un <text:a xlink:type="simple" xlink:href="https://docs.python.org/es/3.7/glossary.html#term-finder" text:style-name="Internet_20_link" text:visited-style-name="Visited_20_Internet_20_Link">finder</text:a> retornado por una búsqueda de <text:a xlink:type="simple" xlink:href="https://docs.python.org/es/3.7/library/sys.html#sys.meta_path" text:style-name="Internet_20_link" text:visited-style-name="Visited_20_Internet_20_Link"><text:span text:style-name="Source_20_Text">sys.meta_path</text:span></text:a>. Los meta buscadores de ruta están relacionados a <text:a xlink:type="simple" xlink:href="https://docs.python.org/es/3.7/glossary.html#term-path-entry-finder" text:style-name="Internet_20_link" text:visited-style-name="Visited_20_Internet_20_Link">buscadores de entradas de rutas</text:a>, pero son algo diferente.</text:p>
      <text:p text:style-name="List_20_Contents">Vea en <text:a xlink:type="simple" xlink:href="https://docs.python.org/es/3.7/library/importlib.html#importlib.abc.MetaPathFinder" text:style-name="Internet_20_link" text:visited-style-name="Visited_20_Internet_20_Link"><text:span text:style-name="Source_20_Text">importlib.abc.MetaPathFinder</text:span></text:a> los métodos que los meta buscadores de ruta implementan.</text:p>
      <text:p text:style-name="List_20_Heading"><text:bookmark text:name="term-metaclass"/>metaclase</text:p>
      <text:p text:style-name="List_20_Contents">La clase de una clase. Las definiciones de clases crean nombres de clase, un diccionario de clase, y una lista de clases base. Las metaclases son responsables de tomar estos tres argumentos y crear la clase. La mayoría de los objetos de un lenguaje de programación orientado a objetos provienen de una implementación por defecto. Lo que hace a Python especial que es posible crear metaclases a medida. La mayoría de los usuario nunca necesitarán esta herramienta, pero cuando la necesidad surge, las metaclases pueden brindar soluciones poderosas y elegantes. Han sido usadas para loggear acceso de atributos, agregar seguridad a hilos, rastrear la creación de objetos, implementar singletons, y muchas otras tareas.</text:p>
      <text:p text:style-name="List_20_Contents">Más información hallará en <text:a xlink:type="simple" xlink:href="https://docs.python.org/es/3.7/reference/datamodel.html#metaclasses" text:style-name="Internet_20_link" text:visited-style-name="Visited_20_Internet_20_Link">Metaclasses</text:a>.</text:p>
      <text:p text:style-name="List_20_Heading"><text:bookmark text:name="term-method"/>método</text:p>
      <text:p text:style-name="List_20_Contents"><text:soft-page-break/>Una función que es definida dentro del cuerpo de una clase. Si es llamada como un atributo de una instancia de otra clase, el método tomará el objeto instanciado como su primer <text:a xlink:type="simple" xlink:href="https://docs.python.org/es/3.7/glossary.html#term-argument" text:style-name="Internet_20_link" text:visited-style-name="Visited_20_Internet_20_Link">argument</text:a> (el cual es usualmente denominado <text:span text:style-name="Citation">self</text:span>). Vea <text:a xlink:type="simple" xlink:href="https://docs.python.org/es/3.7/glossary.html#term-function" text:style-name="Internet_20_link" text:visited-style-name="Visited_20_Internet_20_Link">function</text:a> y <text:a xlink:type="simple" xlink:href="https://docs.python.org/es/3.7/glossary.html#term-nested-scope" text:style-name="Internet_20_link" text:visited-style-name="Visited_20_Internet_20_Link">nested scope</text:a>.</text:p>
      <text:p text:style-name="List_20_Heading"><text:bookmark text:name="term-method-resolution-order"/>orden de resolución de métodos</text:p>
      <text:p text:style-name="List_20_Contents">Orden de resolución de métodos es el orden en el cual una clase base es buscada por un miembro durante la búsqueda. Mire en <text:a xlink:type="simple" xlink:href="https://www.python.org/download/releases/2.3/mro/" text:style-name="Internet_20_link" text:visited-style-name="Visited_20_Internet_20_Link">The Python 2.3 Method Resolution Order</text:a> los detalles del algoritmo usado por el intérprete Python desde la versión 2.3.</text:p>
      <text:p text:style-name="List_20_Heading"><text:bookmark text:name="term-module"/>módulo</text:p>
      <text:p text:style-name="List_20_Contents">Un objeto que sirve como unidad de organización del código Python. Los módulos tienen espacios de nombres conteniendo objetos Python arbitrarios. Los módulos son cargados en Python por el proceso de <text:a xlink:type="simple" xlink:href="https://docs.python.org/es/3.7/glossary.html#term-importing" text:style-name="Internet_20_link" text:visited-style-name="Visited_20_Internet_20_Link">importing</text:a>.</text:p>
      <text:p text:style-name="List_20_Contents">Vea también <text:a xlink:type="simple" xlink:href="https://docs.python.org/es/3.7/glossary.html#term-package" text:style-name="Internet_20_link" text:visited-style-name="Visited_20_Internet_20_Link">package</text:a>.</text:p>
      <text:p text:style-name="List_20_Heading"><text:bookmark text:name="term-module-spec"/>especificador de módulo</text:p>
      <text:p text:style-name="List_20_Contents">Un espacio de nombres que contiene la información relacionada a la importación usada al leer un módulo. Una instancia de <text:a xlink:type="simple" xlink:href="https://docs.python.org/es/3.7/library/importlib.html#importlib.machinery.ModuleSpec" text:style-name="Internet_20_link" text:visited-style-name="Visited_20_Internet_20_Link"><text:span text:style-name="Source_20_Text">importlib.machinery.ModuleSpec</text:span></text:a>.</text:p>
      <text:p text:style-name="List_20_Heading"><text:bookmark text:name="term-mro"/>MRO</text:p>
      <text:p text:style-name="List_20_Contents">Vea <text:a xlink:type="simple" xlink:href="https://docs.python.org/es/3.7/glossary.html#term-method-resolution-order" text:style-name="Internet_20_link" text:visited-style-name="Visited_20_Internet_20_Link">method resolution order</text:a>.</text:p>
      <text:p text:style-name="List_20_Heading"><text:bookmark text:name="term-mutable"/>mutable</text:p>
      <text:p text:style-name="List_20_Contents">Los objetos mutables pueden cambiar su valor pero mantener su <text:a xlink:type="simple" xlink:href="https://docs.python.org/es/3.7/library/functions.html#id" text:style-name="Internet_20_link" text:visited-style-name="Visited_20_Internet_20_Link"><text:span text:style-name="Source_20_Text">id()</text:span></text:a>. Vea también <text:a xlink:type="simple" xlink:href="https://docs.python.org/es/3.7/glossary.html#term-immutable" text:style-name="Internet_20_link" text:visited-style-name="Visited_20_Internet_20_Link">immutable</text:a>.</text:p>
      <text:p text:style-name="List_20_Heading"><text:bookmark text:name="term-named-tuple"/>tupla nombrada</text:p>
      <text:p text:style-name="List_20_Contents">El termino «tupla nombrada» aplica a cualquier tipo o clase que hereda de tupla y cuyos elementos indexables son también accesibles por medio de atributos con nombre. Asimismo, dicho tipo o clase tal vez tenga funcionalidad adicional</text:p>
      <text:p text:style-name="List_20_Contents">Varios tipos built-in son tuplas nombradas, incluyendo los valores retornados por <text:a xlink:type="simple" xlink:href="https://docs.python.org/es/3.7/library/time.html#time.localtime" text:style-name="Internet_20_link" text:visited-style-name="Visited_20_Internet_20_Link"><text:span text:style-name="Source_20_Text">time.localtime()</text:span></text:a> y <text:a xlink:type="simple" xlink:href="https://docs.python.org/es/3.7/library/os.html#os.stat" text:style-name="Internet_20_link" text:visited-style-name="Visited_20_Internet_20_Link"><text:span text:style-name="Source_20_Text">os.stat()</text:span></text:a>. Otro ejemplo es <text:a xlink:type="simple" xlink:href="https://docs.python.org/es/3.7/library/sys.html#sys.float_info" text:style-name="Internet_20_link" text:visited-style-name="Visited_20_Internet_20_Link"><text:span text:style-name="Source_20_Text">sys.float_info</text:span></text:a>:</text:p>
      <text:p text:style-name="Source_20_Code">&gt;&gt;&gt; sys.float_info[1] <text:s text:c="18"/># indexed access</text:p>
      <text:p text:style-name="Source_20_Code">1024</text:p>
      <text:p text:style-name="Source_20_Code">&gt;&gt;&gt; sys.float_info.max_exp <text:s text:c="13"/># named field access</text:p>
      <text:p text:style-name="Source_20_Code">1024</text:p>
      <text:p text:style-name="Source_20_Code">&gt;&gt;&gt; isinstance(sys.float_info, tuple) <text:s text:c="2"/># kind of tuple</text:p>
      <text:p text:style-name="Source_20_Code">True</text:p>
      <text:p text:style-name="List_20_Contents">Algunas tuplas con nombre son de tipos built-in, como los ejemplos anteriores. Pero también es posible crear una a partir de una definicion de clases normal heredando de <text:a xlink:type="simple" xlink:href="https://docs.python.org/es/3.7/library/stdtypes.html#tuple" text:style-name="Internet_20_link" text:visited-style-name="Visited_20_Internet_20_Link"><text:span text:style-name="Source_20_Text">tuple</text:span></text:a> y definiendo los campos nombrados. Dicha clase puede ser desarrollada puntualmente y a mano o puede ser creada a partir de la función fabrica <text:soft-page-break/><text:a xlink:type="simple" xlink:href="https://docs.python.org/es/3.7/library/collections.html#collections.namedtuple" text:style-name="Internet_20_link" text:visited-style-name="Visited_20_Internet_20_Link"><text:span text:style-name="Source_20_Text">collections.namedtuple()</text:span></text:a><text:span text:style-name="Source_20_Text"> </text:span>Que simplifica la creacion de estas clases y agrega métodos adicionales comunes que tal vez no se encuentren en tuplas nombradas creadas ad-hoc.</text:p>
      <text:p text:style-name="List_20_Heading"><text:bookmark text:name="term-namespace"/>espacio de nombres</text:p>
      <text:p text:style-name="List_20_Contents">El lugar donde la variable es almacenada. Los espacios de nombres son implementados como diccionarios. Hay espacio de nombre local, global, e incorporado así como espacios de nombres anidados en objetos (en métodos). Los espacios de nombres soportan modularidad previniendo conflictos de nombramiento. Por ejemplo, las funciones <text:a xlink:type="simple" xlink:href="https://docs.python.org/es/3.7/library/functions.html#open" text:style-name="Internet_20_link" text:visited-style-name="Visited_20_Internet_20_Link"><text:span text:style-name="Source_20_Text">builtins.open</text:span></text:a> y <text:a xlink:type="simple" xlink:href="https://docs.python.org/es/3.7/library/os.html#os.open" text:style-name="Internet_20_link" text:visited-style-name="Visited_20_Internet_20_Link"><text:span text:style-name="Source_20_Text">os.open()</text:span></text:a> se distinguen por su espacio de nombres. Los espacios de nombres también ayuda a la legibilidad y mantenibilidad dejando claro qué módulo implementa una función. Por ejemplo, escribiendo <text:a xlink:type="simple" xlink:href="https://docs.python.org/es/3.7/library/random.html#random.seed" text:style-name="Internet_20_link" text:visited-style-name="Visited_20_Internet_20_Link"><text:span text:style-name="Source_20_Text">random.seed()</text:span></text:a> o <text:a xlink:type="simple" xlink:href="https://docs.python.org/es/3.7/library/itertools.html#itertools.islice" text:style-name="Internet_20_link" text:visited-style-name="Visited_20_Internet_20_Link"><text:span text:style-name="Source_20_Text">itertools.islice()</text:span></text:a> queda claro que éstas funciones están implementadas en los módulos <text:a xlink:type="simple" xlink:href="https://docs.python.org/es/3.7/library/random.html#module-random" text:style-name="Internet_20_link" text:visited-style-name="Visited_20_Internet_20_Link"><text:span text:style-name="Source_20_Text">random</text:span></text:a> y <text:a xlink:type="simple" xlink:href="https://docs.python.org/es/3.7/library/itertools.html#module-itertools" text:style-name="Internet_20_link" text:visited-style-name="Visited_20_Internet_20_Link"><text:span text:style-name="Source_20_Text">itertools</text:span></text:a>, respectivamente.</text:p>
      <text:p text:style-name="List_20_Heading"><text:bookmark text:name="term-namespace-package"/>paquete de espacios de nombres</text:p>
      <text:p text:style-name="List_20_Contents">Un <text:bookmark text:name="index-86"/><text:a xlink:type="simple" xlink:href="https://www.python.org/dev/peps/pep-0420" text:style-name="Internet_20_link" text:visited-style-name="Visited_20_Internet_20_Link"><text:span text:style-name="Strong_20_Emphasis">PEP 420</text:span></text:a> <text:a xlink:type="simple" xlink:href="https://docs.python.org/es/3.7/glossary.html#term-package" text:style-name="Internet_20_link" text:visited-style-name="Visited_20_Internet_20_Link">package</text:a> que sirve sólo para contener subpaquetes. Los paquetes de espacios de nombres pueden no tener representación física, y específicamente se diferencian de los <text:a xlink:type="simple" xlink:href="https://docs.python.org/es/3.7/glossary.html#term-regular-package" text:style-name="Internet_20_link" text:visited-style-name="Visited_20_Internet_20_Link">regular package</text:a> porque no tienen un archivo <text:span text:style-name="Source_20_Text">__init__.py</text:span>.</text:p>
      <text:p text:style-name="List_20_Contents">Vea también <text:a xlink:type="simple" xlink:href="https://docs.python.org/es/3.7/glossary.html#term-module" text:style-name="Internet_20_link" text:visited-style-name="Visited_20_Internet_20_Link">module</text:a>.</text:p>
      <text:p text:style-name="List_20_Heading"><text:bookmark text:name="term-nested-scope"/>alcances anidados</text:p>
      <text:p text:style-name="List_20_Contents">La habilidad de referirse a una variable dentro de una definición encerrada. Por ejemplo, una función definida dentro de otra función puede referir a variables en la función externa. Note que los alcances anidados por defecto sólo funcionan para referencia y no para asignación. Las variables locales leen y escriben sólo en el alcance más interno. De manera semejante, las variables globales pueden leer y escribir en el espacio de nombres global. Con <text:a xlink:type="simple" xlink:href="https://docs.python.org/es/3.7/reference/simple_stmts.html#nonlocal" text:style-name="Internet_20_link" text:visited-style-name="Visited_20_Internet_20_Link"><text:span text:style-name="Source_20_Text">nonlocal</text:span></text:a> se puede escribir en alcances exteriores.</text:p>
      <text:p text:style-name="List_20_Heading"><text:bookmark text:name="term-new-style-class"/>clase de nuevo estilo</text:p>
      <text:p text:style-name="List_20_Contents">Vieja denominación usada para el estilo de clases ahora empleado en todos los objetos de clase. En versiones más tempranas de Python, sólo las nuevas clases podían usar capacidades nuevas y versátiles de Python como <text:a xlink:type="simple" xlink:href="https://docs.python.org/es/3.7/reference/datamodel.html#object.__slots__" text:style-name="Internet_20_link" text:visited-style-name="Visited_20_Internet_20_Link"><text:span text:style-name="Source_20_Text">__slots__</text:span></text:a>, descriptores, propiedades, <text:a xlink:type="simple" xlink:href="https://docs.python.org/es/3.7/reference/datamodel.html#object.__getattribute__" text:style-name="Internet_20_link" text:visited-style-name="Visited_20_Internet_20_Link"><text:span text:style-name="Source_20_Text">__getattribute__()</text:span></text:a>, métodos de clase y métodos estáticos.</text:p>
      <text:p text:style-name="List_20_Heading"><text:bookmark text:name="term-object"/>objeto</text:p>
      <text:p text:style-name="List_20_Contents">Cualquier dato con estado (atributo o valor) y comportamiento definido (métodos). También es la más básica clase base para cualquier <text:a xlink:type="simple" xlink:href="https://docs.python.org/es/3.7/glossary.html#term-new-style-class" text:style-name="Internet_20_link" text:visited-style-name="Visited_20_Internet_20_Link">new-style class</text:a>.</text:p>
      <text:p text:style-name="List_20_Heading"><text:bookmark text:name="term-package"/>paquete</text:p>
      <text:p text:style-name="List_20_Contents">Un <text:a xlink:type="simple" xlink:href="https://docs.python.org/es/3.7/glossary.html#term-module" text:style-name="Internet_20_link" text:visited-style-name="Visited_20_Internet_20_Link">module</text:a> Python que puede contener submódulos o recursivamente, subpaquetes. Técnicamente, un paquete es un módulo Python con un atributo <text:span text:style-name="Source_20_Text">__path__</text:span>.</text:p>
      <text:p text:style-name="List_20_Contents"><text:soft-page-break/>Vea también <text:a xlink:type="simple" xlink:href="https://docs.python.org/es/3.7/glossary.html#term-regular-package" text:style-name="Internet_20_link" text:visited-style-name="Visited_20_Internet_20_Link">regular package</text:a> y <text:a xlink:type="simple" xlink:href="https://docs.python.org/es/3.7/glossary.html#term-namespace-package" text:style-name="Internet_20_link" text:visited-style-name="Visited_20_Internet_20_Link">namespace package</text:a>.</text:p>
      <text:p text:style-name="List_20_Heading"><text:bookmark text:name="term-parameter"/>parámetro</text:p>
      <text:p text:style-name="List_20_Contents">Una entidad nombrada en una definición de una <text:a xlink:type="simple" xlink:href="https://docs.python.org/es/3.7/glossary.html#term-function" text:style-name="Internet_20_link" text:visited-style-name="Visited_20_Internet_20_Link">function</text:a> (o método) que especifica un <text:a xlink:type="simple" xlink:href="https://docs.python.org/es/3.7/glossary.html#term-argument" text:style-name="Internet_20_link" text:visited-style-name="Visited_20_Internet_20_Link">argument</text:a> (o en algunos casos, varios argumentos) que la función puede aceptar. Existen cinco tipos de argumentos:</text:p>
      <text:list xml:id="list1393526167" text:style-name="L9">
        <text:list-item>
          <text:p text:style-name="P29"><text:span text:style-name="Emphasis">posicional o nombrado</text:span>: especifica un argumento que puede ser pasado tanto como <text:a xlink:type="simple" xlink:href="https://docs.python.org/es/3.7/glossary.html#term-argument" text:style-name="Internet_20_link" text:visited-style-name="Visited_20_Internet_20_Link">posicional</text:a> o como <text:a xlink:type="simple" xlink:href="https://docs.python.org/es/3.7/glossary.html#term-argument" text:style-name="Internet_20_link" text:visited-style-name="Visited_20_Internet_20_Link">nombrado</text:a>. Este es el tipo por defecto de parámetro, como <text:span text:style-name="Emphasis">foo</text:span> y <text:span text:style-name="Emphasis">bar</text:span> en el siguiente ejemplo:</text:p>
          <text:p text:style-name="P32">def func(foo, bar=None): ...</text:p>
        </text:list-item>
      </text:list>
      <text:list xml:id="list1606505199" text:style-name="L10">
        <text:list-item>
          <text:p text:style-name="P30"><text:bookmark text:name="positional-only-parameter"/><text:span text:style-name="Emphasis">sólo posicional</text:span>: especifica un argumento que puede ser pasado sólo por posición. Python no tiene una sintaxis específica para los parámetros que son sólo por posición. Sin embargo, algunas funciones tienen parámetros sólo por posición (por ejemplo <text:a xlink:type="simple" xlink:href="https://docs.python.org/es/3.7/library/functions.html#abs" text:style-name="Internet_20_link" text:visited-style-name="Visited_20_Internet_20_Link"><text:span text:style-name="Source_20_Text">abs()</text:span></text:a>).</text:p>
        </text:list-item>
      </text:list>
      <text:list xml:id="list2344558123" text:style-name="L11">
        <text:list-item>
          <text:p text:style-name="P31"><text:bookmark text:name="keyword-only-parameter"/><text:span text:style-name="Emphasis">sólo nombrado</text:span>: especifica un argumento que sólo puede ser pasado por nombre. Los parámetros sólo por nombre pueden ser definidos incluyendo un parámetro posicional de una sola variable o un mero <text:span text:style-name="Source_20_Text">*`</text:span> antes de ellos en la lista de parámetros en la definición de la función, como <text:span text:style-name="Emphasis">kw_only1</text:span> y <text:span text:style-name="Emphasis">kw_only2</text:span> en el ejemplo siguiente:</text:p>
          <text:p text:style-name="P33">def func(arg, *, kw_only1, kw_only2): ...</text:p>
        </text:list-item>
        <text:list-item>
          <text:p text:style-name="P31"><text:span text:style-name="Emphasis">variable posicional</text:span>: especifica una secuencia arbitraria de argumentos posicionales que pueden ser brindados (además de cualquier argumento posicional aceptado por otros parámetros). Este parámetro puede ser definido anteponiendo al nombre del parámetro <text:span text:style-name="Source_20_Text">*</text:span>, como a <text:span text:style-name="Emphasis">args</text:span> en el siguiente ejemplo:</text:p>
          <text:p text:style-name="P33">def func(*args, **kwargs): ...</text:p>
        </text:list-item>
        <text:list-item>
          <text:p text:style-name="P31"><text:span text:style-name="Emphasis">variable nombrado</text:span>: especifica que arbitrariamente muchos argumentos nombrados pueden ser brindados (además de cualquier argumento nombrado ya aceptado por cualquier otro parámetro). Este parámetro puede ser definido anteponiendo al nombre del parámetro con <text:span text:style-name="Source_20_Text">**</text:span>, como <text:span text:style-name="Emphasis">kwargs</text:span> en el ejemplo más arriba.</text:p>
        </text:list-item>
      </text:list>
      <text:p text:style-name="List_20_Contents">Los parámetros puede especificar tanto argumentos opcionales como requeridos, así como valores por defecto para algunos argumentos opcionales.</text:p>
      <text:p text:style-name="List_20_Contents">Vea también el glosario de <text:a xlink:type="simple" xlink:href="https://docs.python.org/es/3.7/glossary.html#term-argument" text:style-name="Internet_20_link" text:visited-style-name="Visited_20_Internet_20_Link">argument</text:a>, la pregunta respondida en <text:a xlink:type="simple" xlink:href="https://docs.python.org/es/3.7/faq/programming.html#faq-argument-vs-parameter" text:style-name="Internet_20_link" text:visited-style-name="Visited_20_Internet_20_Link">la diferencia entre argumentos y parámetros</text:a>, la clase <text:a xlink:type="simple" xlink:href="https://docs.python.org/es/3.7/library/inspect.html#inspect.Parameter" text:style-name="Internet_20_link" text:visited-style-name="Visited_20_Internet_20_Link"><text:span text:style-name="Source_20_Text">inspect.Parameter</text:span></text:a>, la sección <text:a xlink:type="simple" xlink:href="https://docs.python.org/es/3.7/reference/compound_stmts.html#function" text:style-name="Internet_20_link" text:visited-style-name="Visited_20_Internet_20_Link">Function definitions</text:a> , y <text:bookmark text:name="index-87"/><text:a xlink:type="simple" xlink:href="https://www.python.org/dev/peps/pep-0362" text:style-name="Internet_20_link" text:visited-style-name="Visited_20_Internet_20_Link"><text:span text:style-name="Strong_20_Emphasis">PEP 362</text:span></text:a>.</text:p>
      <text:p text:style-name="List_20_Heading"><text:bookmark text:name="term-path-entry"/>entrada de ruta</text:p>
      <text:p text:style-name="List_20_Contents">Una ubicación única en el <text:a xlink:type="simple" xlink:href="https://docs.python.org/es/3.7/glossary.html#term-import-path" text:style-name="Internet_20_link" text:visited-style-name="Visited_20_Internet_20_Link">import path</text:a> que el <text:a xlink:type="simple" xlink:href="https://docs.python.org/es/3.7/glossary.html#term-path-based-finder" text:style-name="Internet_20_link" text:visited-style-name="Visited_20_Internet_20_Link">path based finder</text:a> consulta para encontrar los módulos a importar.</text:p>
      <text:p text:style-name="List_20_Heading"><text:bookmark text:name="term-path-entry-finder"/>buscador de entradas de ruta</text:p>
      <text:p text:style-name="List_20_Contents"><text:soft-page-break/>Un <text:a xlink:type="simple" xlink:href="https://docs.python.org/es/3.7/glossary.html#term-finder" text:style-name="Internet_20_link" text:visited-style-name="Visited_20_Internet_20_Link">finder</text:a> retornado por un invocable en <text:a xlink:type="simple" xlink:href="https://docs.python.org/es/3.7/library/sys.html#sys.path_hooks" text:style-name="Internet_20_link" text:visited-style-name="Visited_20_Internet_20_Link"><text:span text:style-name="Source_20_Text">sys.path_hooks</text:span></text:a> (esto es, un <text:a xlink:type="simple" xlink:href="https://docs.python.org/es/3.7/glossary.html#term-path-entry-hook" text:style-name="Internet_20_link" text:visited-style-name="Visited_20_Internet_20_Link">path entry hook</text:a>) que sabe cómo localizar módulos dada una <text:a xlink:type="simple" xlink:href="https://docs.python.org/es/3.7/glossary.html#term-path-entry" text:style-name="Internet_20_link" text:visited-style-name="Visited_20_Internet_20_Link">path entry</text:a>.</text:p>
      <text:p text:style-name="List_20_Contents">Vea en <text:a xlink:type="simple" xlink:href="https://docs.python.org/es/3.7/library/importlib.html#importlib.abc.PathEntryFinder" text:style-name="Internet_20_link" text:visited-style-name="Visited_20_Internet_20_Link"><text:span text:style-name="Source_20_Text">importlib.abc.PathEntryFinder</text:span></text:a> los métodos que los buscadores de entradas de paths implementan.</text:p>
      <text:p text:style-name="List_20_Heading"><text:bookmark text:name="term-path-entry-hook"/>gancho a entrada de ruta</text:p>
      <text:p text:style-name="List_20_Contents">Un invocable en la lista <text:span text:style-name="Source_20_Text">sys.path_hook</text:span> que retorna un <text:a xlink:type="simple" xlink:href="https://docs.python.org/es/3.7/glossary.html#term-path-entry-finder" text:style-name="Internet_20_link" text:visited-style-name="Visited_20_Internet_20_Link">path entry finder</text:a> si éste sabe cómo encontrar módulos en un <text:a xlink:type="simple" xlink:href="https://docs.python.org/es/3.7/glossary.html#term-path-entry" text:style-name="Internet_20_link" text:visited-style-name="Visited_20_Internet_20_Link">path entry</text:a> específico.</text:p>
      <text:p text:style-name="List_20_Heading"><text:bookmark text:name="term-path-based-finder"/>buscador basado en ruta</text:p>
      <text:p text:style-name="List_20_Contents">Uno de los <text:a xlink:type="simple" xlink:href="https://docs.python.org/es/3.7/glossary.html#term-meta-path-finder" text:style-name="Internet_20_link" text:visited-style-name="Visited_20_Internet_20_Link">meta buscadores de ruta</text:a> por defecto que busca un <text:a xlink:type="simple" xlink:href="https://docs.python.org/es/3.7/glossary.html#term-import-path" text:style-name="Internet_20_link" text:visited-style-name="Visited_20_Internet_20_Link">import path</text:a> para los módulos.</text:p>
      <text:p text:style-name="List_20_Heading"><text:bookmark text:name="term-path-like-object"/>objeto tipo ruta</text:p>
      <text:p text:style-name="List_20_Contents">Un objeto que representa una ruta del sistema de archivos. Un objeto tipo ruta puede ser tanto una <text:a xlink:type="simple" xlink:href="https://docs.python.org/es/3.7/library/stdtypes.html#str" text:style-name="Internet_20_link" text:visited-style-name="Visited_20_Internet_20_Link"><text:span text:style-name="Source_20_Text">str</text:span></text:a> como un <text:a xlink:type="simple" xlink:href="https://docs.python.org/es/3.7/library/stdtypes.html#bytes" text:style-name="Internet_20_link" text:visited-style-name="Visited_20_Internet_20_Link"><text:span text:style-name="Source_20_Text">bytes</text:span></text:a> representando una ruta, o un objeto que implementa el protocolo <text:a xlink:type="simple" xlink:href="https://docs.python.org/es/3.7/library/os.html#os.PathLike" text:style-name="Internet_20_link" text:visited-style-name="Visited_20_Internet_20_Link"><text:span text:style-name="Source_20_Text">os.PathLike</text:span></text:a>. Un objeto que soporta el protocolo <text:a xlink:type="simple" xlink:href="https://docs.python.org/es/3.7/library/os.html#os.PathLike" text:style-name="Internet_20_link" text:visited-style-name="Visited_20_Internet_20_Link"><text:span text:style-name="Source_20_Text">os.PathLike</text:span></text:a> puede ser convertido a ruta del sistema de archivo de clase <text:a xlink:type="simple" xlink:href="https://docs.python.org/es/3.7/library/stdtypes.html#str" text:style-name="Internet_20_link" text:visited-style-name="Visited_20_Internet_20_Link"><text:span text:style-name="Source_20_Text">str</text:span></text:a> o <text:a xlink:type="simple" xlink:href="https://docs.python.org/es/3.7/library/stdtypes.html#bytes" text:style-name="Internet_20_link" text:visited-style-name="Visited_20_Internet_20_Link"><text:span text:style-name="Source_20_Text">bytes</text:span></text:a> usando la función <text:a xlink:type="simple" xlink:href="https://docs.python.org/es/3.7/library/os.html#os.fspath" text:style-name="Internet_20_link" text:visited-style-name="Visited_20_Internet_20_Link"><text:span text:style-name="Source_20_Text">os.fspath()</text:span></text:a>; <text:a xlink:type="simple" xlink:href="https://docs.python.org/es/3.7/library/os.html#os.fsdecode" text:style-name="Internet_20_link" text:visited-style-name="Visited_20_Internet_20_Link"><text:span text:style-name="Source_20_Text">os.fsdecode()</text:span></text:a> <text:a xlink:type="simple" xlink:href="https://docs.python.org/es/3.7/library/os.html#os.fsencode" text:style-name="Internet_20_link" text:visited-style-name="Visited_20_Internet_20_Link"><text:span text:style-name="Source_20_Text">os.fsencode()</text:span></text:a> pueden emplearse para garantizar que retorne respectivamente <text:a xlink:type="simple" xlink:href="https://docs.python.org/es/3.7/library/stdtypes.html#str" text:style-name="Internet_20_link" text:visited-style-name="Visited_20_Internet_20_Link"><text:span text:style-name="Source_20_Text">str</text:span></text:a> o <text:a xlink:type="simple" xlink:href="https://docs.python.org/es/3.7/library/stdtypes.html#bytes" text:style-name="Internet_20_link" text:visited-style-name="Visited_20_Internet_20_Link"><text:span text:style-name="Source_20_Text">bytes</text:span></text:a>. Introducido por <text:bookmark text:name="index-88"/><text:a xlink:type="simple" xlink:href="https://www.python.org/dev/peps/pep-0519" text:style-name="Internet_20_link" text:visited-style-name="Visited_20_Internet_20_Link"><text:span text:style-name="Strong_20_Emphasis">PEP 519</text:span></text:a>.</text:p>
      <text:p text:style-name="List_20_Heading"><text:bookmark text:name="term-pep"/>PEP</text:p>
      <text:p text:style-name="List_20_Contents">Propuesta de mejora de Python, del inglés «Python Enhancement Proposal». Un PEP es un documento de diseño que brinda información a la comunidad Python, o describe una nueva capacidad para Python, sus procesos o entorno. Los PEPs deberían dar una especificación técnica concisa y una fundamentación para las capacidades propuestas.</text:p>
      <text:p text:style-name="List_20_Contents">Los PEPs tienen como propósito ser los mecanismos primarios para proponer nuevas y mayores capacidad, para recoger la opinión de la comunidad sobre un tema, y para documentar las decisiones de diseño que se han hecho en Python. El autor del PEP es el responsable de lograr consenso con la comunidad y documentar las opiniones disidentes.</text:p>
      <text:p text:style-name="List_20_Contents">Vea <text:bookmark text:name="index-89"/><text:a xlink:type="simple" xlink:href="https://www.python.org/dev/peps/pep-0001" text:style-name="Internet_20_link" text:visited-style-name="Visited_20_Internet_20_Link"><text:span text:style-name="Strong_20_Emphasis">PEP 1</text:span></text:a>.</text:p>
      <text:p text:style-name="List_20_Heading"><text:bookmark text:name="term-portion"/>porción</text:p>
      <text:p text:style-name="List_20_Contents">Un conjunto de archivos en un único directorio (posiblemente guardo en un archivo comprimido zip) que contribuye a un espacio de nombres de paquete, como está definido en <text:bookmark text:name="index-90"/><text:a xlink:type="simple" xlink:href="https://www.python.org/dev/peps/pep-0420" text:style-name="Internet_20_link" text:visited-style-name="Visited_20_Internet_20_Link"><text:span text:style-name="Strong_20_Emphasis">PEP 420</text:span></text:a>.</text:p>
      <text:p text:style-name="List_20_Heading"><text:bookmark text:name="term-positional-argument"/>argumento posicional</text:p>
      <text:p text:style-name="List_20_Contents">Vea <text:a xlink:type="simple" xlink:href="https://docs.python.org/es/3.7/glossary.html#term-argument" text:style-name="Internet_20_link" text:visited-style-name="Visited_20_Internet_20_Link">argument</text:a>.</text:p>
      <text:p text:style-name="List_20_Heading"><text:bookmark text:name="term-provisional-api"/>API provisoria</text:p>
      <text:p text:style-name="List_20_Contents">Una API provisoria es aquella que deliberadamente fue excluida de las garantías de compatibilidad hacia atrás de la biblioteca estándar. Aunque no se esperan cambios <text:soft-page-break/>fundamentales en dichas interfaces, como están marcadas como provisionales, los cambios incompatibles hacia atrás (incluso remover la misma interfaz) podrían ocurrir si los desarrolladores principales lo estiman. Estos cambios no se hacen gratuitamente – solo ocurrirán si fallas fundamentales y serias son descubiertas que no fueron vistas antes de la inclusión de la API.</text:p>
      <text:p text:style-name="List_20_Contents">Incluso para APIs provisorias, los cambios incompatibles hacia atrás son vistos como una «solución de último recurso» - se intentará todo para encontrar una solución compatible hacia atrás para los problemas identificados.</text:p>
      <text:p text:style-name="List_20_Contents">Este proceso permite que la biblioteca estándar continúe evolucionando con el tiempo, sin bloquearse por errores de diseño problemáticos por períodos extensos de tiempo. Vea :pep`241` para más detalles.</text:p>
      <text:p text:style-name="List_20_Heading"><text:bookmark text:name="term-provisional-package"/>paquete provisorio</text:p>
      <text:p text:style-name="List_20_Contents">Vea <text:a xlink:type="simple" xlink:href="https://docs.python.org/es/3.7/glossary.html#term-provisional-api" text:style-name="Internet_20_link" text:visited-style-name="Visited_20_Internet_20_Link">provisional API</text:a>.</text:p>
      <text:p text:style-name="List_20_Heading"><text:bookmark text:name="term-python-3000"/>Python 3000</text:p>
      <text:p text:style-name="List_20_Contents">Apodo para la fecha de lanzamiento de Python 3.x (acuñada en un tiempo cuando llegar a la versión 3 era algo distante en el futuro.) También se lo abrevió como «Py3k».</text:p>
      <text:p text:style-name="List_20_Heading"><text:bookmark text:name="term-pythonic"/>Pythónico</text:p>
      <text:p text:style-name="List_20_Contents">Una idea o pieza de código que sigue ajustadamente la convenciones idiomáticas comunes del lenguaje Python, en vez de implementar código usando conceptos comunes a otros lenguajes. Por ejemplo, una convención común en Python es hacer bucles sobre todos los elementos de un iterable con la sentencia <text:a xlink:type="simple" xlink:href="https://docs.python.org/es/3.7/reference/compound_stmts.html#for" text:style-name="Internet_20_link" text:visited-style-name="Visited_20_Internet_20_Link"><text:span text:style-name="Source_20_Text">for</text:span></text:a>. Muchos otros lenguajes no tienen este tipo de construcción, así que los que no están familiarizados con Python podrían usar contadores numéricos:</text:p>
      <text:p text:style-name="Source_20_Code">for i in range(len(food)):</text:p>
      <text:p text:style-name="Source_20_Code"><text:s text:c="4"/>print(food[i])</text:p>
      <text:p text:style-name="List_20_Contents">En contraste, un método Pythónico más limpio:</text:p>
      <text:p text:style-name="Source_20_Code">for piece in food:</text:p>
      <text:p text:style-name="Source_20_Code"><text:s text:c="4"/>print(piece)</text:p>
      <text:p text:style-name="List_20_Heading"><text:bookmark text:name="term-qualified-name"/>nombre calificado</text:p>
      <text:p text:style-name="List_20_Contents">Un nombre con puntos mostrando la ruta desde el alcance global del módulo a la clase, función o método definido en dicho módulo, como se define en <text:bookmark text:name="index-91"/><text:a xlink:type="simple" xlink:href="https://www.python.org/dev/peps/pep-3155" text:style-name="Internet_20_link" text:visited-style-name="Visited_20_Internet_20_Link"><text:span text:style-name="Strong_20_Emphasis">PEP 3155</text:span></text:a>. Para las funciones o clases de más alto nivel, el nombre calificado es el igual al nombre del objeto:</text:p>
      <text:p text:style-name="Source_20_Code">&gt;&gt;&gt; class C:</text:p>
      <text:p text:style-name="Source_20_Code">... <text:s text:c="4"/>class D:</text:p>
      <text:p text:style-name="Source_20_Code"><text:soft-page-break/>... <text:s text:c="8"/>def meth(self):</text:p>
      <text:p text:style-name="Source_20_Code">... <text:s text:c="12"/>pass</text:p>
      <text:p text:style-name="Source_20_Code">...</text:p>
      <text:p text:style-name="Source_20_Code">&gt;&gt;&gt; C.__qualname__</text:p>
      <text:p text:style-name="Source_20_Code">'C'</text:p>
      <text:p text:style-name="Source_20_Code">&gt;&gt;&gt; C.D.__qualname__</text:p>
      <text:p text:style-name="Source_20_Code">'C.D'</text:p>
      <text:p text:style-name="Source_20_Code">&gt;&gt;&gt; C.D.meth.__qualname__</text:p>
      <text:p text:style-name="Source_20_Code">'C.D.meth'</text:p>
      <text:p text:style-name="List_20_Contents">Cuando es usado para referirse a los módulos, <text:span text:style-name="Emphasis">nombre completamente calificado</text:span> significa la ruta con puntos completo al módulo, incluyendo cualquier paquete padre, por ejemplo, <text:span text:style-name="Citation">email.mime.text`</text:span>:</text:p>
      <text:p text:style-name="Source_20_Code">&gt;&gt;&gt; import email.mime.text</text:p>
      <text:p text:style-name="Source_20_Code">&gt;&gt;&gt; email.mime.text.__name__</text:p>
      <text:p text:style-name="Source_20_Code">'email.mime.text'</text:p>
      <text:p text:style-name="List_20_Heading"><text:bookmark text:name="term-reference-count"/>contador de referencias</text:p>
      <text:p text:style-name="List_20_Contents">El número de referencias a un objeto. Cuando el contador de referencias de un objeto cae hasta cero, éste es desalojable. En conteo de referencias no suele ser visible en el código de Python, pero es un elemento clave para la implementación de <text:a xlink:type="simple" xlink:href="https://docs.python.org/es/3.7/glossary.html#term-cpython" text:style-name="Internet_20_link" text:visited-style-name="Visited_20_Internet_20_Link">CPython</text:a>. El módulo <text:a xlink:type="simple" xlink:href="https://docs.python.org/es/3.7/library/sys.html#module-sys" text:style-name="Internet_20_link" text:visited-style-name="Visited_20_Internet_20_Link"><text:span text:style-name="Source_20_Text">sys</text:span></text:a> define la <text:a xlink:type="simple" xlink:href="https://docs.python.org/es/3.7/library/sys.html#sys.getrefcount" text:style-name="Internet_20_link" text:visited-style-name="Visited_20_Internet_20_Link"><text:span text:style-name="Source_20_Text">getrefcount()</text:span></text:a> que los programadores pueden emplear para retornar el conteo de referencias de un objeto en particular.</text:p>
      <text:p text:style-name="List_20_Heading"><text:bookmark text:name="term-regular-package"/>paquete regular</text:p>
      <text:p text:style-name="List_20_Contents">Un <text:a xlink:type="simple" xlink:href="https://docs.python.org/es/3.7/glossary.html#term-package" text:style-name="Internet_20_link" text:visited-style-name="Visited_20_Internet_20_Link">package</text:a> tradicional, como aquellos con un directorio conteniendo el archivo <text:span text:style-name="Source_20_Text">__init__.py</text:span>.</text:p>
      <text:p text:style-name="List_20_Contents">Vea también <text:a xlink:type="simple" xlink:href="https://docs.python.org/es/3.7/glossary.html#term-namespace-package" text:style-name="Internet_20_link" text:visited-style-name="Visited_20_Internet_20_Link">namespace package</text:a>.</text:p>
      <text:p text:style-name="List_20_Heading"><text:bookmark text:name="term-slots"/>__slots__</text:p>
      <text:p text:style-name="List_20_Contents">Es una declaración dentro de una clase que ahorra memoria pre declarando espacio para las atributos de la instancia y eliminando diccionarios de la instancia. Aunque es popular, esta técnica es algo dificultosa de lograr correctamente y es mejor reservarla para los casos raros en los que existen grandes cantidades de instancias en aplicaciones con uso crítico de memoria.</text:p>
      <text:p text:style-name="List_20_Heading"><text:bookmark text:name="term-sequence"/>secuencia</text:p>
      <text:p text:style-name="List_20_Contents">Un <text:a xlink:type="simple" xlink:href="https://docs.python.org/es/3.7/glossary.html#term-iterable" text:style-name="Internet_20_link" text:visited-style-name="Visited_20_Internet_20_Link">iterable</text:a> que logra un acceso eficiente a los elementos usando índices enteros a través del método especial <text:a xlink:type="simple" xlink:href="https://docs.python.org/es/3.7/reference/datamodel.html#object.__getitem__" text:style-name="Internet_20_link" text:visited-style-name="Visited_20_Internet_20_Link"><text:span text:style-name="Source_20_Text">__getitem__()</text:span></text:a> y que define un método <text:a xlink:type="simple" xlink:href="https://docs.python.org/es/3.7/reference/datamodel.html#object.__len__" text:style-name="Internet_20_link" text:visited-style-name="Visited_20_Internet_20_Link"><text:span text:style-name="Source_20_Text">__len__()</text:span></text:a> que devuelve la longitud de la secuencia. Algunas de las secuencias incorporadas son <text:a xlink:type="simple" xlink:href="https://docs.python.org/es/3.7/library/stdtypes.html#list" text:style-name="Internet_20_link" text:visited-style-name="Visited_20_Internet_20_Link"><text:span text:style-name="Source_20_Text">list</text:span></text:a>, <text:a xlink:type="simple" xlink:href="https://docs.python.org/es/3.7/library/stdtypes.html#str" text:style-name="Internet_20_link" text:visited-style-name="Visited_20_Internet_20_Link"><text:span text:style-name="Source_20_Text">str</text:span></text:a>, <text:a xlink:type="simple" xlink:href="https://docs.python.org/es/3.7/library/stdtypes.html#tuple" text:style-name="Internet_20_link" text:visited-style-name="Visited_20_Internet_20_Link"><text:span text:style-name="Source_20_Text">tuple</text:span></text:a>, y <text:a xlink:type="simple" xlink:href="https://docs.python.org/es/3.7/library/stdtypes.html#bytes" text:style-name="Internet_20_link" text:visited-style-name="Visited_20_Internet_20_Link"><text:span text:style-name="Source_20_Text">bytes</text:span></text:a>. Observe que <text:a xlink:type="simple" xlink:href="https://docs.python.org/es/3.7/library/stdtypes.html#dict" text:style-name="Internet_20_link" text:visited-style-name="Visited_20_Internet_20_Link"><text:span text:style-name="Source_20_Text">dict</text:span></text:a> también soporta <text:a xlink:type="simple" xlink:href="https://docs.python.org/es/3.7/reference/datamodel.html#object.__getitem__" text:style-name="Internet_20_link" text:visited-style-name="Visited_20_Internet_20_Link"><text:span text:style-name="Source_20_Text">__getitem__()</text:span></text:a> y <text:a xlink:type="simple" xlink:href="https://docs.python.org/es/3.7/reference/datamodel.html#object.__len__" text:style-name="Internet_20_link" text:visited-style-name="Visited_20_Internet_20_Link"><text:span text:style-name="Source_20_Text">__len__()</text:span></text:a>, pero es considerada un mapeo más que una secuencia porque las búsquedas son por claves arbitraria <text:a xlink:type="simple" xlink:href="https://docs.python.org/es/3.7/glossary.html#term-immutable" text:style-name="Internet_20_link" text:visited-style-name="Visited_20_Internet_20_Link">immutable</text:a> y no por enteros.</text:p>
      <text:p text:style-name="List_20_Contents"><text:soft-page-break/>La clase base abstracta <text:a xlink:type="simple" xlink:href="https://docs.python.org/es/3.7/library/collections.abc.html#collections.abc.Sequence" text:style-name="Internet_20_link" text:visited-style-name="Visited_20_Internet_20_Link"><text:span text:style-name="Source_20_Text">collections.abc.Sequence</text:span></text:a> define una interfaz mucho más rica que va más allá de sólo <text:a xlink:type="simple" xlink:href="https://docs.python.org/es/3.7/reference/datamodel.html#object.__getitem__" text:style-name="Internet_20_link" text:visited-style-name="Visited_20_Internet_20_Link"><text:span text:style-name="Source_20_Text">__getitem__()</text:span></text:a> y <text:a xlink:type="simple" xlink:href="https://docs.python.org/es/3.7/reference/datamodel.html#object.__len__" text:style-name="Internet_20_link" text:visited-style-name="Visited_20_Internet_20_Link"><text:span text:style-name="Source_20_Text">__len__()</text:span></text:a>, agregando <text:span text:style-name="Source_20_Text">count()</text:span>, <text:span text:style-name="Source_20_Text">index()</text:span>, <text:a xlink:type="simple" xlink:href="https://docs.python.org/es/3.7/reference/datamodel.html#object.__contains__" text:style-name="Internet_20_link" text:visited-style-name="Visited_20_Internet_20_Link"><text:span text:style-name="Source_20_Text">__contains__()</text:span></text:a>, y <text:a xlink:type="simple" xlink:href="https://docs.python.org/es/3.7/reference/datamodel.html#object.__reversed__" text:style-name="Internet_20_link" text:visited-style-name="Visited_20_Internet_20_Link"><text:span text:style-name="Source_20_Text">__reversed__()</text:span></text:a>. Los tipos que implementan esta interfaz expandida pueden ser registrados explícitamente usando <text:span text:style-name="Source_20_Text">register()</text:span>.</text:p>
      <text:p text:style-name="List_20_Heading"><text:bookmark text:name="term-single-dispatch"/>despacho único</text:p>
      <text:p text:style-name="List_20_Contents">Una forma de despacho de una <text:a xlink:type="simple" xlink:href="https://docs.python.org/es/3.7/glossary.html#term-generic-function" text:style-name="Internet_20_link" text:visited-style-name="Visited_20_Internet_20_Link">generic function</text:a> donde la implementación es elegida a partir del tipo de un sólo argumento.</text:p>
      <text:p text:style-name="List_20_Heading"><text:bookmark text:name="term-slice"/>rebanada</text:p>
      <text:p text:style-name="List_20_Contents">Un objeto que contiene una porción de una <text:a xlink:type="simple" xlink:href="https://docs.python.org/es/3.7/glossary.html#term-sequence" text:style-name="Internet_20_link" text:visited-style-name="Visited_20_Internet_20_Link">sequence</text:a>. Una rebanada es creada usando la notación de suscripto, <text:span text:style-name="Source_20_Text">[]</text:span> con dos puntos entre los números cuando se ponen varios, como en <text:span text:style-name="Source_20_Text">nombre_variable[1:3:5]</text:span>. La notación con corchete (suscrito) usa internamente objetos <text:a xlink:type="simple" xlink:href="https://docs.python.org/es/3.7/library/functions.html#slice" text:style-name="Internet_20_link" text:visited-style-name="Visited_20_Internet_20_Link"><text:span text:style-name="Source_20_Text">slice</text:span></text:a>.</text:p>
      <text:p text:style-name="List_20_Heading"><text:bookmark text:name="term-special-method"/>método especial</text:p>
      <text:p text:style-name="List_20_Contents"><text:bookmark text:name="index-31"/>Un método que es llamado implícitamente por Python cuando ejecuta ciertas operaciones en un tipo, como la adición. Estos métodos tienen nombres que comienzan y terminan con doble barra baja. Los métodos especiales están documentados en <text:a xlink:type="simple" xlink:href="https://docs.python.org/es/3.7/reference/datamodel.html#specialnames" text:style-name="Internet_20_link" text:visited-style-name="Visited_20_Internet_20_Link">Special method names</text:a>.</text:p>
      <text:p text:style-name="List_20_Heading"><text:bookmark text:name="term-statement"/>sentencia</text:p>
      <text:p text:style-name="List_20_Contents">Una sentencia es parte de un conjunto (un «bloque» de código). Una sentencia tanto es una <text:a xlink:type="simple" xlink:href="https://docs.python.org/es/3.7/glossary.html#term-expression" text:style-name="Internet_20_link" text:visited-style-name="Visited_20_Internet_20_Link">expression</text:a> como alguna de las varias sintaxis usando una palabra clave, como <text:a xlink:type="simple" xlink:href="https://docs.python.org/es/3.7/reference/compound_stmts.html#if" text:style-name="Internet_20_link" text:visited-style-name="Visited_20_Internet_20_Link"><text:span text:style-name="Source_20_Text">if</text:span></text:a>, <text:a xlink:type="simple" xlink:href="https://docs.python.org/es/3.7/reference/compound_stmts.html#while" text:style-name="Internet_20_link" text:visited-style-name="Visited_20_Internet_20_Link"><text:span text:style-name="Source_20_Text">while</text:span></text:a> o <text:a xlink:type="simple" xlink:href="https://docs.python.org/es/3.7/reference/compound_stmts.html#for" text:style-name="Internet_20_link" text:visited-style-name="Visited_20_Internet_20_Link"><text:span text:style-name="Source_20_Text">for</text:span></text:a>.</text:p>
      <text:p text:style-name="List_20_Heading"><text:bookmark text:name="term-text-encoding"/>codificación de texto</text:p>
      <text:p text:style-name="List_20_Contents">Un códec que codifica las cadenas Unicode a bytes.</text:p>
      <text:p text:style-name="List_20_Heading"><text:bookmark text:name="term-text-file"/>archivo de texto</text:p>
      <text:p text:style-name="List_20_Contents">Un <text:a xlink:type="simple" xlink:href="https://docs.python.org/es/3.7/glossary.html#term-file-object" text:style-name="Internet_20_link" text:visited-style-name="Visited_20_Internet_20_Link">file object</text:a> capaz de leer y escribir objetos <text:a xlink:type="simple" xlink:href="https://docs.python.org/es/3.7/library/stdtypes.html#str" text:style-name="Internet_20_link" text:visited-style-name="Visited_20_Internet_20_Link"><text:span text:style-name="Source_20_Text">str</text:span></text:a>. Frecuentemente, un archivo de texto también accede a un flujo de datos binario y maneja automáticamente el <text:a xlink:type="simple" xlink:href="https://docs.python.org/es/3.7/glossary.html#term-text-encoding" text:style-name="Internet_20_link" text:visited-style-name="Visited_20_Internet_20_Link">text encoding</text:a>. Ejemplos de archivos de texto que son abiertos en modo texto (<text:span text:style-name="Source_20_Text">'r'</text:span> o <text:span text:style-name="Source_20_Text">'w'</text:span>), <text:a xlink:type="simple" xlink:href="https://docs.python.org/es/3.7/library/sys.html#sys.stdin" text:style-name="Internet_20_link" text:visited-style-name="Visited_20_Internet_20_Link"><text:span text:style-name="Source_20_Text">sys.stdin</text:span></text:a>, <text:a xlink:type="simple" xlink:href="https://docs.python.org/es/3.7/library/sys.html#sys.stdout" text:style-name="Internet_20_link" text:visited-style-name="Visited_20_Internet_20_Link"><text:span text:style-name="Source_20_Text">sys.stdout</text:span></text:a>, y las instancias de <text:a xlink:type="simple" xlink:href="https://docs.python.org/es/3.7/library/io.html#io.StringIO" text:style-name="Internet_20_link" text:visited-style-name="Visited_20_Internet_20_Link"><text:span text:style-name="Source_20_Text">io.StringIO</text:span></text:a>.</text:p>
      <text:p text:style-name="List_20_Contents">Vea también <text:a xlink:type="simple" xlink:href="https://docs.python.org/es/3.7/glossary.html#term-binary-file" text:style-name="Internet_20_link" text:visited-style-name="Visited_20_Internet_20_Link">binary file</text:a> por objeto de archivos capaces de leer y escribir <text:a xlink:type="simple" xlink:href="https://docs.python.org/es/3.7/glossary.html#term-bytes-like-object" text:style-name="Internet_20_link" text:visited-style-name="Visited_20_Internet_20_Link">objeto tipo binario</text:a>.</text:p>
      <text:p text:style-name="List_20_Heading"><text:bookmark text:name="term-triple-quoted-string"/>cadena con triple comilla</text:p>
      <text:p text:style-name="List_20_Contents">Una cadena que está enmarcada por tres instancias de comillas («) o apostrofes (“). Aunque no brindan ninguna funcionalidad que no está disponible usando cadenas con comillas simple, son útiles por varias razones. Permiten incluir comillas simples o dobles sin escapar dentro de las cadenas y pueden abarcar múltiples líneas sin el uso de caracteres de continuación, haciéndolas particularmente útiles para escribir docstrings.</text:p>
      <text:p text:style-name="List_20_Heading"><text:bookmark text:name="term-type"/><text:soft-page-break/>tipo</text:p>
      <text:p text:style-name="List_20_Contents">El tipo de un objeto Python determina qué tipo de objeto es; cada objeto tiene un tipo. El tipo de un objeto puede ser accedido por su atributo <text:a xlink:type="simple" xlink:href="https://docs.python.org/es/3.7/library/stdtypes.html#instance.__class__" text:style-name="Internet_20_link" text:visited-style-name="Visited_20_Internet_20_Link"><text:span text:style-name="Source_20_Text">__class__</text:span></text:a> o puede ser conseguido usando <text:span text:style-name="Source_20_Text">type(obj)</text:span>.</text:p>
      <text:p text:style-name="List_20_Heading"><text:bookmark text:name="term-type-alias"/>alias de tipos</text:p>
      <text:p text:style-name="List_20_Contents">Un sinónimo para un tipo, creado al asignar un tipo a un identificador.</text:p>
      <text:p text:style-name="List_20_Contents">Los alias de tipos son útiles para simplificar los <text:a xlink:type="simple" xlink:href="https://docs.python.org/es/3.7/glossary.html#term-type-hint" text:style-name="Internet_20_link" text:visited-style-name="Visited_20_Internet_20_Link">indicadores de tipo</text:a>. Por ejemplo:</text:p>
      <text:p text:style-name="Source_20_Code">from typing import List, Tuple</text:p>
      <text:p text:style-name="Source_20_Code"/>
      <text:p text:style-name="Source_20_Code">def remove_gray_shades(</text:p>
      <text:p text:style-name="Source_20_Code"><text:s text:c="8"/>colors: List[Tuple[int, int, int]]) -&gt; List[Tuple[int, int, int]]:</text:p>
      <text:p text:style-name="Source_20_Code"><text:s text:c="4"/>pass</text:p>
      <text:p text:style-name="List_20_Contents">podría ser más legible así:</text:p>
      <text:p text:style-name="Source_20_Code">from typing import List, Tuple</text:p>
      <text:p text:style-name="Source_20_Code"/>
      <text:p text:style-name="Source_20_Code">Color = Tuple[int, int, int]</text:p>
      <text:p text:style-name="Source_20_Code"/>
      <text:p text:style-name="Source_20_Code">def remove_gray_shades(colors: List[Color]) -&gt; List[Color]:</text:p>
      <text:p text:style-name="Source_20_Code"><text:s text:c="4"/>pass</text:p>
      <text:p text:style-name="List_20_Contents">Vea <text:a xlink:type="simple" xlink:href="https://docs.python.org/es/3.7/library/typing.html#module-typing" text:style-name="Internet_20_link" text:visited-style-name="Visited_20_Internet_20_Link"><text:span text:style-name="Source_20_Text">typing</text:span></text:a> y <text:bookmark text:name="index-92"/><text:a xlink:type="simple" xlink:href="https://www.python.org/dev/peps/pep-0484" text:style-name="Internet_20_link" text:visited-style-name="Visited_20_Internet_20_Link"><text:span text:style-name="Strong_20_Emphasis">PEP 484</text:span></text:a>, que describen esta funcionalidad.</text:p>
      <text:p text:style-name="List_20_Heading"><text:bookmark text:name="term-type-hint"/>indicador de tipo</text:p>
      <text:p text:style-name="List_20_Contents">Una <text:a xlink:type="simple" xlink:href="https://docs.python.org/es/3.7/glossary.html#term-annotation" text:style-name="Internet_20_link" text:visited-style-name="Visited_20_Internet_20_Link">annotation</text:a> que especifica el tipo esperado para una variable, un atributo de clase, un parámetro para una función o un valor de retorno.</text:p>
      <text:p text:style-name="List_20_Contents">Los indicadores de tipo son opcionales y no son obligados por Python pero son útiles para las herramientas de análisis de tipos estático, y ayuda a las IDE en el completado del código y la refactorización.</text:p>
      <text:p text:style-name="List_20_Contents">Los indicadores de tipo de las variables globales, atributos de clase, y funciones, no de variables locales, pueden ser accedidos usando <text:a xlink:type="simple" xlink:href="https://docs.python.org/es/3.7/library/typing.html#typing.get_type_hints" text:style-name="Internet_20_link" text:visited-style-name="Visited_20_Internet_20_Link"><text:span text:style-name="Source_20_Text">typing.get_type_hints()</text:span></text:a>.</text:p>
      <text:p text:style-name="List_20_Contents">Vea <text:a xlink:type="simple" xlink:href="https://docs.python.org/es/3.7/library/typing.html#module-typing" text:style-name="Internet_20_link" text:visited-style-name="Visited_20_Internet_20_Link"><text:span text:style-name="Source_20_Text">typing</text:span></text:a> y <text:bookmark text:name="index-93"/><text:a xlink:type="simple" xlink:href="https://www.python.org/dev/peps/pep-0484" text:style-name="Internet_20_link" text:visited-style-name="Visited_20_Internet_20_Link"><text:span text:style-name="Strong_20_Emphasis">PEP 484</text:span></text:a>, que describen esta funcionalidad.</text:p>
      <text:p text:style-name="List_20_Heading"><text:bookmark text:name="term-universal-newlines"/>saltos de líneas universales</text:p>
      <text:p text:style-name="List_20_Contents">Una manera de interpretar flujos de texto en la cual son reconocidos como finales de línea todas siguientes formas: la convención de Unix para fin de línea <text:span text:style-name="Source_20_Text">'\n'</text:span>, la convención de Windows <text:span text:style-name="Source_20_Text">'\r\n'</text:span>, y la vieja convención de Macintosh <text:span text:style-name="Source_20_Text">'\r'</text:span>. Vea <text:bookmark text:name="index-94"/><text:a xlink:type="simple" xlink:href="https://www.python.org/dev/peps/pep-0278" text:style-name="Internet_20_link" text:visited-style-name="Visited_20_Internet_20_Link"><text:span text:style-name="Strong_20_Emphasis">PEP 278</text:span></text:a> y <text:bookmark text:name="index-95"/><text:a xlink:type="simple" xlink:href="https://www.python.org/dev/peps/pep-3116" text:style-name="Internet_20_link" text:visited-style-name="Visited_20_Internet_20_Link"><text:span text:style-name="Strong_20_Emphasis">PEP 3116</text:span></text:a>, además de:func:<text:span text:style-name="Citation">bytes.splitlines</text:span> para usos adicionales.</text:p>
      <text:p text:style-name="List_20_Heading"><text:bookmark text:name="term-variable-annotation"/>anotación de variable</text:p>
      <text:p text:style-name="List_20_Contents">Una <text:a xlink:type="simple" xlink:href="https://docs.python.org/es/3.7/glossary.html#term-annotation" text:style-name="Internet_20_link" text:visited-style-name="Visited_20_Internet_20_Link">annotation</text:a> de una variable o un atributo de clase.</text:p>
      <text:p text:style-name="List_20_Contents"><text:soft-page-break/>Cuando se anota una variable o un atributo de clase, la asignación es opcional:</text:p>
      <text:p text:style-name="Source_20_Code">class C:</text:p>
      <text:p text:style-name="Source_20_Code"><text:s text:c="4"/>field: 'annotation'</text:p>
      <text:p text:style-name="List_20_Contents">Las anotaciones de variables son frecuentemente usadas para <text:a xlink:type="simple" xlink:href="https://docs.python.org/es/3.7/glossary.html#term-type-hint" text:style-name="Internet_20_link" text:visited-style-name="Visited_20_Internet_20_Link">type hints</text:a>: por ejemplo, se espera que esta variable tenga valores de clase <text:a xlink:type="simple" xlink:href="https://docs.python.org/es/3.7/library/functions.html#int" text:style-name="Internet_20_link" text:visited-style-name="Visited_20_Internet_20_Link"><text:span text:style-name="Source_20_Text">int</text:span></text:a>:</text:p>
      <text:p text:style-name="Source_20_Code">count: int = 0</text:p>
      <text:p text:style-name="List_20_Contents">La sintaxis de la anotación de variables está explicada en la sección <text:a xlink:type="simple" xlink:href="https://docs.python.org/es/3.7/reference/simple_stmts.html#annassign" text:style-name="Internet_20_link" text:visited-style-name="Visited_20_Internet_20_Link">Annotated assignment statements</text:a>.</text:p>
      <text:p text:style-name="List_20_Contents">Vea <text:a xlink:type="simple" xlink:href="https://docs.python.org/es/3.7/glossary.html#term-function-annotation" text:style-name="Internet_20_link" text:visited-style-name="Visited_20_Internet_20_Link">function annotation</text:a>, <text:bookmark text:name="index-96"/><text:a xlink:type="simple" xlink:href="https://www.python.org/dev/peps/pep-0484" text:style-name="Internet_20_link" text:visited-style-name="Visited_20_Internet_20_Link"><text:span text:style-name="Strong_20_Emphasis">PEP 484</text:span></text:a> y <text:bookmark text:name="index-97"/><text:a xlink:type="simple" xlink:href="https://www.python.org/dev/peps/pep-0526" text:style-name="Internet_20_link" text:visited-style-name="Visited_20_Internet_20_Link"><text:span text:style-name="Strong_20_Emphasis">PEP 526</text:span></text:a>, los cuales describen esta funcionalidad.</text:p>
      <text:p text:style-name="List_20_Heading"><text:bookmark text:name="term-virtual-environment"/>entorno virtual</text:p>
      <text:p text:style-name="List_20_Contents">Un entorno cooperativamente aislado de ejecución que permite a los usuarios de Python y a las aplicaciones instalar y actualizar paquetes de distribución de Python sin interferir con el comportamiento de otras aplicaciones de Python en el mismo sistema.</text:p>
      <text:p text:style-name="List_20_Contents">Vea también <text:a xlink:type="simple" xlink:href="https://docs.python.org/es/3.7/library/venv.html#module-venv" text:style-name="Internet_20_link" text:visited-style-name="Visited_20_Internet_20_Link"><text:span text:style-name="Source_20_Text">venv</text:span></text:a>.</text:p>
      <text:p text:style-name="List_20_Heading"><text:bookmark text:name="term-virtual-machine"/>máquina virtual</text:p>
      <text:p text:style-name="List_20_Contents">Una computadora definida enteramente por software. La máquina virtual de Python ejecuta el <text:a xlink:type="simple" xlink:href="https://docs.python.org/es/3.7/glossary.html#term-bytecode" text:style-name="Internet_20_link" text:visited-style-name="Visited_20_Internet_20_Link">bytecode</text:a> generado por el compilador de bytecode.</text:p>
      <text:p text:style-name="List_20_Heading"><text:bookmark text:name="term-zen-of-python"/>Zen de Python</text:p>
      <text:p text:style-name="List_20_Contents">Un listado de los principios de diseño y la filosofía de Python que son útiles para entender y usar el lenguaje. El listado puede encontrarse ingresando «<text:span text:style-name="Source_20_Text">import this</text:span>» en la consola interactiv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pag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677766051408" text:id="ct94677766051408">
            <text:deletion>
              <office:change-info>
                <dc:creator>Martín René Vilugrón</dc:creator>
                <dc:date>2021-04-21T15:23:16</dc:date>
              </office:change-info>
              <text:p text:style-name="MP1"><text:span text:style-name="MT1">Taller de Informática y TICs</text:span></text:p>
            </text:deletion>
          </text:changed-region>
          <text:changed-region xml:id="ct94677766164352" text:id="ct94677766164352">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81"><draw:image xlink:href="Pictures/1000336400001042000002AE8C2B294C3B05E066.svg" xlink:type="simple" xlink:show="embed" xlink:actuate="onLoad" draw:mime-type="image/svg+xml"/><draw:image xlink:href="Pictures/100002010000009D0000001AB61DF0AF24CEA3E5.png" xlink:type="simple" xlink:show="embed" xlink:actuate="onLoad" draw:mime-type="image/png"/></draw:frame><text:tab/><text:tab/><text:change text:change-id="ct94677766051408"/><text:change-start text:change-id="ct94677766164352"/><text:span text:style-name="MT2">Introducción a la </text:span></text:p>
        <text:p text:style-name="MP2"><text:tab/><text:tab/>Ingeniería en Computación<text:change-end text:change-id="ct94677766164352"/></text:p>
        <text:p text:style-name="MP3"><text:tab/><text:tab/><text:date style:data-style-name="N107" text:date-value="2021-05-22T08:52:19.816296100">2021</text:date></text:p>
      </style:header>
      <style:footer>
        <text:tracked-changes>
          <text:changed-region xml:id="ct94677766190928" text:id="ct94677766190928">
            <text:insertion>
              <office:change-info>
                <dc:creator>Martín René Vilugrón</dc:creator>
                <dc:date>2021-04-21T20:31:32</dc:date>
              </office:change-info>
            </text:insertion>
          </text:changed-region>
          <text:changed-region xml:id="ct94677766336400" text:id="ct94677766336400">
            <text:deletion>
              <office:change-info>
                <dc:creator>Martín René Vilugrón</dc:creator>
                <dc:date>2021-04-21T20:28:59</dc:date>
              </office:change-info>
              <text:p text:style-name="MP4"><text:span text:style-name="MT6"><text:page-count>82</text:page-count></text:span></text:p>
            </text:deletion>
          </text:changed-region>
          <text:changed-region xml:id="ct94677766295264" text:id="ct94677766295264">
            <text:deletion>
              <office:change-info>
                <dc:creator>Martín René Vilugrón</dc:creator>
                <dc:date>2021-04-21T20:31:31</dc:date>
              </office:change-info>
              <text:p text:style-name="MP4"><text:span text:style-name="MT1"><text:s/></text:span></text:p>
            </text:deletion>
          </text:changed-region>
        </text:tracked-changes>
        <text:p text:style-name="MP4"><text:span text:style-name="MT3">r</text:span><text:editing-cycles>68</text:editing-cycles>/<text:span text:style-name="MT4"><text:date style:data-style-name="N107" text:date-value="2021-05-12T14:15:13.693732302" text:fixed="true">2021</text:date></text:span><text:span text:style-name="MT5">(MrTín)</text:span><text:tab/><text:tab/>Página <text:page-number text:select-page="current">3</text:page-number><text:s/><text:span text:style-name="MT1">de</text:span><text:change-start text:change-id="ct94677766190928"/><text:span text:style-name="MT1"> </text:span><text:change-end text:change-id="ct94677766190928"/><text:span text:style-name="MT1"><text:page-count>82</text:page-count></text:span><text:change text:change-id="ct94677766336400"/><text:change text:change-id="ct94677766295264"/></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12T14:14:34.274822556</meta:creation-date>
    <dc:date>2021-05-22T08:52:19.621935822</dc:date>
    <dc:creator>Martín René Vilugrón</dc:creator>
    <meta:editing-duration>PT1H10M59S</meta:editing-duration>
    <meta:editing-cycles>68</meta:editing-cycles>
    <meta:generator>LibreOffice/7.0.5.2$Linux_X86_64 LibreOffice_project/00$Build-2</meta:generator>
    <meta:document-statistic meta:table-count="0" meta:image-count="1" meta:object-count="0" meta:page-count="82" meta:paragraph-count="1656" meta:word-count="21534" meta:character-count="133563" meta:non-whitespace-character-count="111664"/>
  </office:meta>
</office:document-meta>
</file>